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T Bold Heading" svg:font-family="'PT Bold Heading'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/>
  </office:font-face-decls>
  <office:automatic-styles>
    <style:style style:name="co1" style:family="table-column">
      <style:table-column-properties fo:break-before="auto" style:column-width="0.4134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0.3492in"/>
    </style:style>
    <style:style style:name="co5" style:family="table-column">
      <style:table-column-properties fo:break-before="auto" style:column-width="0.2118in"/>
    </style:style>
    <style:style style:name="co6" style:family="table-column">
      <style:table-column-properties fo:break-before="auto" style:column-width="0.1374in"/>
    </style:style>
    <style:style style:name="co7" style:family="table-column">
      <style:table-column-properties fo:break-before="auto" style:column-width="0.5402in"/>
    </style:style>
    <style:style style:name="co8" style:family="table-column">
      <style:table-column-properties fo:break-before="auto" style:column-width="0.7626in"/>
    </style:style>
    <style:style style:name="co9" style:family="table-column">
      <style:table-column-properties fo:break-before="auto" style:column-width="1.1965in"/>
    </style:style>
    <style:style style:name="co10" style:family="table-column">
      <style:table-column-properties fo:break-before="auto" style:column-width="3.5098in"/>
    </style:style>
    <style:style style:name="co11" style:family="table-column">
      <style:table-column-properties fo:break-before="auto" style:column-width="0.4398in"/>
    </style:style>
    <style:style style:name="co12" style:family="table-column">
      <style:table-column-properties fo:break-before="auto" style:column-width="0.3154in"/>
    </style:style>
    <style:style style:name="co13" style:family="table-column">
      <style:table-column-properties fo:break-before="auto" style:column-width="0.9591in"/>
    </style:style>
    <style:style style:name="co14" style:family="table-column">
      <style:table-column-properties fo:break-before="auto" style:column-width="0.3602in"/>
    </style:style>
    <style:style style:name="co15" style:family="table-column">
      <style:table-column-properties fo:break-before="auto" style:column-width="1.0264in"/>
    </style:style>
    <style:style style:name="co16" style:family="table-column">
      <style:table-column-properties fo:break-before="auto" style:column-width="1.1626in"/>
    </style:style>
    <style:style style:name="co17" style:family="table-column">
      <style:table-column-properties fo:break-before="auto" style:column-width="0.8236in"/>
    </style:style>
    <style:style style:name="co18" style:family="table-column">
      <style:table-column-properties fo:break-before="auto" style:column-width="0.3043in"/>
    </style:style>
    <style:style style:name="co19" style:family="table-column">
      <style:table-column-properties fo:break-before="auto" style:column-width="0.9819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0.4874in"/>
    </style:style>
    <style:style style:name="co22" style:family="table-column">
      <style:table-column-properties fo:break-before="auto" style:column-width="2.4154in"/>
    </style:style>
    <style:style style:name="co23" style:family="table-column">
      <style:table-column-properties fo:break-before="auto" style:column-width="1in"/>
    </style:style>
    <style:style style:name="co24" style:family="table-column">
      <style:table-column-properties fo:break-before="auto" style:column-width="0.1484in"/>
    </style:style>
    <style:style style:name="co25" style:family="table-column">
      <style:table-column-properties fo:break-before="auto" style:column-width="1.0835in"/>
    </style:style>
    <style:style style:name="co26" style:family="table-column">
      <style:table-column-properties fo:break-before="auto" style:column-width="1.2075in"/>
    </style:style>
    <style:style style:name="co27" style:family="table-column">
      <style:table-column-properties fo:break-before="auto" style:column-width="0.1126in"/>
    </style:style>
    <style:style style:name="co28" style:family="table-column">
      <style:table-column-properties fo:break-before="auto" style:column-width="2.6409in"/>
    </style:style>
    <style:style style:name="co29" style:family="table-column">
      <style:table-column-properties fo:break-before="auto" style:column-width="0.6992in"/>
    </style:style>
    <style:style style:name="co30" style:family="table-column">
      <style:table-column-properties fo:break-before="auto" style:column-width="0.598in"/>
    </style:style>
    <style:style style:name="co31" style:family="table-column">
      <style:table-column-properties fo:break-before="auto" style:column-width="0.6091in"/>
    </style:style>
    <style:style style:name="co32" style:family="table-column">
      <style:table-column-properties fo:break-before="auto" style:column-width="0.5189in"/>
    </style:style>
    <style:style style:name="co33" style:family="table-column">
      <style:table-column-properties fo:break-before="auto" style:column-width="0.6319in"/>
    </style:style>
    <style:style style:name="co34" style:family="table-column">
      <style:table-column-properties fo:break-before="auto" style:column-width="0.6429in"/>
    </style:style>
    <style:style style:name="co35" style:family="table-column">
      <style:table-column-properties fo:break-before="auto" style:column-width="0.7563in"/>
    </style:style>
    <style:style style:name="co36" style:family="table-column">
      <style:table-column-properties fo:break-before="auto" style:column-width="3in"/>
    </style:style>
    <style:style style:name="co37" style:family="table-column">
      <style:table-column-properties fo:break-before="auto" style:column-width="0.2646in"/>
    </style:style>
    <style:style style:name="co38" style:family="table-column">
      <style:table-column-properties fo:break-before="auto" style:column-width="0.868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4063in" fo:break-before="auto" style:use-optimal-row-height="false"/>
    </style:style>
    <style:style style:name="ro5" style:family="table-row">
      <style:table-row-properties style:row-height="0.6457in" fo:break-before="auto" style:use-optimal-row-height="false"/>
    </style:style>
    <style:style style:name="ro6" style:family="table-row">
      <style:table-row-properties style:row-height="0.2398in" fo:break-before="auto" style:use-optimal-row-height="false"/>
    </style:style>
    <style:style style:name="ro7" style:family="table-row">
      <style:table-row-properties style:row-height="0.2291in" fo:break-before="auto" style:use-optimal-row-height="false"/>
    </style:style>
    <style:style style:name="ro8" style:family="table-row">
      <style:table-row-properties style:row-height="0.3752in" fo:break-before="auto" style:use-optimal-row-height="false"/>
    </style:style>
    <style:style style:name="ro9" style:family="table-row">
      <style:table-row-properties style:row-height="0.198in" fo:break-before="auto" style:use-optimal-row-height="true"/>
    </style:style>
    <style:style style:name="ro10" style:family="table-row">
      <style:table-row-properties style:row-height="0.6146in" fo:break-before="auto" style:use-optimal-row-height="false"/>
    </style:style>
    <style:style style:name="ro11" style:family="table-row">
      <style:table-row-properties style:row-height="0.2602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4689in" fo:break-before="auto" style:use-optimal-row-height="false"/>
    </style:style>
    <style:style style:name="ro14" style:family="table-row">
      <style:table-row-properties style:row-height="1.0937in" fo:break-before="auto" style:use-optimal-row-height="false"/>
    </style:style>
    <style:style style:name="ro15" style:family="table-row">
      <style:table-row-properties style:row-height="0.25in" fo:break-before="auto" style:use-optimal-row-height="false"/>
    </style:style>
    <style:style style:name="ro16" style:family="table-row">
      <style:table-row-properties style:row-height="0.5665in" fo:break-before="auto" style:use-optimal-row-height="false"/>
    </style:style>
    <style:style style:name="ro17" style:family="table-row">
      <style:table-row-properties style:row-height="0.2709in" fo:break-before="auto" style:use-optimal-row-height="false"/>
    </style:style>
    <style:style style:name="ro18" style:family="table-row">
      <style:table-row-properties style:row-height="0.2811in" fo:break-before="auto" style:use-optimal-row-height="true"/>
    </style:style>
    <style:style style:name="ro19" style:family="table-row">
      <style:table-row-properties style:row-height="0.5236in" fo:break-before="auto" style:use-optimal-row-height="false"/>
    </style:style>
    <style:style style:name="ro20" style:family="table-row">
      <style:table-row-properties style:row-height="1.6992in" fo:break-before="auto" style:use-optimal-row-height="true"/>
    </style:style>
    <style:style style:name="ro21" style:family="table-row">
      <style:table-row-properties style:row-height="0.2736in" fo:break-before="auto" style:use-optimal-row-height="true"/>
    </style:style>
    <style:style style:name="ro22" style:family="table-row">
      <style:table-row-properties style:row-height="0.4972in" fo:break-before="auto" style:use-optimal-row-height="true"/>
    </style:style>
    <style:style style:name="ro23" style:family="table-row">
      <style:table-row-properties style:row-height="0.5126in" fo:break-before="auto" style:use-optimal-row-height="false"/>
    </style:style>
    <style:style style:name="ro24" style:family="table-row">
      <style:table-row-properties style:row-height="0.7091in" fo:break-before="auto" style:use-optimal-row-height="false"/>
    </style:style>
    <style:style style:name="ro25" style:family="table-row">
      <style:table-row-properties style:row-height="0.2811in" fo:break-before="auto" style:use-optimal-row-height="false"/>
    </style:style>
    <style:style style:name="ro26" style:family="table-row">
      <style:table-row-properties style:row-height="1.6063in" fo:break-before="auto" style:use-optimal-row-height="true"/>
    </style:style>
    <style:style style:name="ro27" style:family="table-row">
      <style:table-row-properties style:row-height="1.2744in" fo:break-before="auto" style:use-optimal-row-height="true"/>
    </style:style>
    <style:style style:name="ro28" style:family="table-row">
      <style:table-row-properties style:row-height="0.5453in" fo:break-before="auto" style:use-optimal-row-height="false"/>
    </style:style>
    <style:style style:name="ta1" style:family="table" style:master-page-name="PageStyle_5f_الاول">
      <style:table-properties table:display="true" style:writing-mode="rl-tb"/>
    </style:style>
    <style:style style:name="ta2" style:family="table" style:master-page-name="PageStyle_5f_الثانى">
      <style:table-properties table:display="true" style:writing-mode="rl-tb"/>
    </style:style>
    <style:style style:name="ta3" style:family="table" style:master-page-name="PageStyle_5f_الثالث">
      <style:table-properties table:display="true" style:writing-mode="rl-tb"/>
    </style:style>
    <style:style style:name="ta4" style:family="table" style:master-page-name="PageStyle_5f_الرابع">
      <style:table-properties table:display="true" style:writing-mode="rl-tb"/>
    </style:style>
    <style:style style:name="ta5" style:family="table" style:master-page-name="PageStyle_5f_الخامس">
      <style:table-properties table:display="true" style:writing-mode="rl-tb"/>
    </style:style>
    <style:style style:name="ta6" style:family="table" style:master-page-name="PageStyle_5f_السادس">
      <style:table-properties table:display="true" style:writing-mode="rl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Normal_20_2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Normal_20_2" style:data-style-name="N0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Normal_20_2" style:data-style-name="N0">
      <style:table-cell-properties fo:border-bottom="1.76pt solid #000000" fo:background-color="#bfbfb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Normal_20_2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.1146in" style:writing-mode="rl-tb"/>
      <style:text-properties fo:color="#340ed8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.1146in" style:writing-mode="rl-tb"/>
      <style:text-properties fo:color="#340ed8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Normal_20_2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.1146in" style:writing-mode="rl-tb"/>
      <style:text-properties fo:color="#340ed8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Normal_20_2" style:data-style-name="N179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Normal_20_2" style:data-style-name="N17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Normal_20_2" style:data-style-name="N179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Normal_20_2" style:data-style-name="N0">
      <style:table-cell-properties fo:border-bottom="1.76pt solid #000000" fo:background-color="#bfbfb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Normal_20_2" style:data-style-name="N179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Normal_20_2" style:data-style-name="N179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Normal_20_2" style:data-style-name="N179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Normal_20_2" style:data-style-name="N0">
      <style:table-cell-properties fo:border-bottom="1.76pt solid #000000" fo:background-color="#bfbfb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71" style:family="table-cell" style:parent-style-name="Normal_20_2" style:data-style-name="N1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Normal_20_2" style:data-style-name="N1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Normal_20_2" style:data-style-name="N0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74pt solid #000000" style:rotation-angle="90" style:rotation-align="bottom" style:shrink-to-fit="true" fo:border-top="0.74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Normal_20_2" style:data-style-name="N0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wrap" fo:border-left="2.49pt solid #000000" style:direction="ltr" fo:border-right="0.74pt solid #000000" style:rotation-angle="90" style:rotation-align="bottom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Normal_20_2" style:data-style-name="N179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Normal_20_2" style:data-style-name="N179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86" style:family="table-cell" style:parent-style-name="Normal_20_2" style:data-style-name="N1">
      <style:table-cell-properties fo:background-color="#bfbfb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Normal_20_2" style:data-style-name="N0">
      <style:table-cell-properties fo:background-color="#00b0f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Normal_20_2" style:data-style-name="N179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Normal_20_2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true" fo:border-top="2.49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Normal_20_2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Normal_20_2" style:data-style-name="N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Normal_20_2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Normal_20_2" style:data-style-name="N1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18" style:family="table-cell" style:parent-style-name="Normal_20_2" style:data-style-name="N1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Normal_20_2" style:data-style-name="N1">
      <style:table-cell-properties fo:background-color="#bfbfbf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tru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Normal_20_2" style:data-style-name="N0">
      <style:table-cell-properties fo:background-color="#bfbfbf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Normal_20_2" style:data-style-name="N1">
      <style:table-cell-properties fo:background-color="#bfbfbf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tru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true" fo:border-top="2.49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ce163" style:family="table-cell" style:parent-style-name="Normal_20_2" style:data-style-name="N1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Normal_20_2" style:data-style-name="N0">
      <style:table-cell-properties fo:background-color="#00b0f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Normal_20_2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Normal_20_2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Normal_20_2" style:data-style-name="N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Normal_20_2" style:data-style-name="N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Normal_20_2" style:data-style-name="N1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85" style:family="table-cell" style:parent-style-name="Normal_20_14" style:data-style-name="N0">
      <style:table-cell-properties fo:border-bottom="0.74pt solid #000000" fo:background-color="#ffffff" style:cell-protect="protected" style:print-content="true" style:diagonal-bl-tr="0.74pt solid #000000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Normal_20_14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Normal_20_14" style:data-style-name="N0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Normal_20_14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3" style:family="table-cell" style:parent-style-name="Normal_20_14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Normal_20_14" style:data-style-name="N0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2" style:family="table-cell" style:parent-style-name="Normal_20_14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Normal_20_14" style:data-style-name="N0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true" fo:border-top="non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30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3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23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33" style:family="table-cell" style:parent-style-name="Default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3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35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36" style:family="table-cell" style:parent-style-name="Normal_20_14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Normal_20_14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8" style:family="table-cell" style:parent-style-name="Normal_20_14" style:data-style-name="N0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0">
      <style:table-cell-properties fo:border-bottom="1.76pt solid #000000" fo:background-color="#00b0f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 style:data-style-name="N0">
      <style:table-cell-properties fo:border-bottom="1.76pt solid #000000" fo:background-color="#00b05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 style:data-style-name="N0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 style:data-style-name="N0">
      <style:table-cell-properties fo:border-bottom="1.76pt solid #000000" fo:background-color="#c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84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rl-tb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246" style:family="table-cell" style:parent-style-name="Normal_20_2" style:data-style-name="N0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4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88" style:family="table-cell" style:parent-style-name="Normal_20_2" style:data-style-name="N1">
      <style:table-cell-properties fo:background-color="#bfbfbf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tru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50" style:family="table-cell" style:parent-style-name="Normal_20_2" style:data-style-name="N1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90" style:rotation-align="bottom" style:shrink-to-fit="true" fo:border-top="0.74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Normal_20_2" style:data-style-name="N0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wrap" fo:border-left="2.49pt solid #000000" style:direction="ltr" fo:border-right="0.74pt solid #000000" style:rotation-angle="90" style:rotation-align="bottom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Normal_20_2" style:data-style-name="N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93" style:family="table-cell" style:parent-style-name="Normal_20_2" style:data-style-name="N1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254" style:family="table-cell" style:parent-style-name="Normal_20_2" style:data-style-name="N1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90" style:rotation-align="bottom" style:shrink-to-fit="true" fo:border-top="0.74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Normal_20_2" style:data-style-name="N0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wrap" fo:border-left="0.74pt solid #000000" style:direction="ltr" fo:border-right="2.49pt solid #000000" style:rotation-angle="90" style:rotation-align="bottom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96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57" style:family="table-cell" style:parent-style-name="Normal_20_2" style:data-style-name="N1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true" fo:border-top="2.49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258" style:family="table-cell" style:parent-style-name="Normal_20_14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Normal_20_2" style:data-style-name="N1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90" style:rotation-align="bottom" style:shrink-to-fit="false" fo:border-top="2.49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00" style:family="table-cell" style:parent-style-name="Normal_20_2" style:data-style-name="N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light1" loext:color-type="theme"/>
      </style:text-properties>
    </style:style>
    <style:style style:name="ce101" style:family="table-cell" style:parent-style-name="Normal_20_2" style:data-style-name="N1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light1" loext:color-type="theme"/>
      </style:text-properties>
    </style:style>
    <style:style style:name="ce262" style:family="table-cell" style:parent-style-name="Normal_20_2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04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64" style:family="table-cell" style:parent-style-name="Normal_20_2" style:data-style-name="N0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06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tru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69" style:family="table-cell" style:parent-style-name="Normal_20_2" style:data-style-name="N0">
      <style:table-cell-properties fo:border-bottom="1.76pt solid #000000" fo:background-color="#bfbfb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tru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ce27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14" style:family="table-cell" style:parent-style-name="Normal_20_2" style:data-style-name="N179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Normal_20_2" style:data-style-name="N17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16" style:family="table-cell" style:parent-style-name="Normal_20_2" style:data-style-name="N179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27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ce277" style:family="table-cell" style:parent-style-name="Normal_20_2" style:data-style-name="N0">
      <style:table-cell-properties fo:border-bottom="1.76pt solid #000000" fo:background-color="#bfbfb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19" style:family="table-cell" style:parent-style-name="Normal_20_2" style:data-style-name="N179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Normal_20_2" style:data-style-name="N179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21" style:family="table-cell" style:parent-style-name="Normal_20_2" style:data-style-name="N179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281" style:family="table-cell" style:parent-style-name="Normal_20_2" style:data-style-name="N0">
      <style:table-cell-properties fo:border-bottom="1.76pt solid #000000" fo:background-color="#bfbfb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282" style:family="table-cell" style:parent-style-name="Normal_20_2" style:data-style-name="N1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283" style:family="table-cell" style:parent-style-name="Normal_20_2" style:data-style-name="N1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Normal_20_2" style:data-style-name="N0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74pt solid #000000" style:rotation-angle="90" style:rotation-align="bottom" style:shrink-to-fit="true" fo:border-top="0.74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26" style:family="table-cell" style:parent-style-name="Normal_20_2" style:data-style-name="N0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wrap" fo:border-left="2.49pt solid #000000" style:direction="ltr" fo:border-right="0.74pt solid #000000" style:rotation-angle="90" style:rotation-align="bottom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27" style:family="table-cell" style:parent-style-name="Normal_20_2" style:data-style-name="N179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28" style:family="table-cell" style:parent-style-name="Normal_20_2" style:data-style-name="N179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30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90" style:family="table-cell" style:parent-style-name="Normal_20_2" style:data-style-name="N1">
      <style:table-cell-properties fo:background-color="#bfbfb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Normal_20_2" style:data-style-name="N0">
      <style:table-cell-properties fo:background-color="#00b0f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tru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Normal_20_2" style:data-style-name="N179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34" style:family="table-cell" style:parent-style-name="Normal_20_2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tru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ce136" style:family="table-cell" style:parent-style-name="Normal_20_2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tru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3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3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39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40" style:family="table-cell" style:parent-style-name="Normal_20_2" style:data-style-name="N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tru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Normal_20_2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42" style:family="table-cell" style:parent-style-name="Normal_20_2" style:data-style-name="N1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302" style:family="table-cell" style:parent-style-name="Normal_20_2" style:data-style-name="N1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Normal_20_2" style:data-style-name="N1">
      <style:table-cell-properties fo:background-color="#bfbfbf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tru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Normal_20_2" style:data-style-name="N0">
      <style:table-cell-properties fo:background-color="#bfbfbf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Normal_20_2" style:data-style-name="N1">
      <style:table-cell-properties fo:background-color="#bfbfbf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tru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07" style:family="table-cell" style:parent-style-name="Normal_20_2" style:data-style-name="N1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Normal_20_2" style:data-style-name="N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50" style:family="table-cell" style:parent-style-name="Normal_20_2" style:data-style-name="N1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51" style:family="table-cell" style:parent-style-name="Normal_20_14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Normal_20_14" style:data-style-name="N0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Normal_20_14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_20_14" style:data-style-name="N0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Normal_20_14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Normal_20_14" style:data-style-name="N0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Normal_20_14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14" style:data-style-name="N0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14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14" style:data-style-name="N0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14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Normal_20_14" style:data-style-name="N0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tru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2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325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32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2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69" style:family="table-cell" style:parent-style-name="Default" style:data-style-name="N0">
      <style:table-cell-properties fo:border-bottom="1.76pt solid #000000" fo:background-color="#00b0f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tru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70" style:family="table-cell" style:parent-style-name="Default" style:data-style-name="N0">
      <style:table-cell-properties fo:border-bottom="1.76pt solid #000000" fo:background-color="#00b05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tru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71" style:family="table-cell" style:parent-style-name="Default" style:data-style-name="N0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tru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2" style:family="table-cell" style:parent-style-name="Default" style:data-style-name="N0">
      <style:table-cell-properties fo:border-bottom="1.76pt solid #000000" fo:background-color="#c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tru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73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74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lr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75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335" style:family="table-cell" style:parent-style-name="Normal_20_2" style:data-style-name="N0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77" style:family="table-cell" style:parent-style-name="Normal_20_2" style:data-style-name="N1">
      <style:table-cell-properties fo:background-color="#bfbfbf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tru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337" style:family="table-cell" style:parent-style-name="Normal_20_2" style:data-style-name="N1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90" style:rotation-align="bottom" style:shrink-to-fit="true" fo:border-top="0.74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79" style:family="table-cell" style:parent-style-name="Normal_20_2" style:data-style-name="N0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wrap" fo:border-left="2.49pt solid #000000" style:direction="ltr" fo:border-right="0.74pt solid #000000" style:rotation-angle="90" style:rotation-align="bottom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80" style:family="table-cell" style:parent-style-name="Normal_20_2" style:data-style-name="N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81" style:family="table-cell" style:parent-style-name="Normal_20_2" style:data-style-name="N1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341" style:family="table-cell" style:parent-style-name="Normal_20_2" style:data-style-name="N1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90" style:rotation-align="bottom" style:shrink-to-fit="true" fo:border-top="0.74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83" style:family="table-cell" style:parent-style-name="Normal_20_2" style:data-style-name="N0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wrap" fo:border-left="0.74pt solid #000000" style:direction="ltr" fo:border-right="2.49pt solid #000000" style:rotation-angle="90" style:rotation-align="bottom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84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344" style:family="table-cell" style:parent-style-name="Normal_20_2" style:data-style-name="N1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true" fo:border-top="2.49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345" style:family="table-cell" style:parent-style-name="Normal_20_2" style:data-style-name="N1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90" style:rotation-align="bottom" style:shrink-to-fit="false" fo:border-top="2.49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87" style:family="table-cell" style:parent-style-name="Normal_20_2" style:data-style-name="N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light1" loext:color-type="theme"/>
      </style:text-properties>
    </style:style>
    <style:style style:name="ce188" style:family="table-cell" style:parent-style-name="Normal_20_2" style:data-style-name="N1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light1" loext:color-type="theme"/>
      </style:text-properties>
    </style:style>
    <style:style style:name="ce19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34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9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9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ce3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9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90" style:rotation-align="bottom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9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9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56" style:family="table-cell" style:parent-style-name="Default" style:data-style-name="N0">
      <style:table-cell-properties fo:background-color="#bfbfbf" style:cell-protect="protected" style:print-content="true" style:diagonal-bl-tr="none" style:diagonal-tl-br="none" style:text-align-source="fix" style:repeat-content="false" fo:wrap-option="no-wrap" fo:border="1.76pt solid #000000" style:direction="ltr" style:rotation-angle="90" style:rotation-align="bottom" style:shrink-to-fit="tru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9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5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90" style:rotation-align="bottom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9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90" style:rotation-align="bottom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9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0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bottom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0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ce2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ce36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0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1.76pt solid #000000" style:direction="ltr" style:rotation-angle="0" style:rotation-align="none" style:shrink-to-fit="tru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0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tru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ce2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tru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ce2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tru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0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09" style:family="table-cell" style:parent-style-name="Default" style:data-style-name="N0">
      <style:table-cell-properties fo:background-color="#bfbfbf" style:cell-protect="protected" style:print-content="true" style:diagonal-bl-tr="none" style:diagonal-tl-br="none" style:text-align-source="fix" style:repeat-content="false" fo:wrap-option="no-wrap" fo:border="1.76pt solid #000000" style:direction="ltr" style:rotation-angle="90" style:rotation-align="bottom" style:shrink-to-fit="tru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tru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ce2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Normal_20_14" style:data-style-name="N0">
      <style:table-cell-properties fo:border-bottom="0.74pt solid #000000" fo:background-color="#ffffff" style:cell-protect="protected" style:print-content="true" style:diagonal-bl-tr="0.74pt solid #000000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Normal_20_14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Normal_20_14" style:data-style-name="N0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Normal_20_14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1" style:family="table-cell" style:parent-style-name="Default" style:data-style-name="N0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true" fo:border-top="1.76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1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1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1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bottom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8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2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ce39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89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94" style:family="table-cell" style:parent-style-name="Default" style:data-style-name="N0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true" fo:border-top="1.76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2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395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2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0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40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90" style:rotation-align="bottom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40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ce403" style:family="table-cell" style:parent-style-name="Default" style:data-style-name="N0">
      <style:table-cell-properties fo:background-color="#bfbfbf" style:cell-protect="protected" style:print-content="true" style:diagonal-bl-tr="none" style:diagonal-tl-br="none" style:text-align-source="fix" style:repeat-content="false" fo:wrap-option="no-wrap" fo:border="1.76pt solid #000000" style:direction="ltr" style:rotation-angle="90" style:rotation-align="bottom" style:shrink-to-fit="tru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4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 style:font-name="PT Bold Heading"/>
    </style:style>
    <style:style style:name="T3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اول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number-columns-repeated="4" table:default-cell-style-name="ce5"/>
        <table:table-column table:style-name="co5" table:number-columns-repeated="3" table:default-cell-style-name="ce5"/>
        <table:table-column table:style-name="co6" table:number-columns-repeated="4" table:default-cell-style-name="ce5"/>
        <table:table-column table:style-name="co5" table:default-cell-style-name="ce5"/>
        <table:table-column table:style-name="co6" table:number-columns-repeated="4" table:default-cell-style-name="ce5"/>
        <table:table-column table:style-name="co5" table:number-columns-repeated="3" table:default-cell-style-name="ce5"/>
        <table:table-column table:style-name="co6" table:number-columns-repeated="4" table:default-cell-style-name="ce5"/>
        <table:table-column table:style-name="co5" table:default-cell-style-name="ce5"/>
        <table:table-column table:style-name="co6" table:number-columns-repeated="4" table:default-cell-style-name="ce5"/>
        <table:table-column table:style-name="co5" table:number-columns-repeated="3" table:default-cell-style-name="ce5"/>
        <table:table-column table:style-name="co6" table:number-columns-repeated="4" table:default-cell-style-name="ce5"/>
        <table:table-column table:style-name="co5" table:default-cell-style-name="ce5"/>
        <table:table-column table:style-name="co6" table:number-columns-repeated="4" table:default-cell-style-name="ce5"/>
        <table:table-column table:style-name="co5" table:number-columns-repeated="3" table:default-cell-style-name="ce5"/>
        <table:table-column table:style-name="co6" table:number-columns-repeated="4" table:default-cell-style-name="ce5"/>
        <table:table-column table:style-name="co5" table:default-cell-style-name="ce5"/>
        <table:table-column table:style-name="co6" table:number-columns-repeated="4" table:default-cell-style-name="ce5"/>
        <table:table-column table:style-name="co5" table:number-columns-repeated="3" table:default-cell-style-name="ce5"/>
        <table:table-column table:style-name="co6" table:number-columns-repeated="4" table:default-cell-style-name="ce5"/>
        <table:table-column table:style-name="co5" table:default-cell-style-name="ce5"/>
        <table:table-column table:style-name="co6" table:number-columns-repeated="4" table:default-cell-style-name="ce5"/>
        <table:table-column table:style-name="co5" table:number-columns-repeated="3" table:default-cell-style-name="ce5"/>
        <table:table-column table:style-name="co6" table:number-columns-repeated="8" table:default-cell-style-name="ce5"/>
        <table:table-column table:style-name="co5" table:default-cell-style-name="ce5"/>
        <table:table-column table:style-name="co6" table:number-columns-repeated="4" table:default-cell-style-name="ce5"/>
        <table:table-column table:style-name="co5" table:number-columns-repeated="3" table:default-cell-style-name="ce5"/>
        <table:table-column table:style-name="co6" table:number-columns-repeated="4" table:default-cell-style-name="ce5"/>
        <table:table-column table:style-name="co7" table:default-cell-style-name="ce5"/>
        <table:table-column table:style-name="co8" table:number-columns-repeated="16290" table:default-cell-style-name="ce5"/>
        <table:table-row table:style-name="ro1">
          <table:table-cell table:style-name="ce1" office:value-type="string" calcext:value-type="string" table:number-columns-spanned="2" table:number-rows-spanned="1">
            <text:p>محافظة الجيزة</text:p>
          </table:table-cell>
          <table:covered-table-cell table:style-name="ce1"/>
          <table:table-cell table:style-name="ce45" office:value-type="string" calcext:value-type="string" table:number-columns-spanned="39" table:number-rows-spanned="1">
            <text:p><text:span text:style-name="T1">كشف رصد درجات وتقديرات الصف الاول الابتدائى  للعام الدراسى  </text:span><text:span text:style-name="T2">2024 /  2025 </text:span><text:span text:style-name="T3">م </text:span></text:p>
          </table:table-cell>
          <table:covered-table-cell table:number-columns-repeated="38" table:style-name="ce45"/>
          <table:table-cell table:style-name="ce229" office:value-type="string" calcext:value-type="string" table:number-columns-spanned="2" table:number-rows-spanned="4">
            <text:p>الأداء المتدرج</text:p>
          </table:table-cell>
          <table:covered-table-cell table:style-name="ce229"/>
          <table:table-cell table:style-name="ce230" office:value-type="string" calcext:value-type="string" table:number-columns-spanned="5" table:number-rows-spanned="1">
            <text:p>فاق التوقعات</text:p>
          </table:table-cell>
          <table:covered-table-cell table:number-columns-repeated="4" table:style-name="ce230"/>
          <table:table-cell table:style-name="ce234" office:value-type="string" calcext:value-type="string" table:number-columns-spanned="4" table:number-rows-spanned="1">
            <text:p>من 85 إلى 100</text:p>
          </table:table-cell>
          <table:covered-table-cell table:number-columns-repeated="3" table:style-name="ce234"/>
          <table:table-cell table:style-name="ce235" office:value-type="string" calcext:value-type="string" table:number-columns-spanned="3" table:number-rows-spanned="1">
            <text:p>أزرق</text:p>
          </table:table-cell>
          <table:covered-table-cell table:number-columns-repeated="2" table:style-name="ce235"/>
          <table:table-cell table:style-name="ce79"/>
          <table:table-cell table:style-name="ce83"/>
          <table:table-cell table:style-name="ce85" table:number-columns-repeated="8"/>
          <table:table-cell table:style-name="ce246" office:value-type="string" calcext:value-type="string" table:number-columns-spanned="16" table:number-rows-spanned="4">
            <text:p>بناء على قرار الوزارى 136 لسنة 2024 يجب حضور التلميذ بنسبه لا تقل عن 60% للفصلين الدراسيين لاداء المهام المذكوره بالماده الرابعه من القرار وفى حالة عدم حضور التلميذ هذه النسبة لا ينقل للصف الاعلى الا بعد اجتياز البرنامج العلاجى</text:p>
          </table:table-cell>
          <table:covered-table-cell table:number-columns-repeated="15" table:style-name="ce246"/>
          <table:table-cell table:style-name="ce96" table:number-columns-repeated="12"/>
          <table:table-cell table:number-columns-repeated="16291"/>
        </table:table-row>
        <table:table-row table:style-name="ro1">
          <table:table-cell table:style-name="ce1" office:value-type="string" calcext:value-type="string" table:number-columns-spanned="2" table:number-rows-spanned="1">
            <text:p>إدارة حدائق اكتوبر التعليمية</text:p>
          </table:table-cell>
          <table:covered-table-cell table:style-name="ce1"/>
          <table:table-cell table:style-name="ce45" office:value-type="string" calcext:value-type="string" table:number-columns-spanned="39" table:number-rows-spanned="1">
            <text:p>الصف الاول طبقا للقرار الوزاري 136 لسنة 2024 <text:s text:c="2"/></text:p>
          </table:table-cell>
          <table:covered-table-cell table:number-columns-repeated="38" table:style-name="ce45"/>
          <table:covered-table-cell table:number-columns-repeated="2" table:style-name="ce229"/>
          <table:table-cell table:style-name="ce230" office:value-type="string" calcext:value-type="string" table:number-columns-spanned="5" table:number-rows-spanned="1">
            <text:p>امتلك المعارف والمهارات</text:p>
          </table:table-cell>
          <table:covered-table-cell table:number-columns-repeated="4" table:style-name="ce230"/>
          <table:table-cell table:style-name="ce234" office:value-type="string" calcext:value-type="string" table:number-columns-spanned="4" table:number-rows-spanned="1">
            <text:p>من 65 إلى ا85</text:p>
          </table:table-cell>
          <table:covered-table-cell table:number-columns-repeated="3" table:style-name="ce234"/>
          <table:table-cell table:style-name="ce234" office:value-type="string" calcext:value-type="string" table:number-columns-spanned="3" table:number-rows-spanned="1">
            <text:p>أخضر</text:p>
          </table:table-cell>
          <table:covered-table-cell table:number-columns-repeated="2" table:style-name="ce234"/>
          <table:table-cell table:style-name="ce80"/>
          <table:table-cell table:style-name="ce84" table:number-columns-repeated="9"/>
          <table:covered-table-cell table:number-columns-repeated="16" table:style-name="ce246"/>
          <table:table-cell table:style-name="ce96" table:number-columns-repeated="12"/>
          <table:table-cell table:number-columns-repeated="16291"/>
        </table:table-row>
        <table:table-row table:style-name="ro1">
          <table:table-cell table:style-name="ce1" office:value-type="string" calcext:value-type="string" table:number-columns-spanned="2" table:number-rows-spanned="1">
            <text:p>مدرسة : انسايت الخاصة للغات</text:p>
          </table:table-cell>
          <table:covered-table-cell table:style-name="ce1"/>
          <table:table-cell table:style-name="ce14" table:number-columns-repeated="4"/>
          <table:table-cell table:style-name="ce30" table:number-columns-repeated="3"/>
          <table:table-cell table:style-name="ce40"/>
          <table:table-cell table:style-name="ce30" table:number-columns-repeated="3"/>
          <table:table-cell table:style-name="ce40"/>
          <table:table-cell table:style-name="ce30" table:number-columns-repeated="2"/>
          <table:table-cell table:style-name="ce40"/>
          <table:table-cell table:style-name="ce30" table:number-columns-repeated="3"/>
          <table:table-cell table:style-name="ce40"/>
          <table:table-cell table:style-name="ce30" table:number-columns-repeated="3"/>
          <table:table-cell table:style-name="ce40"/>
          <table:table-cell table:style-name="ce30" table:number-columns-repeated="2"/>
          <table:table-cell table:style-name="ce40"/>
          <table:table-cell table:style-name="ce30" table:number-columns-repeated="3"/>
          <table:table-cell table:style-name="ce40"/>
          <table:table-cell table:style-name="ce30" table:number-columns-repeated="3"/>
          <table:table-cell table:style-name="ce40"/>
          <table:table-cell table:style-name="ce30"/>
          <table:table-cell table:style-name="ce60"/>
          <table:table-cell table:style-name="ce59"/>
          <table:table-cell table:style-name="ce60" table:number-columns-repeated="2"/>
          <table:covered-table-cell table:number-columns-repeated="2" table:style-name="ce229"/>
          <table:table-cell table:style-name="ce230" office:value-type="string" calcext:value-type="string" table:number-columns-spanned="5" table:number-rows-spanned="1">
            <text:p>في حاجة إلى بعض الدعم</text:p>
          </table:table-cell>
          <table:covered-table-cell table:number-columns-repeated="4" table:style-name="ce230"/>
          <table:table-cell table:style-name="ce235" office:value-type="string" calcext:value-type="string" table:number-columns-spanned="4" table:number-rows-spanned="1">
            <text:p>من 50 إلى 65</text:p>
          </table:table-cell>
          <table:covered-table-cell table:number-columns-repeated="3" table:style-name="ce235"/>
          <table:table-cell table:style-name="ce234" office:value-type="string" calcext:value-type="string" table:number-columns-spanned="3" table:number-rows-spanned="1">
            <text:p>أصفر</text:p>
          </table:table-cell>
          <table:covered-table-cell table:number-columns-repeated="2" table:style-name="ce234"/>
          <table:table-cell table:style-name="ce81"/>
          <table:table-cell table:style-name="ce84" table:number-columns-repeated="9"/>
          <table:covered-table-cell table:number-columns-repeated="16" table:style-name="ce246"/>
          <table:table-cell table:style-name="ce30" table:number-columns-repeated="2"/>
          <table:table-cell table:style-name="ce40"/>
          <table:table-cell table:style-name="ce30" table:number-columns-repeated="3"/>
          <table:table-cell table:style-name="ce40"/>
          <table:table-cell table:style-name="ce30"/>
          <table:table-cell table:style-name="ce60"/>
          <table:table-cell table:style-name="ce59"/>
          <table:table-cell table:style-name="ce60" table:number-columns-repeated="2"/>
          <table:table-cell table:number-columns-repeated="16291"/>
        </table:table-row>
        <table:table-row table:style-name="ro1">
          <table:table-cell table:style-name="ce2"/>
          <table:table-cell table:style-name="ce7"/>
          <table:table-cell table:style-name="ce14" table:number-columns-repeated="4"/>
          <table:table-cell table:style-name="ce31" table:number-columns-repeated="3"/>
          <table:table-cell table:style-name="ce41"/>
          <table:table-cell table:style-name="ce31" table:number-columns-repeated="3"/>
          <table:table-cell table:style-name="ce41"/>
          <table:table-cell table:style-name="ce31" table:number-columns-repeated="2"/>
          <table:table-cell table:style-name="ce41"/>
          <table:table-cell table:style-name="ce31" table:number-columns-repeated="3"/>
          <table:table-cell table:style-name="ce41"/>
          <table:table-cell table:style-name="ce31" table:number-columns-repeated="3"/>
          <table:table-cell table:style-name="ce41"/>
          <table:table-cell table:style-name="ce31" table:number-columns-repeated="2"/>
          <table:table-cell table:style-name="ce41"/>
          <table:table-cell table:style-name="ce31" table:number-columns-repeated="3"/>
          <table:table-cell table:style-name="ce41"/>
          <table:table-cell table:style-name="ce31" table:number-columns-repeated="3"/>
          <table:table-cell table:style-name="ce41"/>
          <table:table-cell table:style-name="ce31" table:number-columns-repeated="2"/>
          <table:table-cell table:style-name="ce41"/>
          <table:table-cell table:style-name="ce31" table:number-columns-repeated="2"/>
          <table:covered-table-cell table:number-columns-repeated="2" table:style-name="ce229"/>
          <table:table-cell table:style-name="ce231" office:value-type="string" calcext:value-type="string" table:number-columns-spanned="5" table:number-rows-spanned="1">
            <text:p>لم يتقن المعارف والمهارات</text:p>
          </table:table-cell>
          <table:covered-table-cell table:number-columns-repeated="4" table:style-name="ce231"/>
          <table:table-cell table:style-name="ce235" office:value-type="string" calcext:value-type="string" table:number-columns-spanned="4" table:number-rows-spanned="1">
            <text:p>من 1 إلى 50</text:p>
          </table:table-cell>
          <table:covered-table-cell table:number-columns-repeated="3" table:style-name="ce235"/>
          <table:table-cell table:style-name="ce235" office:value-type="string" calcext:value-type="string" table:number-columns-spanned="3" table:number-rows-spanned="1">
            <text:p>أحمر</text:p>
          </table:table-cell>
          <table:covered-table-cell table:number-columns-repeated="2" table:style-name="ce235"/>
          <table:table-cell table:style-name="ce82"/>
          <table:table-cell table:style-name="ce84" table:number-columns-repeated="9"/>
          <table:covered-table-cell table:number-columns-repeated="16" table:style-name="ce246"/>
          <table:table-cell table:style-name="ce31" table:number-columns-repeated="2"/>
          <table:table-cell table:style-name="ce41"/>
          <table:table-cell table:style-name="ce31" table:number-columns-repeated="3"/>
          <table:table-cell table:style-name="ce41"/>
          <table:table-cell table:style-name="ce31" table:number-columns-repeated="2"/>
          <table:table-cell table:style-name="ce41"/>
          <table:table-cell table:style-name="ce31" table:number-columns-repeated="2"/>
          <table:table-cell table:style-name="ce7"/>
          <table:table-cell table:number-columns-repeated="16290"/>
        </table:table-row>
        <table:table-row table:style-name="ro2">
          <table:table-cell table:style-name="ce8" office:value-type="string" calcext:value-type="string" table:number-columns-spanned="1" table:number-rows-spanned="4">
            <text:p>مسلسل</text:p>
          </table:table-cell>
          <table:table-cell table:style-name="ce25" office:value-type="string" calcext:value-type="string" table:number-columns-spanned="1" table:number-rows-spanned="4">
            <text:p>اســــــم التلمـــــــــيذ</text:p>
          </table:table-cell>
          <table:table-cell table:style-name="ce25" office:value-type="string" calcext:value-type="string" table:number-columns-spanned="1" table:number-rows-spanned="4">
            <text:p>ناريخ الميلاد</text:p>
          </table:table-cell>
          <table:table-cell table:style-name="ce66" office:value-type="string" calcext:value-type="string" table:number-columns-spanned="1" table:number-rows-spanned="4">
            <text:p>حالة القيد</text:p>
          </table:table-cell>
          <table:table-cell table:style-name="ce70" office:value-type="string" calcext:value-type="string" table:number-columns-spanned="1" table:number-rows-spanned="4">
            <text:p>الديانة</text:p>
          </table:table-cell>
          <table:table-cell table:style-name="ce71" office:value-type="string" calcext:value-type="string" table:number-columns-spanned="12" table:number-rows-spanned="1">
            <text:p>اللغة العربية</text:p>
          </table:table-cell>
          <table:covered-table-cell table:number-columns-repeated="11" table:style-name="ce71"/>
          <table:table-cell table:style-name="ce71" office:value-type="string" calcext:value-type="string" table:number-columns-spanned="12" table:number-rows-spanned="1">
            <text:p>اللغة الانجليزية</text:p>
          </table:table-cell>
          <table:covered-table-cell table:number-columns-repeated="11" table:style-name="ce71"/>
          <table:table-cell table:style-name="ce71" office:value-type="string" calcext:value-type="string" table:number-columns-spanned="12" table:number-rows-spanned="1">
            <text:p>الرياضيات</text:p>
          </table:table-cell>
          <table:covered-table-cell table:number-columns-repeated="11" table:style-name="ce71"/>
          <table:table-cell table:style-name="ce71" office:value-type="string" calcext:value-type="string" table:number-columns-spanned="12" table:number-rows-spanned="1">
            <text:p>متعدد التخصصات</text:p>
          </table:table-cell>
          <table:covered-table-cell table:number-columns-repeated="11" table:style-name="ce71"/>
          <table:table-cell table:style-name="ce71" office:value-type="string" calcext:value-type="string" table:number-columns-spanned="12" table:number-rows-spanned="1">
            <text:p>التربية البدنية والصحية</text:p>
          </table:table-cell>
          <table:covered-table-cell table:number-columns-repeated="11" table:style-name="ce71"/>
          <table:table-cell table:style-name="ce71" office:value-type="string" calcext:value-type="string" table:number-columns-spanned="12" table:number-rows-spanned="1">
            <text:p>التربية الدينية</text:p>
          </table:table-cell>
          <table:covered-table-cell table:number-columns-repeated="11" table:style-name="ce71"/>
          <table:table-cell table:style-name="ce71" office:value-type="string" calcext:value-type="string" table:number-columns-spanned="4" table:number-rows-spanned="1">
            <text:p>التوكاتسو</text:p>
          </table:table-cell>
          <table:covered-table-cell table:number-columns-repeated="3" table:style-name="ce71"/>
          <table:table-cell table:style-name="ce257" office:value-type="string" calcext:value-type="string" table:number-columns-spanned="12" table:number-rows-spanned="1">
            <text:p>اللغة الانجليزية ( connect ) خاص بمدارس اللغات </text:p>
          </table:table-cell>
          <table:covered-table-cell table:number-columns-repeated="11" table:style-name="ce257"/>
          <table:table-cell table:style-name="ce259" office:value-type="string" calcext:value-type="string" table:number-columns-spanned="1" table:number-rows-spanned="4">
            <text:p>نتيجة الطالب</text:p>
          </table:table-cell>
          <table:table-cell table:number-columns-repeated="16290"/>
        </table:table-row>
        <table:table-row table:style-name="ro3">
          <table:covered-table-cell table:style-name="ce8"/>
          <table:covered-table-cell table:number-columns-repeated="2" table:style-name="ce25"/>
          <table:covered-table-cell table:style-name="ce66"/>
          <table:covered-table-cell table:style-name="ce70"/>
          <table:table-cell table:style-name="ce72" office:value-type="string" calcext:value-type="string" table:number-columns-spanned="5" table:number-rows-spanned="1">
            <text:p>الفصل الدراسي الأول</text:p>
          </table:table-cell>
          <table:covered-table-cell table:number-columns-repeated="4" table:style-name="ce72"/>
          <table:table-cell table:style-name="ce118" office:value-type="string" calcext:value-type="string" table:number-columns-spanned="7" table:number-rows-spanned="1">
            <text:p>الفصل الدراسي الثانى</text:p>
          </table:table-cell>
          <table:covered-table-cell table:number-columns-repeated="6" table:style-name="ce118"/>
          <table:table-cell table:style-name="ce72" office:value-type="string" calcext:value-type="string" table:number-columns-spanned="5" table:number-rows-spanned="1">
            <text:p>الفصل الدراسي الأول</text:p>
          </table:table-cell>
          <table:covered-table-cell table:number-columns-repeated="4" table:style-name="ce72"/>
          <table:table-cell table:style-name="ce118" office:value-type="string" calcext:value-type="string" table:number-columns-spanned="7" table:number-rows-spanned="1">
            <text:p>الفصل الدراسي الثانى</text:p>
          </table:table-cell>
          <table:covered-table-cell table:number-columns-repeated="6" table:style-name="ce118"/>
          <table:table-cell table:style-name="ce72" office:value-type="string" calcext:value-type="string" table:number-columns-spanned="5" table:number-rows-spanned="1">
            <text:p>الفصل الدراسي الأول</text:p>
          </table:table-cell>
          <table:covered-table-cell table:number-columns-repeated="4" table:style-name="ce72"/>
          <table:table-cell table:style-name="ce118" office:value-type="string" calcext:value-type="string" table:number-columns-spanned="7" table:number-rows-spanned="1">
            <text:p>الفصل الدراسي الثانى</text:p>
          </table:table-cell>
          <table:covered-table-cell table:number-columns-repeated="6" table:style-name="ce118"/>
          <table:table-cell table:style-name="ce72" office:value-type="string" calcext:value-type="string" table:number-columns-spanned="5" table:number-rows-spanned="1">
            <text:p>الفصل الدراسي الأول</text:p>
          </table:table-cell>
          <table:covered-table-cell table:number-columns-repeated="4" table:style-name="ce72"/>
          <table:table-cell table:style-name="ce118" office:value-type="string" calcext:value-type="string" table:number-columns-spanned="7" table:number-rows-spanned="1">
            <text:p>الفصل الدراسي الثانى</text:p>
          </table:table-cell>
          <table:covered-table-cell table:number-columns-repeated="6" table:style-name="ce118"/>
          <table:table-cell table:style-name="ce72" office:value-type="string" calcext:value-type="string" table:number-columns-spanned="5" table:number-rows-spanned="1">
            <text:p>الفصل الدراسي الأول</text:p>
          </table:table-cell>
          <table:covered-table-cell table:number-columns-repeated="4" table:style-name="ce72"/>
          <table:table-cell table:style-name="ce118" office:value-type="string" calcext:value-type="string" table:number-columns-spanned="7" table:number-rows-spanned="1">
            <text:p>الفصل الدراسي الثانى</text:p>
          </table:table-cell>
          <table:covered-table-cell table:number-columns-repeated="6" table:style-name="ce118"/>
          <table:table-cell table:style-name="ce72" office:value-type="string" calcext:value-type="string" table:number-columns-spanned="5" table:number-rows-spanned="1">
            <text:p>الفصل الدراسي الأول</text:p>
          </table:table-cell>
          <table:covered-table-cell table:number-columns-repeated="4" table:style-name="ce72"/>
          <table:table-cell table:style-name="ce118" office:value-type="string" calcext:value-type="string" table:number-columns-spanned="7" table:number-rows-spanned="1">
            <text:p>الفصل الدراسي الثانى</text:p>
          </table:table-cell>
          <table:covered-table-cell table:number-columns-repeated="6" table:style-name="ce118"/>
          <table:table-cell table:style-name="ce250" office:value-type="string" calcext:value-type="string" table:number-columns-spanned="2" table:number-rows-spanned="2">
            <text:p>الفصل الدراسى الاول</text:p>
          </table:table-cell>
          <table:covered-table-cell table:style-name="ce250"/>
          <table:table-cell table:style-name="ce254" office:value-type="string" calcext:value-type="string" table:number-columns-spanned="2" table:number-rows-spanned="2">
            <text:p>الفصل الدراسي الثانى</text:p>
          </table:table-cell>
          <table:covered-table-cell table:style-name="ce254"/>
          <table:table-cell table:style-name="ce72" office:value-type="string" calcext:value-type="string" table:number-columns-spanned="5" table:number-rows-spanned="1">
            <text:p>الفصل الدراسي الأول</text:p>
          </table:table-cell>
          <table:covered-table-cell table:number-columns-repeated="4" table:style-name="ce72"/>
          <table:table-cell table:style-name="ce118" office:value-type="string" calcext:value-type="string" table:number-columns-spanned="7" table:number-rows-spanned="1">
            <text:p>الفصل الدراسي الثانى</text:p>
          </table:table-cell>
          <table:covered-table-cell table:number-columns-repeated="6" table:style-name="ce118"/>
          <table:covered-table-cell table:style-name="ce259"/>
          <table:table-cell table:number-columns-repeated="16290"/>
        </table:table-row>
        <table:table-row table:style-name="ro4">
          <table:covered-table-cell table:style-name="ce8"/>
          <table:covered-table-cell table:number-columns-repeated="2" table:style-name="ce25"/>
          <table:covered-table-cell table:style-name="ce66"/>
          <table:covered-table-cell table:style-name="ce70"/>
          <table:table-cell table:style-name="ce26" office:value-type="string" calcext:value-type="string">
            <text:p>الدرجة</text:p>
          </table:table-cell>
          <table:table-cell table:style-name="ce86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86"/>
          <table:table-cell table:style-name="ce46" office:value-type="string" calcext:value-type="string">
            <text:p>الدرجة</text:p>
          </table:table-cell>
          <table:table-cell table:style-name="ce48" office:value-type="string" calcext:value-type="string">
            <text:p>مجموع الفصلين</text:p>
          </table:table-cell>
          <table:table-cell table:style-name="ce46" office:value-type="string" calcext:value-type="string">
            <text:p>المتوسط</text:p>
          </table:table-cell>
          <table:table-cell table:style-name="ce163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163"/>
          <table:table-cell table:style-name="ce26" office:value-type="string" calcext:value-type="string">
            <text:p>الدرجة</text:p>
          </table:table-cell>
          <table:table-cell table:style-name="ce86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86"/>
          <table:table-cell table:style-name="ce46" office:value-type="string" calcext:value-type="string">
            <text:p>الدرجة</text:p>
          </table:table-cell>
          <table:table-cell table:style-name="ce48" office:value-type="string" calcext:value-type="string">
            <text:p>مجموع الفصلين</text:p>
          </table:table-cell>
          <table:table-cell table:style-name="ce46" office:value-type="string" calcext:value-type="string">
            <text:p>المتوسط</text:p>
          </table:table-cell>
          <table:table-cell table:style-name="ce163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163"/>
          <table:table-cell table:style-name="ce26" office:value-type="string" calcext:value-type="string">
            <text:p>الدرجة</text:p>
          </table:table-cell>
          <table:table-cell table:style-name="ce86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86"/>
          <table:table-cell table:style-name="ce46" office:value-type="string" calcext:value-type="string">
            <text:p>الدرجة</text:p>
          </table:table-cell>
          <table:table-cell table:style-name="ce48" office:value-type="string" calcext:value-type="string">
            <text:p>مجموع الفصلين</text:p>
          </table:table-cell>
          <table:table-cell table:style-name="ce46" office:value-type="string" calcext:value-type="string">
            <text:p>المتوسط</text:p>
          </table:table-cell>
          <table:table-cell table:style-name="ce163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163"/>
          <table:table-cell table:style-name="ce26" office:value-type="string" calcext:value-type="string">
            <text:p>الدرجة</text:p>
          </table:table-cell>
          <table:table-cell table:style-name="ce86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86"/>
          <table:table-cell table:style-name="ce46" office:value-type="string" calcext:value-type="string">
            <text:p>الدرجة</text:p>
          </table:table-cell>
          <table:table-cell table:style-name="ce48" office:value-type="string" calcext:value-type="string">
            <text:p>مجموع الفصلين</text:p>
          </table:table-cell>
          <table:table-cell table:style-name="ce46" office:value-type="string" calcext:value-type="string">
            <text:p>المتوسط</text:p>
          </table:table-cell>
          <table:table-cell table:style-name="ce163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163"/>
          <table:table-cell table:style-name="ce26" office:value-type="string" calcext:value-type="string">
            <text:p>الدرجة</text:p>
          </table:table-cell>
          <table:table-cell table:style-name="ce86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86"/>
          <table:table-cell table:style-name="ce46" office:value-type="string" calcext:value-type="string">
            <text:p>الدرجة</text:p>
          </table:table-cell>
          <table:table-cell table:style-name="ce48" office:value-type="string" calcext:value-type="string">
            <text:p>مجموع الفصلين</text:p>
          </table:table-cell>
          <table:table-cell table:style-name="ce46" office:value-type="string" calcext:value-type="string">
            <text:p>المتوسط</text:p>
          </table:table-cell>
          <table:table-cell table:style-name="ce163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163"/>
          <table:table-cell table:style-name="ce26" office:value-type="string" calcext:value-type="string">
            <text:p>الدرجة</text:p>
          </table:table-cell>
          <table:table-cell table:style-name="ce86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86"/>
          <table:table-cell table:style-name="ce46" office:value-type="string" calcext:value-type="string">
            <text:p>الدرجة</text:p>
          </table:table-cell>
          <table:table-cell table:style-name="ce88" office:value-type="string" calcext:value-type="string">
            <text:p>مجموع الفصلين</text:p>
          </table:table-cell>
          <table:table-cell table:style-name="ce46" office:value-type="string" calcext:value-type="string">
            <text:p>المتوسط</text:p>
          </table:table-cell>
          <table:table-cell table:style-name="ce163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163"/>
          <table:covered-table-cell table:number-columns-repeated="2" table:style-name="ce250"/>
          <table:covered-table-cell table:number-columns-repeated="2" table:style-name="ce254"/>
          <table:table-cell table:style-name="ce26" office:value-type="string" calcext:value-type="string">
            <text:p>الدرجة</text:p>
          </table:table-cell>
          <table:table-cell table:style-name="ce86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86"/>
          <table:table-cell table:style-name="ce46" office:value-type="string" calcext:value-type="string">
            <text:p>الدرجة</text:p>
          </table:table-cell>
          <table:table-cell table:style-name="ce48" office:value-type="string" calcext:value-type="string">
            <text:p>مجموع الفصلين</text:p>
          </table:table-cell>
          <table:table-cell table:style-name="ce46" office:value-type="string" calcext:value-type="string">
            <text:p>المتوسط</text:p>
          </table:table-cell>
          <table:table-cell table:style-name="ce163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163"/>
          <table:covered-table-cell table:style-name="ce259"/>
          <table:table-cell table:number-columns-repeated="16290"/>
        </table:table-row>
        <table:table-row table:style-name="ro5">
          <table:covered-table-cell table:style-name="ce8"/>
          <table:covered-table-cell table:number-columns-repeated="2" table:style-name="ce25"/>
          <table:covered-table-cell table:style-name="ce66"/>
          <table:covered-table-cell table:style-name="ce70"/>
          <table:table-cell table:style-name="ce27" office:value-type="float" office:value="100" calcext:value-type="float">
            <text:p>100</text:p>
          </table:table-cell>
          <table:table-cell table:style-name="ce33" office:value-type="string" calcext:value-type="string">
            <text:p>يفوق التوقعات</text:p>
          </table:table-cell>
          <table:table-cell table:style-name="ce35" office:value-type="string" calcext:value-type="string">
            <text:p>يلبي التوقعات</text:p>
          </table:table-cell>
          <table:table-cell table:style-name="ce39" office:value-type="string" calcext:value-type="string">
            <text:p>يلبي التوقعات احيانا</text:p>
          </table:table-cell>
          <table:table-cell table:style-name="ce42" office:value-type="string" calcext:value-type="string">
            <text:p>اقل من التوقع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100" calcext:value-type="float">
            <text:p>100</text:p>
          </table:table-cell>
          <table:table-cell table:style-name="ce53" office:value-type="string" calcext:value-type="string">
            <text:p>يفوق التوقعات</text:p>
          </table:table-cell>
          <table:table-cell table:style-name="ce54" office:value-type="string" calcext:value-type="string">
            <text:p>يلبي التوقعات</text:p>
          </table:table-cell>
          <table:table-cell table:style-name="ce55" office:value-type="string" calcext:value-type="string">
            <text:p>يلبي التوقعات احيانا</text:p>
          </table:table-cell>
          <table:table-cell table:style-name="ce56" office:value-type="string" calcext:value-type="string">
            <text:p>اقل من التوقع</text:p>
          </table:table-cell>
          <table:table-cell table:style-name="ce27" office:value-type="float" office:value="100" calcext:value-type="float">
            <text:p>100</text:p>
          </table:table-cell>
          <table:table-cell table:style-name="ce53" office:value-type="string" calcext:value-type="string">
            <text:p>يفوق التوقعات</text:p>
          </table:table-cell>
          <table:table-cell table:style-name="ce54" office:value-type="string" calcext:value-type="string">
            <text:p>يلبي التوقعات</text:p>
          </table:table-cell>
          <table:table-cell table:style-name="ce55" office:value-type="string" calcext:value-type="string">
            <text:p>يلبي التوقعات احيانا</text:p>
          </table:table-cell>
          <table:table-cell table:style-name="ce56" office:value-type="string" calcext:value-type="string">
            <text:p>اقل من التوقع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100" calcext:value-type="float">
            <text:p>100</text:p>
          </table:table-cell>
          <table:table-cell table:style-name="ce53" office:value-type="string" calcext:value-type="string">
            <text:p>يفوق التوقعات</text:p>
          </table:table-cell>
          <table:table-cell table:style-name="ce54" office:value-type="string" calcext:value-type="string">
            <text:p>يلبي التوقعات</text:p>
          </table:table-cell>
          <table:table-cell table:style-name="ce55" office:value-type="string" calcext:value-type="string">
            <text:p>يلبي التوقعات احيانا</text:p>
          </table:table-cell>
          <table:table-cell table:style-name="ce56" office:value-type="string" calcext:value-type="string">
            <text:p>اقل من التوقع</text:p>
          </table:table-cell>
          <table:table-cell table:style-name="ce27" office:value-type="float" office:value="100" calcext:value-type="float">
            <text:p>100</text:p>
          </table:table-cell>
          <table:table-cell table:style-name="ce53" office:value-type="string" calcext:value-type="string">
            <text:p>يفوق التوقعات</text:p>
          </table:table-cell>
          <table:table-cell table:style-name="ce54" office:value-type="string" calcext:value-type="string">
            <text:p>يلبي التوقعات</text:p>
          </table:table-cell>
          <table:table-cell table:style-name="ce55" office:value-type="string" calcext:value-type="string">
            <text:p>يلبي التوقعات احيانا</text:p>
          </table:table-cell>
          <table:table-cell table:style-name="ce56" office:value-type="string" calcext:value-type="string">
            <text:p>اقل من التوقع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100" calcext:value-type="float">
            <text:p>100</text:p>
          </table:table-cell>
          <table:table-cell table:style-name="ce53" office:value-type="string" calcext:value-type="string">
            <text:p>يفوق التوقعات</text:p>
          </table:table-cell>
          <table:table-cell table:style-name="ce54" office:value-type="string" calcext:value-type="string">
            <text:p>يلبي التوقعات</text:p>
          </table:table-cell>
          <table:table-cell table:style-name="ce55" office:value-type="string" calcext:value-type="string">
            <text:p>يلبي التوقعات احيانا</text:p>
          </table:table-cell>
          <table:table-cell table:style-name="ce56" office:value-type="string" calcext:value-type="string">
            <text:p>اقل من التوقع</text:p>
          </table:table-cell>
          <table:table-cell table:style-name="ce27" office:value-type="float" office:value="100" calcext:value-type="float">
            <text:p>100</text:p>
          </table:table-cell>
          <table:table-cell table:style-name="ce53" office:value-type="string" calcext:value-type="string">
            <text:p>يفوق التوقعات</text:p>
          </table:table-cell>
          <table:table-cell table:style-name="ce54" office:value-type="string" calcext:value-type="string">
            <text:p>يلبي التوقعات</text:p>
          </table:table-cell>
          <table:table-cell table:style-name="ce55" office:value-type="string" calcext:value-type="string">
            <text:p>يلبي التوقعات احيانا</text:p>
          </table:table-cell>
          <table:table-cell table:style-name="ce56" office:value-type="string" calcext:value-type="string">
            <text:p>اقل من التوقع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100" calcext:value-type="float">
            <text:p>100</text:p>
          </table:table-cell>
          <table:table-cell table:style-name="ce53" office:value-type="string" calcext:value-type="string">
            <text:p>يفوق التوقعات</text:p>
          </table:table-cell>
          <table:table-cell table:style-name="ce54" office:value-type="string" calcext:value-type="string">
            <text:p>يلبي التوقعات</text:p>
          </table:table-cell>
          <table:table-cell table:style-name="ce55" office:value-type="string" calcext:value-type="string">
            <text:p>يلبي التوقعات احيانا</text:p>
          </table:table-cell>
          <table:table-cell table:style-name="ce56" office:value-type="string" calcext:value-type="string">
            <text:p>اقل من التوقع</text:p>
          </table:table-cell>
          <table:table-cell table:style-name="ce27" office:value-type="float" office:value="100" calcext:value-type="float">
            <text:p>100</text:p>
          </table:table-cell>
          <table:table-cell table:style-name="ce53" office:value-type="string" calcext:value-type="string">
            <text:p>يفوق التوقعات</text:p>
          </table:table-cell>
          <table:table-cell table:style-name="ce54" office:value-type="string" calcext:value-type="string">
            <text:p>يلبي التوقعات</text:p>
          </table:table-cell>
          <table:table-cell table:style-name="ce55" office:value-type="string" calcext:value-type="string">
            <text:p>يلبي التوقعات احيانا</text:p>
          </table:table-cell>
          <table:table-cell table:style-name="ce56" office:value-type="string" calcext:value-type="string">
            <text:p>اقل من التوقع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100" calcext:value-type="float">
            <text:p>100</text:p>
          </table:table-cell>
          <table:table-cell table:style-name="ce53" office:value-type="string" calcext:value-type="string">
            <text:p>يفوق التوقعات</text:p>
          </table:table-cell>
          <table:table-cell table:style-name="ce54" office:value-type="string" calcext:value-type="string">
            <text:p>يلبي التوقعات</text:p>
          </table:table-cell>
          <table:table-cell table:style-name="ce55" office:value-type="string" calcext:value-type="string">
            <text:p>يلبي التوقعات احيانا</text:p>
          </table:table-cell>
          <table:table-cell table:style-name="ce56" office:value-type="string" calcext:value-type="string">
            <text:p>اقل من التوقع</text:p>
          </table:table-cell>
          <table:table-cell table:style-name="ce27" office:value-type="float" office:value="100" calcext:value-type="float">
            <text:p>100</text:p>
          </table:table-cell>
          <table:table-cell table:style-name="ce53" office:value-type="string" calcext:value-type="string">
            <text:p>يفوق التوقعات</text:p>
          </table:table-cell>
          <table:table-cell table:style-name="ce54" office:value-type="string" calcext:value-type="string">
            <text:p>يلبي التوقعات</text:p>
          </table:table-cell>
          <table:table-cell table:style-name="ce55" office:value-type="string" calcext:value-type="string">
            <text:p>يلبي التوقعات احيانا</text:p>
          </table:table-cell>
          <table:table-cell table:style-name="ce56" office:value-type="string" calcext:value-type="string">
            <text:p>اقل من التوقع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100" calcext:value-type="float">
            <text:p>100</text:p>
          </table:table-cell>
          <table:table-cell table:style-name="ce53" office:value-type="string" calcext:value-type="string">
            <text:p>يفوق التوقعات</text:p>
          </table:table-cell>
          <table:table-cell table:style-name="ce54" office:value-type="string" calcext:value-type="string">
            <text:p>يلبي التوقعات</text:p>
          </table:table-cell>
          <table:table-cell table:style-name="ce55" office:value-type="string" calcext:value-type="string">
            <text:p>يلبي التوقعات احيانا</text:p>
          </table:table-cell>
          <table:table-cell table:style-name="ce56" office:value-type="string" calcext:value-type="string">
            <text:p>اقل من التوقع</text:p>
          </table:table-cell>
          <table:table-cell table:style-name="ce91" office:value-type="string" calcext:value-type="string">
            <text:p>اجتاز</text:p>
          </table:table-cell>
          <table:table-cell table:style-name="ce47" office:value-type="string" calcext:value-type="string">
            <text:p>لم يجتاز</text:p>
          </table:table-cell>
          <table:table-cell table:style-name="ce47" office:value-type="string" calcext:value-type="string">
            <text:p>اجتاز</text:p>
          </table:table-cell>
          <table:table-cell table:style-name="ce95" office:value-type="string" calcext:value-type="string">
            <text:p>لم يجتاز</text:p>
          </table:table-cell>
          <table:table-cell table:style-name="ce27" office:value-type="float" office:value="100" calcext:value-type="float">
            <text:p>100</text:p>
          </table:table-cell>
          <table:table-cell table:style-name="ce53" office:value-type="string" calcext:value-type="string">
            <text:p>يفوق التوقعات</text:p>
          </table:table-cell>
          <table:table-cell table:style-name="ce54" office:value-type="string" calcext:value-type="string">
            <text:p>يلبي التوقعات</text:p>
          </table:table-cell>
          <table:table-cell table:style-name="ce55" office:value-type="string" calcext:value-type="string">
            <text:p>يلبي التوقعات احيانا</text:p>
          </table:table-cell>
          <table:table-cell table:style-name="ce56" office:value-type="string" calcext:value-type="string">
            <text:p>اقل من التوقع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100" calcext:value-type="float">
            <text:p>100</text:p>
          </table:table-cell>
          <table:table-cell table:style-name="ce53" office:value-type="string" calcext:value-type="string">
            <text:p>يفوق التوقعات</text:p>
          </table:table-cell>
          <table:table-cell table:style-name="ce54" office:value-type="string" calcext:value-type="string">
            <text:p>يلبي التوقعات</text:p>
          </table:table-cell>
          <table:table-cell table:style-name="ce55" office:value-type="string" calcext:value-type="string">
            <text:p>يلبي التوقعات احيانا</text:p>
          </table:table-cell>
          <table:table-cell table:style-name="ce56" office:value-type="string" calcext:value-type="string">
            <text:p>اقل من التوقع</text:p>
          </table:table-cell>
          <table:covered-table-cell table:style-name="ce259"/>
          <table:table-cell table:number-columns-repeated="16290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20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number-columns-repeated="16290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number-columns-repeated="16290"/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number-columns-repeated="16290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number-columns-repeated="16290"/>
        </table:table-row>
        <table:table-row table:style-name="ro6">
          <table:table-cell table:style-name="ce4" office:value-type="float" office:value="5" calcext:value-type="float">
            <text:p>5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number-columns-repeated="16290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number-columns-repeated="16290"/>
        </table:table-row>
        <table:table-row table:style-name="ro6">
          <table:table-cell table:style-name="ce4" office:value-type="float" office:value="7" calcext:value-type="float">
            <text:p>7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number-columns-repeated="16290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number-columns-repeated="16290"/>
        </table:table-row>
        <table:table-row table:style-name="ro6">
          <table:table-cell table:style-name="ce4" office:value-type="float" office:value="9" calcext:value-type="float">
            <text:p>9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number-columns-repeated="16290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number-columns-repeated="16290"/>
        </table:table-row>
        <table:table-row table:style-name="ro6">
          <table:table-cell table:style-name="ce4" office:value-type="float" office:value="11" calcext:value-type="float">
            <text:p>11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number-columns-repeated="16290"/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number-columns-repeated="16290"/>
        </table:table-row>
        <table:table-row table:style-name="ro6">
          <table:table-cell table:style-name="ce4" office:value-type="float" office:value="13" calcext:value-type="float">
            <text:p>13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number-columns-repeated="16290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number-columns-repeated="16290"/>
        </table:table-row>
        <table:table-row table:style-name="ro6">
          <table:table-cell table:style-name="ce4" office:value-type="float" office:value="15" calcext:value-type="float">
            <text:p>15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number-columns-repeated="16290"/>
        </table:table-row>
        <table:table-row table:style-name="ro6">
          <table:table-cell table:style-name="ce4" office:value-type="float" office:value="16" calcext:value-type="float">
            <text:p>16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number-columns-repeated="16290"/>
        </table:table-row>
        <table:table-row table:style-name="ro6">
          <table:table-cell table:style-name="ce4" office:value-type="float" office:value="17" calcext:value-type="float">
            <text:p>17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number-columns-repeated="16290"/>
        </table:table-row>
        <table:table-row table:style-name="ro6">
          <table:table-cell table:style-name="ce4" office:value-type="float" office:value="18" calcext:value-type="float">
            <text:p>18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number-columns-repeated="16290"/>
        </table:table-row>
        <table:table-row table:style-name="ro6">
          <table:table-cell table:style-name="ce4" office:value-type="float" office:value="19" calcext:value-type="float">
            <text:p>19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number-columns-repeated="16290"/>
        </table:table-row>
        <table:table-row table:style-name="ro6">
          <table:table-cell table:style-name="ce4" office:value-type="float" office:value="20" calcext:value-type="float">
            <text:p>20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number-columns-repeated="16290"/>
        </table:table-row>
        <table:table-row table:style-name="ro6">
          <table:table-cell table:style-name="ce4" office:value-type="float" office:value="21" calcext:value-type="float">
            <text:p>21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number-columns-repeated="16290"/>
        </table:table-row>
        <table:table-row table:style-name="ro6">
          <table:table-cell table:style-name="ce4" office:value-type="float" office:value="22" calcext:value-type="float">
            <text:p>22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number-columns-repeated="16290"/>
        </table:table-row>
        <table:table-row table:style-name="ro6">
          <table:table-cell table:style-name="ce4" office:value-type="float" office:value="23" calcext:value-type="float">
            <text:p>23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number-columns-repeated="16290"/>
        </table:table-row>
        <table:table-row table:style-name="ro6">
          <table:table-cell table:style-name="ce4" office:value-type="float" office:value="24" calcext:value-type="float">
            <text:p>24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number-columns-repeated="16290"/>
        </table:table-row>
        <table:table-row table:style-name="ro6">
          <table:table-cell table:style-name="ce4" office:value-type="float" office:value="25" calcext:value-type="float">
            <text:p>25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style-name="ce18" table:number-columns-repeated="16290"/>
        </table:table-row>
        <table:table-row table:style-name="ro6">
          <table:table-cell table:style-name="ce4" office:value-type="float" office:value="26" calcext:value-type="float">
            <text:p>26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style-name="ce18" table:number-columns-repeated="16290"/>
        </table:table-row>
        <table:table-row table:style-name="ro6">
          <table:table-cell table:style-name="ce4" office:value-type="float" office:value="27" calcext:value-type="float">
            <text:p>27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style-name="ce18" table:number-columns-repeated="16290"/>
        </table:table-row>
        <table:table-row table:style-name="ro6">
          <table:table-cell table:style-name="ce4" office:value-type="float" office:value="28" calcext:value-type="float">
            <text:p>28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style-name="ce18" table:number-columns-repeated="16290"/>
        </table:table-row>
        <table:table-row table:style-name="ro6">
          <table:table-cell table:style-name="ce4" office:value-type="float" office:value="29" calcext:value-type="float">
            <text:p>29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number-columns-repeated="16290"/>
        </table:table-row>
        <table:table-row table:style-name="ro6">
          <table:table-cell table:style-name="ce4" office:value-type="float" office:value="30" calcext:value-type="float">
            <text:p>30</text:p>
          </table:table-cell>
          <table:table-cell table:style-name="ce10"/>
          <table:table-cell table:style-name="ce16"/>
          <table:table-cell table:style-name="ce21" table:number-columns-repeated="2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92"/>
          <table:table-cell table:style-name="ce43" table:number-columns-repeated="2"/>
          <table:table-cell table:style-name="ce57"/>
          <table:table-cell table:style-name="ce28"/>
          <table:table-cell table:style-name="ce16" table:number-columns-repeated="3"/>
          <table:table-cell table:style-name="ce43" table:number-columns-repeated="7"/>
          <table:table-cell table:style-name="ce57"/>
          <table:table-cell table:style-name="ce100"/>
          <table:table-cell table:number-columns-repeated="16290"/>
        </table:table-row>
        <table:table-row table:style-name="ro6">
          <table:table-cell table:style-name="ce4"/>
          <table:table-cell table:style-name="ce11"/>
          <table:table-cell table:style-name="ce17"/>
          <table:table-cell table:style-name="ce22" table:number-columns-repeated="2"/>
          <table:table-cell table:style-name="ce29"/>
          <table:table-cell table:style-name="ce34" table:number-columns-repeated="3"/>
          <table:table-cell table:style-name="ce44" table:number-columns-repeated="7"/>
          <table:table-cell table:style-name="ce58"/>
          <table:table-cell table:style-name="ce29"/>
          <table:table-cell table:style-name="ce34" table:number-columns-repeated="3"/>
          <table:table-cell table:style-name="ce44" table:number-columns-repeated="7"/>
          <table:table-cell table:style-name="ce58"/>
          <table:table-cell table:style-name="ce29"/>
          <table:table-cell table:style-name="ce34" table:number-columns-repeated="3"/>
          <table:table-cell table:style-name="ce44" table:number-columns-repeated="7"/>
          <table:table-cell table:style-name="ce58"/>
          <table:table-cell table:style-name="ce29"/>
          <table:table-cell table:style-name="ce34" table:number-columns-repeated="3"/>
          <table:table-cell table:style-name="ce44" table:number-columns-repeated="7"/>
          <table:table-cell table:style-name="ce58"/>
          <table:table-cell table:style-name="ce29"/>
          <table:table-cell table:style-name="ce34" table:number-columns-repeated="3"/>
          <table:table-cell table:style-name="ce44" table:number-columns-repeated="7"/>
          <table:table-cell table:style-name="ce58"/>
          <table:table-cell table:style-name="ce29"/>
          <table:table-cell table:style-name="ce34" table:number-columns-repeated="3"/>
          <table:table-cell table:style-name="ce44" table:number-columns-repeated="7"/>
          <table:table-cell table:style-name="ce58"/>
          <table:table-cell table:style-name="ce93"/>
          <table:table-cell table:style-name="ce44" table:number-columns-repeated="2"/>
          <table:table-cell table:style-name="ce58"/>
          <table:table-cell table:style-name="ce29"/>
          <table:table-cell table:style-name="ce34" table:number-columns-repeated="3"/>
          <table:table-cell table:style-name="ce44" table:number-columns-repeated="7"/>
          <table:table-cell table:style-name="ce58"/>
          <table:table-cell table:style-name="ce101"/>
          <table:table-cell table:number-columns-repeated="16290"/>
        </table:table-row>
        <table:table-row table:style-name="ro7">
          <table:table-cell/>
          <table:table-cell table:style-name="ce12" office:value-type="string" calcext:value-type="string">
            <text:p>محمد عمرو محمد السيد مصطفى خليل</text:p>
          </table:table-cell>
          <table:table-cell table:number-columns-repeated="16382"/>
        </table:table-row>
        <table:table-row table:style-name="ro7">
          <table:table-cell table:style-name="ce6" table:number-columns-repeated="2"/>
          <table:table-cell table:style-name="ce18" table:number-columns-repeated="5"/>
          <table:table-cell table:style-name="ce97" office:value-type="string" calcext:value-type="string" table:number-columns-spanned="5" table:number-rows-spanned="1">
            <text:p>كتبة</text:p>
          </table:table-cell>
          <table:covered-table-cell table:number-columns-repeated="4" table:style-name="ce97"/>
          <table:table-cell table:style-name="ce131" table:number-columns-spanned="10" table:number-rows-spanned="1"/>
          <table:covered-table-cell table:number-columns-repeated="9" table:style-name="ce131"/>
          <table:table-cell table:style-name="ce18" table:number-columns-repeated="6"/>
          <table:table-cell table:style-name="ce185" table:number-columns-spanned="5" table:number-rows-spanned="1"/>
          <table:covered-table-cell table:number-columns-repeated="4" table:style-name="ce185"/>
          <table:table-cell table:style-name="ce196" office:value-type="string" calcext:value-type="string" table:number-columns-spanned="4" table:number-rows-spanned="1">
            <text:p>أملى الدرجات </text:p>
          </table:table-cell>
          <table:covered-table-cell table:number-columns-repeated="3" table:style-name="ce196"/>
          <table:table-cell table:style-name="ce196" office:value-type="string" calcext:value-type="string" table:number-columns-spanned="6" table:number-rows-spanned="1">
            <text:p>كتب الدرجات </text:p>
          </table:table-cell>
          <table:covered-table-cell table:number-columns-repeated="5" table:style-name="ce196"/>
          <table:table-cell table:style-name="ce196" office:value-type="string" calcext:value-type="string" table:number-columns-spanned="5" table:number-rows-spanned="1">
            <text:p>راجع الاملاء</text:p>
          </table:table-cell>
          <table:covered-table-cell table:number-columns-repeated="4" table:style-name="ce196"/>
          <table:table-cell table:style-name="ce196" office:value-type="string" calcext:value-type="string" table:number-columns-spanned="5" table:number-rows-spanned="1">
            <text:p>راجع الكتابة</text:p>
          </table:table-cell>
          <table:covered-table-cell table:number-columns-repeated="4" table:style-name="ce196"/>
          <table:table-cell table:style-name="ce236" office:value-type="string" calcext:value-type="string" table:number-columns-spanned="5" table:number-rows-spanned="1">
            <text:p>جمع الدرجات</text:p>
          </table:table-cell>
          <table:covered-table-cell table:number-columns-repeated="4" table:style-name="ce236"/>
          <table:table-cell table:style-name="ce18" table:number-columns-repeated="7"/>
          <table:table-cell table:style-name="ce247" office:value-type="string" calcext:value-type="string" table:number-columns-spanned="8" table:number-rows-spanned="1">
            <text:p>رئيس لجنة النظام والمراقبة</text:p>
          </table:table-cell>
          <table:covered-table-cell table:number-columns-repeated="7" table:style-name="ce247"/>
          <table:table-cell table:style-name="ce89"/>
          <table:table-cell table:style-name="ce18" table:number-columns-repeated="2"/>
          <table:table-cell table:style-name="ce247" office:value-type="string" calcext:value-type="string" table:number-columns-spanned="18" table:number-rows-spanned="1">
            <text:p>مدير المدرسة</text:p>
          </table:table-cell>
          <table:covered-table-cell table:number-columns-repeated="17" table:style-name="ce247"/>
          <table:table-cell table:number-columns-repeated="16290"/>
        </table:table-row>
        <table:table-row table:style-name="ro7">
          <table:table-cell table:style-name="ce6" table:number-columns-repeated="2"/>
          <table:table-cell table:style-name="ce18" table:number-columns-repeated="5"/>
          <table:table-cell table:style-name="ce98" office:value-type="string" calcext:value-type="string" table:number-columns-spanned="5" table:number-rows-spanned="1">
            <text:p>املاه</text:p>
          </table:table-cell>
          <table:covered-table-cell table:number-columns-repeated="4" table:style-name="ce98"/>
          <table:table-cell table:style-name="ce143" table:number-columns-spanned="10" table:number-rows-spanned="1"/>
          <table:covered-table-cell table:number-columns-repeated="9" table:style-name="ce143"/>
          <table:table-cell table:style-name="ce18" table:number-columns-repeated="6"/>
          <table:table-cell table:style-name="ce186" office:value-type="string" calcext:value-type="string" table:number-columns-spanned="5" table:number-rows-spanned="1">
            <text:p>نصف العام</text:p>
          </table:table-cell>
          <table:covered-table-cell table:number-columns-repeated="4" table:style-name="ce186"/>
          <table:table-cell table:style-name="ce203" table:number-columns-spanned="4" table:number-rows-spanned="1"/>
          <table:covered-table-cell table:number-columns-repeated="3" table:style-name="ce203"/>
          <table:table-cell table:style-name="ce222" table:number-columns-spanned="6" table:number-rows-spanned="1"/>
          <table:covered-table-cell table:number-columns-repeated="5" table:style-name="ce222"/>
          <table:table-cell table:style-name="ce232" table:number-columns-spanned="5" table:number-rows-spanned="1"/>
          <table:covered-table-cell table:number-columns-repeated="4" table:style-name="ce232"/>
          <table:table-cell table:style-name="ce203" table:number-columns-spanned="5" table:number-rows-spanned="1"/>
          <table:covered-table-cell table:number-columns-repeated="4" table:style-name="ce203"/>
          <table:table-cell table:style-name="ce237" table:number-columns-spanned="5" table:number-rows-spanned="1"/>
          <table:covered-table-cell table:number-columns-repeated="4" table:style-name="ce237"/>
          <table:table-cell table:style-name="ce60" table:number-columns-repeated="2"/>
          <table:table-cell table:style-name="ce59"/>
          <table:table-cell table:style-name="ce60" table:number-columns-repeated="3"/>
          <table:table-cell table:style-name="ce59"/>
          <table:table-cell table:style-name="ce60" table:number-columns-repeated="2"/>
          <table:table-cell table:style-name="ce59"/>
          <table:table-cell table:style-name="ce18" table:number-columns-repeated="17"/>
          <table:table-cell table:style-name="ce258" table:number-columns-spanned="4" table:number-rows-spanned="1"/>
          <table:covered-table-cell table:number-columns-repeated="3" table:style-name="ce258"/>
          <table:table-cell table:style-name="ce18" table:number-columns-repeated="5"/>
          <table:table-cell table:number-columns-repeated="16290"/>
        </table:table-row>
        <table:table-row table:style-name="ro7">
          <table:table-cell table:style-name="ce6" table:number-columns-repeated="2"/>
          <table:table-cell table:style-name="ce18" table:number-columns-repeated="5"/>
          <table:table-cell table:style-name="ce98" office:value-type="string" calcext:value-type="string" table:number-columns-spanned="5" table:number-rows-spanned="1">
            <text:p>راجع الإملاء</text:p>
          </table:table-cell>
          <table:covered-table-cell table:number-columns-repeated="4" table:style-name="ce98"/>
          <table:table-cell table:style-name="ce143" table:number-columns-spanned="10" table:number-rows-spanned="1"/>
          <table:covered-table-cell table:number-columns-repeated="9" table:style-name="ce143"/>
          <table:table-cell table:style-name="ce18" table:number-columns-repeated="6"/>
          <table:table-cell table:style-name="ce189" office:value-type="string" calcext:value-type="string" table:number-columns-spanned="5" table:number-rows-spanned="1">
            <text:p>آخر العام</text:p>
          </table:table-cell>
          <table:covered-table-cell table:number-columns-repeated="4" table:style-name="ce189"/>
          <table:table-cell table:style-name="ce216" table:number-columns-spanned="4" table:number-rows-spanned="1"/>
          <table:covered-table-cell table:number-columns-repeated="3" table:style-name="ce216"/>
          <table:table-cell table:style-name="ce225" table:number-columns-spanned="6" table:number-rows-spanned="1"/>
          <table:covered-table-cell table:number-columns-repeated="5" table:style-name="ce225"/>
          <table:table-cell table:style-name="ce233" table:number-columns-spanned="5" table:number-rows-spanned="1"/>
          <table:covered-table-cell table:number-columns-repeated="4" table:style-name="ce233"/>
          <table:table-cell table:style-name="ce216" table:number-columns-spanned="5" table:number-rows-spanned="1"/>
          <table:covered-table-cell table:number-columns-repeated="4" table:style-name="ce216"/>
          <table:table-cell table:style-name="ce238" table:number-columns-spanned="5" table:number-rows-spanned="1"/>
          <table:covered-table-cell table:number-columns-repeated="4" table:style-name="ce238"/>
          <table:table-cell table:style-name="ce60" table:number-columns-repeated="2"/>
          <table:table-cell table:style-name="ce59"/>
          <table:table-cell table:style-name="ce60" table:number-columns-repeated="3"/>
          <table:table-cell table:style-name="ce59"/>
          <table:table-cell table:style-name="ce60" table:number-columns-repeated="2"/>
          <table:table-cell table:style-name="ce59"/>
          <table:table-cell table:style-name="ce18" table:number-columns-repeated="17"/>
          <table:table-cell table:style-name="ce258" table:number-columns-spanned="4" table:number-rows-spanned="1"/>
          <table:covered-table-cell table:number-columns-repeated="3" table:style-name="ce258"/>
          <table:table-cell table:style-name="ce18" table:number-columns-repeated="5"/>
          <table:table-cell table:number-columns-repeated="16290"/>
        </table:table-row>
        <table:table-row table:style-name="ro8">
          <table:table-cell table:style-name="ce6" table:number-columns-repeated="2"/>
          <table:table-cell table:style-name="ce18" table:number-columns-repeated="5"/>
          <table:table-cell table:style-name="ce99" office:value-type="string" calcext:value-type="string" table:number-columns-spanned="5" table:number-rows-spanned="1">
            <text:p>راجع الكتابة</text:p>
          </table:table-cell>
          <table:covered-table-cell table:number-columns-repeated="4" table:style-name="ce99"/>
          <table:table-cell table:style-name="ce148" table:number-columns-spanned="10" table:number-rows-spanned="1"/>
          <table:covered-table-cell table:number-columns-repeated="9" table:style-name="ce148"/>
          <table:table-cell table:style-name="ce59"/>
          <table:table-cell table:style-name="ce60" table:number-columns-repeated="3"/>
          <table:table-cell table:style-name="ce59"/>
          <table:table-cell table:style-name="ce60" table:number-columns-repeated="2"/>
          <table:table-cell table:style-name="ce59"/>
          <table:table-cell table:style-name="ce60" table:number-columns-repeated="3"/>
          <table:table-cell table:style-name="ce59"/>
          <table:table-cell table:style-name="ce60" table:number-columns-repeated="3"/>
          <table:table-cell table:style-name="ce59"/>
          <table:table-cell table:style-name="ce60" table:number-columns-repeated="2"/>
          <table:table-cell table:style-name="ce59"/>
          <table:table-cell table:style-name="ce60" table:number-columns-repeated="3"/>
          <table:table-cell table:style-name="ce59"/>
          <table:table-cell table:style-name="ce60" table:number-columns-repeated="3"/>
          <table:table-cell table:style-name="ce59"/>
          <table:table-cell table:style-name="ce60" table:number-columns-repeated="2"/>
          <table:table-cell table:style-name="ce59"/>
          <table:table-cell table:style-name="ce60"/>
          <table:table-cell table:style-name="ce18"/>
          <table:table-cell table:style-name="ce60" table:number-columns-repeated="2"/>
          <table:table-cell table:style-name="ce18"/>
          <table:table-cell table:style-name="ce60" table:number-columns-repeated="3"/>
          <table:table-cell table:style-name="ce59"/>
          <table:table-cell table:style-name="ce60" table:number-columns-repeated="3"/>
          <table:table-cell table:style-name="ce59"/>
          <table:table-cell table:style-name="ce60" table:number-columns-repeated="2"/>
          <table:table-cell table:style-name="ce59"/>
          <table:table-cell table:style-name="ce18" table:number-columns-repeated="13"/>
          <table:table-cell table:style-name="ce59"/>
          <table:table-cell table:style-name="ce60" table:number-columns-repeated="3"/>
          <table:table-cell table:style-name="ce59"/>
          <table:table-cell table:style-name="ce60" table:number-columns-repeated="3"/>
          <table:table-cell table:style-name="ce59"/>
          <table:table-cell table:style-name="ce60" table:number-columns-repeated="2"/>
          <table:table-cell table:style-name="ce59"/>
          <table:table-cell table:style-name="ce18"/>
          <table:table-cell table:number-columns-repeated="16290"/>
        </table:table-row>
        <table:table-row table:style-name="ro2">
          <table:table-cell table:number-columns-repeated="16384"/>
        </table:table-row>
        <table:table-row table:style-name="ro9" table:number-rows-repeated="1048530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الثانى" table:style-name="ta2">
        <office:forms form:automatic-focus="false" form:apply-design-mode="false"/>
        <table:table-column table:style-name="co1" table:default-cell-style-name="ce107"/>
        <table:table-column table:style-name="co9" table:default-cell-style-name="ce107"/>
        <table:table-column table:style-name="co3" table:default-cell-style-name="ce107"/>
        <table:table-column table:style-name="co4" table:number-columns-repeated="2" table:default-cell-style-name="ce107"/>
        <table:table-column table:style-name="co5" table:default-cell-style-name="ce107"/>
        <table:table-column table:style-name="co6" table:number-columns-repeated="4" table:default-cell-style-name="ce107"/>
        <table:table-column table:style-name="co5" table:number-columns-repeated="3" table:default-cell-style-name="ce107"/>
        <table:table-column table:style-name="co6" table:number-columns-repeated="4" table:default-cell-style-name="ce107"/>
        <table:table-column table:style-name="co5" table:default-cell-style-name="ce107"/>
        <table:table-column table:style-name="co6" table:number-columns-repeated="4" table:default-cell-style-name="ce107"/>
        <table:table-column table:style-name="co5" table:number-columns-repeated="3" table:default-cell-style-name="ce107"/>
        <table:table-column table:style-name="co6" table:number-columns-repeated="4" table:default-cell-style-name="ce107"/>
        <table:table-column table:style-name="co5" table:default-cell-style-name="ce107"/>
        <table:table-column table:style-name="co6" table:number-columns-repeated="4" table:default-cell-style-name="ce107"/>
        <table:table-column table:style-name="co5" table:number-columns-repeated="3" table:default-cell-style-name="ce107"/>
        <table:table-column table:style-name="co6" table:number-columns-repeated="4" table:default-cell-style-name="ce107"/>
        <table:table-column table:style-name="co5" table:default-cell-style-name="ce107"/>
        <table:table-column table:style-name="co6" table:number-columns-repeated="4" table:default-cell-style-name="ce107"/>
        <table:table-column table:style-name="co5" table:number-columns-repeated="3" table:default-cell-style-name="ce107"/>
        <table:table-column table:style-name="co6" table:number-columns-repeated="4" table:default-cell-style-name="ce107"/>
        <table:table-column table:style-name="co5" table:default-cell-style-name="ce107"/>
        <table:table-column table:style-name="co6" table:number-columns-repeated="4" table:default-cell-style-name="ce107"/>
        <table:table-column table:style-name="co5" table:number-columns-repeated="3" table:default-cell-style-name="ce107"/>
        <table:table-column table:style-name="co6" table:number-columns-repeated="4" table:default-cell-style-name="ce107"/>
        <table:table-column table:style-name="co5" table:default-cell-style-name="ce107"/>
        <table:table-column table:style-name="co6" table:number-columns-repeated="4" table:default-cell-style-name="ce107"/>
        <table:table-column table:style-name="co5" table:number-columns-repeated="3" table:default-cell-style-name="ce107"/>
        <table:table-column table:style-name="co6" table:number-columns-repeated="8" table:default-cell-style-name="ce107"/>
        <table:table-column table:style-name="co5" table:default-cell-style-name="ce107"/>
        <table:table-column table:style-name="co6" table:number-columns-repeated="4" table:default-cell-style-name="ce107"/>
        <table:table-column table:style-name="co5" table:number-columns-repeated="3" table:default-cell-style-name="ce107"/>
        <table:table-column table:style-name="co6" table:number-columns-repeated="4" table:default-cell-style-name="ce107"/>
        <table:table-column table:style-name="co7" table:default-cell-style-name="ce107"/>
        <table:table-column table:style-name="co8" table:number-columns-repeated="16290"/>
        <table:table-row table:style-name="ro1">
          <table:table-cell table:style-name="ce262" office:value-type="string" calcext:value-type="string" table:number-columns-spanned="2" table:number-rows-spanned="1">
            <text:p>محافظة الجيزة</text:p>
          </table:table-cell>
          <table:covered-table-cell table:style-name="ce262"/>
          <table:table-cell table:style-name="ce271" office:value-type="string" calcext:value-type="string" table:number-columns-spanned="39" table:number-rows-spanned="1">
            <text:p><text:span text:style-name="T1">كشف رصد درجات وتقديرات الصف الثانى الابتدائى  للعام الدراسى  </text:span><text:span text:style-name="T2">2024 /  2025 </text:span><text:span text:style-name="T3">م </text:span></text:p>
          </table:table-cell>
          <table:covered-table-cell table:number-columns-repeated="38" table:style-name="ce271"/>
          <table:table-cell table:style-name="ce322" office:value-type="string" calcext:value-type="string" table:number-columns-spanned="2" table:number-rows-spanned="4">
            <text:p>الأداء المتدرج</text:p>
          </table:table-cell>
          <table:covered-table-cell table:style-name="ce322"/>
          <table:table-cell table:style-name="ce324" office:value-type="string" calcext:value-type="string" table:number-columns-spanned="5" table:number-rows-spanned="1">
            <text:p>فاق التوقعات</text:p>
          </table:table-cell>
          <table:covered-table-cell table:number-columns-repeated="4" table:style-name="ce324"/>
          <table:table-cell table:style-name="ce326" office:value-type="string" calcext:value-type="string" table:number-columns-spanned="4" table:number-rows-spanned="1">
            <text:p>من 85 إلى 100</text:p>
          </table:table-cell>
          <table:covered-table-cell table:number-columns-repeated="3" table:style-name="ce326"/>
          <table:table-cell table:style-name="ce327" office:value-type="string" calcext:value-type="string" table:number-columns-spanned="3" table:number-rows-spanned="1">
            <text:p>أزرق</text:p>
          </table:table-cell>
          <table:covered-table-cell table:number-columns-repeated="2" table:style-name="ce327"/>
          <table:table-cell table:style-name="ce169"/>
          <table:table-cell table:style-name="ce173"/>
          <table:table-cell table:style-name="ce175" table:number-columns-repeated="8"/>
          <table:table-cell table:style-name="ce335" office:value-type="string" calcext:value-type="string" table:number-columns-spanned="16" table:number-rows-spanned="4">
            <text:p>بناء على قرار الوزارى 136 لسنة 2024 يجب حضور التلميذ بنسبه لا تقل عن 60% للفصلين الدراسيين لاداء المهام المذكوره بالماده الرابعه من القرار وفى حالة عدم حضور التلميذ هذه النسبة لا ينقل للصف الاعلى الا بعد اجتياز البرنامج العلاجى</text:p>
          </table:table-cell>
          <table:covered-table-cell table:number-columns-repeated="15" table:style-name="ce335"/>
          <table:table-cell table:style-name="ce184" table:number-columns-repeated="12"/>
          <table:table-cell/>
        </table:table-row>
        <table:table-row table:style-name="ro1">
          <table:table-cell table:style-name="ce262" office:value-type="string" calcext:value-type="string" table:number-columns-spanned="2" table:number-rows-spanned="1">
            <text:p>إدارة أبو النمرس التعليمية</text:p>
          </table:table-cell>
          <table:covered-table-cell table:style-name="ce262"/>
          <table:table-cell table:style-name="ce271" office:value-type="string" calcext:value-type="string" table:number-columns-spanned="39" table:number-rows-spanned="1">
            <text:p>الصف الثانى طبقا للقرار الوزاري 136 لسنة 2024 <text:s text:c="2"/></text:p>
          </table:table-cell>
          <table:covered-table-cell table:number-columns-repeated="38" table:style-name="ce271"/>
          <table:covered-table-cell table:number-columns-repeated="2" table:style-name="ce322"/>
          <table:table-cell table:style-name="ce324" office:value-type="string" calcext:value-type="string" table:number-columns-spanned="5" table:number-rows-spanned="1">
            <text:p>امتلك المعارف والمهارات</text:p>
          </table:table-cell>
          <table:covered-table-cell table:number-columns-repeated="4" table:style-name="ce324"/>
          <table:table-cell table:style-name="ce326" office:value-type="string" calcext:value-type="string" table:number-columns-spanned="4" table:number-rows-spanned="1">
            <text:p>من 65 إلى ا85</text:p>
          </table:table-cell>
          <table:covered-table-cell table:number-columns-repeated="3" table:style-name="ce326"/>
          <table:table-cell table:style-name="ce326" office:value-type="string" calcext:value-type="string" table:number-columns-spanned="3" table:number-rows-spanned="1">
            <text:p>أخضر</text:p>
          </table:table-cell>
          <table:covered-table-cell table:number-columns-repeated="2" table:style-name="ce326"/>
          <table:table-cell table:style-name="ce170"/>
          <table:table-cell table:style-name="ce174" table:number-columns-repeated="9"/>
          <table:covered-table-cell table:number-columns-repeated="16" table:style-name="ce335"/>
          <table:table-cell table:style-name="ce184" table:number-columns-repeated="12"/>
          <table:table-cell/>
        </table:table-row>
        <table:table-row table:style-name="ro1">
          <table:table-cell table:style-name="ce262" office:value-type="string" calcext:value-type="string" table:number-columns-spanned="2" table:number-rows-spanned="1">
            <text:p>مدرسة : ...............................</text:p>
          </table:table-cell>
          <table:covered-table-cell table:style-name="ce262"/>
          <table:table-cell table:style-name="ce113" table:number-columns-repeated="4"/>
          <table:table-cell table:style-name="ce129" table:number-columns-repeated="3"/>
          <table:table-cell table:style-name="ce138"/>
          <table:table-cell table:style-name="ce129" table:number-columns-repeated="3"/>
          <table:table-cell table:style-name="ce138"/>
          <table:table-cell table:style-name="ce129" table:number-columns-repeated="2"/>
          <table:table-cell table:style-name="ce138"/>
          <table:table-cell table:style-name="ce129" table:number-columns-repeated="3"/>
          <table:table-cell table:style-name="ce138"/>
          <table:table-cell table:style-name="ce129" table:number-columns-repeated="3"/>
          <table:table-cell table:style-name="ce138"/>
          <table:table-cell table:style-name="ce129" table:number-columns-repeated="2"/>
          <table:table-cell table:style-name="ce138"/>
          <table:table-cell table:style-name="ce129" table:number-columns-repeated="3"/>
          <table:table-cell table:style-name="ce138"/>
          <table:table-cell table:style-name="ce129" table:number-columns-repeated="3"/>
          <table:table-cell table:style-name="ce138"/>
          <table:table-cell table:style-name="ce129"/>
          <table:table-cell table:style-name="ce137"/>
          <table:table-cell table:style-name="ce147"/>
          <table:table-cell table:style-name="ce137" table:number-columns-repeated="2"/>
          <table:covered-table-cell table:number-columns-repeated="2" table:style-name="ce322"/>
          <table:table-cell table:style-name="ce324" office:value-type="string" calcext:value-type="string" table:number-columns-spanned="5" table:number-rows-spanned="1">
            <text:p>في حاجة إلى بعض الدعم</text:p>
          </table:table-cell>
          <table:covered-table-cell table:number-columns-repeated="4" table:style-name="ce324"/>
          <table:table-cell table:style-name="ce327" office:value-type="string" calcext:value-type="string" table:number-columns-spanned="4" table:number-rows-spanned="1">
            <text:p>من 50 إلى 65</text:p>
          </table:table-cell>
          <table:covered-table-cell table:number-columns-repeated="3" table:style-name="ce327"/>
          <table:table-cell table:style-name="ce326" office:value-type="string" calcext:value-type="string" table:number-columns-spanned="3" table:number-rows-spanned="1">
            <text:p>أصفر</text:p>
          </table:table-cell>
          <table:covered-table-cell table:number-columns-repeated="2" table:style-name="ce326"/>
          <table:table-cell table:style-name="ce171"/>
          <table:table-cell table:style-name="ce174" table:number-columns-repeated="9"/>
          <table:covered-table-cell table:number-columns-repeated="16" table:style-name="ce335"/>
          <table:table-cell table:style-name="ce129" table:number-columns-repeated="2"/>
          <table:table-cell table:style-name="ce138"/>
          <table:table-cell table:style-name="ce129" table:number-columns-repeated="3"/>
          <table:table-cell table:style-name="ce138"/>
          <table:table-cell table:style-name="ce129"/>
          <table:table-cell table:style-name="ce137"/>
          <table:table-cell table:style-name="ce147"/>
          <table:table-cell table:style-name="ce137" table:number-columns-repeated="2"/>
          <table:table-cell/>
        </table:table-row>
        <table:table-row table:style-name="ro1">
          <table:table-cell table:style-name="ce104"/>
          <table:table-cell table:style-name="ce109"/>
          <table:table-cell table:style-name="ce113" table:number-columns-repeated="4"/>
          <table:table-cell table:style-name="ce130" table:number-columns-repeated="3"/>
          <table:table-cell table:style-name="ce139"/>
          <table:table-cell table:style-name="ce130" table:number-columns-repeated="3"/>
          <table:table-cell table:style-name="ce139"/>
          <table:table-cell table:style-name="ce130" table:number-columns-repeated="2"/>
          <table:table-cell table:style-name="ce139"/>
          <table:table-cell table:style-name="ce130" table:number-columns-repeated="3"/>
          <table:table-cell table:style-name="ce139"/>
          <table:table-cell table:style-name="ce130" table:number-columns-repeated="3"/>
          <table:table-cell table:style-name="ce139"/>
          <table:table-cell table:style-name="ce130" table:number-columns-repeated="2"/>
          <table:table-cell table:style-name="ce139"/>
          <table:table-cell table:style-name="ce130" table:number-columns-repeated="3"/>
          <table:table-cell table:style-name="ce139"/>
          <table:table-cell table:style-name="ce130" table:number-columns-repeated="3"/>
          <table:table-cell table:style-name="ce139"/>
          <table:table-cell table:style-name="ce130" table:number-columns-repeated="2"/>
          <table:table-cell table:style-name="ce139"/>
          <table:table-cell table:style-name="ce130" table:number-columns-repeated="2"/>
          <table:covered-table-cell table:number-columns-repeated="2" table:style-name="ce322"/>
          <table:table-cell table:style-name="ce325" office:value-type="string" calcext:value-type="string" table:number-columns-spanned="5" table:number-rows-spanned="1">
            <text:p>لم يتقن المعارف والمهارات</text:p>
          </table:table-cell>
          <table:covered-table-cell table:number-columns-repeated="4" table:style-name="ce325"/>
          <table:table-cell table:style-name="ce327" office:value-type="string" calcext:value-type="string" table:number-columns-spanned="4" table:number-rows-spanned="1">
            <text:p>من 1 إلى 50</text:p>
          </table:table-cell>
          <table:covered-table-cell table:number-columns-repeated="3" table:style-name="ce327"/>
          <table:table-cell table:style-name="ce327" office:value-type="string" calcext:value-type="string" table:number-columns-spanned="3" table:number-rows-spanned="1">
            <text:p>أحمر</text:p>
          </table:table-cell>
          <table:covered-table-cell table:number-columns-repeated="2" table:style-name="ce327"/>
          <table:table-cell table:style-name="ce172"/>
          <table:table-cell table:style-name="ce174" table:number-columns-repeated="9"/>
          <table:covered-table-cell table:number-columns-repeated="16" table:style-name="ce335"/>
          <table:table-cell table:style-name="ce130" table:number-columns-repeated="2"/>
          <table:table-cell table:style-name="ce139"/>
          <table:table-cell table:style-name="ce130" table:number-columns-repeated="3"/>
          <table:table-cell table:style-name="ce139"/>
          <table:table-cell table:style-name="ce130" table:number-columns-repeated="2"/>
          <table:table-cell table:style-name="ce139"/>
          <table:table-cell table:style-name="ce130" table:number-columns-repeated="2"/>
          <table:table-cell table:style-name="ce109"/>
        </table:table-row>
        <table:table-row table:style-name="ro7">
          <table:table-cell table:style-name="ce264" office:value-type="string" calcext:value-type="string" table:number-columns-spanned="1" table:number-rows-spanned="4">
            <text:p>مسلسل</text:p>
          </table:table-cell>
          <table:table-cell table:style-name="ce269" office:value-type="string" calcext:value-type="string" table:number-columns-spanned="1" table:number-rows-spanned="4">
            <text:p>اســــــم التلمـــــــــيذ</text:p>
          </table:table-cell>
          <table:table-cell table:style-name="ce269" office:value-type="string" calcext:value-type="string" table:number-columns-spanned="1" table:number-rows-spanned="4">
            <text:p>ناريخ الميلاد</text:p>
          </table:table-cell>
          <table:table-cell table:style-name="ce277" office:value-type="string" calcext:value-type="string" table:number-columns-spanned="1" table:number-rows-spanned="4">
            <text:p>حالة القيد</text:p>
          </table:table-cell>
          <table:table-cell table:style-name="ce281" office:value-type="string" calcext:value-type="string" table:number-columns-spanned="1" table:number-rows-spanned="4">
            <text:p>الديانة</text:p>
          </table:table-cell>
          <table:table-cell table:style-name="ce282" office:value-type="string" calcext:value-type="string" table:number-columns-spanned="12" table:number-rows-spanned="1">
            <text:p>اللغة العربية</text:p>
          </table:table-cell>
          <table:covered-table-cell table:number-columns-repeated="11" table:style-name="ce282"/>
          <table:table-cell table:style-name="ce282" office:value-type="string" calcext:value-type="string" table:number-columns-spanned="12" table:number-rows-spanned="1">
            <text:p>اللغة الانجليزية</text:p>
          </table:table-cell>
          <table:covered-table-cell table:number-columns-repeated="11" table:style-name="ce282"/>
          <table:table-cell table:style-name="ce282" office:value-type="string" calcext:value-type="string" table:number-columns-spanned="12" table:number-rows-spanned="1">
            <text:p>الرياضيات</text:p>
          </table:table-cell>
          <table:covered-table-cell table:number-columns-repeated="11" table:style-name="ce282"/>
          <table:table-cell table:style-name="ce282" office:value-type="string" calcext:value-type="string" table:number-columns-spanned="12" table:number-rows-spanned="1">
            <text:p>متعدد التخصصات</text:p>
          </table:table-cell>
          <table:covered-table-cell table:number-columns-repeated="11" table:style-name="ce282"/>
          <table:table-cell table:style-name="ce282" office:value-type="string" calcext:value-type="string" table:number-columns-spanned="12" table:number-rows-spanned="1">
            <text:p>التربية البدنية والصحية</text:p>
          </table:table-cell>
          <table:covered-table-cell table:number-columns-repeated="11" table:style-name="ce282"/>
          <table:table-cell table:style-name="ce282" office:value-type="string" calcext:value-type="string" table:number-columns-spanned="12" table:number-rows-spanned="1">
            <text:p>التربية الدينية</text:p>
          </table:table-cell>
          <table:covered-table-cell table:number-columns-repeated="11" table:style-name="ce282"/>
          <table:table-cell table:style-name="ce282" office:value-type="string" calcext:value-type="string" table:number-columns-spanned="4" table:number-rows-spanned="1">
            <text:p>التوكاتسو</text:p>
          </table:table-cell>
          <table:covered-table-cell table:number-columns-repeated="3" table:style-name="ce282"/>
          <table:table-cell table:style-name="ce344" office:value-type="string" calcext:value-type="string" table:number-columns-spanned="12" table:number-rows-spanned="1">
            <text:p>اللغة الانجليزية ( connect ) خاص بمدارس اللغات </text:p>
          </table:table-cell>
          <table:covered-table-cell table:number-columns-repeated="11" table:style-name="ce344"/>
          <table:table-cell table:style-name="ce345" office:value-type="string" calcext:value-type="string" table:number-columns-spanned="1" table:number-rows-spanned="4">
            <text:p>نتيجة الطالب</text:p>
          </table:table-cell>
        </table:table-row>
        <table:table-row table:style-name="ro7">
          <table:covered-table-cell table:style-name="ce264"/>
          <table:covered-table-cell table:number-columns-repeated="2" table:style-name="ce269"/>
          <table:covered-table-cell table:style-name="ce277"/>
          <table:covered-table-cell table:style-name="ce281"/>
          <table:table-cell table:style-name="ce283" office:value-type="string" calcext:value-type="string" table:number-columns-spanned="5" table:number-rows-spanned="1">
            <text:p>الفصل الدراسي الأول</text:p>
          </table:table-cell>
          <table:covered-table-cell table:number-columns-repeated="4" table:style-name="ce283"/>
          <table:table-cell table:style-name="ce302" office:value-type="string" calcext:value-type="string" table:number-columns-spanned="7" table:number-rows-spanned="1">
            <text:p>الفصل الدراسي الثانى</text:p>
          </table:table-cell>
          <table:covered-table-cell table:number-columns-repeated="6" table:style-name="ce302"/>
          <table:table-cell table:style-name="ce283" office:value-type="string" calcext:value-type="string" table:number-columns-spanned="5" table:number-rows-spanned="1">
            <text:p>الفصل الدراسي الأول</text:p>
          </table:table-cell>
          <table:covered-table-cell table:number-columns-repeated="4" table:style-name="ce283"/>
          <table:table-cell table:style-name="ce302" office:value-type="string" calcext:value-type="string" table:number-columns-spanned="7" table:number-rows-spanned="1">
            <text:p>الفصل الدراسي الثانى</text:p>
          </table:table-cell>
          <table:covered-table-cell table:number-columns-repeated="6" table:style-name="ce302"/>
          <table:table-cell table:style-name="ce283" office:value-type="string" calcext:value-type="string" table:number-columns-spanned="5" table:number-rows-spanned="1">
            <text:p>الفصل الدراسي الأول</text:p>
          </table:table-cell>
          <table:covered-table-cell table:number-columns-repeated="4" table:style-name="ce283"/>
          <table:table-cell table:style-name="ce302" office:value-type="string" calcext:value-type="string" table:number-columns-spanned="7" table:number-rows-spanned="1">
            <text:p>الفصل الدراسي الثانى</text:p>
          </table:table-cell>
          <table:covered-table-cell table:number-columns-repeated="6" table:style-name="ce302"/>
          <table:table-cell table:style-name="ce283" office:value-type="string" calcext:value-type="string" table:number-columns-spanned="5" table:number-rows-spanned="1">
            <text:p>الفصل الدراسي الأول</text:p>
          </table:table-cell>
          <table:covered-table-cell table:number-columns-repeated="4" table:style-name="ce283"/>
          <table:table-cell table:style-name="ce302" office:value-type="string" calcext:value-type="string" table:number-columns-spanned="7" table:number-rows-spanned="1">
            <text:p>الفصل الدراسي الثانى</text:p>
          </table:table-cell>
          <table:covered-table-cell table:number-columns-repeated="6" table:style-name="ce302"/>
          <table:table-cell table:style-name="ce283" office:value-type="string" calcext:value-type="string" table:number-columns-spanned="5" table:number-rows-spanned="1">
            <text:p>الفصل الدراسي الأول</text:p>
          </table:table-cell>
          <table:covered-table-cell table:number-columns-repeated="4" table:style-name="ce283"/>
          <table:table-cell table:style-name="ce302" office:value-type="string" calcext:value-type="string" table:number-columns-spanned="7" table:number-rows-spanned="1">
            <text:p>الفصل الدراسي الثانى</text:p>
          </table:table-cell>
          <table:covered-table-cell table:number-columns-repeated="6" table:style-name="ce302"/>
          <table:table-cell table:style-name="ce283" office:value-type="string" calcext:value-type="string" table:number-columns-spanned="5" table:number-rows-spanned="1">
            <text:p>الفصل الدراسي الأول</text:p>
          </table:table-cell>
          <table:covered-table-cell table:number-columns-repeated="4" table:style-name="ce283"/>
          <table:table-cell table:style-name="ce302" office:value-type="string" calcext:value-type="string" table:number-columns-spanned="7" table:number-rows-spanned="1">
            <text:p>الفصل الدراسي الثانى</text:p>
          </table:table-cell>
          <table:covered-table-cell table:number-columns-repeated="6" table:style-name="ce302"/>
          <table:table-cell table:style-name="ce337" office:value-type="string" calcext:value-type="string" table:number-columns-spanned="2" table:number-rows-spanned="2">
            <text:p>الفصل الدراسى الاول</text:p>
          </table:table-cell>
          <table:covered-table-cell table:style-name="ce337"/>
          <table:table-cell table:style-name="ce341" office:value-type="string" calcext:value-type="string" table:number-columns-spanned="2" table:number-rows-spanned="2">
            <text:p>الفصل الدراسي الثانى</text:p>
          </table:table-cell>
          <table:covered-table-cell table:style-name="ce341"/>
          <table:table-cell table:style-name="ce283" office:value-type="string" calcext:value-type="string" table:number-columns-spanned="5" table:number-rows-spanned="1">
            <text:p>الفصل الدراسي الأول</text:p>
          </table:table-cell>
          <table:covered-table-cell table:number-columns-repeated="4" table:style-name="ce283"/>
          <table:table-cell table:style-name="ce302" office:value-type="string" calcext:value-type="string" table:number-columns-spanned="7" table:number-rows-spanned="1">
            <text:p>الفصل الدراسي الثانى</text:p>
          </table:table-cell>
          <table:covered-table-cell table:number-columns-repeated="6" table:style-name="ce302"/>
          <table:covered-table-cell table:style-name="ce345"/>
        </table:table-row>
        <table:table-row table:style-name="ro4">
          <table:covered-table-cell table:style-name="ce264"/>
          <table:covered-table-cell table:number-columns-repeated="2" table:style-name="ce269"/>
          <table:covered-table-cell table:style-name="ce277"/>
          <table:covered-table-cell table:style-name="ce281"/>
          <table:table-cell table:style-name="ce125" office:value-type="string" calcext:value-type="string">
            <text:p>الدرجة</text:p>
          </table:table-cell>
          <table:table-cell table:style-name="ce290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290"/>
          <table:table-cell table:style-name="ce144" office:value-type="string" calcext:value-type="string">
            <text:p>الدرجة</text:p>
          </table:table-cell>
          <table:table-cell table:style-name="ce146" office:value-type="string" calcext:value-type="string">
            <text:p>مجموع الفصلين</text:p>
          </table:table-cell>
          <table:table-cell table:style-name="ce144" office:value-type="string" calcext:value-type="string">
            <text:p>المتوسط</text:p>
          </table:table-cell>
          <table:table-cell table:style-name="ce307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307"/>
          <table:table-cell table:style-name="ce125" office:value-type="string" calcext:value-type="string">
            <text:p>الدرجة</text:p>
          </table:table-cell>
          <table:table-cell table:style-name="ce290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290"/>
          <table:table-cell table:style-name="ce144" office:value-type="string" calcext:value-type="string">
            <text:p>الدرجة</text:p>
          </table:table-cell>
          <table:table-cell table:style-name="ce146" office:value-type="string" calcext:value-type="string">
            <text:p>مجموع الفصلين</text:p>
          </table:table-cell>
          <table:table-cell table:style-name="ce144" office:value-type="string" calcext:value-type="string">
            <text:p>المتوسط</text:p>
          </table:table-cell>
          <table:table-cell table:style-name="ce307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307"/>
          <table:table-cell table:style-name="ce125" office:value-type="string" calcext:value-type="string">
            <text:p>الدرجة</text:p>
          </table:table-cell>
          <table:table-cell table:style-name="ce290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290"/>
          <table:table-cell table:style-name="ce144" office:value-type="string" calcext:value-type="string">
            <text:p>الدرجة</text:p>
          </table:table-cell>
          <table:table-cell table:style-name="ce146" office:value-type="string" calcext:value-type="string">
            <text:p>مجموع الفصلين</text:p>
          </table:table-cell>
          <table:table-cell table:style-name="ce144" office:value-type="string" calcext:value-type="string">
            <text:p>المتوسط</text:p>
          </table:table-cell>
          <table:table-cell table:style-name="ce307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307"/>
          <table:table-cell table:style-name="ce125" office:value-type="string" calcext:value-type="string">
            <text:p>الدرجة</text:p>
          </table:table-cell>
          <table:table-cell table:style-name="ce290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290"/>
          <table:table-cell table:style-name="ce144" office:value-type="string" calcext:value-type="string">
            <text:p>الدرجة</text:p>
          </table:table-cell>
          <table:table-cell table:style-name="ce146" office:value-type="string" calcext:value-type="string">
            <text:p>مجموع الفصلين</text:p>
          </table:table-cell>
          <table:table-cell table:style-name="ce144" office:value-type="string" calcext:value-type="string">
            <text:p>المتوسط</text:p>
          </table:table-cell>
          <table:table-cell table:style-name="ce307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307"/>
          <table:table-cell table:style-name="ce125" office:value-type="string" calcext:value-type="string">
            <text:p>الدرجة</text:p>
          </table:table-cell>
          <table:table-cell table:style-name="ce290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290"/>
          <table:table-cell table:style-name="ce144" office:value-type="string" calcext:value-type="string">
            <text:p>الدرجة</text:p>
          </table:table-cell>
          <table:table-cell table:style-name="ce146" office:value-type="string" calcext:value-type="string">
            <text:p>مجموع الفصلين</text:p>
          </table:table-cell>
          <table:table-cell table:style-name="ce144" office:value-type="string" calcext:value-type="string">
            <text:p>المتوسط</text:p>
          </table:table-cell>
          <table:table-cell table:style-name="ce307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307"/>
          <table:table-cell table:style-name="ce125" office:value-type="string" calcext:value-type="string">
            <text:p>الدرجة</text:p>
          </table:table-cell>
          <table:table-cell table:style-name="ce290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290"/>
          <table:table-cell table:style-name="ce144" office:value-type="string" calcext:value-type="string">
            <text:p>الدرجة</text:p>
          </table:table-cell>
          <table:table-cell table:style-name="ce177" office:value-type="string" calcext:value-type="string">
            <text:p>مجموع الفصلين</text:p>
          </table:table-cell>
          <table:table-cell table:style-name="ce144" office:value-type="string" calcext:value-type="string">
            <text:p>المتوسط</text:p>
          </table:table-cell>
          <table:table-cell table:style-name="ce307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307"/>
          <table:covered-table-cell table:number-columns-repeated="2" table:style-name="ce337"/>
          <table:covered-table-cell table:number-columns-repeated="2" table:style-name="ce341"/>
          <table:table-cell table:style-name="ce125" office:value-type="string" calcext:value-type="string">
            <text:p>الدرجة</text:p>
          </table:table-cell>
          <table:table-cell table:style-name="ce290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290"/>
          <table:table-cell table:style-name="ce144" office:value-type="string" calcext:value-type="string">
            <text:p>الدرجة</text:p>
          </table:table-cell>
          <table:table-cell table:style-name="ce146" office:value-type="string" calcext:value-type="string">
            <text:p>مجموع الفصلين</text:p>
          </table:table-cell>
          <table:table-cell table:style-name="ce144" office:value-type="string" calcext:value-type="string">
            <text:p>المتوسط</text:p>
          </table:table-cell>
          <table:table-cell table:style-name="ce307" office:value-type="string" calcext:value-type="string" table:number-columns-spanned="4" table:number-rows-spanned="1">
            <text:p>قياس الأداء المتدرج</text:p>
          </table:table-cell>
          <table:covered-table-cell table:number-columns-repeated="3" table:style-name="ce307"/>
          <table:covered-table-cell table:style-name="ce345"/>
        </table:table-row>
        <table:table-row table:style-name="ro10">
          <table:covered-table-cell table:style-name="ce264"/>
          <table:covered-table-cell table:number-columns-repeated="2" table:style-name="ce269"/>
          <table:covered-table-cell table:style-name="ce277"/>
          <table:covered-table-cell table:style-name="ce281"/>
          <table:table-cell table:style-name="ce126" office:value-type="float" office:value="100" calcext:value-type="float">
            <text:p>100</text:p>
          </table:table-cell>
          <table:table-cell table:style-name="ce132" office:value-type="string" calcext:value-type="string">
            <text:p>يفوق التوقعات</text:p>
          </table:table-cell>
          <table:table-cell table:style-name="ce134" office:value-type="string" calcext:value-type="string">
            <text:p>يلبي التوقعات</text:p>
          </table:table-cell>
          <table:table-cell table:style-name="ce136" office:value-type="string" calcext:value-type="string">
            <text:p>يلبي التوقعات احيانا</text:p>
          </table:table-cell>
          <table:table-cell table:style-name="ce140" office:value-type="string" calcext:value-type="string">
            <text:p>اقل من التوقع</text:p>
          </table:table-cell>
          <table:table-cell table:style-name="ce145" office:value-type="float" office:value="100" calcext:value-type="float">
            <text:p>100</text:p>
          </table:table-cell>
          <table:table-cell table:style-name="ce145" office:value-type="float" office:value="200" calcext:value-type="float">
            <text:p>200</text:p>
          </table:table-cell>
          <table:table-cell table:style-name="ce145" office:value-type="float" office:value="100" calcext:value-type="float">
            <text:p>100</text:p>
          </table:table-cell>
          <table:table-cell table:style-name="ce132" office:value-type="string" calcext:value-type="string">
            <text:p>يفوق التوقعات</text:p>
          </table:table-cell>
          <table:table-cell table:style-name="ce134" office:value-type="string" calcext:value-type="string">
            <text:p>يلبي التوقعات</text:p>
          </table:table-cell>
          <table:table-cell table:style-name="ce136" office:value-type="string" calcext:value-type="string">
            <text:p>يلبي التوقعات احيانا</text:p>
          </table:table-cell>
          <table:table-cell table:style-name="ce140" office:value-type="string" calcext:value-type="string">
            <text:p>اقل من التوقع</text:p>
          </table:table-cell>
          <table:table-cell table:style-name="ce126" office:value-type="float" office:value="100" calcext:value-type="float">
            <text:p>100</text:p>
          </table:table-cell>
          <table:table-cell table:style-name="ce132" office:value-type="string" calcext:value-type="string">
            <text:p>يفوق التوقعات</text:p>
          </table:table-cell>
          <table:table-cell table:style-name="ce134" office:value-type="string" calcext:value-type="string">
            <text:p>يلبي التوقعات</text:p>
          </table:table-cell>
          <table:table-cell table:style-name="ce136" office:value-type="string" calcext:value-type="string">
            <text:p>يلبي التوقعات احيانا</text:p>
          </table:table-cell>
          <table:table-cell table:style-name="ce140" office:value-type="string" calcext:value-type="string">
            <text:p>اقل من التوقع</text:p>
          </table:table-cell>
          <table:table-cell table:style-name="ce145" office:value-type="float" office:value="100" calcext:value-type="float">
            <text:p>100</text:p>
          </table:table-cell>
          <table:table-cell table:style-name="ce145" office:value-type="float" office:value="200" calcext:value-type="float">
            <text:p>200</text:p>
          </table:table-cell>
          <table:table-cell table:style-name="ce145" office:value-type="float" office:value="100" calcext:value-type="float">
            <text:p>100</text:p>
          </table:table-cell>
          <table:table-cell table:style-name="ce132" office:value-type="string" calcext:value-type="string">
            <text:p>يفوق التوقعات</text:p>
          </table:table-cell>
          <table:table-cell table:style-name="ce134" office:value-type="string" calcext:value-type="string">
            <text:p>يلبي التوقعات</text:p>
          </table:table-cell>
          <table:table-cell table:style-name="ce136" office:value-type="string" calcext:value-type="string">
            <text:p>يلبي التوقعات احيانا</text:p>
          </table:table-cell>
          <table:table-cell table:style-name="ce140" office:value-type="string" calcext:value-type="string">
            <text:p>اقل من التوقع</text:p>
          </table:table-cell>
          <table:table-cell table:style-name="ce126" office:value-type="float" office:value="100" calcext:value-type="float">
            <text:p>100</text:p>
          </table:table-cell>
          <table:table-cell table:style-name="ce132" office:value-type="string" calcext:value-type="string">
            <text:p>يفوق التوقعات</text:p>
          </table:table-cell>
          <table:table-cell table:style-name="ce134" office:value-type="string" calcext:value-type="string">
            <text:p>يلبي التوقعات</text:p>
          </table:table-cell>
          <table:table-cell table:style-name="ce136" office:value-type="string" calcext:value-type="string">
            <text:p>يلبي التوقعات احيانا</text:p>
          </table:table-cell>
          <table:table-cell table:style-name="ce140" office:value-type="string" calcext:value-type="string">
            <text:p>اقل من التوقع</text:p>
          </table:table-cell>
          <table:table-cell table:style-name="ce145" office:value-type="float" office:value="100" calcext:value-type="float">
            <text:p>100</text:p>
          </table:table-cell>
          <table:table-cell table:style-name="ce145" office:value-type="float" office:value="200" calcext:value-type="float">
            <text:p>200</text:p>
          </table:table-cell>
          <table:table-cell table:style-name="ce145" office:value-type="float" office:value="100" calcext:value-type="float">
            <text:p>100</text:p>
          </table:table-cell>
          <table:table-cell table:style-name="ce132" office:value-type="string" calcext:value-type="string">
            <text:p>يفوق التوقعات</text:p>
          </table:table-cell>
          <table:table-cell table:style-name="ce134" office:value-type="string" calcext:value-type="string">
            <text:p>يلبي التوقعات</text:p>
          </table:table-cell>
          <table:table-cell table:style-name="ce136" office:value-type="string" calcext:value-type="string">
            <text:p>يلبي التوقعات احيانا</text:p>
          </table:table-cell>
          <table:table-cell table:style-name="ce140" office:value-type="string" calcext:value-type="string">
            <text:p>اقل من التوقع</text:p>
          </table:table-cell>
          <table:table-cell table:style-name="ce126" office:value-type="float" office:value="100" calcext:value-type="float">
            <text:p>100</text:p>
          </table:table-cell>
          <table:table-cell table:style-name="ce132" office:value-type="string" calcext:value-type="string">
            <text:p>يفوق التوقعات</text:p>
          </table:table-cell>
          <table:table-cell table:style-name="ce134" office:value-type="string" calcext:value-type="string">
            <text:p>يلبي التوقعات</text:p>
          </table:table-cell>
          <table:table-cell table:style-name="ce136" office:value-type="string" calcext:value-type="string">
            <text:p>يلبي التوقعات احيانا</text:p>
          </table:table-cell>
          <table:table-cell table:style-name="ce140" office:value-type="string" calcext:value-type="string">
            <text:p>اقل من التوقع</text:p>
          </table:table-cell>
          <table:table-cell table:style-name="ce145" office:value-type="float" office:value="100" calcext:value-type="float">
            <text:p>100</text:p>
          </table:table-cell>
          <table:table-cell table:style-name="ce145" office:value-type="float" office:value="200" calcext:value-type="float">
            <text:p>200</text:p>
          </table:table-cell>
          <table:table-cell table:style-name="ce145" office:value-type="float" office:value="100" calcext:value-type="float">
            <text:p>100</text:p>
          </table:table-cell>
          <table:table-cell table:style-name="ce132" office:value-type="string" calcext:value-type="string">
            <text:p>يفوق التوقعات</text:p>
          </table:table-cell>
          <table:table-cell table:style-name="ce134" office:value-type="string" calcext:value-type="string">
            <text:p>يلبي التوقعات</text:p>
          </table:table-cell>
          <table:table-cell table:style-name="ce136" office:value-type="string" calcext:value-type="string">
            <text:p>يلبي التوقعات احيانا</text:p>
          </table:table-cell>
          <table:table-cell table:style-name="ce140" office:value-type="string" calcext:value-type="string">
            <text:p>اقل من التوقع</text:p>
          </table:table-cell>
          <table:table-cell table:style-name="ce126" office:value-type="float" office:value="100" calcext:value-type="float">
            <text:p>100</text:p>
          </table:table-cell>
          <table:table-cell table:style-name="ce132" office:value-type="string" calcext:value-type="string">
            <text:p>يفوق التوقعات</text:p>
          </table:table-cell>
          <table:table-cell table:style-name="ce134" office:value-type="string" calcext:value-type="string">
            <text:p>يلبي التوقعات</text:p>
          </table:table-cell>
          <table:table-cell table:style-name="ce136" office:value-type="string" calcext:value-type="string">
            <text:p>يلبي التوقعات احيانا</text:p>
          </table:table-cell>
          <table:table-cell table:style-name="ce140" office:value-type="string" calcext:value-type="string">
            <text:p>اقل من التوقع</text:p>
          </table:table-cell>
          <table:table-cell table:style-name="ce145" office:value-type="float" office:value="100" calcext:value-type="float">
            <text:p>100</text:p>
          </table:table-cell>
          <table:table-cell table:style-name="ce145" office:value-type="float" office:value="200" calcext:value-type="float">
            <text:p>200</text:p>
          </table:table-cell>
          <table:table-cell table:style-name="ce145" office:value-type="float" office:value="100" calcext:value-type="float">
            <text:p>100</text:p>
          </table:table-cell>
          <table:table-cell table:style-name="ce132" office:value-type="string" calcext:value-type="string">
            <text:p>يفوق التوقعات</text:p>
          </table:table-cell>
          <table:table-cell table:style-name="ce134" office:value-type="string" calcext:value-type="string">
            <text:p>يلبي التوقعات</text:p>
          </table:table-cell>
          <table:table-cell table:style-name="ce136" office:value-type="string" calcext:value-type="string">
            <text:p>يلبي التوقعات احيانا</text:p>
          </table:table-cell>
          <table:table-cell table:style-name="ce140" office:value-type="string" calcext:value-type="string">
            <text:p>اقل من التوقع</text:p>
          </table:table-cell>
          <table:table-cell table:style-name="ce126" office:value-type="float" office:value="100" calcext:value-type="float">
            <text:p>100</text:p>
          </table:table-cell>
          <table:table-cell table:style-name="ce132" office:value-type="string" calcext:value-type="string">
            <text:p>يفوق التوقعات</text:p>
          </table:table-cell>
          <table:table-cell table:style-name="ce134" office:value-type="string" calcext:value-type="string">
            <text:p>يلبي التوقعات</text:p>
          </table:table-cell>
          <table:table-cell table:style-name="ce136" office:value-type="string" calcext:value-type="string">
            <text:p>يلبي التوقعات احيانا</text:p>
          </table:table-cell>
          <table:table-cell table:style-name="ce140" office:value-type="string" calcext:value-type="string">
            <text:p>اقل من التوقع</text:p>
          </table:table-cell>
          <table:table-cell table:style-name="ce145" office:value-type="float" office:value="100" calcext:value-type="float">
            <text:p>100</text:p>
          </table:table-cell>
          <table:table-cell table:style-name="ce145" office:value-type="float" office:value="200" calcext:value-type="float">
            <text:p>200</text:p>
          </table:table-cell>
          <table:table-cell table:style-name="ce145" office:value-type="float" office:value="100" calcext:value-type="float">
            <text:p>100</text:p>
          </table:table-cell>
          <table:table-cell table:style-name="ce132" office:value-type="string" calcext:value-type="string">
            <text:p>يفوق التوقعات</text:p>
          </table:table-cell>
          <table:table-cell table:style-name="ce134" office:value-type="string" calcext:value-type="string">
            <text:p>يلبي التوقعات</text:p>
          </table:table-cell>
          <table:table-cell table:style-name="ce136" office:value-type="string" calcext:value-type="string">
            <text:p>يلبي التوقعات احيانا</text:p>
          </table:table-cell>
          <table:table-cell table:style-name="ce140" office:value-type="string" calcext:value-type="string">
            <text:p>اقل من التوقع</text:p>
          </table:table-cell>
          <table:table-cell table:style-name="ce179" office:value-type="string" calcext:value-type="string">
            <text:p>اجتاز</text:p>
          </table:table-cell>
          <table:table-cell table:style-name="ce145" office:value-type="string" calcext:value-type="string">
            <text:p>لم يجتاز</text:p>
          </table:table-cell>
          <table:table-cell table:style-name="ce145" office:value-type="string" calcext:value-type="string">
            <text:p>اجتاز</text:p>
          </table:table-cell>
          <table:table-cell table:style-name="ce183" office:value-type="string" calcext:value-type="string">
            <text:p>لم يجتاز</text:p>
          </table:table-cell>
          <table:table-cell table:style-name="ce126" office:value-type="float" office:value="100" calcext:value-type="float">
            <text:p>100</text:p>
          </table:table-cell>
          <table:table-cell table:style-name="ce132" office:value-type="string" calcext:value-type="string">
            <text:p>يفوق التوقعات</text:p>
          </table:table-cell>
          <table:table-cell table:style-name="ce134" office:value-type="string" calcext:value-type="string">
            <text:p>يلبي التوقعات</text:p>
          </table:table-cell>
          <table:table-cell table:style-name="ce136" office:value-type="string" calcext:value-type="string">
            <text:p>يلبي التوقعات احيانا</text:p>
          </table:table-cell>
          <table:table-cell table:style-name="ce140" office:value-type="string" calcext:value-type="string">
            <text:p>اقل من التوقع</text:p>
          </table:table-cell>
          <table:table-cell table:style-name="ce145" office:value-type="float" office:value="100" calcext:value-type="float">
            <text:p>100</text:p>
          </table:table-cell>
          <table:table-cell table:style-name="ce145" office:value-type="float" office:value="200" calcext:value-type="float">
            <text:p>200</text:p>
          </table:table-cell>
          <table:table-cell table:style-name="ce145" office:value-type="float" office:value="100" calcext:value-type="float">
            <text:p>100</text:p>
          </table:table-cell>
          <table:table-cell table:style-name="ce132" office:value-type="string" calcext:value-type="string">
            <text:p>يفوق التوقعات</text:p>
          </table:table-cell>
          <table:table-cell table:style-name="ce134" office:value-type="string" calcext:value-type="string">
            <text:p>يلبي التوقعات</text:p>
          </table:table-cell>
          <table:table-cell table:style-name="ce136" office:value-type="string" calcext:value-type="string">
            <text:p>يلبي التوقعات احيانا</text:p>
          </table:table-cell>
          <table:table-cell table:style-name="ce140" office:value-type="string" calcext:value-type="string">
            <text:p>اقل من التوقع</text:p>
          </table:table-cell>
          <table:covered-table-cell table:style-name="ce345"/>
        </table:table-row>
        <table:table-row table:style-name="ro11">
          <table:table-cell table:style-name="ce106" office:value-type="float" office:value="1" calcext:value-type="float">
            <text:p>1</text:p>
          </table:table-cell>
          <table:table-cell table:style-name="ce9"/>
          <table:table-cell table:style-name="ce114"/>
          <table:table-cell table:style-name="ce119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</table:table-row>
        <table:table-row table:style-name="ro11">
          <table:table-cell table:style-name="ce106" office:value-type="float" office:value="2" calcext:value-type="float">
            <text:p>2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</table:table-row>
        <table:table-row table:style-name="ro11">
          <table:table-cell table:style-name="ce106" office:value-type="float" office:value="3" calcext:value-type="float">
            <text:p>3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</table:table-row>
        <table:table-row table:style-name="ro11">
          <table:table-cell table:style-name="ce106" office:value-type="float" office:value="4" calcext:value-type="float">
            <text:p>4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</table:table-row>
        <table:table-row table:style-name="ro11">
          <table:table-cell table:style-name="ce106" office:value-type="float" office:value="5" calcext:value-type="float">
            <text:p>5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</table:table-row>
        <table:table-row table:style-name="ro11">
          <table:table-cell table:style-name="ce106" office:value-type="float" office:value="6" calcext:value-type="float">
            <text:p>6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</table:table-row>
        <table:table-row table:style-name="ro11">
          <table:table-cell table:style-name="ce106" office:value-type="float" office:value="7" calcext:value-type="float">
            <text:p>7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</table:table-row>
        <table:table-row table:style-name="ro11">
          <table:table-cell table:style-name="ce106" office:value-type="float" office:value="8" calcext:value-type="float">
            <text:p>8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</table:table-row>
        <table:table-row table:style-name="ro11">
          <table:table-cell table:style-name="ce106" office:value-type="float" office:value="9" calcext:value-type="float">
            <text:p>9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</table:table-row>
        <table:table-row table:style-name="ro11">
          <table:table-cell table:style-name="ce106" office:value-type="float" office:value="10" calcext:value-type="float">
            <text:p>10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</table:table-row>
        <table:table-row table:style-name="ro11">
          <table:table-cell table:style-name="ce106" office:value-type="float" office:value="11" calcext:value-type="float">
            <text:p>11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</table:table-row>
        <table:table-row table:style-name="ro11">
          <table:table-cell table:style-name="ce106" office:value-type="float" office:value="12" calcext:value-type="float">
            <text:p>12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</table:table-row>
        <table:table-row table:style-name="ro11">
          <table:table-cell table:style-name="ce106" office:value-type="float" office:value="13" calcext:value-type="float">
            <text:p>13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</table:table-row>
        <table:table-row table:style-name="ro11">
          <table:table-cell table:style-name="ce106" office:value-type="float" office:value="14" calcext:value-type="float">
            <text:p>14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</table:table-row>
        <table:table-row table:style-name="ro11">
          <table:table-cell table:style-name="ce106" office:value-type="float" office:value="15" calcext:value-type="float">
            <text:p>15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</table:table-row>
        <table:table-row table:style-name="ro11">
          <table:table-cell table:style-name="ce106" office:value-type="float" office:value="16" calcext:value-type="float">
            <text:p>16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</table:table-row>
        <table:table-row table:style-name="ro11">
          <table:table-cell table:style-name="ce106" office:value-type="float" office:value="17" calcext:value-type="float">
            <text:p>17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</table:table-row>
        <table:table-row table:style-name="ro11">
          <table:table-cell table:style-name="ce106" office:value-type="float" office:value="18" calcext:value-type="float">
            <text:p>18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</table:table-row>
        <table:table-row table:style-name="ro11">
          <table:table-cell table:style-name="ce106" office:value-type="float" office:value="19" calcext:value-type="float">
            <text:p>19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</table:table-row>
        <table:table-row table:style-name="ro11">
          <table:table-cell table:style-name="ce106" office:value-type="float" office:value="20" calcext:value-type="float">
            <text:p>20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</table:table-row>
        <table:table-row table:style-name="ro11">
          <table:table-cell table:style-name="ce106" office:value-type="float" office:value="21" calcext:value-type="float">
            <text:p>21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</table:table-row>
        <table:table-row table:style-name="ro11">
          <table:table-cell table:style-name="ce106" office:value-type="float" office:value="22" calcext:value-type="float">
            <text:p>22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</table:table-row>
        <table:table-row table:style-name="ro11">
          <table:table-cell table:style-name="ce106" office:value-type="float" office:value="23" calcext:value-type="float">
            <text:p>23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</table:table-row>
        <table:table-row table:style-name="ro11">
          <table:table-cell table:style-name="ce106" office:value-type="float" office:value="24" calcext:value-type="float">
            <text:p>24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  <table:table-cell table:style-name="ce135" table:number-columns-repeated="16290"/>
        </table:table-row>
        <table:table-row table:style-name="ro11">
          <table:table-cell table:style-name="ce106" office:value-type="float" office:value="25" calcext:value-type="float">
            <text:p>25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  <table:table-cell table:style-name="ce135" table:number-columns-repeated="16290"/>
        </table:table-row>
        <table:table-row table:style-name="ro11">
          <table:table-cell table:style-name="ce106" office:value-type="float" office:value="26" calcext:value-type="float">
            <text:p>26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  <table:table-cell table:style-name="ce135" table:number-columns-repeated="16290"/>
        </table:table-row>
        <table:table-row table:style-name="ro11">
          <table:table-cell table:style-name="ce106" office:value-type="float" office:value="27" calcext:value-type="float">
            <text:p>27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  <table:table-cell table:style-name="ce135" table:number-columns-repeated="16290"/>
        </table:table-row>
        <table:table-row table:style-name="ro11">
          <table:table-cell table:style-name="ce106" office:value-type="float" office:value="28" calcext:value-type="float">
            <text:p>28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</table:table-row>
        <table:table-row table:style-name="ro11">
          <table:table-cell table:style-name="ce106" office:value-type="float" office:value="29" calcext:value-type="float">
            <text:p>29</text:p>
          </table:table-cell>
          <table:table-cell table:style-name="ce10"/>
          <table:table-cell table:style-name="ce115"/>
          <table:table-cell table:style-name="ce120" table:number-columns-repeated="2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0"/>
          <table:table-cell table:style-name="ce141" table:number-columns-repeated="2"/>
          <table:table-cell table:style-name="ce149"/>
          <table:table-cell table:style-name="ce127"/>
          <table:table-cell table:style-name="ce115" table:number-columns-repeated="3"/>
          <table:table-cell table:style-name="ce141" table:number-columns-repeated="7"/>
          <table:table-cell table:style-name="ce149"/>
          <table:table-cell table:style-name="ce187"/>
        </table:table-row>
        <table:table-row table:style-name="ro11">
          <table:table-cell table:style-name="ce106" office:value-type="float" office:value="30" calcext:value-type="float">
            <text:p>30</text:p>
          </table:table-cell>
          <table:table-cell table:style-name="ce11"/>
          <table:table-cell table:style-name="ce116"/>
          <table:table-cell table:style-name="ce121" table:number-columns-repeated="2"/>
          <table:table-cell table:style-name="ce128"/>
          <table:table-cell table:style-name="ce133" table:number-columns-repeated="3"/>
          <table:table-cell table:style-name="ce142" table:number-columns-repeated="7"/>
          <table:table-cell table:style-name="ce150"/>
          <table:table-cell table:style-name="ce128"/>
          <table:table-cell table:style-name="ce133" table:number-columns-repeated="3"/>
          <table:table-cell table:style-name="ce142" table:number-columns-repeated="7"/>
          <table:table-cell table:style-name="ce150"/>
          <table:table-cell table:style-name="ce128"/>
          <table:table-cell table:style-name="ce133" table:number-columns-repeated="3"/>
          <table:table-cell table:style-name="ce142" table:number-columns-repeated="7"/>
          <table:table-cell table:style-name="ce150"/>
          <table:table-cell table:style-name="ce128"/>
          <table:table-cell table:style-name="ce133" table:number-columns-repeated="3"/>
          <table:table-cell table:style-name="ce142" table:number-columns-repeated="7"/>
          <table:table-cell table:style-name="ce150"/>
          <table:table-cell table:style-name="ce128"/>
          <table:table-cell table:style-name="ce133" table:number-columns-repeated="3"/>
          <table:table-cell table:style-name="ce142" table:number-columns-repeated="7"/>
          <table:table-cell table:style-name="ce150"/>
          <table:table-cell table:style-name="ce128"/>
          <table:table-cell table:style-name="ce133" table:number-columns-repeated="3"/>
          <table:table-cell table:style-name="ce142" table:number-columns-repeated="7"/>
          <table:table-cell table:style-name="ce150"/>
          <table:table-cell table:style-name="ce181"/>
          <table:table-cell table:style-name="ce142" table:number-columns-repeated="2"/>
          <table:table-cell table:style-name="ce150"/>
          <table:table-cell table:style-name="ce128"/>
          <table:table-cell table:style-name="ce133" table:number-columns-repeated="3"/>
          <table:table-cell table:style-name="ce142" table:number-columns-repeated="7"/>
          <table:table-cell table:style-name="ce150"/>
          <table:table-cell table:style-name="ce188"/>
        </table:table-row>
        <table:table-row table:style-name="ro12">
          <table:table-cell table:number-columns-repeated="94"/>
        </table:table-row>
        <table:table-row table:style-name="ro6">
          <table:table-cell table:style-name="ce108"/>
          <table:table-cell table:style-name="ce111" office:value-type="string" calcext:value-type="string">
            <text:p>كتبة</text:p>
          </table:table-cell>
          <table:table-cell table:style-name="ce276" table:number-columns-spanned="5" table:number-rows-spanned="1"/>
          <table:covered-table-cell table:number-columns-repeated="4" table:style-name="ce276"/>
          <table:table-cell table:style-name="ce135"/>
          <table:table-cell table:style-name="ce137" table:number-columns-repeated="3"/>
          <table:table-cell table:style-name="ce147"/>
          <table:table-cell table:style-name="ce137"/>
          <table:table-cell table:style-name="ce185" table:number-columns-spanned="5" table:number-rows-spanned="1"/>
          <table:covered-table-cell table:number-columns-repeated="4" table:style-name="ce185"/>
          <table:table-cell table:style-name="ce196" office:value-type="string" calcext:value-type="string" table:number-columns-spanned="4" table:number-rows-spanned="1">
            <text:p>أملى الدرجات </text:p>
          </table:table-cell>
          <table:covered-table-cell table:number-columns-repeated="3" table:style-name="ce196"/>
          <table:table-cell table:style-name="ce196" office:value-type="string" calcext:value-type="string" table:number-columns-spanned="4" table:number-rows-spanned="1">
            <text:p>كتب الدرجات </text:p>
          </table:table-cell>
          <table:covered-table-cell table:number-columns-repeated="3" table:style-name="ce196"/>
          <table:table-cell table:style-name="ce196" office:value-type="string" calcext:value-type="string" table:number-columns-spanned="4" table:number-rows-spanned="1">
            <text:p>راجع الاملاء</text:p>
          </table:table-cell>
          <table:covered-table-cell table:number-columns-repeated="3" table:style-name="ce196"/>
          <table:table-cell table:style-name="ce196" office:value-type="string" calcext:value-type="string" table:number-columns-spanned="4" table:number-rows-spanned="1">
            <text:p>راجع الكتابة</text:p>
          </table:table-cell>
          <table:covered-table-cell table:number-columns-repeated="3" table:style-name="ce196"/>
          <table:table-cell table:style-name="ce236" office:value-type="string" calcext:value-type="string" table:number-columns-spanned="4" table:number-rows-spanned="1">
            <text:p>جمع الدرجات</text:p>
          </table:table-cell>
          <table:covered-table-cell table:number-columns-repeated="3" table:style-name="ce236"/>
          <table:table-cell table:style-name="ce135" table:number-columns-repeated="4"/>
          <table:table-cell table:style-name="ce323" office:value-type="string" calcext:value-type="string" table:number-columns-spanned="6" table:number-rows-spanned="1">
            <text:p>رئيس لجنة النظام والمراقبة</text:p>
          </table:table-cell>
          <table:covered-table-cell table:number-columns-repeated="5" table:style-name="ce323"/>
          <table:table-cell table:style-name="ce135" table:number-columns-repeated="6"/>
          <table:table-cell table:style-name="ce137" table:number-columns-repeated="2"/>
          <table:table-cell table:style-name="ce323" office:value-type="string" calcext:value-type="string" table:number-columns-spanned="7" table:number-rows-spanned="1">
            <text:p>مدير المدرسة</text:p>
          </table:table-cell>
          <table:covered-table-cell table:number-columns-repeated="6" table:style-name="ce323"/>
          <table:table-cell table:style-name="ce135" table:number-columns-repeated="31"/>
        </table:table-row>
        <table:table-row table:style-name="ro6">
          <table:table-cell table:style-name="ce108"/>
          <table:table-cell table:style-name="ce111" office:value-type="string" calcext:value-type="string">
            <text:p>املاه</text:p>
          </table:table-cell>
          <table:table-cell table:style-name="ce276" table:number-columns-spanned="5" table:number-rows-spanned="1"/>
          <table:covered-table-cell table:number-columns-repeated="4" table:style-name="ce276"/>
          <table:table-cell table:style-name="ce135"/>
          <table:table-cell table:style-name="ce137" table:number-columns-repeated="3"/>
          <table:table-cell table:style-name="ce147"/>
          <table:table-cell table:style-name="ce137"/>
          <table:table-cell table:style-name="ce186" office:value-type="string" calcext:value-type="string" table:number-columns-spanned="5" table:number-rows-spanned="1">
            <text:p>نصف العام</text:p>
          </table:table-cell>
          <table:covered-table-cell table:number-columns-repeated="4" table:style-name="ce186"/>
          <table:table-cell table:style-name="ce151"/>
          <table:table-cell table:style-name="ce153" table:number-columns-repeated="2"/>
          <table:table-cell table:style-name="ce155"/>
          <table:table-cell table:style-name="ce157"/>
          <table:table-cell table:style-name="ce159" table:number-columns-repeated="2"/>
          <table:table-cell table:style-name="ce161"/>
          <table:table-cell table:style-name="ce157"/>
          <table:table-cell table:style-name="ce159" table:number-columns-repeated="2"/>
          <table:table-cell table:style-name="ce161"/>
          <table:table-cell table:style-name="ce151"/>
          <table:table-cell table:style-name="ce153" table:number-columns-repeated="2"/>
          <table:table-cell table:style-name="ce155"/>
          <table:table-cell table:style-name="ce237" table:number-columns-spanned="4" table:number-rows-spanned="1"/>
          <table:covered-table-cell table:number-columns-repeated="3" table:style-name="ce237"/>
          <table:table-cell table:style-name="ce135" table:number-columns-repeated="5"/>
          <table:table-cell table:style-name="ce137"/>
          <table:table-cell table:style-name="ce147"/>
          <table:table-cell table:style-name="ce137" table:number-columns-repeated="3"/>
          <table:table-cell table:style-name="ce147"/>
          <table:table-cell table:style-name="ce137" table:number-columns-repeated="2"/>
          <table:table-cell table:style-name="ce147"/>
          <table:table-cell table:style-name="ce137"/>
          <table:table-cell table:style-name="ce135"/>
          <table:table-cell table:style-name="ce137" table:number-columns-repeated="2"/>
          <table:table-cell table:style-name="ce135"/>
          <table:table-cell table:style-name="ce137" table:number-columns-repeated="3"/>
          <table:table-cell table:style-name="ce147"/>
          <table:table-cell table:style-name="ce137" table:number-columns-repeated="3"/>
          <table:table-cell table:style-name="ce147"/>
          <table:table-cell table:style-name="ce137" table:number-columns-repeated="2"/>
          <table:table-cell table:style-name="ce147"/>
          <table:table-cell table:style-name="ce135" table:number-columns-repeated="17"/>
          <table:table-cell table:style-name="ce258" table:number-columns-spanned="4" table:number-rows-spanned="1"/>
          <table:covered-table-cell table:number-columns-repeated="3" table:style-name="ce258"/>
          <table:table-cell table:style-name="ce135" table:number-columns-repeated="5"/>
        </table:table-row>
        <table:table-row table:style-name="ro6">
          <table:table-cell table:style-name="ce108"/>
          <table:table-cell table:style-name="ce111" office:value-type="string" calcext:value-type="string">
            <text:p>راجع الإملاء</text:p>
          </table:table-cell>
          <table:table-cell table:style-name="ce276" table:number-columns-spanned="5" table:number-rows-spanned="1"/>
          <table:covered-table-cell table:number-columns-repeated="4" table:style-name="ce276"/>
          <table:table-cell table:style-name="ce135"/>
          <table:table-cell table:style-name="ce137" table:number-columns-repeated="3"/>
          <table:table-cell table:style-name="ce147"/>
          <table:table-cell table:style-name="ce137"/>
          <table:table-cell table:style-name="ce189" office:value-type="string" calcext:value-type="string" table:number-columns-spanned="5" table:number-rows-spanned="1">
            <text:p>آخر العام</text:p>
          </table:table-cell>
          <table:covered-table-cell table:number-columns-repeated="4" table:style-name="ce189"/>
          <table:table-cell table:style-name="ce152"/>
          <table:table-cell table:style-name="ce154" table:number-columns-repeated="2"/>
          <table:table-cell table:style-name="ce156"/>
          <table:table-cell table:style-name="ce158"/>
          <table:table-cell table:style-name="ce160" table:number-columns-repeated="2"/>
          <table:table-cell table:style-name="ce162"/>
          <table:table-cell table:style-name="ce152"/>
          <table:table-cell table:style-name="ce154" table:number-columns-repeated="2"/>
          <table:table-cell table:style-name="ce156"/>
          <table:table-cell table:style-name="ce152"/>
          <table:table-cell table:style-name="ce154" table:number-columns-repeated="2"/>
          <table:table-cell table:style-name="ce156"/>
          <table:table-cell table:style-name="ce238" table:number-columns-spanned="4" table:number-rows-spanned="1"/>
          <table:covered-table-cell table:number-columns-repeated="3" table:style-name="ce238"/>
          <table:table-cell table:style-name="ce135" table:number-columns-repeated="5"/>
          <table:table-cell table:style-name="ce137"/>
          <table:table-cell table:style-name="ce147"/>
          <table:table-cell table:style-name="ce137" table:number-columns-repeated="3"/>
          <table:table-cell table:style-name="ce147"/>
          <table:table-cell table:style-name="ce137" table:number-columns-repeated="2"/>
          <table:table-cell table:style-name="ce147"/>
          <table:table-cell table:style-name="ce137"/>
          <table:table-cell table:style-name="ce135"/>
          <table:table-cell table:style-name="ce137" table:number-columns-repeated="2"/>
          <table:table-cell table:style-name="ce135"/>
          <table:table-cell table:style-name="ce137" table:number-columns-repeated="3"/>
          <table:table-cell table:style-name="ce147"/>
          <table:table-cell table:style-name="ce137" table:number-columns-repeated="3"/>
          <table:table-cell table:style-name="ce147"/>
          <table:table-cell table:style-name="ce137" table:number-columns-repeated="2"/>
          <table:table-cell table:style-name="ce147"/>
          <table:table-cell table:style-name="ce135" table:number-columns-repeated="17"/>
          <table:table-cell table:style-name="ce258" table:number-columns-spanned="4" table:number-rows-spanned="1"/>
          <table:covered-table-cell table:number-columns-repeated="3" table:style-name="ce258"/>
          <table:table-cell table:style-name="ce135" table:number-columns-repeated="5"/>
        </table:table-row>
        <table:table-row table:style-name="ro6">
          <table:table-cell table:style-name="ce108"/>
          <table:table-cell table:style-name="ce111" office:value-type="string" calcext:value-type="string">
            <text:p>راجع الكتابة</text:p>
          </table:table-cell>
          <table:table-cell table:style-name="ce276" table:number-columns-spanned="5" table:number-rows-spanned="1"/>
          <table:covered-table-cell table:number-columns-repeated="4" table:style-name="ce276"/>
          <table:table-cell table:style-name="ce135"/>
          <table:table-cell table:style-name="ce137" table:number-columns-repeated="3"/>
          <table:table-cell table:style-name="ce147"/>
          <table:table-cell table:style-name="ce137" table:number-columns-repeated="3"/>
          <table:table-cell table:style-name="ce147"/>
          <table:table-cell table:style-name="ce137" table:number-columns-repeated="2"/>
          <table:table-cell table:style-name="ce147"/>
          <table:table-cell table:style-name="ce137" table:number-columns-repeated="3"/>
          <table:table-cell table:style-name="ce147"/>
          <table:table-cell table:style-name="ce137" table:number-columns-repeated="3"/>
          <table:table-cell table:style-name="ce147"/>
          <table:table-cell table:style-name="ce137" table:number-columns-repeated="2"/>
          <table:table-cell table:style-name="ce147"/>
          <table:table-cell table:style-name="ce137" table:number-columns-repeated="3"/>
          <table:table-cell table:style-name="ce147"/>
          <table:table-cell table:style-name="ce137" table:number-columns-repeated="3"/>
          <table:table-cell table:style-name="ce147"/>
          <table:table-cell table:style-name="ce137" table:number-columns-repeated="2"/>
          <table:table-cell table:style-name="ce147"/>
          <table:table-cell table:style-name="ce137" table:number-columns-repeated="3"/>
          <table:table-cell table:style-name="ce147"/>
          <table:table-cell table:style-name="ce137" table:number-columns-repeated="3"/>
          <table:table-cell table:style-name="ce147"/>
          <table:table-cell table:style-name="ce137" table:number-columns-repeated="2"/>
          <table:table-cell table:style-name="ce147"/>
          <table:table-cell table:style-name="ce137"/>
          <table:table-cell table:style-name="ce135"/>
          <table:table-cell table:style-name="ce137" table:number-columns-repeated="2"/>
          <table:table-cell table:style-name="ce135"/>
          <table:table-cell table:style-name="ce137" table:number-columns-repeated="3"/>
          <table:table-cell table:style-name="ce147"/>
          <table:table-cell table:style-name="ce137" table:number-columns-repeated="3"/>
          <table:table-cell table:style-name="ce147"/>
          <table:table-cell table:style-name="ce137" table:number-columns-repeated="2"/>
          <table:table-cell table:style-name="ce147"/>
          <table:table-cell table:style-name="ce135" table:number-columns-repeated="13"/>
          <table:table-cell table:style-name="ce147"/>
          <table:table-cell table:style-name="ce137" table:number-columns-repeated="3"/>
          <table:table-cell table:style-name="ce147"/>
          <table:table-cell table:style-name="ce137" table:number-columns-repeated="3"/>
          <table:table-cell table:style-name="ce147"/>
          <table:table-cell table:style-name="ce137" table:number-columns-repeated="2"/>
          <table:table-cell table:style-name="ce147"/>
          <table:table-cell table:style-name="ce135"/>
        </table:table-row>
        <table:table-row table:style-name="ro12">
          <table:table-cell table:number-columns-repeated="94"/>
        </table:table-row>
        <table:table-row table:style-name="ro9" table:number-rows-repeated="1048531">
          <table:table-cell table:number-columns-repeated="94"/>
        </table:table-row>
        <table:table-row table:style-name="ro9">
          <table:table-cell table:number-columns-repeated="94"/>
        </table:table-row>
      </table:table>
      <table:table table:name="الثالث" table:style-name="ta3" table:print-ranges="الثالث.A1:الثالث.S11">
        <office:forms form:automatic-focus="false" form:apply-design-mode="false"/>
        <table:table-column table:style-name="co10" table:default-cell-style-name="ce192"/>
        <table:table-column table:style-name="co11" table:visibility="collapse" table:default-cell-style-name="ce195"/>
        <table:table-column table:style-name="co12" table:visibility="collapse" table:default-cell-style-name="ce195"/>
        <table:table-column table:style-name="co13" table:visibility="collapse" table:default-cell-style-name="ce195"/>
        <table:table-column table:style-name="co14" table:visibility="collapse" table:default-cell-style-name="ce197"/>
        <table:table-column table:style-name="co15" table:visibility="collapse" table:default-cell-style-name="ce195"/>
        <table:table-column table:style-name="co11" table:visibility="collapse" table:default-cell-style-name="ce195"/>
        <table:table-column table:style-name="co16" table:visibility="collapse" table:default-cell-style-name="ce195"/>
        <table:table-column table:style-name="co14" table:visibility="collapse" table:default-cell-style-name="ce197"/>
        <table:table-column table:style-name="co11" table:visibility="collapse" table:default-cell-style-name="ce195"/>
        <table:table-column table:style-name="co12" table:visibility="collapse" table:default-cell-style-name="ce195"/>
        <table:table-column table:style-name="co17" table:visibility="collapse" table:default-cell-style-name="ce195"/>
        <table:table-column table:style-name="co18" table:visibility="collapse" table:default-cell-style-name="ce197"/>
        <table:table-column table:style-name="co12" table:visibility="collapse" table:number-columns-repeated="2" table:default-cell-style-name="ce195"/>
        <table:table-column table:style-name="co19" table:visibility="collapse" table:default-cell-style-name="ce195"/>
        <table:table-column table:style-name="co14" table:visibility="collapse" table:default-cell-style-name="ce197"/>
        <table:table-column table:style-name="co19" table:default-cell-style-name="ce192"/>
        <table:table-column table:style-name="co20" table:number-columns-repeated="16305" table:default-cell-style-name="ce192"/>
        <table:table-row table:style-name="ro13">
          <table:table-cell table:style-name="ce190" office:value-type="string" calcext:value-type="string" table:number-columns-spanned="18" table:number-rows-spanned="1">
            <text:p>أوائل الصف الثالث الابتدائى</text:p>
          </table:table-cell>
          <table:covered-table-cell table:number-columns-repeated="16" table:style-name="ce352"/>
          <table:covered-table-cell table:style-name="ce358"/>
          <table:table-cell table:style-name="ce198"/>
          <table:table-cell table:style-name="ce195" table:number-columns-repeated="16304"/>
        </table:table-row>
        <table:table-header-rows>
          <table:table-row table:style-name="ro7">
            <table:table-cell table:style-name="ce349" office:value-type="string" calcext:value-type="string" table:number-columns-spanned="1" table:number-rows-spanned="4">
              <text:p>اسم الطالب</text:p>
            </table:table-cell>
            <table:table-cell table:style-name="ce352" office:value-type="string" calcext:value-type="string" table:number-columns-spanned="4" table:number-rows-spanned="1">
              <text:p>اللغة العربية والخط</text:p>
            </table:table-cell>
            <table:covered-table-cell table:number-columns-repeated="3" table:style-name="ce352"/>
            <table:table-cell table:style-name="ce352" office:value-type="string" calcext:value-type="string" table:number-columns-spanned="4" table:number-rows-spanned="1">
              <text:p>الرياضيات</text:p>
            </table:table-cell>
            <table:covered-table-cell table:number-columns-repeated="3" table:style-name="ce352"/>
            <table:table-cell table:style-name="ce352" office:value-type="string" calcext:value-type="string" table:number-columns-spanned="4" table:number-rows-spanned="1">
              <text:p>اللغة الإنجليزية</text:p>
            </table:table-cell>
            <table:covered-table-cell table:number-columns-repeated="3" table:style-name="ce352"/>
            <table:table-cell table:style-name="ce352" office:value-type="string" calcext:value-type="string" table:number-columns-spanned="4" table:number-rows-spanned="1">
              <text:p>متعدد التخصصات</text:p>
            </table:table-cell>
            <table:covered-table-cell table:number-columns-repeated="3" table:style-name="ce352"/>
            <table:table-cell table:style-name="ce358" office:value-type="string" calcext:value-type="string" table:number-columns-spanned="1" table:number-rows-spanned="3">
              <text:p>ملاحظات</text:p>
            </table:table-cell>
            <table:table-cell table:style-name="ce358" office:value-type="string" calcext:value-type="string" table:number-columns-spanned="1" table:number-rows-spanned="3">
              <text:p>الترتيب</text:p>
            </table:table-cell>
            <table:table-cell table:style-name="ce195" table:number-columns-repeated="16304"/>
          </table:table-row>
          <table:table-row table:style-name="ro7">
            <table:covered-table-cell table:style-name="ce349"/>
            <table:table-cell table:style-name="ce352" office:value-type="string" calcext:value-type="string" table:number-columns-spanned="4" table:number-rows-spanned="1">
              <text:p>فصل دراسى أول</text:p>
            </table:table-cell>
            <table:covered-table-cell table:number-columns-repeated="3" table:style-name="ce352"/>
            <table:table-cell table:style-name="ce193" office:value-type="string" calcext:value-type="string">
              <text:p>فصل دراسى أول</text:p>
            </table:table-cell>
            <table:table-cell table:style-name="ce193" table:number-columns-repeated="3"/>
            <table:table-cell table:style-name="ce352" office:value-type="string" calcext:value-type="string" table:number-columns-spanned="4" table:number-rows-spanned="1">
              <text:p>فصل دراسى أول</text:p>
            </table:table-cell>
            <table:covered-table-cell table:number-columns-repeated="3" table:style-name="ce352"/>
            <table:table-cell table:style-name="ce352" office:value-type="string" calcext:value-type="string" table:number-columns-spanned="4" table:number-rows-spanned="1">
              <text:p>فصل دراسى أول</text:p>
            </table:table-cell>
            <table:covered-table-cell table:number-columns-repeated="3" table:style-name="ce352"/>
            <table:covered-table-cell table:number-columns-repeated="2" table:style-name="ce358"/>
            <table:table-cell table:style-name="ce195" table:number-columns-repeated="16304"/>
          </table:table-row>
          <table:table-row table:style-name="ro14">
            <table:covered-table-cell table:style-name="ce349"/>
            <table:table-cell table:style-name="ce194" office:value-type="string" calcext:value-type="string">
              <text:p>المهام والمواظبة والاختبارات</text:p>
            </table:table-cell>
            <table:table-cell table:style-name="ce194" office:value-type="string" calcext:value-type="string">
              <text:p>اختبار الفصل الدراسى الأول</text:p>
            </table:table-cell>
            <table:table-cell table:style-name="ce194" office:value-type="string" calcext:value-type="string">
              <text:p>المجموع</text:p>
            </table:table-cell>
            <table:table-cell table:style-name="ce356" office:value-type="string" calcext:value-type="string" table:number-columns-spanned="1" table:number-rows-spanned="2">
              <text:p>التقدير</text:p>
            </table:table-cell>
            <table:table-cell table:style-name="ce194" office:value-type="string" calcext:value-type="string">
              <text:p>المهام والمواظبة والاختبارات</text:p>
            </table:table-cell>
            <table:table-cell table:style-name="ce194" office:value-type="string" calcext:value-type="string">
              <text:p>اختبار الفصل الدراسى الأول</text:p>
            </table:table-cell>
            <table:table-cell table:style-name="ce194" office:value-type="string" calcext:value-type="string">
              <text:p>المجموع</text:p>
            </table:table-cell>
            <table:table-cell table:style-name="ce356" office:value-type="string" calcext:value-type="string">
              <text:p>التقدير</text:p>
            </table:table-cell>
            <table:table-cell table:style-name="ce194" office:value-type="string" calcext:value-type="string">
              <text:p>المهام والمواظبة والاختبارات</text:p>
            </table:table-cell>
            <table:table-cell table:style-name="ce194" office:value-type="string" calcext:value-type="string">
              <text:p>اختبار الفصل الدراسى الأول</text:p>
            </table:table-cell>
            <table:table-cell table:style-name="ce194" office:value-type="string" calcext:value-type="string">
              <text:p>المجموع</text:p>
            </table:table-cell>
            <table:table-cell table:style-name="ce356" office:value-type="string" calcext:value-type="string" table:number-columns-spanned="1" table:number-rows-spanned="2">
              <text:p>التقدير</text:p>
            </table:table-cell>
            <table:table-cell table:style-name="ce194" office:value-type="string" calcext:value-type="string">
              <text:p>المهام والمواظبة والاختبارات</text:p>
            </table:table-cell>
            <table:table-cell table:style-name="ce194" office:value-type="string" calcext:value-type="string">
              <text:p>اختبار الفصل الدراسى الأول</text:p>
            </table:table-cell>
            <table:table-cell table:style-name="ce194" office:value-type="string" calcext:value-type="string">
              <text:p>المجموع</text:p>
            </table:table-cell>
            <table:table-cell table:style-name="ce356" office:value-type="string" calcext:value-type="string" table:number-columns-spanned="1" table:number-rows-spanned="2">
              <text:p>التقدير</text:p>
            </table:table-cell>
            <table:covered-table-cell table:number-columns-repeated="2" table:style-name="ce358"/>
            <table:table-cell table:number-columns-repeated="16304"/>
          </table:table-row>
          <table:table-row table:style-name="ro15">
            <table:covered-table-cell table:style-name="ce349"/>
            <table:table-cell table:style-name="ce193" office:value-type="float" office:value="40" calcext:value-type="float">
              <text:p>40</text:p>
            </table:table-cell>
            <table:table-cell table:style-name="ce193" office:value-type="float" office:value="60" calcext:value-type="float">
              <text:p>60</text:p>
            </table:table-cell>
            <table:table-cell table:style-name="ce193" office:value-type="float" office:value="100" calcext:value-type="float">
              <text:p>100</text:p>
            </table:table-cell>
            <table:covered-table-cell table:style-name="ce356"/>
            <table:table-cell table:style-name="ce193" office:value-type="float" office:value="40" calcext:value-type="float">
              <text:p>40</text:p>
            </table:table-cell>
            <table:table-cell table:style-name="ce193" office:value-type="float" office:value="60" calcext:value-type="float">
              <text:p>60</text:p>
            </table:table-cell>
            <table:table-cell table:style-name="ce193" office:value-type="float" office:value="100" calcext:value-type="float">
              <text:p>100</text:p>
            </table:table-cell>
            <table:table-cell table:style-name="ce356"/>
            <table:table-cell table:style-name="ce193" office:value-type="float" office:value="40" calcext:value-type="float">
              <text:p>40</text:p>
            </table:table-cell>
            <table:table-cell table:style-name="ce193" office:value-type="float" office:value="60" calcext:value-type="float">
              <text:p>60</text:p>
            </table:table-cell>
            <table:table-cell table:style-name="ce193" office:value-type="float" office:value="100" calcext:value-type="float">
              <text:p>100</text:p>
            </table:table-cell>
            <table:covered-table-cell table:style-name="ce356"/>
            <table:table-cell table:style-name="ce193" office:value-type="float" office:value="40" calcext:value-type="float">
              <text:p>40</text:p>
            </table:table-cell>
            <table:table-cell table:style-name="ce193" office:value-type="float" office:value="60" calcext:value-type="float">
              <text:p>60</text:p>
            </table:table-cell>
            <table:table-cell table:style-name="ce193" office:value-type="float" office:value="100" calcext:value-type="float">
              <text:p>100</text:p>
            </table:table-cell>
            <table:covered-table-cell table:style-name="ce356"/>
            <table:table-cell table:style-name="ce193" table:formula="of:=SUM([.P5];[.L5];[.H5];[.D5])" office:value-type="float" office:value="400" calcext:value-type="float">
              <text:p>400</text:p>
            </table:table-cell>
            <table:table-cell table:style-name="ce193"/>
            <table:table-cell table:style-name="ce199" table:number-columns-repeated="16304"/>
          </table:table-row>
        </table:table-header-rows>
        <table:table-row table:style-name="ro16">
          <table:table-cell table:style-name="ce191" office:value-type="string" calcext:value-type="string">
            <text:p>مارسلينو سمير نسيم دميان عويضه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7" calcext:value-type="float">
            <text:p>57</text:p>
          </table:table-cell>
          <table:table-cell table:style-name="ce193" table:formula="of:=SUM([.B6:.C6])" office:value-type="float" office:value="97" calcext:value-type="float">
            <text:p>97</text:p>
          </table:table-cell>
          <table:table-cell table:style-name="ce193" table:formula="of:=IF([.D6]&gt;=85;&quot;م&quot;;IF(AND([.D6]&lt;85;[.D6]&gt;=65);&quot;ج.ج&quot;;IF(AND([.D6]&lt;65;[.D6]&gt;=50);&quot;ج&quot;;IF(AND([.D6]&lt;50; [.D6]&gt;=0);&quot;ض&quot;))))" office:value-type="string" office:string-value="م" calcext:value-type="string">
            <text:p>م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F6:.G6])" office:value-type="float" office:value="98" calcext:value-type="float">
            <text:p>98</text:p>
          </table:table-cell>
          <table:table-cell table:style-name="ce193" table:formula="of:=IF([.H6]&gt;=85;&quot;م&quot;;IF(AND([.H6]&lt;85;[.H6]&gt;=65);&quot;ج.ج&quot;;IF(AND([.H6]&lt;65;[.H6]&gt;=50);&quot;ج&quot;;IF(AND([.H6]&lt;50; [.H6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J6:.K6])" office:value-type="float" office:value="100" calcext:value-type="float">
            <text:p>100</text:p>
          </table:table-cell>
          <table:table-cell table:style-name="ce193" table:formula="of:=IF([.L6]&gt;=85;&quot;م&quot;;IF(AND([.L6]&lt;85;[.L6]&gt;=65);&quot;ج.ج&quot;;IF(AND([.L6]&lt;65;[.L6]&gt;=50);&quot;ج&quot;;IF(AND([.L6]&lt;50; [.L6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N6:.O6])" office:value-type="float" office:value="100" calcext:value-type="float">
            <text:p>100</text:p>
          </table:table-cell>
          <table:table-cell table:style-name="ce193" table:formula="of:=IF([.P6]&gt;=85;&quot;م&quot;;IF(AND([.P6]&lt;85;[.P6]&gt;=65);&quot;ج.ج&quot;;IF(AND([.P6]&lt;65;[.P6]&gt;=50);&quot;ج&quot;;IF(AND([.P6]&lt;50; [.P6]&gt;=0);&quot;ض&quot;))))" office:value-type="string" office:string-value="م" calcext:value-type="string">
            <text:p>م</text:p>
          </table:table-cell>
          <table:table-cell table:style-name="ce191" table:formula="of:=SUM([.P6];[.L6];[.H6];[.D6])" office:value-type="float" office:value="395" calcext:value-type="float">
            <text:p>395</text:p>
          </table:table-cell>
          <table:table-cell table:style-name="ce191" office:value-type="string" calcext:value-type="string">
            <text:p>الأول</text:p>
          </table:table-cell>
          <table:table-cell table:number-columns-repeated="16304"/>
        </table:table-row>
        <table:table-row table:style-name="ro16">
          <table:table-cell table:style-name="ce191" office:value-type="string" calcext:value-type="string">
            <text:p>مالك محمد شعيب على بدر</text:p>
          </table:table-cell>
          <table:table-cell table:style-name="ce193" office:value-type="float" office:value="39" calcext:value-type="float">
            <text:p>39</text:p>
          </table:table-cell>
          <table:table-cell table:style-name="ce193" office:value-type="float" office:value="58" calcext:value-type="float">
            <text:p>58</text:p>
          </table:table-cell>
          <table:table-cell table:style-name="ce193" table:formula="of:=SUM([.B7:.C7])" office:value-type="float" office:value="97" calcext:value-type="float">
            <text:p>97</text:p>
          </table:table-cell>
          <table:table-cell table:style-name="ce193" table:formula="of:=IF([.D7]&gt;=85;&quot;م&quot;;IF(AND([.D7]&lt;85;[.D7]&gt;=65);&quot;ج.ج&quot;;IF(AND([.D7]&lt;65;[.D7]&gt;=50);&quot;ج&quot;;IF(AND([.D7]&lt;50; [.D7]&gt;=0);&quot;ض&quot;))))" office:value-type="string" office:string-value="م" calcext:value-type="string">
            <text:p>م</text:p>
          </table:table-cell>
          <table:table-cell table:style-name="ce193" office:value-type="float" office:value="38.5" calcext:value-type="float">
            <text:p>38.5</text:p>
          </table:table-cell>
          <table:table-cell table:style-name="ce193" office:value-type="float" office:value="58" calcext:value-type="float">
            <text:p>58</text:p>
          </table:table-cell>
          <table:table-cell table:style-name="ce193" table:formula="of:=SUM([.F7:.G7])" office:value-type="float" office:value="96.5" calcext:value-type="float">
            <text:p>96.5</text:p>
          </table:table-cell>
          <table:table-cell table:style-name="ce193" table:formula="of:=IF([.H7]&gt;=85;&quot;م&quot;;IF(AND([.H7]&lt;85;[.H7]&gt;=65);&quot;ج.ج&quot;;IF(AND([.H7]&lt;65;[.H7]&gt;=50);&quot;ج&quot;;IF(AND([.H7]&lt;50; [.H7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J7:.K7])" office:value-type="float" office:value="100" calcext:value-type="float">
            <text:p>100</text:p>
          </table:table-cell>
          <table:table-cell table:style-name="ce193" table:formula="of:=IF([.L7]&gt;=85;&quot;م&quot;;IF(AND([.L7]&lt;85;[.L7]&gt;=65);&quot;ج.ج&quot;;IF(AND([.L7]&lt;65;[.L7]&gt;=50);&quot;ج&quot;;IF(AND([.L7]&lt;50; [.L7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N7:.O7])" office:value-type="float" office:value="100" calcext:value-type="float">
            <text:p>100</text:p>
          </table:table-cell>
          <table:table-cell table:style-name="ce193" table:formula="of:=IF([.P7]&gt;=85;&quot;م&quot;;IF(AND([.P7]&lt;85;[.P7]&gt;=65);&quot;ج.ج&quot;;IF(AND([.P7]&lt;65;[.P7]&gt;=50);&quot;ج&quot;;IF(AND([.P7]&lt;50; [.P7]&gt;=0);&quot;ض&quot;))))" office:value-type="string" office:string-value="م" calcext:value-type="string">
            <text:p>م</text:p>
          </table:table-cell>
          <table:table-cell table:style-name="ce191" table:formula="of:=SUM([.P7];[.L7];[.H7];[.D7])" office:value-type="float" office:value="393.5" calcext:value-type="float">
            <text:p>393.5</text:p>
          </table:table-cell>
          <table:table-cell table:style-name="ce191" office:value-type="string" calcext:value-type="string">
            <text:p>الثانى</text:p>
          </table:table-cell>
          <table:table-cell table:number-columns-repeated="16304"/>
        </table:table-row>
        <table:table-row table:style-name="ro16">
          <table:table-cell table:style-name="ce191" office:value-type="string" calcext:value-type="string">
            <text:p>اسر حسن عاصم حسن ابراهيم شعراوى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4" calcext:value-type="float">
            <text:p>54</text:p>
          </table:table-cell>
          <table:table-cell table:style-name="ce193" table:formula="of:=SUM([.B8:.C8])" office:value-type="float" office:value="94" calcext:value-type="float">
            <text:p>94</text:p>
          </table:table-cell>
          <table:table-cell table:style-name="ce193" table:formula="of:=IF([.D8]&gt;=85;&quot;م&quot;;IF(AND([.D8]&lt;85;[.D8]&gt;=65);&quot;ج.ج&quot;;IF(AND([.D8]&lt;65;[.D8]&gt;=50);&quot;ج&quot;;IF(AND([.D8]&lt;50; [.D8]&gt;=0);&quot;ض&quot;))))" office:value-type="string" office:string-value="م" calcext:value-type="string">
            <text:p>م</text:p>
          </table:table-cell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56" calcext:value-type="float">
            <text:p>56</text:p>
          </table:table-cell>
          <table:table-cell table:style-name="ce193" table:formula="of:=SUM([.F8:.G8])" office:value-type="float" office:value="95.5" calcext:value-type="float">
            <text:p>95.5</text:p>
          </table:table-cell>
          <table:table-cell table:style-name="ce193" table:formula="of:=IF([.H8]&gt;=85;&quot;م&quot;;IF(AND([.H8]&lt;85;[.H8]&gt;=65);&quot;ج.ج&quot;;IF(AND([.H8]&lt;65;[.H8]&gt;=50);&quot;ج&quot;;IF(AND([.H8]&lt;50; [.H8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J8:.K8])" office:value-type="float" office:value="100" calcext:value-type="float">
            <text:p>100</text:p>
          </table:table-cell>
          <table:table-cell table:style-name="ce193" table:formula="of:=IF([.L8]&gt;=85;&quot;م&quot;;IF(AND([.L8]&lt;85;[.L8]&gt;=65);&quot;ج.ج&quot;;IF(AND([.L8]&lt;65;[.L8]&gt;=50);&quot;ج&quot;;IF(AND([.L8]&lt;50; [.L8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N8:.O8])" office:value-type="float" office:value="100" calcext:value-type="float">
            <text:p>100</text:p>
          </table:table-cell>
          <table:table-cell table:style-name="ce193" table:formula="of:=IF([.P8]&gt;=85;&quot;م&quot;;IF(AND([.P8]&lt;85;[.P8]&gt;=65);&quot;ج.ج&quot;;IF(AND([.P8]&lt;65;[.P8]&gt;=50);&quot;ج&quot;;IF(AND([.P8]&lt;50; [.P8]&gt;=0);&quot;ض&quot;))))" office:value-type="string" office:string-value="م" calcext:value-type="string">
            <text:p>م</text:p>
          </table:table-cell>
          <table:table-cell table:style-name="ce191" table:formula="of:=SUM([.P8];[.L8];[.H8];[.D8])" office:value-type="float" office:value="389.5" calcext:value-type="float">
            <text:p>389.5</text:p>
          </table:table-cell>
          <table:table-cell table:style-name="ce191" office:value-type="string" calcext:value-type="string">
            <text:p>الثالث</text:p>
          </table:table-cell>
          <table:table-cell table:number-columns-repeated="16304"/>
        </table:table-row>
        <table:table-row table:style-name="ro16">
          <table:table-cell table:style-name="ce191" office:value-type="string" calcext:value-type="string">
            <text:p>ايسل عبد الحليم سيد يوسف يوسف</text:p>
          </table:table-cell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B9:.C9])" office:value-type="float" office:value="99.5" calcext:value-type="float">
            <text:p>99.5</text:p>
          </table:table-cell>
          <table:table-cell table:style-name="ce193" table:formula="of:=IF([.D9]&gt;=85;&quot;م&quot;;IF(AND([.D9]&lt;85;[.D9]&gt;=65);&quot;ج.ج&quot;;IF(AND([.D9]&lt;65;[.D9]&gt;=50);&quot;ج&quot;;IF(AND([.D9]&lt;50; [.D9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7" calcext:value-type="float">
            <text:p>57</text:p>
          </table:table-cell>
          <table:table-cell table:style-name="ce193" table:formula="of:=SUM([.F9:.G9])" office:value-type="float" office:value="97" calcext:value-type="float">
            <text:p>97</text:p>
          </table:table-cell>
          <table:table-cell table:style-name="ce193" table:formula="of:=IF([.H9]&gt;=85;&quot;م&quot;;IF(AND([.H9]&lt;85;[.H9]&gt;=65);&quot;ج.ج&quot;;IF(AND([.H9]&lt;65;[.H9]&gt;=50);&quot;ج&quot;;IF(AND([.H9]&lt;50; [.H9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J9:.K9])" office:value-type="float" office:value="100" calcext:value-type="float">
            <text:p>100</text:p>
          </table:table-cell>
          <table:table-cell table:style-name="ce193" table:formula="of:=IF([.L9]&gt;=85;&quot;م&quot;;IF(AND([.L9]&lt;85;[.L9]&gt;=65);&quot;ج.ج&quot;;IF(AND([.L9]&lt;65;[.L9]&gt;=50);&quot;ج&quot;;IF(AND([.L9]&lt;50; [.L9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2" calcext:value-type="float">
            <text:p>52</text:p>
          </table:table-cell>
          <table:table-cell table:style-name="ce193" table:formula="of:=SUM([.N9:.O9])" office:value-type="float" office:value="92" calcext:value-type="float">
            <text:p>92</text:p>
          </table:table-cell>
          <table:table-cell table:style-name="ce193" table:formula="of:=IF([.P9]&gt;=85;&quot;م&quot;;IF(AND([.P9]&lt;85;[.P9]&gt;=65);&quot;ج.ج&quot;;IF(AND([.P9]&lt;65;[.P9]&gt;=50);&quot;ج&quot;;IF(AND([.P9]&lt;50; [.P9]&gt;=0);&quot;ض&quot;))))" office:value-type="string" office:string-value="م" calcext:value-type="string">
            <text:p>م</text:p>
          </table:table-cell>
          <table:table-cell table:style-name="ce191" table:formula="of:=SUM([.P9];[.L9];[.H9];[.D9])" office:value-type="float" office:value="388.5" calcext:value-type="float">
            <text:p>388.5</text:p>
          </table:table-cell>
          <table:table-cell table:style-name="ce191" office:value-type="string" calcext:value-type="string">
            <text:p>الرابع</text:p>
          </table:table-cell>
          <table:table-cell table:number-columns-repeated="16304"/>
        </table:table-row>
        <table:table-row table:style-name="ro16">
          <table:table-cell table:style-name="ce191" office:value-type="string" calcext:value-type="string">
            <text:p>يارا احمد عبدالسلام خضر ابوطالب</text:p>
          </table:table-cell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59" calcext:value-type="float">
            <text:p>59</text:p>
          </table:table-cell>
          <table:table-cell table:style-name="ce193" table:formula="of:=SUM([.B10:.C10])" office:value-type="float" office:value="98.5" calcext:value-type="float">
            <text:p>98.5</text:p>
          </table:table-cell>
          <table:table-cell table:style-name="ce193" table:formula="of:=IF([.D10]&gt;=85;&quot;م&quot;;IF(AND([.D10]&lt;85;[.D10]&gt;=65);&quot;ج.ج&quot;;IF(AND([.D10]&lt;65;[.D10]&gt;=50);&quot;ج&quot;;IF(AND([.D10]&lt;50; [.D10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F10:.G10])" office:value-type="float" office:value="100" calcext:value-type="float">
            <text:p>100</text:p>
          </table:table-cell>
          <table:table-cell table:style-name="ce193" table:formula="of:=IF([.H10]&gt;=85;&quot;م&quot;;IF(AND([.H10]&lt;85;[.H10]&gt;=65);&quot;ج.ج&quot;;IF(AND([.H10]&lt;65;[.H10]&gt;=50);&quot;ج&quot;;IF(AND([.H10]&lt;50; [.H10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J10:.K10])" office:value-type="float" office:value="100" calcext:value-type="float">
            <text:p>100</text:p>
          </table:table-cell>
          <table:table-cell table:style-name="ce193" table:formula="of:=IF([.L10]&gt;=85;&quot;م&quot;;IF(AND([.L10]&lt;85;[.L10]&gt;=65);&quot;ج.ج&quot;;IF(AND([.L10]&lt;65;[.L10]&gt;=50);&quot;ج&quot;;IF(AND([.L10]&lt;50; [.L10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0" calcext:value-type="float">
            <text:p>50</text:p>
          </table:table-cell>
          <table:table-cell table:style-name="ce193" table:formula="of:=SUM([.N10:.O10])" office:value-type="float" office:value="90" calcext:value-type="float">
            <text:p>90</text:p>
          </table:table-cell>
          <table:table-cell table:style-name="ce193" table:formula="of:=IF([.P10]&gt;=85;&quot;م&quot;;IF(AND([.P10]&lt;85;[.P10]&gt;=65);&quot;ج.ج&quot;;IF(AND([.P10]&lt;65;[.P10]&gt;=50);&quot;ج&quot;;IF(AND([.P10]&lt;50; [.P10]&gt;=0);&quot;ض&quot;))))" office:value-type="string" office:string-value="م" calcext:value-type="string">
            <text:p>م</text:p>
          </table:table-cell>
          <table:table-cell table:style-name="ce191" table:formula="of:=SUM([.P10];[.L10];[.H10];[.D10])" office:value-type="float" office:value="388.5" calcext:value-type="float">
            <text:p>388.5</text:p>
          </table:table-cell>
          <table:table-cell table:style-name="ce191" office:value-type="string" calcext:value-type="string">
            <text:p>الرابع مكرر</text:p>
          </table:table-cell>
          <table:table-cell table:number-columns-repeated="16304"/>
        </table:table-row>
        <table:table-row table:style-name="ro16">
          <table:table-cell table:style-name="ce191" office:value-type="string" calcext:value-type="string">
            <text:p>يوسف رامى جاد بباوى عوض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5" calcext:value-type="float">
            <text:p>55</text:p>
          </table:table-cell>
          <table:table-cell table:style-name="ce193" table:formula="of:=SUM([.B11:.C11])" office:value-type="float" office:value="95" calcext:value-type="float">
            <text:p>95</text:p>
          </table:table-cell>
          <table:table-cell table:style-name="ce193" table:formula="of:=IF([.D11]&gt;=85;&quot;م&quot;;IF(AND([.D11]&lt;85;[.D11]&gt;=65);&quot;ج.ج&quot;;IF(AND([.D11]&lt;65;[.D11]&gt;=50);&quot;ج&quot;;IF(AND([.D11]&lt;50; [.D11]&gt;=0);&quot;ض&quot;))))" office:value-type="string" office:string-value="م" calcext:value-type="string">
            <text:p>م</text:p>
          </table:table-cell>
          <table:table-cell table:style-name="ce193" office:value-type="float" office:value="37" calcext:value-type="float">
            <text:p>37</text:p>
          </table:table-cell>
          <table:table-cell table:style-name="ce193" office:value-type="float" office:value="58" calcext:value-type="float">
            <text:p>58</text:p>
          </table:table-cell>
          <table:table-cell table:style-name="ce193" table:formula="of:=SUM([.F11:.G11])" office:value-type="float" office:value="95" calcext:value-type="float">
            <text:p>95</text:p>
          </table:table-cell>
          <table:table-cell table:style-name="ce193" table:formula="of:=IF([.H11]&gt;=85;&quot;م&quot;;IF(AND([.H11]&lt;85;[.H11]&gt;=65);&quot;ج.ج&quot;;IF(AND([.H11]&lt;65;[.H11]&gt;=50);&quot;ج&quot;;IF(AND([.H11]&lt;50; [.H11]&gt;=0);&quot;ض&quot;))))" office:value-type="string" office:string-value="م" calcext:value-type="string">
            <text:p>م</text:p>
          </table:table-cell>
          <table:table-cell table:style-name="ce193" office:value-type="float" office:value="38.5" calcext:value-type="float">
            <text:p>38.5</text:p>
          </table:table-cell>
          <table:table-cell table:style-name="ce193" office:value-type="float" office:value="59" calcext:value-type="float">
            <text:p>59</text:p>
          </table:table-cell>
          <table:table-cell table:style-name="ce193" table:formula="of:=SUM([.J11:.K11])" office:value-type="float" office:value="97.5" calcext:value-type="float">
            <text:p>97.5</text:p>
          </table:table-cell>
          <table:table-cell table:style-name="ce193" table:formula="of:=IF([.L11]&gt;=85;&quot;م&quot;;IF(AND([.L11]&lt;85;[.L11]&gt;=65);&quot;ج.ج&quot;;IF(AND([.L11]&lt;65;[.L11]&gt;=50);&quot;ج&quot;;IF(AND([.L11]&lt;50; [.L11]&gt;=0);&quot;ض&quot;))))" office:value-type="string" office:string-value="م" calcext:value-type="string">
            <text:p>م</text:p>
          </table:table-cell>
          <table:table-cell table:style-name="ce193" office:value-type="float" office:value="39" calcext:value-type="float">
            <text:p>39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N11:.O11])" office:value-type="float" office:value="99" calcext:value-type="float">
            <text:p>99</text:p>
          </table:table-cell>
          <table:table-cell table:style-name="ce193" table:formula="of:=IF([.P11]&gt;=85;&quot;م&quot;;IF(AND([.P11]&lt;85;[.P11]&gt;=65);&quot;ج.ج&quot;;IF(AND([.P11]&lt;65;[.P11]&gt;=50);&quot;ج&quot;;IF(AND([.P11]&lt;50; [.P11]&gt;=0);&quot;ض&quot;))))" office:value-type="string" office:string-value="م" calcext:value-type="string">
            <text:p>م</text:p>
          </table:table-cell>
          <table:table-cell table:style-name="ce191" table:formula="of:=SUM([.P11];[.L11];[.H11];[.D11])" office:value-type="float" office:value="386.5" calcext:value-type="float">
            <text:p>386.5</text:p>
          </table:table-cell>
          <table:table-cell table:style-name="ce191" office:value-type="string" calcext:value-type="string">
            <text:p>الخامس</text:p>
          </table:table-cell>
          <table:table-cell table:number-columns-repeated="16304"/>
        </table:table-row>
        <table:table-row table:style-name="ro17">
          <table:table-cell table:style-name="ce191" office:value-type="string" calcext:value-type="string">
            <text:p>ديلارا محمود سامي عبد الفتاح محمد</text:p>
          </table:table-cell>
          <table:table-cell table:style-name="ce193" office:value-type="float" office:value="38.5" calcext:value-type="float">
            <text:p>38.5</text:p>
          </table:table-cell>
          <table:table-cell table:style-name="ce193" office:value-type="float" office:value="54" calcext:value-type="float">
            <text:p>54</text:p>
          </table:table-cell>
          <table:table-cell table:style-name="ce193" table:formula="of:=SUM([.B12:.C12])" office:value-type="float" office:value="92.5" calcext:value-type="float">
            <text:p>92.5</text:p>
          </table:table-cell>
          <table:table-cell table:style-name="ce193" table:formula="of:=IF([.D12]&gt;=85;&quot;م&quot;;IF(AND([.D12]&lt;85;[.D12]&gt;=65);&quot;ج.ج&quot;;IF(AND([.D12]&lt;65;[.D12]&gt;=50);&quot;ج&quot;;IF(AND([.D12]&lt;50; [.D12]&gt;=0);&quot;ض&quot;))))" office:value-type="string" office:string-value="م" calcext:value-type="string">
            <text:p>م</text:p>
          </table:table-cell>
          <table:table-cell table:style-name="ce193" office:value-type="float" office:value="38.5" calcext:value-type="float">
            <text:p>38.5</text:p>
          </table:table-cell>
          <table:table-cell table:style-name="ce193" office:value-type="float" office:value="58" calcext:value-type="float">
            <text:p>58</text:p>
          </table:table-cell>
          <table:table-cell table:style-name="ce193" table:formula="of:=SUM([.F12:.G12])" office:value-type="float" office:value="96.5" calcext:value-type="float">
            <text:p>96.5</text:p>
          </table:table-cell>
          <table:table-cell table:style-name="ce193" table:formula="of:=IF([.H12]&gt;=85;&quot;م&quot;;IF(AND([.H12]&lt;85;[.H12]&gt;=65);&quot;ج.ج&quot;;IF(AND([.H12]&lt;65;[.H12]&gt;=50);&quot;ج&quot;;IF(AND([.H12]&lt;50; [.H12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J12:.K12])" office:value-type="float" office:value="100" calcext:value-type="float">
            <text:p>100</text:p>
          </table:table-cell>
          <table:table-cell table:style-name="ce193" table:formula="of:=IF([.L12]&gt;=85;&quot;م&quot;;IF(AND([.L12]&lt;85;[.L12]&gt;=65);&quot;ج.ج&quot;;IF(AND([.L12]&lt;65;[.L12]&gt;=50);&quot;ج&quot;;IF(AND([.L12]&lt;50; [.L12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6" calcext:value-type="float">
            <text:p>56</text:p>
          </table:table-cell>
          <table:table-cell table:style-name="ce193" table:formula="of:=SUM([.N12:.O12])" office:value-type="float" office:value="96" calcext:value-type="float">
            <text:p>96</text:p>
          </table:table-cell>
          <table:table-cell table:style-name="ce193" table:formula="of:=IF([.P12]&gt;=85;&quot;م&quot;;IF(AND([.P12]&lt;85;[.P12]&gt;=65);&quot;ج.ج&quot;;IF(AND([.P12]&lt;65;[.P12]&gt;=50);&quot;ج&quot;;IF(AND([.P12]&lt;50; [.P12]&gt;=0);&quot;ض&quot;))))" office:value-type="string" office:string-value="م" calcext:value-type="string">
            <text:p>م</text:p>
          </table:table-cell>
          <table:table-cell table:style-name="ce191" table:formula="of:=SUM([.P12];[.L12];[.H12];[.D12])" office:value-type="float" office:value="385" calcext:value-type="float">
            <text:p>385</text:p>
          </table:table-cell>
          <table:table-cell table:style-name="ce191"/>
          <table:table-cell table:number-columns-repeated="16304"/>
        </table:table-row>
        <table:table-row table:style-name="ro17">
          <table:table-cell table:style-name="ce191" office:value-type="string" calcext:value-type="string">
            <text:p>ريم السيد مجدى درويش</text:p>
          </table:table-cell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54" calcext:value-type="float">
            <text:p>54</text:p>
          </table:table-cell>
          <table:table-cell table:style-name="ce193" table:formula="of:=SUM([.B13:.C13])" office:value-type="float" office:value="93.5" calcext:value-type="float">
            <text:p>93.5</text:p>
          </table:table-cell>
          <table:table-cell table:style-name="ce193" table:formula="of:=IF([.D13]&gt;=85;&quot;م&quot;;IF(AND([.D13]&lt;85;[.D13]&gt;=65);&quot;ج.ج&quot;;IF(AND([.D13]&lt;65;[.D13]&gt;=50);&quot;ج&quot;;IF(AND([.D13]&lt;50; [.D13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6" calcext:value-type="float">
            <text:p>56</text:p>
          </table:table-cell>
          <table:table-cell table:style-name="ce193" table:formula="of:=SUM([.F13:.G13])" office:value-type="float" office:value="96" calcext:value-type="float">
            <text:p>96</text:p>
          </table:table-cell>
          <table:table-cell table:style-name="ce193" table:formula="of:=IF([.H13]&gt;=85;&quot;م&quot;;IF(AND([.H13]&lt;85;[.H13]&gt;=65);&quot;ج.ج&quot;;IF(AND([.H13]&lt;65;[.H13]&gt;=50);&quot;ج&quot;;IF(AND([.H13]&lt;50; [.H13]&gt;=0);&quot;ض&quot;))))" office:value-type="string" office:string-value="م" calcext:value-type="string">
            <text:p>م</text:p>
          </table:table-cell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J13:.K13])" office:value-type="float" office:value="99.5" calcext:value-type="float">
            <text:p>99.5</text:p>
          </table:table-cell>
          <table:table-cell table:style-name="ce193" table:formula="of:=IF([.L13]&gt;=85;&quot;م&quot;;IF(AND([.L13]&lt;85;[.L13]&gt;=65);&quot;ج.ج&quot;;IF(AND([.L13]&lt;65;[.L13]&gt;=50);&quot;ج&quot;;IF(AND([.L13]&lt;50; [.L13]&gt;=0);&quot;ض&quot;))))" office:value-type="string" office:string-value="م" calcext:value-type="string">
            <text:p>م</text:p>
          </table:table-cell>
          <table:table-cell table:style-name="ce193" office:value-type="float" office:value="39" calcext:value-type="float">
            <text:p>39</text:p>
          </table:table-cell>
          <table:table-cell table:style-name="ce193" office:value-type="float" office:value="56" calcext:value-type="float">
            <text:p>56</text:p>
          </table:table-cell>
          <table:table-cell table:style-name="ce193" table:formula="of:=SUM([.N13:.O13])" office:value-type="float" office:value="95" calcext:value-type="float">
            <text:p>95</text:p>
          </table:table-cell>
          <table:table-cell table:style-name="ce193" table:formula="of:=IF([.P13]&gt;=85;&quot;م&quot;;IF(AND([.P13]&lt;85;[.P13]&gt;=65);&quot;ج.ج&quot;;IF(AND([.P13]&lt;65;[.P13]&gt;=50);&quot;ج&quot;;IF(AND([.P13]&lt;50; [.P13]&gt;=0);&quot;ض&quot;))))" office:value-type="string" office:string-value="م" calcext:value-type="string">
            <text:p>م</text:p>
          </table:table-cell>
          <table:table-cell table:style-name="ce191" table:formula="of:=SUM([.P13];[.L13];[.H13];[.D13])" office:value-type="float" office:value="384" calcext:value-type="float">
            <text:p>384</text:p>
          </table:table-cell>
          <table:table-cell table:style-name="ce191"/>
          <table:table-cell table:number-columns-repeated="16304"/>
        </table:table-row>
        <table:table-row table:style-name="ro17">
          <table:table-cell table:style-name="ce191" office:value-type="string" calcext:value-type="string">
            <text:p>ليلي محمد رمضان عبد الحليم السيد</text:p>
          </table:table-cell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57" calcext:value-type="float">
            <text:p>57</text:p>
          </table:table-cell>
          <table:table-cell table:style-name="ce193" table:formula="of:=SUM([.B14:.C14])" office:value-type="float" office:value="96.5" calcext:value-type="float">
            <text:p>96.5</text:p>
          </table:table-cell>
          <table:table-cell table:style-name="ce193" table:formula="of:=IF([.D14]&gt;=85;&quot;م&quot;;IF(AND([.D14]&lt;85;[.D14]&gt;=65);&quot;ج.ج&quot;;IF(AND([.D14]&lt;65;[.D14]&gt;=50);&quot;ج&quot;;IF(AND([.D14]&lt;50; [.D14]&gt;=0);&quot;ض&quot;))))" office:value-type="string" office:string-value="م" calcext:value-type="string">
            <text:p>م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56" calcext:value-type="float">
            <text:p>56</text:p>
          </table:table-cell>
          <table:table-cell table:style-name="ce193" table:formula="of:=SUM([.F14:.G14])" office:value-type="float" office:value="94" calcext:value-type="float">
            <text:p>94</text:p>
          </table:table-cell>
          <table:table-cell table:style-name="ce193" table:formula="of:=IF([.H14]&gt;=85;&quot;م&quot;;IF(AND([.H14]&lt;85;[.H14]&gt;=65);&quot;ج.ج&quot;;IF(AND([.H14]&lt;65;[.H14]&gt;=50);&quot;ج&quot;;IF(AND([.H14]&lt;50; [.H14]&gt;=0);&quot;ض&quot;))))" office:value-type="string" office:string-value="م" calcext:value-type="string">
            <text:p>م</text:p>
          </table:table-cell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J14:.K14])" office:value-type="float" office:value="99.5" calcext:value-type="float">
            <text:p>99.5</text:p>
          </table:table-cell>
          <table:table-cell table:style-name="ce193" table:formula="of:=IF([.L14]&gt;=85;&quot;م&quot;;IF(AND([.L14]&lt;85;[.L14]&gt;=65);&quot;ج.ج&quot;;IF(AND([.L14]&lt;65;[.L14]&gt;=50);&quot;ج&quot;;IF(AND([.L14]&lt;50; [.L14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4" calcext:value-type="float">
            <text:p>54</text:p>
          </table:table-cell>
          <table:table-cell table:style-name="ce193" table:formula="of:=SUM([.N14:.O14])" office:value-type="float" office:value="94" calcext:value-type="float">
            <text:p>94</text:p>
          </table:table-cell>
          <table:table-cell table:style-name="ce193" table:formula="of:=IF([.P14]&gt;=85;&quot;م&quot;;IF(AND([.P14]&lt;85;[.P14]&gt;=65);&quot;ج.ج&quot;;IF(AND([.P14]&lt;65;[.P14]&gt;=50);&quot;ج&quot;;IF(AND([.P14]&lt;50; [.P14]&gt;=0);&quot;ض&quot;))))" office:value-type="string" office:string-value="م" calcext:value-type="string">
            <text:p>م</text:p>
          </table:table-cell>
          <table:table-cell table:style-name="ce191" table:formula="of:=SUM([.P14];[.L14];[.H14];[.D14])" office:value-type="float" office:value="384" calcext:value-type="float">
            <text:p>384</text:p>
          </table:table-cell>
          <table:table-cell table:style-name="ce191"/>
          <table:table-cell table:number-columns-repeated="16304"/>
        </table:table-row>
        <table:table-row table:style-name="ro17">
          <table:table-cell table:style-name="ce191" office:value-type="string" calcext:value-type="string">
            <text:p>ديما على مختار احمد جاد الرب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9" calcext:value-type="float">
            <text:p>59</text:p>
          </table:table-cell>
          <table:table-cell table:style-name="ce193" table:formula="of:=SUM([.B15:.C15])" office:value-type="float" office:value="99" calcext:value-type="float">
            <text:p>99</text:p>
          </table:table-cell>
          <table:table-cell table:style-name="ce193" table:formula="of:=IF([.D15]&gt;=85;&quot;م&quot;;IF(AND([.D15]&lt;85;[.D15]&gt;=65);&quot;ج.ج&quot;;IF(AND([.D15]&lt;65;[.D15]&gt;=50);&quot;ج&quot;;IF(AND([.D15]&lt;50; [.D15]&gt;=0);&quot;ض&quot;))))" office:value-type="string" office:string-value="م" calcext:value-type="string">
            <text:p>م</text:p>
          </table:table-cell>
          <table:table-cell table:style-name="ce193" office:value-type="float" office:value="39" calcext:value-type="float">
            <text:p>39</text:p>
          </table:table-cell>
          <table:table-cell table:style-name="ce193" office:value-type="float" office:value="55" calcext:value-type="float">
            <text:p>55</text:p>
          </table:table-cell>
          <table:table-cell table:style-name="ce193" table:formula="of:=SUM([.F15:.G15])" office:value-type="float" office:value="94" calcext:value-type="float">
            <text:p>94</text:p>
          </table:table-cell>
          <table:table-cell table:style-name="ce193" table:formula="of:=IF([.H15]&gt;=85;&quot;م&quot;;IF(AND([.H15]&lt;85;[.H15]&gt;=65);&quot;ج.ج&quot;;IF(AND([.H15]&lt;65;[.H15]&gt;=50);&quot;ج&quot;;IF(AND([.H15]&lt;50; [.H15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J15:.K15])" office:value-type="float" office:value="100" calcext:value-type="float">
            <text:p>100</text:p>
          </table:table-cell>
          <table:table-cell table:style-name="ce193" table:formula="of:=IF([.L15]&gt;=85;&quot;م&quot;;IF(AND([.L15]&lt;85;[.L15]&gt;=65);&quot;ج.ج&quot;;IF(AND([.L15]&lt;65;[.L15]&gt;=50);&quot;ج&quot;;IF(AND([.L15]&lt;50; [.L15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0" calcext:value-type="float">
            <text:p>50</text:p>
          </table:table-cell>
          <table:table-cell table:style-name="ce193" table:formula="of:=SUM([.N15:.O15])" office:value-type="float" office:value="90" calcext:value-type="float">
            <text:p>90</text:p>
          </table:table-cell>
          <table:table-cell table:style-name="ce193" table:formula="of:=IF([.P15]&gt;=85;&quot;م&quot;;IF(AND([.P15]&lt;85;[.P15]&gt;=65);&quot;ج.ج&quot;;IF(AND([.P15]&lt;65;[.P15]&gt;=50);&quot;ج&quot;;IF(AND([.P15]&lt;50; [.P15]&gt;=0);&quot;ض&quot;))))" office:value-type="string" office:string-value="م" calcext:value-type="string">
            <text:p>م</text:p>
          </table:table-cell>
          <table:table-cell table:style-name="ce191" table:formula="of:=SUM([.P15];[.L15];[.H15];[.D15])" office:value-type="float" office:value="383" calcext:value-type="float">
            <text:p>383</text:p>
          </table:table-cell>
          <table:table-cell table:style-name="ce191"/>
          <table:table-cell table:number-columns-repeated="16304"/>
        </table:table-row>
        <table:table-row table:style-name="ro17">
          <table:table-cell table:style-name="ce191" office:value-type="string" calcext:value-type="string">
            <text:p>عز الدين محمد احمد هاشم محمد</text:p>
          </table:table-cell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55" calcext:value-type="float">
            <text:p>55</text:p>
          </table:table-cell>
          <table:table-cell table:style-name="ce193" table:formula="of:=SUM([.B16:.C16])" office:value-type="float" office:value="94.5" calcext:value-type="float">
            <text:p>94.5</text:p>
          </table:table-cell>
          <table:table-cell table:style-name="ce193" table:formula="of:=IF([.D16]&gt;=85;&quot;م&quot;;IF(AND([.D16]&lt;85;[.D16]&gt;=65);&quot;ج.ج&quot;;IF(AND([.D16]&lt;65;[.D16]&gt;=50);&quot;ج&quot;;IF(AND([.D16]&lt;50; [.D16]&gt;=0);&quot;ض&quot;))))" office:value-type="string" office:string-value="م" calcext:value-type="string">
            <text:p>م</text:p>
          </table:table-cell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49" calcext:value-type="float">
            <text:p>49</text:p>
          </table:table-cell>
          <table:table-cell table:style-name="ce193" table:formula="of:=SUM([.F16:.G16])" office:value-type="float" office:value="88.5" calcext:value-type="float">
            <text:p>88.5</text:p>
          </table:table-cell>
          <table:table-cell table:style-name="ce193" table:formula="of:=IF([.H16]&gt;=85;&quot;م&quot;;IF(AND([.H16]&lt;85;[.H16]&gt;=65);&quot;ج.ج&quot;;IF(AND([.H16]&lt;65;[.H16]&gt;=50);&quot;ج&quot;;IF(AND([.H16]&lt;50; [.H16]&gt;=0);&quot;ض&quot;))))" office:value-type="string" office:string-value="م" calcext:value-type="string">
            <text:p>م</text:p>
          </table:table-cell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J16:.K16])" office:value-type="float" office:value="99.5" calcext:value-type="float">
            <text:p>99.5</text:p>
          </table:table-cell>
          <table:table-cell table:style-name="ce193" table:formula="of:=IF([.L16]&gt;=85;&quot;م&quot;;IF(AND([.L16]&lt;85;[.L16]&gt;=65);&quot;ج.ج&quot;;IF(AND([.L16]&lt;65;[.L16]&gt;=50);&quot;ج&quot;;IF(AND([.L16]&lt;50; [.L16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N16:.O16])" office:value-type="float" office:value="100" calcext:value-type="float">
            <text:p>100</text:p>
          </table:table-cell>
          <table:table-cell table:style-name="ce193" table:formula="of:=IF([.P16]&gt;=85;&quot;م&quot;;IF(AND([.P16]&lt;85;[.P16]&gt;=65);&quot;ج.ج&quot;;IF(AND([.P16]&lt;65;[.P16]&gt;=50);&quot;ج&quot;;IF(AND([.P16]&lt;50; [.P16]&gt;=0);&quot;ض&quot;))))" office:value-type="string" office:string-value="م" calcext:value-type="string">
            <text:p>م</text:p>
          </table:table-cell>
          <table:table-cell table:style-name="ce191" table:formula="of:=SUM([.P16];[.L16];[.H16];[.D16])" office:value-type="float" office:value="382.5" calcext:value-type="float">
            <text:p>382.5</text:p>
          </table:table-cell>
          <table:table-cell table:style-name="ce191"/>
          <table:table-cell table:number-columns-repeated="16304"/>
        </table:table-row>
        <table:table-row table:style-name="ro17">
          <table:table-cell table:style-name="ce191" office:value-type="string" calcext:value-type="string">
            <text:p>يوسف محمد احمد محمد قاسم</text:p>
          </table:table-cell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58" calcext:value-type="float">
            <text:p>58</text:p>
          </table:table-cell>
          <table:table-cell table:style-name="ce193" table:formula="of:=SUM([.B17:.C17])" office:value-type="float" office:value="97.5" calcext:value-type="float">
            <text:p>97.5</text:p>
          </table:table-cell>
          <table:table-cell table:style-name="ce193" table:formula="of:=IF([.D17]&gt;=85;&quot;م&quot;;IF(AND([.D17]&lt;85;[.D17]&gt;=65);&quot;ج.ج&quot;;IF(AND([.D17]&lt;65;[.D17]&gt;=50);&quot;ج&quot;;IF(AND([.D17]&lt;50; [.D17]&gt;=0);&quot;ض&quot;))))" office:value-type="string" office:string-value="م" calcext:value-type="string">
            <text:p>م</text:p>
          </table:table-cell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52" calcext:value-type="float">
            <text:p>52</text:p>
          </table:table-cell>
          <table:table-cell table:style-name="ce193" table:formula="of:=SUM([.F17:.G17])" office:value-type="float" office:value="91.5" calcext:value-type="float">
            <text:p>91.5</text:p>
          </table:table-cell>
          <table:table-cell table:style-name="ce193" table:formula="of:=IF([.H17]&gt;=85;&quot;م&quot;;IF(AND([.H17]&lt;85;[.H17]&gt;=65);&quot;ج.ج&quot;;IF(AND([.H17]&lt;65;[.H17]&gt;=50);&quot;ج&quot;;IF(AND([.H17]&lt;50; [.H17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J17:.K17])" office:value-type="float" office:value="100" calcext:value-type="float">
            <text:p>100</text:p>
          </table:table-cell>
          <table:table-cell table:style-name="ce193" table:formula="of:=IF([.L17]&gt;=85;&quot;م&quot;;IF(AND([.L17]&lt;85;[.L17]&gt;=65);&quot;ج.ج&quot;;IF(AND([.L17]&lt;65;[.L17]&gt;=50);&quot;ج&quot;;IF(AND([.L17]&lt;50; [.L17]&gt;=0);&quot;ض&quot;))))" office:value-type="string" office:string-value="م" calcext:value-type="string">
            <text:p>م</text:p>
          </table:table-cell>
          <table:table-cell table:style-name="ce193" office:value-type="float" office:value="39" calcext:value-type="float">
            <text:p>39</text:p>
          </table:table-cell>
          <table:table-cell table:style-name="ce193" office:value-type="float" office:value="54" calcext:value-type="float">
            <text:p>54</text:p>
          </table:table-cell>
          <table:table-cell table:style-name="ce193" table:formula="of:=SUM([.N17:.O17])" office:value-type="float" office:value="93" calcext:value-type="float">
            <text:p>93</text:p>
          </table:table-cell>
          <table:table-cell table:style-name="ce193" table:formula="of:=IF([.P17]&gt;=85;&quot;م&quot;;IF(AND([.P17]&lt;85;[.P17]&gt;=65);&quot;ج.ج&quot;;IF(AND([.P17]&lt;65;[.P17]&gt;=50);&quot;ج&quot;;IF(AND([.P17]&lt;50; [.P17]&gt;=0);&quot;ض&quot;))))" office:value-type="string" office:string-value="م" calcext:value-type="string">
            <text:p>م</text:p>
          </table:table-cell>
          <table:table-cell table:style-name="ce191" table:formula="of:=SUM([.P17];[.L17];[.H17];[.D17])" office:value-type="float" office:value="382" calcext:value-type="float">
            <text:p>382</text:p>
          </table:table-cell>
          <table:table-cell table:style-name="ce191"/>
          <table:table-cell table:number-columns-repeated="16304"/>
        </table:table-row>
        <table:table-row table:style-name="ro17">
          <table:table-cell table:style-name="ce191" office:value-type="string" calcext:value-type="string">
            <text:p>لوسيندا محمد السيد على حسن الفار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5" calcext:value-type="float">
            <text:p>55</text:p>
          </table:table-cell>
          <table:table-cell table:style-name="ce193" table:formula="of:=SUM([.B18:.C18])" office:value-type="float" office:value="95" calcext:value-type="float">
            <text:p>95</text:p>
          </table:table-cell>
          <table:table-cell table:style-name="ce193" table:formula="of:=IF([.D18]&gt;=85;&quot;م&quot;;IF(AND([.D18]&lt;85;[.D18]&gt;=65);&quot;ج.ج&quot;;IF(AND([.D18]&lt;65;[.D18]&gt;=50);&quot;ج&quot;;IF(AND([.D18]&lt;50; [.D18]&gt;=0);&quot;ض&quot;))))" office:value-type="string" office:string-value="م" calcext:value-type="string">
            <text:p>م</text:p>
          </table:table-cell>
          <table:table-cell table:style-name="ce193" office:value-type="float" office:value="38.5" calcext:value-type="float">
            <text:p>38.5</text:p>
          </table:table-cell>
          <table:table-cell table:style-name="ce193" office:value-type="float" office:value="53" calcext:value-type="float">
            <text:p>53</text:p>
          </table:table-cell>
          <table:table-cell table:style-name="ce193" table:formula="of:=SUM([.F18:.G18])" office:value-type="float" office:value="91.5" calcext:value-type="float">
            <text:p>91.5</text:p>
          </table:table-cell>
          <table:table-cell table:style-name="ce193" table:formula="of:=IF([.H18]&gt;=85;&quot;م&quot;;IF(AND([.H18]&lt;85;[.H18]&gt;=65);&quot;ج.ج&quot;;IF(AND([.H18]&lt;65;[.H18]&gt;=50);&quot;ج&quot;;IF(AND([.H18]&lt;50; [.H18]&gt;=0);&quot;ض&quot;))))" office:value-type="string" office:string-value="م" calcext:value-type="string">
            <text:p>م</text:p>
          </table:table-cell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J18:.K18])" office:value-type="float" office:value="99.5" calcext:value-type="float">
            <text:p>99.5</text:p>
          </table:table-cell>
          <table:table-cell table:style-name="ce193" table:formula="of:=IF([.L18]&gt;=85;&quot;م&quot;;IF(AND([.L18]&lt;85;[.L18]&gt;=65);&quot;ج.ج&quot;;IF(AND([.L18]&lt;65;[.L18]&gt;=50);&quot;ج&quot;;IF(AND([.L18]&lt;50; [.L18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6" calcext:value-type="float">
            <text:p>56</text:p>
          </table:table-cell>
          <table:table-cell table:style-name="ce193" table:formula="of:=SUM([.N18:.O18])" office:value-type="float" office:value="96" calcext:value-type="float">
            <text:p>96</text:p>
          </table:table-cell>
          <table:table-cell table:style-name="ce193" table:formula="of:=IF([.P18]&gt;=85;&quot;م&quot;;IF(AND([.P18]&lt;85;[.P18]&gt;=65);&quot;ج.ج&quot;;IF(AND([.P18]&lt;65;[.P18]&gt;=50);&quot;ج&quot;;IF(AND([.P18]&lt;50; [.P18]&gt;=0);&quot;ض&quot;))))" office:value-type="string" office:string-value="م" calcext:value-type="string">
            <text:p>م</text:p>
          </table:table-cell>
          <table:table-cell table:style-name="ce191" table:formula="of:=SUM([.P18];[.L18];[.H18];[.D18])" office:value-type="float" office:value="382" calcext:value-type="float">
            <text:p>382</text:p>
          </table:table-cell>
          <table:table-cell table:style-name="ce191"/>
          <table:table-cell table:number-columns-repeated="16304"/>
        </table:table-row>
        <table:table-row table:style-name="ro17">
          <table:table-cell table:style-name="ce191" office:value-type="string" calcext:value-type="string">
            <text:p>صهيب ايمن هشام عبد الله محروس</text:p>
          </table:table-cell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B19:.C19])" office:value-type="float" office:value="99.5" calcext:value-type="float">
            <text:p>99.5</text:p>
          </table:table-cell>
          <table:table-cell table:style-name="ce193" table:formula="of:=IF([.D19]&gt;=85;&quot;م&quot;;IF(AND([.D19]&lt;85;[.D19]&gt;=65);&quot;ج.ج&quot;;IF(AND([.D19]&lt;65;[.D19]&gt;=50);&quot;ج&quot;;IF(AND([.D19]&lt;50; [.D19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8" calcext:value-type="float">
            <text:p>58</text:p>
          </table:table-cell>
          <table:table-cell table:style-name="ce193" table:formula="of:=SUM([.F19:.G19])" office:value-type="float" office:value="98" calcext:value-type="float">
            <text:p>98</text:p>
          </table:table-cell>
          <table:table-cell table:style-name="ce193" table:formula="of:=IF([.H19]&gt;=85;&quot;م&quot;;IF(AND([.H19]&lt;85;[.H19]&gt;=65);&quot;ج.ج&quot;;IF(AND([.H19]&lt;65;[.H19]&gt;=50);&quot;ج&quot;;IF(AND([.H19]&lt;50; [.H19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J19:.K19])" office:value-type="float" office:value="100" calcext:value-type="float">
            <text:p>100</text:p>
          </table:table-cell>
          <table:table-cell table:style-name="ce193" table:formula="of:=IF([.L19]&gt;=85;&quot;م&quot;;IF(AND([.L19]&lt;85;[.L19]&gt;=65);&quot;ج.ج&quot;;IF(AND([.L19]&lt;65;[.L19]&gt;=50);&quot;ج&quot;;IF(AND([.L19]&lt;50; [.L19]&gt;=0);&quot;ض&quot;))))" office:value-type="string" office:string-value="م" calcext:value-type="string">
            <text:p>م</text:p>
          </table:table-cell>
          <table:table-cell table:style-name="ce193" office:value-type="float" office:value="39" calcext:value-type="float">
            <text:p>39</text:p>
          </table:table-cell>
          <table:table-cell table:style-name="ce193" office:value-type="float" office:value="41" calcext:value-type="float">
            <text:p>41</text:p>
          </table:table-cell>
          <table:table-cell table:style-name="ce193" table:formula="of:=SUM([.N19:.O19])" office:value-type="float" office:value="80" calcext:value-type="float">
            <text:p>80</text:p>
          </table:table-cell>
          <table:table-cell table:style-name="ce193" table:formula="of:=IF([.P19]&gt;=85;&quot;م&quot;;IF(AND([.P19]&lt;85;[.P19]&gt;=65);&quot;ج.ج&quot;;IF(AND([.P19]&lt;65;[.P19]&gt;=50);&quot;ج&quot;;IF(AND([.P19]&lt;50; [.P19]&gt;=0);&quot;ض&quot;))))" office:value-type="string" office:string-value="ج.ج" calcext:value-type="string">
            <text:p>ج.ج</text:p>
          </table:table-cell>
          <table:table-cell table:style-name="ce191" table:formula="of:=SUM([.P19];[.L19];[.H19];[.D19])" office:value-type="float" office:value="377.5" calcext:value-type="float">
            <text:p>377.5</text:p>
          </table:table-cell>
          <table:table-cell table:style-name="ce191"/>
          <table:table-cell table:number-columns-repeated="16304"/>
        </table:table-row>
        <table:table-row table:style-name="ro17">
          <table:table-cell table:style-name="ce191" office:value-type="string" calcext:value-type="string">
            <text:p>سليم ادهم وجيه حسن ابراهي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8" calcext:value-type="float">
            <text:p>58</text:p>
          </table:table-cell>
          <table:table-cell table:style-name="ce193" table:formula="of:=SUM([.B20:.C20])" office:value-type="float" office:value="98" calcext:value-type="float">
            <text:p>98</text:p>
          </table:table-cell>
          <table:table-cell table:style-name="ce193" table:formula="of:=IF([.D20]&gt;=85;&quot;م&quot;;IF(AND([.D20]&lt;85;[.D20]&gt;=65);&quot;ج.ج&quot;;IF(AND([.D20]&lt;65;[.D20]&gt;=50);&quot;ج&quot;;IF(AND([.D20]&lt;50; [.D20]&gt;=0);&quot;ض&quot;))))" office:value-type="string" office:string-value="م" calcext:value-type="string">
            <text:p>م</text:p>
          </table:table-cell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47" calcext:value-type="float">
            <text:p>47</text:p>
          </table:table-cell>
          <table:table-cell table:style-name="ce193" table:formula="of:=SUM([.F20:.G20])" office:value-type="float" office:value="86.5" calcext:value-type="float">
            <text:p>86.5</text:p>
          </table:table-cell>
          <table:table-cell table:style-name="ce193" table:formula="of:=IF([.H20]&gt;=85;&quot;م&quot;;IF(AND([.H20]&lt;85;[.H20]&gt;=65);&quot;ج.ج&quot;;IF(AND([.H20]&lt;65;[.H20]&gt;=50);&quot;ج&quot;;IF(AND([.H20]&lt;50; [.H20]&gt;=0);&quot;ض&quot;))))" office:value-type="string" office:string-value="م" calcext:value-type="string">
            <text:p>م</text:p>
          </table:table-cell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J20:.K20])" office:value-type="float" office:value="99.5" calcext:value-type="float">
            <text:p>99.5</text:p>
          </table:table-cell>
          <table:table-cell table:style-name="ce193" table:formula="of:=IF([.L20]&gt;=85;&quot;م&quot;;IF(AND([.L20]&lt;85;[.L20]&gt;=65);&quot;ج.ج&quot;;IF(AND([.L20]&lt;65;[.L20]&gt;=50);&quot;ج&quot;;IF(AND([.L20]&lt;50; [.L20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3" calcext:value-type="float">
            <text:p>53</text:p>
          </table:table-cell>
          <table:table-cell table:style-name="ce193" table:formula="of:=SUM([.N20:.O20])" office:value-type="float" office:value="93" calcext:value-type="float">
            <text:p>93</text:p>
          </table:table-cell>
          <table:table-cell table:style-name="ce193" table:formula="of:=IF([.P20]&gt;=85;&quot;م&quot;;IF(AND([.P20]&lt;85;[.P20]&gt;=65);&quot;ج.ج&quot;;IF(AND([.P20]&lt;65;[.P20]&gt;=50);&quot;ج&quot;;IF(AND([.P20]&lt;50; [.P20]&gt;=0);&quot;ض&quot;))))" office:value-type="string" office:string-value="م" calcext:value-type="string">
            <text:p>م</text:p>
          </table:table-cell>
          <table:table-cell table:style-name="ce191" table:formula="of:=SUM([.P20];[.L20];[.H20];[.D20])" office:value-type="float" office:value="377" calcext:value-type="float">
            <text:p>377</text:p>
          </table:table-cell>
          <table:table-cell table:style-name="ce191"/>
          <table:table-cell table:number-columns-repeated="16304"/>
        </table:table-row>
        <table:table-row table:style-name="ro17">
          <table:table-cell table:style-name="ce191" office:value-type="string" calcext:value-type="string">
            <text:p>محمد عبد الله محمد عبد العزيز احمد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4" calcext:value-type="float">
            <text:p>54</text:p>
          </table:table-cell>
          <table:table-cell table:style-name="ce193" table:formula="of:=SUM([.B21:.C21])" office:value-type="float" office:value="94" calcext:value-type="float">
            <text:p>94</text:p>
          </table:table-cell>
          <table:table-cell table:style-name="ce193" table:formula="of:=IF([.D21]&gt;=85;&quot;م&quot;;IF(AND([.D21]&lt;85;[.D21]&gt;=65);&quot;ج.ج&quot;;IF(AND([.D21]&lt;65;[.D21]&gt;=50);&quot;ج&quot;;IF(AND([.D21]&lt;50; [.D21]&gt;=0);&quot;ض&quot;))))" office:value-type="string" office:string-value="م" calcext:value-type="string">
            <text:p>م</text:p>
          </table:table-cell>
          <table:table-cell table:style-name="ce193" office:value-type="float" office:value="38.5" calcext:value-type="float">
            <text:p>38.5</text:p>
          </table:table-cell>
          <table:table-cell table:style-name="ce193" office:value-type="float" office:value="53" calcext:value-type="float">
            <text:p>53</text:p>
          </table:table-cell>
          <table:table-cell table:style-name="ce193" table:formula="of:=SUM([.F21:.G21])" office:value-type="float" office:value="91.5" calcext:value-type="float">
            <text:p>91.5</text:p>
          </table:table-cell>
          <table:table-cell table:style-name="ce193" table:formula="of:=IF([.H21]&gt;=85;&quot;م&quot;;IF(AND([.H21]&lt;85;[.H21]&gt;=65);&quot;ج.ج&quot;;IF(AND([.H21]&lt;65;[.H21]&gt;=50);&quot;ج&quot;;IF(AND([.H21]&lt;50; [.H21]&gt;=0);&quot;ض&quot;))))" office:value-type="string" office:string-value="م" calcext:value-type="string">
            <text:p>م</text:p>
          </table:table-cell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J21:.K21])" office:value-type="float" office:value="99.5" calcext:value-type="float">
            <text:p>99.5</text:p>
          </table:table-cell>
          <table:table-cell table:style-name="ce193" table:formula="of:=IF([.L21]&gt;=85;&quot;م&quot;;IF(AND([.L21]&lt;85;[.L21]&gt;=65);&quot;ج.ج&quot;;IF(AND([.L21]&lt;65;[.L21]&gt;=50);&quot;ج&quot;;IF(AND([.L21]&lt;50; [.L21]&gt;=0);&quot;ض&quot;))))" office:value-type="string" office:string-value="م" calcext:value-type="string">
            <text:p>م</text:p>
          </table:table-cell>
          <table:table-cell table:style-name="ce193" office:value-type="float" office:value="39" calcext:value-type="float">
            <text:p>39</text:p>
          </table:table-cell>
          <table:table-cell table:style-name="ce193" office:value-type="float" office:value="50" calcext:value-type="float">
            <text:p>50</text:p>
          </table:table-cell>
          <table:table-cell table:style-name="ce193" table:formula="of:=SUM([.N21:.O21])" office:value-type="float" office:value="89" calcext:value-type="float">
            <text:p>89</text:p>
          </table:table-cell>
          <table:table-cell table:style-name="ce193" table:formula="of:=IF([.P21]&gt;=85;&quot;م&quot;;IF(AND([.P21]&lt;85;[.P21]&gt;=65);&quot;ج.ج&quot;;IF(AND([.P21]&lt;65;[.P21]&gt;=50);&quot;ج&quot;;IF(AND([.P21]&lt;50; [.P21]&gt;=0);&quot;ض&quot;))))" office:value-type="string" office:string-value="م" calcext:value-type="string">
            <text:p>م</text:p>
          </table:table-cell>
          <table:table-cell table:style-name="ce191" table:formula="of:=SUM([.P21];[.L21];[.H21];[.D21])" office:value-type="float" office:value="374" calcext:value-type="float">
            <text:p>374</text:p>
          </table:table-cell>
          <table:table-cell table:style-name="ce191"/>
          <table:table-cell table:number-columns-repeated="16304"/>
        </table:table-row>
        <table:table-row table:style-name="ro17">
          <table:table-cell table:style-name="ce191" office:value-type="string" calcext:value-type="string">
            <text:p>محمد عمرو محمد السيد مصطفى خليل</text:p>
          </table:table-cell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B22:.C22])" office:value-type="float" office:value="99.5" calcext:value-type="float">
            <text:p>99.5</text:p>
          </table:table-cell>
          <table:table-cell table:style-name="ce193" table:formula="of:=IF([.D22]&gt;=85;&quot;م&quot;;IF(AND([.D22]&lt;85;[.D22]&gt;=65);&quot;ج.ج&quot;;IF(AND([.D22]&lt;65;[.D22]&gt;=50);&quot;ج&quot;;IF(AND([.D22]&lt;50; [.D22]&gt;=0);&quot;ض&quot;))))" office:value-type="string" office:string-value="م" calcext:value-type="string">
            <text:p>م</text:p>
          </table:table-cell>
          <table:table-cell table:style-name="ce193" office:value-type="float" office:value="38.5" calcext:value-type="float">
            <text:p>38.5</text:p>
          </table:table-cell>
          <table:table-cell table:style-name="ce193" office:value-type="float" office:value="44" calcext:value-type="float">
            <text:p>44</text:p>
          </table:table-cell>
          <table:table-cell table:style-name="ce193" table:formula="of:=SUM([.F22:.G22])" office:value-type="float" office:value="82.5" calcext:value-type="float">
            <text:p>82.5</text:p>
          </table:table-cell>
          <table:table-cell table:style-name="ce193" table:formula="of:=IF([.H22]&gt;=85;&quot;م&quot;;IF(AND([.H22]&lt;85;[.H22]&gt;=65);&quot;ج.ج&quot;;IF(AND([.H22]&lt;65;[.H22]&gt;=50);&quot;ج&quot;;IF(AND([.H22]&lt;50; [.H22]&gt;=0);&quot;ض&quot;))))" office:value-type="string" office:string-value="ج.ج" calcext:value-type="string">
            <text:p>ج.ج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J22:.K22])" office:value-type="float" office:value="100" calcext:value-type="float">
            <text:p>100</text:p>
          </table:table-cell>
          <table:table-cell table:style-name="ce193" table:formula="of:=IF([.L22]&gt;=85;&quot;م&quot;;IF(AND([.L22]&lt;85;[.L22]&gt;=65);&quot;ج.ج&quot;;IF(AND([.L22]&lt;65;[.L22]&gt;=50);&quot;ج&quot;;IF(AND([.L22]&lt;50; [.L22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1" calcext:value-type="float">
            <text:p>51</text:p>
          </table:table-cell>
          <table:table-cell table:style-name="ce193" table:formula="of:=SUM([.N22:.O22])" office:value-type="float" office:value="91" calcext:value-type="float">
            <text:p>91</text:p>
          </table:table-cell>
          <table:table-cell table:style-name="ce193" table:formula="of:=IF([.P22]&gt;=85;&quot;م&quot;;IF(AND([.P22]&lt;85;[.P22]&gt;=65);&quot;ج.ج&quot;;IF(AND([.P22]&lt;65;[.P22]&gt;=50);&quot;ج&quot;;IF(AND([.P22]&lt;50; [.P22]&gt;=0);&quot;ض&quot;))))" office:value-type="string" office:string-value="م" calcext:value-type="string">
            <text:p>م</text:p>
          </table:table-cell>
          <table:table-cell table:style-name="ce191" table:formula="of:=SUM([.P22];[.L22];[.H22];[.D22])" office:value-type="float" office:value="373" calcext:value-type="float">
            <text:p>373</text:p>
          </table:table-cell>
          <table:table-cell table:style-name="ce191"/>
          <table:table-cell table:number-columns-repeated="16304"/>
        </table:table-row>
        <table:table-row table:style-name="ro17">
          <table:table-cell table:style-name="ce191" office:value-type="string" calcext:value-type="string">
            <text:p>جمال محمد جمال عكاشه احمد فرج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2" calcext:value-type="float">
            <text:p>52</text:p>
          </table:table-cell>
          <table:table-cell table:style-name="ce193" table:formula="of:=SUM([.B23:.C23])" office:value-type="float" office:value="92" calcext:value-type="float">
            <text:p>92</text:p>
          </table:table-cell>
          <table:table-cell table:style-name="ce193" table:formula="of:=IF([.D23]&gt;=85;&quot;م&quot;;IF(AND([.D23]&lt;85;[.D23]&gt;=65);&quot;ج.ج&quot;;IF(AND([.D23]&lt;65;[.D23]&gt;=50);&quot;ج&quot;;IF(AND([.D23]&lt;50; [.D23]&gt;=0);&quot;ض&quot;))))" office:value-type="string" office:string-value="م" calcext:value-type="string">
            <text:p>م</text:p>
          </table:table-cell>
          <table:table-cell table:style-name="ce193" office:value-type="float" office:value="36.5" calcext:value-type="float">
            <text:p>36.5</text:p>
          </table:table-cell>
          <table:table-cell table:style-name="ce193" office:value-type="float" office:value="51" calcext:value-type="float">
            <text:p>51</text:p>
          </table:table-cell>
          <table:table-cell table:style-name="ce193" table:formula="of:=SUM([.F23:.G23])" office:value-type="float" office:value="87.5" calcext:value-type="float">
            <text:p>87.5</text:p>
          </table:table-cell>
          <table:table-cell table:style-name="ce193" table:formula="of:=IF([.H23]&gt;=85;&quot;م&quot;;IF(AND([.H23]&lt;85;[.H23]&gt;=65);&quot;ج.ج&quot;;IF(AND([.H23]&lt;65;[.H23]&gt;=50);&quot;ج&quot;;IF(AND([.H23]&lt;50; [.H23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J23:.K23])" office:value-type="float" office:value="100" calcext:value-type="float">
            <text:p>100</text:p>
          </table:table-cell>
          <table:table-cell table:style-name="ce193" table:formula="of:=IF([.L23]&gt;=85;&quot;م&quot;;IF(AND([.L23]&lt;85;[.L23]&gt;=65);&quot;ج.ج&quot;;IF(AND([.L23]&lt;65;[.L23]&gt;=50);&quot;ج&quot;;IF(AND([.L23]&lt;50; [.L23]&gt;=0);&quot;ض&quot;))))" office:value-type="string" office:string-value="م" calcext:value-type="string">
            <text:p>م</text:p>
          </table:table-cell>
          <table:table-cell table:style-name="ce193" office:value-type="float" office:value="39" calcext:value-type="float">
            <text:p>39</text:p>
          </table:table-cell>
          <table:table-cell table:style-name="ce193" office:value-type="float" office:value="54" calcext:value-type="float">
            <text:p>54</text:p>
          </table:table-cell>
          <table:table-cell table:style-name="ce193" table:formula="of:=SUM([.N23:.O23])" office:value-type="float" office:value="93" calcext:value-type="float">
            <text:p>93</text:p>
          </table:table-cell>
          <table:table-cell table:style-name="ce193" table:formula="of:=IF([.P23]&gt;=85;&quot;م&quot;;IF(AND([.P23]&lt;85;[.P23]&gt;=65);&quot;ج.ج&quot;;IF(AND([.P23]&lt;65;[.P23]&gt;=50);&quot;ج&quot;;IF(AND([.P23]&lt;50; [.P23]&gt;=0);&quot;ض&quot;))))" office:value-type="string" office:string-value="م" calcext:value-type="string">
            <text:p>م</text:p>
          </table:table-cell>
          <table:table-cell table:style-name="ce191" table:formula="of:=SUM([.P23];[.L23];[.H23];[.D23])" office:value-type="float" office:value="372.5" calcext:value-type="float">
            <text:p>372.5</text:p>
          </table:table-cell>
          <table:table-cell table:style-name="ce191"/>
          <table:table-cell table:number-columns-repeated="16304"/>
        </table:table-row>
        <table:table-row table:style-name="ro17">
          <table:table-cell table:style-name="ce191" office:value-type="string" calcext:value-type="string">
            <text:p>يحيى محمد عوض الشربينى على</text:p>
          </table:table-cell>
          <table:table-cell table:style-name="ce193" office:value-type="float" office:value="37.5" calcext:value-type="float">
            <text:p>37.5</text:p>
          </table:table-cell>
          <table:table-cell table:style-name="ce193" office:value-type="float" office:value="51" calcext:value-type="float">
            <text:p>51</text:p>
          </table:table-cell>
          <table:table-cell table:style-name="ce193" table:formula="of:=SUM([.B24:.C24])" office:value-type="float" office:value="88.5" calcext:value-type="float">
            <text:p>88.5</text:p>
          </table:table-cell>
          <table:table-cell table:style-name="ce193" table:formula="of:=IF([.D24]&gt;=85;&quot;م&quot;;IF(AND([.D24]&lt;85;[.D24]&gt;=65);&quot;ج.ج&quot;;IF(AND([.D24]&lt;65;[.D24]&gt;=50);&quot;ج&quot;;IF(AND([.D24]&lt;50; [.D24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1" calcext:value-type="float">
            <text:p>51</text:p>
          </table:table-cell>
          <table:table-cell table:style-name="ce193" table:formula="of:=SUM([.F24:.G24])" office:value-type="float" office:value="91" calcext:value-type="float">
            <text:p>91</text:p>
          </table:table-cell>
          <table:table-cell table:style-name="ce193" table:formula="of:=IF([.H24]&gt;=85;&quot;م&quot;;IF(AND([.H24]&lt;85;[.H24]&gt;=65);&quot;ج.ج&quot;;IF(AND([.H24]&lt;65;[.H24]&gt;=50);&quot;ج&quot;;IF(AND([.H24]&lt;50; [.H24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J24:.K24])" office:value-type="float" office:value="100" calcext:value-type="float">
            <text:p>100</text:p>
          </table:table-cell>
          <table:table-cell table:style-name="ce193" table:formula="of:=IF([.L24]&gt;=85;&quot;م&quot;;IF(AND([.L24]&lt;85;[.L24]&gt;=65);&quot;ج.ج&quot;;IF(AND([.L24]&lt;65;[.L24]&gt;=50);&quot;ج&quot;;IF(AND([.L24]&lt;50; [.L24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0" calcext:value-type="float">
            <text:p>50</text:p>
          </table:table-cell>
          <table:table-cell table:style-name="ce193" table:formula="of:=SUM([.N24:.O24])" office:value-type="float" office:value="90" calcext:value-type="float">
            <text:p>90</text:p>
          </table:table-cell>
          <table:table-cell table:style-name="ce193" table:formula="of:=IF([.P24]&gt;=85;&quot;م&quot;;IF(AND([.P24]&lt;85;[.P24]&gt;=65);&quot;ج.ج&quot;;IF(AND([.P24]&lt;65;[.P24]&gt;=50);&quot;ج&quot;;IF(AND([.P24]&lt;50; [.P24]&gt;=0);&quot;ض&quot;))))" office:value-type="string" office:string-value="م" calcext:value-type="string">
            <text:p>م</text:p>
          </table:table-cell>
          <table:table-cell table:style-name="ce191" table:formula="of:=SUM([.P24];[.L24];[.H24];[.D24])" office:value-type="float" office:value="369.5" calcext:value-type="float">
            <text:p>369.5</text:p>
          </table:table-cell>
          <table:table-cell table:style-name="ce191"/>
          <table:table-cell table:number-columns-repeated="16304"/>
        </table:table-row>
        <table:table-row table:style-name="ro17">
          <table:table-cell table:style-name="ce191" office:value-type="string" calcext:value-type="string">
            <text:p>ادم احمد محمد بدر احمد</text:p>
          </table:table-cell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57" calcext:value-type="float">
            <text:p>57</text:p>
          </table:table-cell>
          <table:table-cell table:style-name="ce193" table:formula="of:=SUM([.B25:.C25])" office:value-type="float" office:value="96.5" calcext:value-type="float">
            <text:p>96.5</text:p>
          </table:table-cell>
          <table:table-cell table:style-name="ce193" table:formula="of:=IF([.D25]&gt;=85;&quot;م&quot;;IF(AND([.D25]&lt;85;[.D25]&gt;=65);&quot;ج.ج&quot;;IF(AND([.D25]&lt;65;[.D25]&gt;=50);&quot;ج&quot;;IF(AND([.D25]&lt;50; [.D25]&gt;=0);&quot;ض&quot;))))" office:value-type="string" office:string-value="م" calcext:value-type="string">
            <text:p>م</text:p>
          </table:table-cell>
          <table:table-cell table:style-name="ce193" office:value-type="float" office:value="38.5" calcext:value-type="float">
            <text:p>38.5</text:p>
          </table:table-cell>
          <table:table-cell table:style-name="ce193" office:value-type="float" office:value="48" calcext:value-type="float">
            <text:p>48</text:p>
          </table:table-cell>
          <table:table-cell table:style-name="ce193" table:formula="of:=SUM([.F25:.G25])" office:value-type="float" office:value="86.5" calcext:value-type="float">
            <text:p>86.5</text:p>
          </table:table-cell>
          <table:table-cell table:style-name="ce193" table:formula="of:=IF([.H25]&gt;=85;&quot;م&quot;;IF(AND([.H25]&lt;85;[.H25]&gt;=65);&quot;ج.ج&quot;;IF(AND([.H25]&lt;65;[.H25]&gt;=50);&quot;ج&quot;;IF(AND([.H25]&lt;50; [.H25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7" calcext:value-type="float">
            <text:p>57</text:p>
          </table:table-cell>
          <table:table-cell table:style-name="ce193" table:formula="of:=SUM([.J25:.K25])" office:value-type="float" office:value="97" calcext:value-type="float">
            <text:p>97</text:p>
          </table:table-cell>
          <table:table-cell table:style-name="ce193" table:formula="of:=IF([.L25]&gt;=85;&quot;م&quot;;IF(AND([.L25]&lt;85;[.L25]&gt;=65);&quot;ج.ج&quot;;IF(AND([.L25]&lt;65;[.L25]&gt;=50);&quot;ج&quot;;IF(AND([.L25]&lt;50; [.L25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47" calcext:value-type="float">
            <text:p>47</text:p>
          </table:table-cell>
          <table:table-cell table:style-name="ce193" table:formula="of:=SUM([.N25:.O25])" office:value-type="float" office:value="87" calcext:value-type="float">
            <text:p>87</text:p>
          </table:table-cell>
          <table:table-cell table:style-name="ce193" table:formula="of:=IF([.P25]&gt;=85;&quot;م&quot;;IF(AND([.P25]&lt;85;[.P25]&gt;=65);&quot;ج.ج&quot;;IF(AND([.P25]&lt;65;[.P25]&gt;=50);&quot;ج&quot;;IF(AND([.P25]&lt;50; [.P25]&gt;=0);&quot;ض&quot;))))" office:value-type="string" office:string-value="م" calcext:value-type="string">
            <text:p>م</text:p>
          </table:table-cell>
          <table:table-cell table:style-name="ce191" table:formula="of:=SUM([.P25];[.L25];[.H25];[.D25])" office:value-type="float" office:value="367" calcext:value-type="float">
            <text:p>367</text:p>
          </table:table-cell>
          <table:table-cell table:style-name="ce191"/>
          <table:table-cell table:number-columns-repeated="16304"/>
        </table:table-row>
        <table:table-row table:style-name="ro17">
          <table:table-cell table:style-name="ce191" office:value-type="string" calcext:value-type="string">
            <text:p>ادم عبد الله محمد عبد العزيز احمد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1" calcext:value-type="float">
            <text:p>51</text:p>
          </table:table-cell>
          <table:table-cell table:style-name="ce193" table:formula="of:=SUM([.B26:.C26])" office:value-type="float" office:value="91" calcext:value-type="float">
            <text:p>91</text:p>
          </table:table-cell>
          <table:table-cell table:style-name="ce193" table:formula="of:=IF([.D26]&gt;=85;&quot;م&quot;;IF(AND([.D26]&lt;85;[.D26]&gt;=65);&quot;ج.ج&quot;;IF(AND([.D26]&lt;65;[.D26]&gt;=50);&quot;ج&quot;;IF(AND([.D26]&lt;50; [.D26]&gt;=0);&quot;ض&quot;))))" office:value-type="string" office:string-value="م" calcext:value-type="string">
            <text:p>م</text:p>
          </table:table-cell>
          <table:table-cell table:style-name="ce193" office:value-type="float" office:value="38.5" calcext:value-type="float">
            <text:p>38.5</text:p>
          </table:table-cell>
          <table:table-cell table:style-name="ce193" office:value-type="float" office:value="48" calcext:value-type="float">
            <text:p>48</text:p>
          </table:table-cell>
          <table:table-cell table:style-name="ce193" table:formula="of:=SUM([.F26:.G26])" office:value-type="float" office:value="86.5" calcext:value-type="float">
            <text:p>86.5</text:p>
          </table:table-cell>
          <table:table-cell table:style-name="ce193" table:formula="of:=IF([.H26]&gt;=85;&quot;م&quot;;IF(AND([.H26]&lt;85;[.H26]&gt;=65);&quot;ج.ج&quot;;IF(AND([.H26]&lt;65;[.H26]&gt;=50);&quot;ج&quot;;IF(AND([.H26]&lt;50; [.H26]&gt;=0);&quot;ض&quot;))))" office:value-type="string" office:string-value="م" calcext:value-type="string">
            <text:p>م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J26:.K26])" office:value-type="float" office:value="98" calcext:value-type="float">
            <text:p>98</text:p>
          </table:table-cell>
          <table:table-cell table:style-name="ce193" table:formula="of:=IF([.L26]&gt;=85;&quot;م&quot;;IF(AND([.L26]&lt;85;[.L26]&gt;=65);&quot;ج.ج&quot;;IF(AND([.L26]&lt;65;[.L26]&gt;=50);&quot;ج&quot;;IF(AND([.L26]&lt;50; [.L26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0" calcext:value-type="float">
            <text:p>50</text:p>
          </table:table-cell>
          <table:table-cell table:style-name="ce193" table:formula="of:=SUM([.N26:.O26])" office:value-type="float" office:value="90" calcext:value-type="float">
            <text:p>90</text:p>
          </table:table-cell>
          <table:table-cell table:style-name="ce193" table:formula="of:=IF([.P26]&gt;=85;&quot;م&quot;;IF(AND([.P26]&lt;85;[.P26]&gt;=65);&quot;ج.ج&quot;;IF(AND([.P26]&lt;65;[.P26]&gt;=50);&quot;ج&quot;;IF(AND([.P26]&lt;50; [.P26]&gt;=0);&quot;ض&quot;))))" office:value-type="string" office:string-value="م" calcext:value-type="string">
            <text:p>م</text:p>
          </table:table-cell>
          <table:table-cell table:style-name="ce191" table:formula="of:=SUM([.P26];[.L26];[.H26];[.D26])" office:value-type="float" office:value="365.5" calcext:value-type="float">
            <text:p>365.5</text:p>
          </table:table-cell>
          <table:table-cell table:style-name="ce191"/>
          <table:table-cell table:number-columns-repeated="16304"/>
        </table:table-row>
        <table:table-row table:style-name="ro17">
          <table:table-cell table:style-name="ce191" office:value-type="string" calcext:value-type="string">
            <text:p>نادين رمضان رجب حلمى عبد الجواد</text:p>
          </table:table-cell>
          <table:table-cell table:style-name="ce193" office:value-type="float" office:value="38.5" calcext:value-type="float">
            <text:p>38.5</text:p>
          </table:table-cell>
          <table:table-cell table:style-name="ce193" office:value-type="float" office:value="50" calcext:value-type="float">
            <text:p>50</text:p>
          </table:table-cell>
          <table:table-cell table:style-name="ce193" table:formula="of:=SUM([.B27:.C27])" office:value-type="float" office:value="88.5" calcext:value-type="float">
            <text:p>88.5</text:p>
          </table:table-cell>
          <table:table-cell table:style-name="ce193" table:formula="of:=IF([.D27]&gt;=85;&quot;م&quot;;IF(AND([.D27]&lt;85;[.D27]&gt;=65);&quot;ج.ج&quot;;IF(AND([.D27]&lt;65;[.D27]&gt;=50);&quot;ج&quot;;IF(AND([.D27]&lt;50; [.D27]&gt;=0);&quot;ض&quot;))))" office:value-type="string" office:string-value="م" calcext:value-type="string">
            <text:p>م</text:p>
          </table:table-cell>
          <table:table-cell table:style-name="ce193" office:value-type="float" office:value="37" calcext:value-type="float">
            <text:p>37</text:p>
          </table:table-cell>
          <table:table-cell table:style-name="ce193" office:value-type="float" office:value="53" calcext:value-type="float">
            <text:p>53</text:p>
          </table:table-cell>
          <table:table-cell table:style-name="ce193" table:formula="of:=SUM([.F27:.G27])" office:value-type="float" office:value="90" calcext:value-type="float">
            <text:p>90</text:p>
          </table:table-cell>
          <table:table-cell table:style-name="ce193" table:formula="of:=IF([.H27]&gt;=85;&quot;م&quot;;IF(AND([.H27]&lt;85;[.H27]&gt;=65);&quot;ج.ج&quot;;IF(AND([.H27]&lt;65;[.H27]&gt;=50);&quot;ج&quot;;IF(AND([.H27]&lt;50; [.H27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J27:.K27])" office:value-type="float" office:value="100" calcext:value-type="float">
            <text:p>100</text:p>
          </table:table-cell>
          <table:table-cell table:style-name="ce193" table:formula="of:=IF([.L27]&gt;=85;&quot;م&quot;;IF(AND([.L27]&lt;85;[.L27]&gt;=65);&quot;ج.ج&quot;;IF(AND([.L27]&lt;65;[.L27]&gt;=50);&quot;ج&quot;;IF(AND([.L27]&lt;50; [.L27]&gt;=0);&quot;ض&quot;))))" office:value-type="string" office:string-value="م" calcext:value-type="string">
            <text:p>م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36" calcext:value-type="float">
            <text:p>36</text:p>
          </table:table-cell>
          <table:table-cell table:style-name="ce193" table:formula="of:=SUM([.N27:.O27])" office:value-type="float" office:value="74" calcext:value-type="float">
            <text:p>74</text:p>
          </table:table-cell>
          <table:table-cell table:style-name="ce193" table:formula="of:=IF([.P27]&gt;=85;&quot;م&quot;;IF(AND([.P27]&lt;85;[.P27]&gt;=65);&quot;ج.ج&quot;;IF(AND([.P27]&lt;65;[.P27]&gt;=50);&quot;ج&quot;;IF(AND([.P27]&lt;50; [.P27]&gt;=0);&quot;ض&quot;))))" office:value-type="string" office:string-value="ج.ج" calcext:value-type="string">
            <text:p>ج.ج</text:p>
          </table:table-cell>
          <table:table-cell table:style-name="ce191" table:formula="of:=SUM([.P27];[.L27];[.H27];[.D27])" office:value-type="float" office:value="352.5" calcext:value-type="float">
            <text:p>352.5</text:p>
          </table:table-cell>
          <table:table-cell table:style-name="ce191"/>
          <table:table-cell table:number-columns-repeated="16304"/>
        </table:table-row>
        <table:table-row table:style-name="ro17">
          <table:table-cell table:style-name="ce191" office:value-type="string" calcext:value-type="string">
            <text:p>على كريم سمير فوزى عبد القادر شاتيلا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37" calcext:value-type="float">
            <text:p>37</text:p>
          </table:table-cell>
          <table:table-cell table:style-name="ce193" table:formula="of:=SUM([.B28:.C28])" office:value-type="float" office:value="75" calcext:value-type="float">
            <text:p>75</text:p>
          </table:table-cell>
          <table:table-cell table:style-name="ce193" table:formula="of:=IF([.D28]&gt;=85;&quot;م&quot;;IF(AND([.D28]&lt;85;[.D28]&gt;=65);&quot;ج.ج&quot;;IF(AND([.D28]&lt;65;[.D28]&gt;=50);&quot;ج&quot;;IF(AND([.D28]&lt;50; [.D28]&gt;=0);&quot;ض&quot;))))" office:value-type="string" office:string-value="ج.ج" calcext:value-type="string">
            <text:p>ج.ج</text:p>
          </table:table-cell>
          <table:table-cell table:style-name="ce193" office:value-type="float" office:value="38.5" calcext:value-type="float">
            <text:p>38.5</text:p>
          </table:table-cell>
          <table:table-cell table:style-name="ce193" office:value-type="float" office:value="42" calcext:value-type="float">
            <text:p>42</text:p>
          </table:table-cell>
          <table:table-cell table:style-name="ce193" table:formula="of:=SUM([.F28:.G28])" office:value-type="float" office:value="80.5" calcext:value-type="float">
            <text:p>80.5</text:p>
          </table:table-cell>
          <table:table-cell table:style-name="ce193" table:formula="of:=IF([.H28]&gt;=85;&quot;م&quot;;IF(AND([.H28]&lt;85;[.H28]&gt;=65);&quot;ج.ج&quot;;IF(AND([.H28]&lt;65;[.H28]&gt;=50);&quot;ج&quot;;IF(AND([.H28]&lt;50; [.H28]&gt;=0);&quot;ض&quot;))))" office:value-type="string" office:string-value="ج.ج" calcext:value-type="string">
            <text:p>ج.ج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7" calcext:value-type="float">
            <text:p>57</text:p>
          </table:table-cell>
          <table:table-cell table:style-name="ce193" table:formula="of:=SUM([.J28:.K28])" office:value-type="float" office:value="97" calcext:value-type="float">
            <text:p>97</text:p>
          </table:table-cell>
          <table:table-cell table:style-name="ce193" table:formula="of:=IF([.L28]&gt;=85;&quot;م&quot;;IF(AND([.L28]&lt;85;[.L28]&gt;=65);&quot;ج.ج&quot;;IF(AND([.L28]&lt;65;[.L28]&gt;=50);&quot;ج&quot;;IF(AND([.L28]&lt;50; [.L28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6" calcext:value-type="float">
            <text:p>56</text:p>
          </table:table-cell>
          <table:table-cell table:style-name="ce193" table:formula="of:=SUM([.N28:.O28])" office:value-type="float" office:value="96" calcext:value-type="float">
            <text:p>96</text:p>
          </table:table-cell>
          <table:table-cell table:style-name="ce193" table:formula="of:=IF([.P28]&gt;=85;&quot;م&quot;;IF(AND([.P28]&lt;85;[.P28]&gt;=65);&quot;ج.ج&quot;;IF(AND([.P28]&lt;65;[.P28]&gt;=50);&quot;ج&quot;;IF(AND([.P28]&lt;50; [.P28]&gt;=0);&quot;ض&quot;))))" office:value-type="string" office:string-value="م" calcext:value-type="string">
            <text:p>م</text:p>
          </table:table-cell>
          <table:table-cell table:style-name="ce191" table:formula="of:=SUM([.P28];[.L28];[.H28];[.D28])" office:value-type="float" office:value="348.5" calcext:value-type="float">
            <text:p>348.5</text:p>
          </table:table-cell>
          <table:table-cell table:style-name="ce191"/>
          <table:table-cell table:number-columns-repeated="16304"/>
        </table:table-row>
        <table:table-row table:style-name="ro17">
          <table:table-cell table:style-name="ce191" office:value-type="string" calcext:value-type="string">
            <text:p>يوسف ابراهيم سيد محمد حسن</text:p>
          </table:table-cell>
          <table:table-cell table:style-name="ce193" office:value-type="float" office:value="37" calcext:value-type="float">
            <text:p>37</text:p>
          </table:table-cell>
          <table:table-cell table:style-name="ce193" office:value-type="float" office:value="33" calcext:value-type="float">
            <text:p>33</text:p>
          </table:table-cell>
          <table:table-cell table:style-name="ce193" table:formula="of:=SUM([.B29:.C29])" office:value-type="float" office:value="70" calcext:value-type="float">
            <text:p>70</text:p>
          </table:table-cell>
          <table:table-cell table:style-name="ce193" table:formula="of:=IF([.D29]&gt;=85;&quot;م&quot;;IF(AND([.D29]&lt;85;[.D29]&gt;=65);&quot;ج.ج&quot;;IF(AND([.D29]&lt;65;[.D29]&gt;=50);&quot;ج&quot;;IF(AND([.D29]&lt;50; [.D29]&gt;=0);&quot;ض&quot;))))" office:value-type="string" office:string-value="ج.ج" calcext:value-type="string">
            <text:p>ج.ج</text:p>
          </table:table-cell>
          <table:table-cell table:style-name="ce193" office:value-type="float" office:value="36.5" calcext:value-type="float">
            <text:p>36.5</text:p>
          </table:table-cell>
          <table:table-cell table:style-name="ce193" office:value-type="float" office:value="46" calcext:value-type="float">
            <text:p>46</text:p>
          </table:table-cell>
          <table:table-cell table:style-name="ce193" table:formula="of:=SUM([.F29:.G29])" office:value-type="float" office:value="82.5" calcext:value-type="float">
            <text:p>82.5</text:p>
          </table:table-cell>
          <table:table-cell table:style-name="ce193" table:formula="of:=IF([.H29]&gt;=85;&quot;م&quot;;IF(AND([.H29]&lt;85;[.H29]&gt;=65);&quot;ج.ج&quot;;IF(AND([.H29]&lt;65;[.H29]&gt;=50);&quot;ج&quot;;IF(AND([.H29]&lt;50; [.H29]&gt;=0);&quot;ض&quot;))))" office:value-type="string" office:string-value="ج.ج" calcext:value-type="string">
            <text:p>ج.ج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J29:.K29])" office:value-type="float" office:value="98" calcext:value-type="float">
            <text:p>98</text:p>
          </table:table-cell>
          <table:table-cell table:style-name="ce193" table:formula="of:=IF([.L29]&gt;=85;&quot;م&quot;;IF(AND([.L29]&lt;85;[.L29]&gt;=65);&quot;ج.ج&quot;;IF(AND([.L29]&lt;65;[.L29]&gt;=50);&quot;ج&quot;;IF(AND([.L29]&lt;50; [.L29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6" calcext:value-type="float">
            <text:p>56</text:p>
          </table:table-cell>
          <table:table-cell table:style-name="ce193" table:formula="of:=SUM([.N29:.O29])" office:value-type="float" office:value="96" calcext:value-type="float">
            <text:p>96</text:p>
          </table:table-cell>
          <table:table-cell table:style-name="ce193" table:formula="of:=IF([.P29]&gt;=85;&quot;م&quot;;IF(AND([.P29]&lt;85;[.P29]&gt;=65);&quot;ج.ج&quot;;IF(AND([.P29]&lt;65;[.P29]&gt;=50);&quot;ج&quot;;IF(AND([.P29]&lt;50; [.P29]&gt;=0);&quot;ض&quot;))))" office:value-type="string" office:string-value="م" calcext:value-type="string">
            <text:p>م</text:p>
          </table:table-cell>
          <table:table-cell table:style-name="ce191" table:formula="of:=SUM([.P29];[.L29];[.H29];[.D29])" office:value-type="float" office:value="346.5" calcext:value-type="float">
            <text:p>346.5</text:p>
          </table:table-cell>
          <table:table-cell table:style-name="ce191"/>
          <table:table-cell table:number-columns-repeated="16304"/>
        </table:table-row>
        <table:table-row table:style-name="ro17">
          <table:table-cell table:style-name="ce191" office:value-type="string" calcext:value-type="string">
            <text:p>همس سمير ناجى رياض عبد الصمد</text:p>
          </table:table-cell>
          <table:table-cell table:style-name="ce193" office:value-type="float" office:value="38.5" calcext:value-type="float">
            <text:p>38.5</text:p>
          </table:table-cell>
          <table:table-cell table:style-name="ce193" office:value-type="float" office:value="48" calcext:value-type="float">
            <text:p>48</text:p>
          </table:table-cell>
          <table:table-cell table:style-name="ce193" table:formula="of:=SUM([.B30:.C30])" office:value-type="float" office:value="86.5" calcext:value-type="float">
            <text:p>86.5</text:p>
          </table:table-cell>
          <table:table-cell table:style-name="ce193" table:formula="of:=IF([.D30]&gt;=85;&quot;م&quot;;IF(AND([.D30]&lt;85;[.D30]&gt;=65);&quot;ج.ج&quot;;IF(AND([.D30]&lt;65;[.D30]&gt;=50);&quot;ج&quot;;IF(AND([.D30]&lt;50; [.D30]&gt;=0);&quot;ض&quot;))))" office:value-type="string" office:string-value="م" calcext:value-type="string">
            <text:p>م</text:p>
          </table:table-cell>
          <table:table-cell table:style-name="ce193" office:value-type="float" office:value="36.5" calcext:value-type="float">
            <text:p>36.5</text:p>
          </table:table-cell>
          <table:table-cell table:style-name="ce193" office:value-type="float" office:value="54" calcext:value-type="float">
            <text:p>54</text:p>
          </table:table-cell>
          <table:table-cell table:style-name="ce193" table:formula="of:=SUM([.F30:.G30])" office:value-type="float" office:value="90.5" calcext:value-type="float">
            <text:p>90.5</text:p>
          </table:table-cell>
          <table:table-cell table:style-name="ce193" table:formula="of:=IF([.H30]&gt;=85;&quot;م&quot;;IF(AND([.H30]&lt;85;[.H30]&gt;=65);&quot;ج.ج&quot;;IF(AND([.H30]&lt;65;[.H30]&gt;=50);&quot;ج&quot;;IF(AND([.H30]&lt;50; [.H30]&gt;=0);&quot;ض&quot;))))" office:value-type="string" office:string-value="م" calcext:value-type="string">
            <text:p>م</text:p>
          </table:table-cell>
          <table:table-cell table:style-name="ce193" office:value-type="float" office:value="37.5" calcext:value-type="float">
            <text:p>37.5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J30:.K30])" office:value-type="float" office:value="97.5" calcext:value-type="float">
            <text:p>97.5</text:p>
          </table:table-cell>
          <table:table-cell table:style-name="ce193" table:formula="of:=IF([.L30]&gt;=85;&quot;م&quot;;IF(AND([.L30]&lt;85;[.L30]&gt;=65);&quot;ج.ج&quot;;IF(AND([.L30]&lt;65;[.L30]&gt;=50);&quot;ج&quot;;IF(AND([.L30]&lt;50; [.L30]&gt;=0);&quot;ض&quot;))))" office:value-type="string" office:string-value="م" calcext:value-type="string">
            <text:p>م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34" calcext:value-type="float">
            <text:p>34</text:p>
          </table:table-cell>
          <table:table-cell table:style-name="ce193" table:formula="of:=SUM([.N30:.O30])" office:value-type="float" office:value="72" calcext:value-type="float">
            <text:p>72</text:p>
          </table:table-cell>
          <table:table-cell table:style-name="ce193" table:formula="of:=IF([.P30]&gt;=85;&quot;م&quot;;IF(AND([.P30]&lt;85;[.P30]&gt;=65);&quot;ج.ج&quot;;IF(AND([.P30]&lt;65;[.P30]&gt;=50);&quot;ج&quot;;IF(AND([.P30]&lt;50; [.P30]&gt;=0);&quot;ض&quot;))))" office:value-type="string" office:string-value="ج.ج" calcext:value-type="string">
            <text:p>ج.ج</text:p>
          </table:table-cell>
          <table:table-cell table:style-name="ce191" table:formula="of:=SUM([.P30];[.L30];[.H30];[.D30])" office:value-type="float" office:value="346.5" calcext:value-type="float">
            <text:p>346.5</text:p>
          </table:table-cell>
          <table:table-cell table:style-name="ce191"/>
          <table:table-cell table:number-columns-repeated="16304"/>
        </table:table-row>
        <table:table-row table:style-name="ro17">
          <table:table-cell table:style-name="ce191" office:value-type="string" calcext:value-type="string">
            <text:p>ياسين احمد حمدى سعد سالم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42" calcext:value-type="float">
            <text:p>42</text:p>
          </table:table-cell>
          <table:table-cell table:style-name="ce193" table:formula="of:=SUM([.B31:.C31])" office:value-type="float" office:value="80" calcext:value-type="float">
            <text:p>80</text:p>
          </table:table-cell>
          <table:table-cell table:style-name="ce193" table:formula="of:=IF([.D31]&gt;=85;&quot;م&quot;;IF(AND([.D31]&lt;85;[.D31]&gt;=65);&quot;ج.ج&quot;;IF(AND([.D31]&lt;65;[.D31]&gt;=50);&quot;ج&quot;;IF(AND([.D31]&lt;50; [.D31]&gt;=0);&quot;ض&quot;))))" office:value-type="string" office:string-value="ج.ج" calcext:value-type="string">
            <text:p>ج.ج</text:p>
          </table:table-cell>
          <table:table-cell table:style-name="ce193" office:value-type="float" office:value="35.5" calcext:value-type="float">
            <text:p>35.5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table:formula="of:=SUM([.F31:.G31])" office:value-type="float" office:value="75.5" calcext:value-type="float">
            <text:p>75.5</text:p>
          </table:table-cell>
          <table:table-cell table:style-name="ce193" table:formula="of:=IF([.H31]&gt;=85;&quot;م&quot;;IF(AND([.H31]&lt;85;[.H31]&gt;=65);&quot;ج.ج&quot;;IF(AND([.H31]&lt;65;[.H31]&gt;=50);&quot;ج&quot;;IF(AND([.H31]&lt;50; [.H31]&gt;=0);&quot;ض&quot;))))" office:value-type="string" office:string-value="ج.ج" calcext:value-type="string">
            <text:p>ج.ج</text:p>
          </table:table-cell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56" calcext:value-type="float">
            <text:p>56</text:p>
          </table:table-cell>
          <table:table-cell table:style-name="ce193" table:formula="of:=SUM([.J31:.K31])" office:value-type="float" office:value="95.5" calcext:value-type="float">
            <text:p>95.5</text:p>
          </table:table-cell>
          <table:table-cell table:style-name="ce193" table:formula="of:=IF([.L31]&gt;=85;&quot;م&quot;;IF(AND([.L31]&lt;85;[.L31]&gt;=65);&quot;ج.ج&quot;;IF(AND([.L31]&lt;65;[.L31]&gt;=50);&quot;ج&quot;;IF(AND([.L31]&lt;50; [.L31]&gt;=0);&quot;ض&quot;))))" office:value-type="string" office:string-value="م" calcext:value-type="string">
            <text:p>م</text:p>
          </table:table-cell>
          <table:table-cell table:style-name="ce193" office:value-type="float" office:value="39" calcext:value-type="float">
            <text:p>39</text:p>
          </table:table-cell>
          <table:table-cell table:style-name="ce193" office:value-type="float" office:value="56" calcext:value-type="float">
            <text:p>56</text:p>
          </table:table-cell>
          <table:table-cell table:style-name="ce193" table:formula="of:=SUM([.N31:.O31])" office:value-type="float" office:value="95" calcext:value-type="float">
            <text:p>95</text:p>
          </table:table-cell>
          <table:table-cell table:style-name="ce193" table:formula="of:=IF([.P31]&gt;=85;&quot;م&quot;;IF(AND([.P31]&lt;85;[.P31]&gt;=65);&quot;ج.ج&quot;;IF(AND([.P31]&lt;65;[.P31]&gt;=50);&quot;ج&quot;;IF(AND([.P31]&lt;50; [.P31]&gt;=0);&quot;ض&quot;))))" office:value-type="string" office:string-value="م" calcext:value-type="string">
            <text:p>م</text:p>
          </table:table-cell>
          <table:table-cell table:style-name="ce191" table:formula="of:=SUM([.P31];[.L31];[.H31];[.D31])" office:value-type="float" office:value="346" calcext:value-type="float">
            <text:p>346</text:p>
          </table:table-cell>
          <table:table-cell table:style-name="ce191"/>
          <table:table-cell table:number-columns-repeated="16304"/>
        </table:table-row>
        <table:table-row table:style-name="ro17">
          <table:table-cell table:style-name="ce191" office:value-type="string" calcext:value-type="string">
            <text:p>فارس رمضان رجب حلمى عبد الجواد</text:p>
          </table:table-cell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50" calcext:value-type="float">
            <text:p>50</text:p>
          </table:table-cell>
          <table:table-cell table:style-name="ce193" table:formula="of:=SUM([.B32:.C32])" office:value-type="float" office:value="89.5" calcext:value-type="float">
            <text:p>89.5</text:p>
          </table:table-cell>
          <table:table-cell table:style-name="ce193" table:formula="of:=IF([.D32]&gt;=85;&quot;م&quot;;IF(AND([.D32]&lt;85;[.D32]&gt;=65);&quot;ج.ج&quot;;IF(AND([.D32]&lt;65;[.D32]&gt;=50);&quot;ج&quot;;IF(AND([.D32]&lt;50; [.D32]&gt;=0);&quot;ض&quot;))))" office:value-type="string" office:string-value="م" calcext:value-type="string">
            <text:p>م</text:p>
          </table:table-cell>
          <table:table-cell table:number-columns-repeated="2" table:style-name="ce193" office:value-type="float" office:value="37" calcext:value-type="float">
            <text:p>37</text:p>
          </table:table-cell>
          <table:table-cell table:style-name="ce193" table:formula="of:=SUM([.F32:.G32])" office:value-type="float" office:value="74" calcext:value-type="float">
            <text:p>74</text:p>
          </table:table-cell>
          <table:table-cell table:style-name="ce193" table:formula="of:=IF([.H32]&gt;=85;&quot;م&quot;;IF(AND([.H32]&lt;85;[.H32]&gt;=65);&quot;ج.ج&quot;;IF(AND([.H32]&lt;65;[.H32]&gt;=50);&quot;ج&quot;;IF(AND([.H32]&lt;50; [.H32]&gt;=0);&quot;ض&quot;))))" office:value-type="string" office:string-value="ج.ج" calcext:value-type="string">
            <text:p>ج.ج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J32:.K32])" office:value-type="float" office:value="98" calcext:value-type="float">
            <text:p>98</text:p>
          </table:table-cell>
          <table:table-cell table:style-name="ce193" table:formula="of:=IF([.L32]&gt;=85;&quot;م&quot;;IF(AND([.L32]&lt;85;[.L32]&gt;=65);&quot;ج.ج&quot;;IF(AND([.L32]&lt;65;[.L32]&gt;=50);&quot;ج&quot;;IF(AND([.L32]&lt;50; [.L32]&gt;=0);&quot;ض&quot;))))" office:value-type="string" office:string-value="م" calcext:value-type="string">
            <text:p>م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44" calcext:value-type="float">
            <text:p>44</text:p>
          </table:table-cell>
          <table:table-cell table:style-name="ce193" table:formula="of:=SUM([.N32:.O32])" office:value-type="float" office:value="84" calcext:value-type="float">
            <text:p>84</text:p>
          </table:table-cell>
          <table:table-cell table:style-name="ce193" table:formula="of:=IF([.P32]&gt;=85;&quot;م&quot;;IF(AND([.P32]&lt;85;[.P32]&gt;=65);&quot;ج.ج&quot;;IF(AND([.P32]&lt;65;[.P32]&gt;=50);&quot;ج&quot;;IF(AND([.P32]&lt;50; [.P32]&gt;=0);&quot;ض&quot;))))" office:value-type="string" office:string-value="ج.ج" calcext:value-type="string">
            <text:p>ج.ج</text:p>
          </table:table-cell>
          <table:table-cell table:style-name="ce191" table:formula="of:=SUM([.P32];[.L32];[.H32];[.D32])" office:value-type="float" office:value="345.5" calcext:value-type="float">
            <text:p>345.5</text:p>
          </table:table-cell>
          <table:table-cell table:style-name="ce191"/>
          <table:table-cell table:number-columns-repeated="16304"/>
        </table:table-row>
        <table:table-row table:style-name="ro17">
          <table:table-cell table:style-name="ce191" office:value-type="string" calcext:value-type="string">
            <text:p>الياس عبد العزيز عبد اللطيف عبد العزيز حامد</text:p>
          </table:table-cell>
          <table:table-cell table:style-name="ce193" office:value-type="float" office:value="39" calcext:value-type="float">
            <text:p>39</text:p>
          </table:table-cell>
          <table:table-cell table:style-name="ce193" office:value-type="float" office:value="47" calcext:value-type="float">
            <text:p>47</text:p>
          </table:table-cell>
          <table:table-cell table:style-name="ce193" table:formula="of:=SUM([.B33:.C33])" office:value-type="float" office:value="86" calcext:value-type="float">
            <text:p>86</text:p>
          </table:table-cell>
          <table:table-cell table:style-name="ce193" table:formula="of:=IF([.D33]&gt;=85;&quot;م&quot;;IF(AND([.D33]&lt;85;[.D33]&gt;=65);&quot;ج.ج&quot;;IF(AND([.D33]&lt;65;[.D33]&gt;=50);&quot;ج&quot;;IF(AND([.D33]&lt;50; [.D33]&gt;=0);&quot;ض&quot;))))" office:value-type="string" office:string-value="م" calcext:value-type="string">
            <text:p>م</text:p>
          </table:table-cell>
          <table:table-cell table:style-name="ce193" office:value-type="float" office:value="36.5" calcext:value-type="float">
            <text:p>36.5</text:p>
          </table:table-cell>
          <table:table-cell table:style-name="ce193" office:value-type="float" office:value="39" calcext:value-type="float">
            <text:p>39</text:p>
          </table:table-cell>
          <table:table-cell table:style-name="ce193" table:formula="of:=SUM([.F33:.G33])" office:value-type="float" office:value="75.5" calcext:value-type="float">
            <text:p>75.5</text:p>
          </table:table-cell>
          <table:table-cell table:style-name="ce193" table:formula="of:=IF([.H33]&gt;=85;&quot;م&quot;;IF(AND([.H33]&lt;85;[.H33]&gt;=65);&quot;ج.ج&quot;;IF(AND([.H33]&lt;65;[.H33]&gt;=50);&quot;ج&quot;;IF(AND([.H33]&lt;50; [.H33]&gt;=0);&quot;ض&quot;))))" office:value-type="string" office:string-value="ج.ج" calcext:value-type="string">
            <text:p>ج.ج</text:p>
          </table:table-cell>
          <table:table-cell table:style-name="ce193" office:value-type="float" office:value="34.5" calcext:value-type="float">
            <text:p>34.5</text:p>
          </table:table-cell>
          <table:table-cell table:style-name="ce193" office:value-type="float" office:value="54" calcext:value-type="float">
            <text:p>54</text:p>
          </table:table-cell>
          <table:table-cell table:style-name="ce193" table:formula="of:=SUM([.J33:.K33])" office:value-type="float" office:value="88.5" calcext:value-type="float">
            <text:p>88.5</text:p>
          </table:table-cell>
          <table:table-cell table:style-name="ce193" table:formula="of:=IF([.L33]&gt;=85;&quot;م&quot;;IF(AND([.L33]&lt;85;[.L33]&gt;=65);&quot;ج.ج&quot;;IF(AND([.L33]&lt;65;[.L33]&gt;=50);&quot;ج&quot;;IF(AND([.L33]&lt;50; [.L33]&gt;=0);&quot;ض&quot;))))" office:value-type="string" office:string-value="م" calcext:value-type="string">
            <text:p>م</text:p>
          </table:table-cell>
          <table:table-cell table:style-name="ce193" office:value-type="float" office:value="36" calcext:value-type="float">
            <text:p>36</text:p>
          </table:table-cell>
          <table:table-cell table:style-name="ce193" office:value-type="float" office:value="56" calcext:value-type="float">
            <text:p>56</text:p>
          </table:table-cell>
          <table:table-cell table:style-name="ce193" table:formula="of:=SUM([.N33:.O33])" office:value-type="float" office:value="92" calcext:value-type="float">
            <text:p>92</text:p>
          </table:table-cell>
          <table:table-cell table:style-name="ce193" table:formula="of:=IF([.P33]&gt;=85;&quot;م&quot;;IF(AND([.P33]&lt;85;[.P33]&gt;=65);&quot;ج.ج&quot;;IF(AND([.P33]&lt;65;[.P33]&gt;=50);&quot;ج&quot;;IF(AND([.P33]&lt;50; [.P33]&gt;=0);&quot;ض&quot;))))" office:value-type="string" office:string-value="م" calcext:value-type="string">
            <text:p>م</text:p>
          </table:table-cell>
          <table:table-cell table:style-name="ce191" table:formula="of:=SUM([.P33];[.L33];[.H33];[.D33])" office:value-type="float" office:value="342" calcext:value-type="float">
            <text:p>342</text:p>
          </table:table-cell>
          <table:table-cell table:style-name="ce191"/>
          <table:table-cell table:number-columns-repeated="16304"/>
        </table:table-row>
        <table:table-row table:style-name="ro17">
          <table:table-cell table:style-name="ce191" office:value-type="string" calcext:value-type="string">
            <text:p>نورين احمد عبد الستار احمد عبد الخالق</text:p>
          </table:table-cell>
          <table:table-cell table:style-name="ce193" office:value-type="float" office:value="35.5" calcext:value-type="float">
            <text:p>35.5</text:p>
          </table:table-cell>
          <table:table-cell table:style-name="ce193" office:value-type="float" office:value="42" calcext:value-type="float">
            <text:p>42</text:p>
          </table:table-cell>
          <table:table-cell table:style-name="ce193" table:formula="of:=SUM([.B34:.C34])" office:value-type="float" office:value="77.5" calcext:value-type="float">
            <text:p>77.5</text:p>
          </table:table-cell>
          <table:table-cell table:style-name="ce193" table:formula="of:=IF([.D34]&gt;=85;&quot;م&quot;;IF(AND([.D34]&lt;85;[.D34]&gt;=65);&quot;ج.ج&quot;;IF(AND([.D34]&lt;65;[.D34]&gt;=50);&quot;ج&quot;;IF(AND([.D34]&lt;50; [.D34]&gt;=0);&quot;ض&quot;))))" office:value-type="string" office:string-value="ج.ج" calcext:value-type="string">
            <text:p>ج.ج</text:p>
          </table:table-cell>
          <table:table-cell table:style-name="ce193" office:value-type="float" office:value="37" calcext:value-type="float">
            <text:p>37</text:p>
          </table:table-cell>
          <table:table-cell table:style-name="ce193" office:value-type="float" office:value="57" calcext:value-type="float">
            <text:p>57</text:p>
          </table:table-cell>
          <table:table-cell table:style-name="ce193" table:formula="of:=SUM([.F34:.G34])" office:value-type="float" office:value="94" calcext:value-type="float">
            <text:p>94</text:p>
          </table:table-cell>
          <table:table-cell table:style-name="ce193" table:formula="of:=IF([.H34]&gt;=85;&quot;م&quot;;IF(AND([.H34]&lt;85;[.H34]&gt;=65);&quot;ج.ج&quot;;IF(AND([.H34]&lt;65;[.H34]&gt;=50);&quot;ج&quot;;IF(AND([.H34]&lt;50; [.H34]&gt;=0);&quot;ض&quot;))))" office:value-type="string" office:string-value="م" calcext:value-type="string">
            <text:p>م</text:p>
          </table:table-cell>
          <table:table-cell table:style-name="ce193" office:value-type="float" office:value="35" calcext:value-type="float">
            <text:p>35</text:p>
          </table:table-cell>
          <table:table-cell table:style-name="ce193" office:value-type="float" office:value="50" calcext:value-type="float">
            <text:p>50</text:p>
          </table:table-cell>
          <table:table-cell table:style-name="ce193" table:formula="of:=SUM([.J34:.K34])" office:value-type="float" office:value="85" calcext:value-type="float">
            <text:p>85</text:p>
          </table:table-cell>
          <table:table-cell table:style-name="ce193" table:formula="of:=IF([.L34]&gt;=85;&quot;م&quot;;IF(AND([.L34]&lt;85;[.L34]&gt;=65);&quot;ج.ج&quot;;IF(AND([.L34]&lt;65;[.L34]&gt;=50);&quot;ج&quot;;IF(AND([.L34]&lt;50; [.L34]&gt;=0);&quot;ض&quot;))))" office:value-type="string" office:string-value="م" calcext:value-type="string">
            <text:p>م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46" calcext:value-type="float">
            <text:p>46</text:p>
          </table:table-cell>
          <table:table-cell table:style-name="ce193" table:formula="of:=SUM([.N34:.O34])" office:value-type="float" office:value="84" calcext:value-type="float">
            <text:p>84</text:p>
          </table:table-cell>
          <table:table-cell table:style-name="ce193" table:formula="of:=IF([.P34]&gt;=85;&quot;م&quot;;IF(AND([.P34]&lt;85;[.P34]&gt;=65);&quot;ج.ج&quot;;IF(AND([.P34]&lt;65;[.P34]&gt;=50);&quot;ج&quot;;IF(AND([.P34]&lt;50; [.P34]&gt;=0);&quot;ض&quot;))))" office:value-type="string" office:string-value="ج.ج" calcext:value-type="string">
            <text:p>ج.ج</text:p>
          </table:table-cell>
          <table:table-cell table:style-name="ce191" table:formula="of:=SUM([.P34];[.L34];[.H34];[.D34])" office:value-type="float" office:value="340.5" calcext:value-type="float">
            <text:p>340.5</text:p>
          </table:table-cell>
          <table:table-cell table:style-name="ce191"/>
          <table:table-cell table:number-columns-repeated="16304"/>
        </table:table-row>
        <table:table-row table:style-name="ro17">
          <table:table-cell table:style-name="ce191" office:value-type="string" calcext:value-type="string">
            <text:p>اسر عمر خالد امام محمد الليثى</text:p>
          </table:table-cell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43" calcext:value-type="float">
            <text:p>43</text:p>
          </table:table-cell>
          <table:table-cell table:style-name="ce193" table:formula="of:=SUM([.B35:.C35])" office:value-type="float" office:value="82.5" calcext:value-type="float">
            <text:p>82.5</text:p>
          </table:table-cell>
          <table:table-cell table:style-name="ce193" table:formula="of:=IF([.D35]&gt;=85;&quot;م&quot;;IF(AND([.D35]&lt;85;[.D35]&gt;=65);&quot;ج.ج&quot;;IF(AND([.D35]&lt;65;[.D35]&gt;=50);&quot;ج&quot;;IF(AND([.D35]&lt;50; [.D35]&gt;=0);&quot;ض&quot;))))" office:value-type="string" office:string-value="ج.ج" calcext:value-type="string">
            <text:p>ج.ج</text:p>
          </table:table-cell>
          <table:table-cell table:style-name="ce193" office:value-type="float" office:value="37.5" calcext:value-type="float">
            <text:p>37.5</text:p>
          </table:table-cell>
          <table:table-cell table:style-name="ce193" office:value-type="float" office:value="27" calcext:value-type="float">
            <text:p>27</text:p>
          </table:table-cell>
          <table:table-cell table:style-name="ce193" table:formula="of:=SUM([.F35:.G35])" office:value-type="float" office:value="64.5" calcext:value-type="float">
            <text:p>64.5</text:p>
          </table:table-cell>
          <table:table-cell table:style-name="ce193" table:formula="of:=IF([.H35]&gt;=85;&quot;م&quot;;IF(AND([.H35]&lt;85;[.H35]&gt;=65);&quot;ج.ج&quot;;IF(AND([.H35]&lt;65;[.H35]&gt;=50);&quot;ج&quot;;IF(AND([.H35]&lt;50; [.H35]&gt;=0);&quot;ض&quot;))))" office:value-type="string" office:string-value="ج" calcext:value-type="string">
            <text:p>ج</text:p>
          </table:table-cell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table:formula="of:=SUM([.J35:.K35])" office:value-type="float" office:value="99.5" calcext:value-type="float">
            <text:p>99.5</text:p>
          </table:table-cell>
          <table:table-cell table:style-name="ce193" table:formula="of:=IF([.L35]&gt;=85;&quot;م&quot;;IF(AND([.L35]&lt;85;[.L35]&gt;=65);&quot;ج.ج&quot;;IF(AND([.L35]&lt;65;[.L35]&gt;=50);&quot;ج&quot;;IF(AND([.L35]&lt;50; [.L35]&gt;=0);&quot;ض&quot;))))" office:value-type="string" office:string-value="م" calcext:value-type="string">
            <text:p>م</text:p>
          </table:table-cell>
          <table:table-cell table:style-name="ce193" office:value-type="float" office:value="39" calcext:value-type="float">
            <text:p>39</text:p>
          </table:table-cell>
          <table:table-cell table:style-name="ce193" office:value-type="float" office:value="48" calcext:value-type="float">
            <text:p>48</text:p>
          </table:table-cell>
          <table:table-cell table:style-name="ce193" table:formula="of:=SUM([.N35:.O35])" office:value-type="float" office:value="87" calcext:value-type="float">
            <text:p>87</text:p>
          </table:table-cell>
          <table:table-cell table:style-name="ce193" table:formula="of:=IF([.P35]&gt;=85;&quot;م&quot;;IF(AND([.P35]&lt;85;[.P35]&gt;=65);&quot;ج.ج&quot;;IF(AND([.P35]&lt;65;[.P35]&gt;=50);&quot;ج&quot;;IF(AND([.P35]&lt;50; [.P35]&gt;=0);&quot;ض&quot;))))" office:value-type="string" office:string-value="م" calcext:value-type="string">
            <text:p>م</text:p>
          </table:table-cell>
          <table:table-cell table:style-name="ce191" table:formula="of:=SUM([.P35];[.L35];[.H35];[.D35])" office:value-type="float" office:value="333.5" calcext:value-type="float">
            <text:p>333.5</text:p>
          </table:table-cell>
          <table:table-cell table:style-name="ce191"/>
          <table:table-cell table:number-columns-repeated="16304"/>
        </table:table-row>
        <table:table-row table:style-name="ro17">
          <table:table-cell table:style-name="ce191" office:value-type="string" calcext:value-type="string">
            <text:p>انس محمد سعيد يوسف عباس</text:p>
          </table:table-cell>
          <table:table-cell table:number-columns-repeated="2" table:style-name="ce193" office:value-type="float" office:value="39" calcext:value-type="float">
            <text:p>39</text:p>
          </table:table-cell>
          <table:table-cell table:style-name="ce193" table:formula="of:=SUM([.B36:.C36])" office:value-type="float" office:value="78" calcext:value-type="float">
            <text:p>78</text:p>
          </table:table-cell>
          <table:table-cell table:style-name="ce193" table:formula="of:=IF([.D36]&gt;=85;&quot;م&quot;;IF(AND([.D36]&lt;85;[.D36]&gt;=65);&quot;ج.ج&quot;;IF(AND([.D36]&lt;65;[.D36]&gt;=50);&quot;ج&quot;;IF(AND([.D36]&lt;50; [.D36]&gt;=0);&quot;ض&quot;))))" office:value-type="string" office:string-value="ج.ج" calcext:value-type="string">
            <text:p>ج.ج</text:p>
          </table:table-cell>
          <table:table-cell table:style-name="ce193" office:value-type="float" office:value="34.5" calcext:value-type="float">
            <text:p>34.5</text:p>
          </table:table-cell>
          <table:table-cell table:style-name="ce193" office:value-type="float" office:value="33" calcext:value-type="float">
            <text:p>33</text:p>
          </table:table-cell>
          <table:table-cell table:style-name="ce193" table:formula="of:=SUM([.F36:.G36])" office:value-type="float" office:value="67.5" calcext:value-type="float">
            <text:p>67.5</text:p>
          </table:table-cell>
          <table:table-cell table:style-name="ce193" table:formula="of:=IF([.H36]&gt;=85;&quot;م&quot;;IF(AND([.H36]&lt;85;[.H36]&gt;=65);&quot;ج.ج&quot;;IF(AND([.H36]&lt;65;[.H36]&gt;=50);&quot;ج&quot;;IF(AND([.H36]&lt;50; [.H36]&gt;=0);&quot;ض&quot;))))" office:value-type="string" office:string-value="ج.ج" calcext:value-type="string">
            <text:p>ج.ج</text:p>
          </table:table-cell>
          <table:table-cell table:style-name="ce193" office:value-type="float" office:value="36.5" calcext:value-type="float">
            <text:p>36.5</text:p>
          </table:table-cell>
          <table:table-cell table:style-name="ce193" office:value-type="float" office:value="57" calcext:value-type="float">
            <text:p>57</text:p>
          </table:table-cell>
          <table:table-cell table:style-name="ce193" table:formula="of:=SUM([.J36:.K36])" office:value-type="float" office:value="93.5" calcext:value-type="float">
            <text:p>93.5</text:p>
          </table:table-cell>
          <table:table-cell table:style-name="ce193" table:formula="of:=IF([.L36]&gt;=85;&quot;م&quot;;IF(AND([.L36]&lt;85;[.L36]&gt;=65);&quot;ج.ج&quot;;IF(AND([.L36]&lt;65;[.L36]&gt;=50);&quot;ج&quot;;IF(AND([.L36]&lt;50; [.L36]&gt;=0);&quot;ض&quot;))))" office:value-type="string" office:string-value="م" calcext:value-type="string">
            <text:p>م</text:p>
          </table:table-cell>
          <table:table-cell table:style-name="ce193" office:value-type="float" office:value="37" calcext:value-type="float">
            <text:p>37</text:p>
          </table:table-cell>
          <table:table-cell table:style-name="ce193" office:value-type="float" office:value="41" calcext:value-type="float">
            <text:p>41</text:p>
          </table:table-cell>
          <table:table-cell table:style-name="ce193" table:formula="of:=SUM([.N36:.O36])" office:value-type="float" office:value="78" calcext:value-type="float">
            <text:p>78</text:p>
          </table:table-cell>
          <table:table-cell table:style-name="ce193" table:formula="of:=IF([.P36]&gt;=85;&quot;م&quot;;IF(AND([.P36]&lt;85;[.P36]&gt;=65);&quot;ج.ج&quot;;IF(AND([.P36]&lt;65;[.P36]&gt;=50);&quot;ج&quot;;IF(AND([.P36]&lt;50; [.P36]&gt;=0);&quot;ض&quot;))))" office:value-type="string" office:string-value="ج.ج" calcext:value-type="string">
            <text:p>ج.ج</text:p>
          </table:table-cell>
          <table:table-cell table:style-name="ce191" table:formula="of:=SUM([.P36];[.L36];[.H36];[.D36])" office:value-type="float" office:value="317" calcext:value-type="float">
            <text:p>317</text:p>
          </table:table-cell>
          <table:table-cell table:style-name="ce191"/>
          <table:table-cell table:number-columns-repeated="16304"/>
        </table:table-row>
        <table:table-row table:style-name="ro18" table:number-rows-repeated="1048539">
          <table:table-cell table:number-columns-repeated="16323"/>
        </table:table-row>
        <table:table-row table:style-name="ro18">
          <table:table-cell table:number-columns-repeated="16323"/>
        </table:table-row>
        <table:named-expressions>
          <table:named-range table:name="_xlnm.Print_Titles" table:base-cell-address="$الاول.$A$1" table:cell-range-address="$الثالث.$2:.$5" table:range-usable-as="repeat-column repeat-row"/>
        </table:named-expressions>
      </table:table>
      <table:table table:name="الرابع" table:style-name="ta4" table:print-ranges="الرابع.A1:الرابع.X10">
        <office:forms form:automatic-focus="false" form:apply-design-mode="false"/>
        <table:table-column table:style-name="co21" table:default-cell-style-name="ce201"/>
        <table:table-column table:style-name="co22" table:default-cell-style-name="ce205"/>
        <table:table-column table:style-name="co5" table:visibility="collapse" table:number-columns-repeated="2" table:default-cell-style-name="ce208"/>
        <table:table-column table:style-name="co23" table:visibility="collapse" table:default-cell-style-name="ce208"/>
        <table:table-column table:style-name="co24" table:visibility="collapse" table:default-cell-style-name="ce211"/>
        <table:table-column table:style-name="co5" table:visibility="collapse" table:number-columns-repeated="2" table:default-cell-style-name="ce208"/>
        <table:table-column table:style-name="co23" table:visibility="collapse" table:default-cell-style-name="ce208"/>
        <table:table-column table:style-name="co24" table:visibility="collapse" table:default-cell-style-name="ce211"/>
        <table:table-column table:style-name="co5" table:visibility="collapse" table:number-columns-repeated="2" table:default-cell-style-name="ce208"/>
        <table:table-column table:style-name="co23" table:visibility="collapse" table:default-cell-style-name="ce208"/>
        <table:table-column table:style-name="co24" table:visibility="collapse" table:default-cell-style-name="ce211"/>
        <table:table-column table:style-name="co5" table:visibility="collapse" table:number-columns-repeated="2" table:default-cell-style-name="ce208"/>
        <table:table-column table:style-name="co23" table:visibility="collapse" table:default-cell-style-name="ce208"/>
        <table:table-column table:style-name="co24" table:visibility="collapse" table:default-cell-style-name="ce211"/>
        <table:table-column table:style-name="co5" table:visibility="collapse" table:number-columns-repeated="2" table:default-cell-style-name="ce208"/>
        <table:table-column table:style-name="co23" table:visibility="collapse" table:default-cell-style-name="ce208"/>
        <table:table-column table:style-name="co24" table:visibility="collapse" table:default-cell-style-name="ce211"/>
        <table:table-column table:style-name="co25" table:default-cell-style-name="ce211"/>
        <table:table-column table:style-name="co26" table:default-cell-style-name="ce211"/>
        <table:table-column table:style-name="co27" table:default-cell-style-name="ce201"/>
        <table:table-column table:style-name="co4" table:number-columns-repeated="16261" table:default-cell-style-name="ce201"/>
        <table:table-row table:style-name="ro19">
          <table:table-cell table:style-name="ce200" office:value-type="string" calcext:value-type="string" table:number-columns-spanned="24" table:number-rows-spanned="1">
            <text:p>أوائل الصف الرابع</text:p>
          </table:table-cell>
          <table:covered-table-cell table:style-name="ce364"/>
          <table:covered-table-cell table:style-name="ce349" office:value-type="string" calcext:value-type="string">
            <text:p>فصل دراسى أول</text:p>
          </table:covered-table-cell>
          <table:covered-table-cell table:number-columns-repeated="3" table:style-name="ce349"/>
          <table:covered-table-cell table:style-name="ce349" office:value-type="string" calcext:value-type="string">
            <text:p>فصل دراسى أول</text:p>
          </table:covered-table-cell>
          <table:covered-table-cell table:number-columns-repeated="3" table:style-name="ce349"/>
          <table:covered-table-cell table:style-name="ce349" office:value-type="string" calcext:value-type="string">
            <text:p>فصل دراسى أول</text:p>
          </table:covered-table-cell>
          <table:covered-table-cell table:number-columns-repeated="3" table:style-name="ce349"/>
          <table:covered-table-cell table:style-name="ce349" office:value-type="string" calcext:value-type="string">
            <text:p>فصل دراسى أول</text:p>
          </table:covered-table-cell>
          <table:covered-table-cell table:number-columns-repeated="3" table:style-name="ce349"/>
          <table:covered-table-cell table:style-name="ce349" office:value-type="string" calcext:value-type="string">
            <text:p>فصل دراسى أول</text:p>
          </table:covered-table-cell>
          <table:covered-table-cell table:number-columns-repeated="3" table:style-name="ce349"/>
          <table:covered-table-cell table:number-columns-repeated="2" table:style-name="ce381"/>
          <table:table-cell table:style-name="ce208" table:number-columns-repeated="16262"/>
        </table:table-row>
        <table:table-row table:style-name="ro20">
          <table:table-cell table:style-name="ce358" office:value-type="string" calcext:value-type="string">
            <text:p>رقم الجلوس</text:p>
          </table:table-cell>
          <table:table-cell table:style-name="ce364" office:value-type="string" calcext:value-type="string">
            <text:p>اسم الطالب</text:p>
          </table:table-cell>
          <table:table-cell table:style-name="ce349" office:value-type="string" calcext:value-type="string">
            <text:p>اللغة العربية والخط</text:p>
          </table:table-cell>
          <table:table-cell table:style-name="ce349" table:number-columns-repeated="3"/>
          <table:table-cell table:style-name="ce349" office:value-type="string" calcext:value-type="string">
            <text:p>الرياضيات</text:p>
          </table:table-cell>
          <table:table-cell table:style-name="ce349" table:number-columns-repeated="3"/>
          <table:table-cell table:style-name="ce349" office:value-type="string" calcext:value-type="string">
            <text:p>اللغة الإنجليزية</text:p>
          </table:table-cell>
          <table:table-cell table:style-name="ce349" table:number-columns-repeated="3"/>
          <table:table-cell table:style-name="ce349" office:value-type="string" calcext:value-type="string">
            <text:p>العلوم</text:p>
          </table:table-cell>
          <table:table-cell table:style-name="ce349" table:number-columns-repeated="3"/>
          <table:table-cell table:style-name="ce349" office:value-type="string" calcext:value-type="string">
            <text:p>الدراسات الاجتماعية</text:p>
          </table:table-cell>
          <table:table-cell table:style-name="ce349" table:number-columns-repeated="3"/>
          <table:table-cell table:style-name="ce381" office:value-type="string" calcext:value-type="string">
            <text:p>مجموع المواد الاساسية</text:p>
          </table:table-cell>
          <table:table-cell table:style-name="ce381" office:value-type="string" calcext:value-type="string">
            <text:p>ترتيب</text:p>
          </table:table-cell>
          <table:table-cell table:number-columns-repeated="16262"/>
        </table:table-row>
        <table:table-row table:style-name="ro21">
          <table:table-cell table:style-name="ce358"/>
          <table:table-cell table:style-name="ce364"/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60" calcext:value-type="float">
            <text:p>60</text:p>
          </table:table-cell>
          <table:table-cell table:style-name="ce349" office:value-type="float" office:value="100" calcext:value-type="float">
            <text:p>100</text:p>
          </table:table-cell>
          <table:table-cell table:style-name="ce209"/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60" calcext:value-type="float">
            <text:p>60</text:p>
          </table:table-cell>
          <table:table-cell table:style-name="ce349" office:value-type="float" office:value="100" calcext:value-type="float">
            <text:p>100</text:p>
          </table:table-cell>
          <table:table-cell table:style-name="ce209"/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60" calcext:value-type="float">
            <text:p>60</text:p>
          </table:table-cell>
          <table:table-cell table:style-name="ce349" office:value-type="float" office:value="100" calcext:value-type="float">
            <text:p>100</text:p>
          </table:table-cell>
          <table:table-cell table:style-name="ce209"/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60" calcext:value-type="float">
            <text:p>60</text:p>
          </table:table-cell>
          <table:table-cell table:style-name="ce349" office:value-type="float" office:value="100" calcext:value-type="float">
            <text:p>100</text:p>
          </table:table-cell>
          <table:table-cell table:style-name="ce209"/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60" calcext:value-type="float">
            <text:p>60</text:p>
          </table:table-cell>
          <table:table-cell table:style-name="ce349" office:value-type="float" office:value="100" calcext:value-type="float">
            <text:p>100</text:p>
          </table:table-cell>
          <table:table-cell table:style-name="ce209"/>
          <table:table-cell table:style-name="ce217" office:value-type="float" office:value="500" calcext:value-type="float">
            <text:p>500</text:p>
          </table:table-cell>
          <table:table-cell table:style-name="ce217"/>
          <table:table-cell table:style-name="ce219" table:number-columns-repeated="16262"/>
        </table:table-row>
        <table:table-row table:style-name="ro15">
          <table:table-cell table:style-name="ce358"/>
          <table:table-cell table:style-name="ce364"/>
          <table:table-cell table:number-columns-repeated="3" table:style-name="ce349" office:value-type="string" calcext:value-type="string">
            <text:p>ــ</text:p>
          </table:table-cell>
          <table:table-cell table:style-name="ce209"/>
          <table:table-cell table:number-columns-repeated="3" table:style-name="ce349" office:value-type="string" calcext:value-type="string">
            <text:p>ــ</text:p>
          </table:table-cell>
          <table:table-cell table:style-name="ce209"/>
          <table:table-cell table:number-columns-repeated="3" table:style-name="ce349" office:value-type="string" calcext:value-type="string">
            <text:p>ــ</text:p>
          </table:table-cell>
          <table:table-cell table:style-name="ce209"/>
          <table:table-cell table:number-columns-repeated="3" table:style-name="ce349" office:value-type="string" calcext:value-type="string">
            <text:p>ــ</text:p>
          </table:table-cell>
          <table:table-cell table:style-name="ce209"/>
          <table:table-cell table:number-columns-repeated="3" table:style-name="ce349" office:value-type="string" calcext:value-type="string">
            <text:p>ــ</text:p>
          </table:table-cell>
          <table:table-cell table:style-name="ce209"/>
          <table:table-cell table:style-name="ce218" office:value-type="float" office:value="250" calcext:value-type="float">
            <text:p>250</text:p>
          </table:table-cell>
          <table:table-cell table:style-name="ce218"/>
          <table:table-cell table:style-name="ce219" table:number-columns-repeated="16262"/>
        </table:table-row>
        <table:table-row table:style-name="ro22">
          <table:table-cell table:style-name="ce349" office:value-type="float" office:value="203" calcext:value-type="float">
            <text:p>203</text:p>
          </table:table-cell>
          <table:table-cell table:style-name="ce364" office:value-type="string" calcext:value-type="string">
            <text:p>احمد عامر محمود محمد حافظ صقر</text:p>
          </table:table-cell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60" calcext:value-type="float">
            <text:p>60</text:p>
          </table:table-cell>
          <table:table-cell table:style-name="ce349" table:formula="of:=SUM([.C5:.D5])" office:value-type="float" office:value="100" calcext:value-type="float">
            <text:p>100</text:p>
          </table:table-cell>
          <table:table-cell table:style-name="ce349" table:formula="of:=IF([.E5]&gt;=85;&quot;م&quot;;IF(AND([.E5]&lt;85;[.E5]&gt;=65);&quot;ج.ج&quot;;IF(AND([.E5]&lt;65;[.E5]&gt;=50);&quot;ج&quot;;IF(AND([.E5]&lt;50; [.E5]&gt;=0);&quot;ض&quot;))))" office:value-type="string" office:string-value="م" calcext:value-type="string">
            <text:p>م</text:p>
          </table:table-cell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58" calcext:value-type="float">
            <text:p>58</text:p>
          </table:table-cell>
          <table:table-cell table:style-name="ce349" table:formula="of:=SUM([.G5:.H5])" office:value-type="float" office:value="98" calcext:value-type="float">
            <text:p>98</text:p>
          </table:table-cell>
          <table:table-cell table:style-name="ce349" table:formula="of:=IF([.I5]&gt;=85;&quot;م&quot;;IF(AND([.I5]&lt;85;[.I5]&gt;=65);&quot;ج.ج&quot;;IF(AND([.I5]&lt;65;[.I5]&gt;=50);&quot;ج&quot;;IF(AND([.I5]&lt;50; [.I5]&gt;=0);&quot;ض&quot;))))" office:value-type="string" office:string-value="م" calcext:value-type="string">
            <text:p>م</text:p>
          </table:table-cell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60" calcext:value-type="float">
            <text:p>60</text:p>
          </table:table-cell>
          <table:table-cell table:style-name="ce349" table:formula="of:=SUM([.K5:.L5])" office:value-type="float" office:value="100" calcext:value-type="float">
            <text:p>100</text:p>
          </table:table-cell>
          <table:table-cell table:style-name="ce349" table:formula="of:=IF([.M5]&gt;=85;&quot;م&quot;;IF(AND([.M5]&lt;85;[.M5]&gt;=65);&quot;ج.ج&quot;;IF(AND([.M5]&lt;65;[.M5]&gt;=50);&quot;ج&quot;;IF(AND([.M5]&lt;50; [.M5]&gt;=0);&quot;ض&quot;))))" office:value-type="string" office:string-value="م" calcext:value-type="string">
            <text:p>م</text:p>
          </table:table-cell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60" calcext:value-type="float">
            <text:p>60</text:p>
          </table:table-cell>
          <table:table-cell table:style-name="ce349" table:formula="of:=SUM([.O5:.P5])" office:value-type="float" office:value="100" calcext:value-type="float">
            <text:p>100</text:p>
          </table:table-cell>
          <table:table-cell table:style-name="ce349" table:formula="of:=IF([.Q5]&gt;=85;&quot;م&quot;;IF(AND([.Q5]&lt;85;[.Q5]&gt;=65);&quot;ج.ج&quot;;IF(AND([.Q5]&lt;65;[.Q5]&gt;=50);&quot;ج&quot;;IF(AND([.Q5]&lt;50; [.Q5]&gt;=0);&quot;ض&quot;))))" office:value-type="string" office:string-value="م" calcext:value-type="string">
            <text:p>م</text:p>
          </table:table-cell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60" calcext:value-type="float">
            <text:p>60</text:p>
          </table:table-cell>
          <table:table-cell table:style-name="ce349" table:formula="of:=SUM([.S5:.T5])" office:value-type="float" office:value="100" calcext:value-type="float">
            <text:p>100</text:p>
          </table:table-cell>
          <table:table-cell table:style-name="ce349" table:formula="of:=IF([.U5]&gt;=85;&quot;م&quot;;IF(AND([.U5]&lt;85;[.U5]&gt;=65);&quot;ج.ج&quot;;IF(AND([.U5]&lt;65;[.U5]&gt;=50);&quot;ج&quot;;IF(AND([.U5]&lt;50; [.U5]&gt;=0);&quot;ض&quot;))))" office:value-type="string" office:string-value="م" calcext:value-type="string">
            <text:p>م</text:p>
          </table:table-cell>
          <table:table-cell table:style-name="ce349" table:formula="of:=SUM([.U5];[.Q5];[.M5];[.I5];[.E5])" office:value-type="float" office:value="498" calcext:value-type="float">
            <text:p>498</text:p>
          </table:table-cell>
          <table:table-cell table:style-name="ce349" office:value-type="string" calcext:value-type="string">
            <text:p>الأول</text:p>
          </table:table-cell>
          <table:table-cell table:number-columns-repeated="16262"/>
        </table:table-row>
        <table:table-row table:style-name="ro21">
          <table:table-cell table:style-name="ce349" office:value-type="float" office:value="204" calcext:value-type="float">
            <text:p>204</text:p>
          </table:table-cell>
          <table:table-cell table:style-name="ce364" office:value-type="string" calcext:value-type="string">
            <text:p>زين ادهم وجيه حسن ابراهيم</text:p>
          </table:table-cell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58" calcext:value-type="float">
            <text:p>58</text:p>
          </table:table-cell>
          <table:table-cell table:style-name="ce349" table:formula="of:=SUM([.C6:.D6])" office:value-type="float" office:value="98" calcext:value-type="float">
            <text:p>98</text:p>
          </table:table-cell>
          <table:table-cell table:style-name="ce349" table:formula="of:=IF([.E6]&gt;=85;&quot;م&quot;;IF(AND([.E6]&lt;85;[.E6]&gt;=65);&quot;ج.ج&quot;;IF(AND([.E6]&lt;65;[.E6]&gt;=50);&quot;ج&quot;;IF(AND([.E6]&lt;50; [.E6]&gt;=0);&quot;ض&quot;))))" office:value-type="string" office:string-value="م" calcext:value-type="string">
            <text:p>م</text:p>
          </table:table-cell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60" calcext:value-type="float">
            <text:p>60</text:p>
          </table:table-cell>
          <table:table-cell table:style-name="ce349" table:formula="of:=SUM([.G6:.H6])" office:value-type="float" office:value="100" calcext:value-type="float">
            <text:p>100</text:p>
          </table:table-cell>
          <table:table-cell table:style-name="ce349" table:formula="of:=IF([.I6]&gt;=85;&quot;م&quot;;IF(AND([.I6]&lt;85;[.I6]&gt;=65);&quot;ج.ج&quot;;IF(AND([.I6]&lt;65;[.I6]&gt;=50);&quot;ج&quot;;IF(AND([.I6]&lt;50; [.I6]&gt;=0);&quot;ض&quot;))))" office:value-type="string" office:string-value="م" calcext:value-type="string">
            <text:p>م</text:p>
          </table:table-cell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60" calcext:value-type="float">
            <text:p>60</text:p>
          </table:table-cell>
          <table:table-cell table:style-name="ce349" table:formula="of:=SUM([.K6:.L6])" office:value-type="float" office:value="100" calcext:value-type="float">
            <text:p>100</text:p>
          </table:table-cell>
          <table:table-cell table:style-name="ce349" table:formula="of:=IF([.M6]&gt;=85;&quot;م&quot;;IF(AND([.M6]&lt;85;[.M6]&gt;=65);&quot;ج.ج&quot;;IF(AND([.M6]&lt;65;[.M6]&gt;=50);&quot;ج&quot;;IF(AND([.M6]&lt;50; [.M6]&gt;=0);&quot;ض&quot;))))" office:value-type="string" office:string-value="م" calcext:value-type="string">
            <text:p>م</text:p>
          </table:table-cell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60" calcext:value-type="float">
            <text:p>60</text:p>
          </table:table-cell>
          <table:table-cell table:style-name="ce349" table:formula="of:=SUM([.O6:.P6])" office:value-type="float" office:value="100" calcext:value-type="float">
            <text:p>100</text:p>
          </table:table-cell>
          <table:table-cell table:style-name="ce349" table:formula="of:=IF([.Q6]&gt;=85;&quot;م&quot;;IF(AND([.Q6]&lt;85;[.Q6]&gt;=65);&quot;ج.ج&quot;;IF(AND([.Q6]&lt;65;[.Q6]&gt;=50);&quot;ج&quot;;IF(AND([.Q6]&lt;50; [.Q6]&gt;=0);&quot;ض&quot;))))" office:value-type="string" office:string-value="م" calcext:value-type="string">
            <text:p>م</text:p>
          </table:table-cell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60" calcext:value-type="float">
            <text:p>60</text:p>
          </table:table-cell>
          <table:table-cell table:style-name="ce349" table:formula="of:=SUM([.S6:.T6])" office:value-type="float" office:value="100" calcext:value-type="float">
            <text:p>100</text:p>
          </table:table-cell>
          <table:table-cell table:style-name="ce349" table:formula="of:=IF([.U6]&gt;=85;&quot;م&quot;;IF(AND([.U6]&lt;85;[.U6]&gt;=65);&quot;ج.ج&quot;;IF(AND([.U6]&lt;65;[.U6]&gt;=50);&quot;ج&quot;;IF(AND([.U6]&lt;50; [.U6]&gt;=0);&quot;ض&quot;))))" office:value-type="string" office:string-value="م" calcext:value-type="string">
            <text:p>م</text:p>
          </table:table-cell>
          <table:table-cell table:style-name="ce349" table:formula="of:=SUM([.U6];[.Q6];[.M6];[.I6];[.E6])" office:value-type="float" office:value="498" calcext:value-type="float">
            <text:p>498</text:p>
          </table:table-cell>
          <table:table-cell table:style-name="ce349" office:value-type="string" calcext:value-type="string">
            <text:p>الأول</text:p>
          </table:table-cell>
          <table:table-cell table:number-columns-repeated="16262"/>
        </table:table-row>
        <table:table-row table:style-name="ro22">
          <table:table-cell table:style-name="ce349" office:value-type="float" office:value="214" calcext:value-type="float">
            <text:p>214</text:p>
          </table:table-cell>
          <table:table-cell table:style-name="ce364" office:value-type="string" calcext:value-type="string">
            <text:p>ايتن هشام مصطفى عبد الكريم احمد على</text:p>
          </table:table-cell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58" calcext:value-type="float">
            <text:p>58</text:p>
          </table:table-cell>
          <table:table-cell table:style-name="ce349" table:formula="of:=SUM([.C7:.D7])" office:value-type="float" office:value="98" calcext:value-type="float">
            <text:p>98</text:p>
          </table:table-cell>
          <table:table-cell table:style-name="ce349" table:formula="of:=IF([.E7]&gt;=85;&quot;م&quot;;IF(AND([.E7]&lt;85;[.E7]&gt;=65);&quot;ج.ج&quot;;IF(AND([.E7]&lt;65;[.E7]&gt;=50);&quot;ج&quot;;IF(AND([.E7]&lt;50; [.E7]&gt;=0);&quot;ض&quot;))))" office:value-type="string" office:string-value="م" calcext:value-type="string">
            <text:p>م</text:p>
          </table:table-cell>
          <table:table-cell table:style-name="ce349" office:value-type="float" office:value="39.5" calcext:value-type="float">
            <text:p>39.5</text:p>
          </table:table-cell>
          <table:table-cell table:style-name="ce349" office:value-type="float" office:value="60" calcext:value-type="float">
            <text:p>60</text:p>
          </table:table-cell>
          <table:table-cell table:style-name="ce349" table:formula="of:=SUM([.G7:.H7])" office:value-type="float" office:value="99.5" calcext:value-type="float">
            <text:p>99.5</text:p>
          </table:table-cell>
          <table:table-cell table:style-name="ce349" table:formula="of:=IF([.I7]&gt;=85;&quot;م&quot;;IF(AND([.I7]&lt;85;[.I7]&gt;=65);&quot;ج.ج&quot;;IF(AND([.I7]&lt;65;[.I7]&gt;=50);&quot;ج&quot;;IF(AND([.I7]&lt;50; [.I7]&gt;=0);&quot;ض&quot;))))" office:value-type="string" office:string-value="م" calcext:value-type="string">
            <text:p>م</text:p>
          </table:table-cell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60" calcext:value-type="float">
            <text:p>60</text:p>
          </table:table-cell>
          <table:table-cell table:style-name="ce349" table:formula="of:=SUM([.K7:.L7])" office:value-type="float" office:value="100" calcext:value-type="float">
            <text:p>100</text:p>
          </table:table-cell>
          <table:table-cell table:style-name="ce349" table:formula="of:=IF([.M7]&gt;=85;&quot;م&quot;;IF(AND([.M7]&lt;85;[.M7]&gt;=65);&quot;ج.ج&quot;;IF(AND([.M7]&lt;65;[.M7]&gt;=50);&quot;ج&quot;;IF(AND([.M7]&lt;50; [.M7]&gt;=0);&quot;ض&quot;))))" office:value-type="string" office:string-value="م" calcext:value-type="string">
            <text:p>م</text:p>
          </table:table-cell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60" calcext:value-type="float">
            <text:p>60</text:p>
          </table:table-cell>
          <table:table-cell table:style-name="ce349" table:formula="of:=SUM([.O7:.P7])" office:value-type="float" office:value="100" calcext:value-type="float">
            <text:p>100</text:p>
          </table:table-cell>
          <table:table-cell table:style-name="ce349" table:formula="of:=IF([.Q7]&gt;=85;&quot;م&quot;;IF(AND([.Q7]&lt;85;[.Q7]&gt;=65);&quot;ج.ج&quot;;IF(AND([.Q7]&lt;65;[.Q7]&gt;=50);&quot;ج&quot;;IF(AND([.Q7]&lt;50; [.Q7]&gt;=0);&quot;ض&quot;))))" office:value-type="string" office:string-value="م" calcext:value-type="string">
            <text:p>م</text:p>
          </table:table-cell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60" calcext:value-type="float">
            <text:p>60</text:p>
          </table:table-cell>
          <table:table-cell table:style-name="ce349" table:formula="of:=SUM([.S7:.T7])" office:value-type="float" office:value="100" calcext:value-type="float">
            <text:p>100</text:p>
          </table:table-cell>
          <table:table-cell table:style-name="ce349" table:formula="of:=IF([.U7]&gt;=85;&quot;م&quot;;IF(AND([.U7]&lt;85;[.U7]&gt;=65);&quot;ج.ج&quot;;IF(AND([.U7]&lt;65;[.U7]&gt;=50);&quot;ج&quot;;IF(AND([.U7]&lt;50; [.U7]&gt;=0);&quot;ض&quot;))))" office:value-type="string" office:string-value="م" calcext:value-type="string">
            <text:p>م</text:p>
          </table:table-cell>
          <table:table-cell table:style-name="ce349" table:formula="of:=SUM([.U7];[.Q7];[.M7];[.I7];[.E7])" office:value-type="float" office:value="497.5" calcext:value-type="float">
            <text:p>497.5</text:p>
          </table:table-cell>
          <table:table-cell table:style-name="ce349" office:value-type="string" calcext:value-type="string">
            <text:p>الثانى</text:p>
          </table:table-cell>
          <table:table-cell table:number-columns-repeated="16262"/>
        </table:table-row>
        <table:table-row table:style-name="ro23">
          <table:table-cell table:style-name="ce349" office:value-type="float" office:value="220" calcext:value-type="float">
            <text:p>220</text:p>
          </table:table-cell>
          <table:table-cell table:style-name="ce364" office:value-type="string" calcext:value-type="string">
            <text:p>عليا احمد سمير عبد العزيز</text:p>
          </table:table-cell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60" calcext:value-type="float">
            <text:p>60</text:p>
          </table:table-cell>
          <table:table-cell table:style-name="ce349" table:formula="of:=SUM([.C8:.D8])" office:value-type="float" office:value="100" calcext:value-type="float">
            <text:p>100</text:p>
          </table:table-cell>
          <table:table-cell table:style-name="ce349" table:formula="of:=IF([.E8]&gt;=85;&quot;م&quot;;IF(AND([.E8]&lt;85;[.E8]&gt;=65);&quot;ج.ج&quot;;IF(AND([.E8]&lt;65;[.E8]&gt;=50);&quot;ج&quot;;IF(AND([.E8]&lt;50; [.E8]&gt;=0);&quot;ض&quot;))))" office:value-type="string" office:string-value="م" calcext:value-type="string">
            <text:p>م</text:p>
          </table:table-cell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54" calcext:value-type="float">
            <text:p>54</text:p>
          </table:table-cell>
          <table:table-cell table:style-name="ce349" table:formula="of:=SUM([.G8:.H8])" office:value-type="float" office:value="94" calcext:value-type="float">
            <text:p>94</text:p>
          </table:table-cell>
          <table:table-cell table:style-name="ce349" table:formula="of:=IF([.I8]&gt;=85;&quot;م&quot;;IF(AND([.I8]&lt;85;[.I8]&gt;=65);&quot;ج.ج&quot;;IF(AND([.I8]&lt;65;[.I8]&gt;=50);&quot;ج&quot;;IF(AND([.I8]&lt;50; [.I8]&gt;=0);&quot;ض&quot;))))" office:value-type="string" office:string-value="م" calcext:value-type="string">
            <text:p>م</text:p>
          </table:table-cell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60" calcext:value-type="float">
            <text:p>60</text:p>
          </table:table-cell>
          <table:table-cell table:style-name="ce349" table:formula="of:=SUM([.K8:.L8])" office:value-type="float" office:value="100" calcext:value-type="float">
            <text:p>100</text:p>
          </table:table-cell>
          <table:table-cell table:style-name="ce349" table:formula="of:=IF([.M8]&gt;=85;&quot;م&quot;;IF(AND([.M8]&lt;85;[.M8]&gt;=65);&quot;ج.ج&quot;;IF(AND([.M8]&lt;65;[.M8]&gt;=50);&quot;ج&quot;;IF(AND([.M8]&lt;50; [.M8]&gt;=0);&quot;ض&quot;))))" office:value-type="string" office:string-value="م" calcext:value-type="string">
            <text:p>م</text:p>
          </table:table-cell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60" calcext:value-type="float">
            <text:p>60</text:p>
          </table:table-cell>
          <table:table-cell table:style-name="ce349" table:formula="of:=SUM([.O8:.P8])" office:value-type="float" office:value="100" calcext:value-type="float">
            <text:p>100</text:p>
          </table:table-cell>
          <table:table-cell table:style-name="ce349" table:formula="of:=IF([.Q8]&gt;=85;&quot;م&quot;;IF(AND([.Q8]&lt;85;[.Q8]&gt;=65);&quot;ج.ج&quot;;IF(AND([.Q8]&lt;65;[.Q8]&gt;=50);&quot;ج&quot;;IF(AND([.Q8]&lt;50; [.Q8]&gt;=0);&quot;ض&quot;))))" office:value-type="string" office:string-value="م" calcext:value-type="string">
            <text:p>م</text:p>
          </table:table-cell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60" calcext:value-type="float">
            <text:p>60</text:p>
          </table:table-cell>
          <table:table-cell table:style-name="ce349" table:formula="of:=SUM([.S8:.T8])" office:value-type="float" office:value="100" calcext:value-type="float">
            <text:p>100</text:p>
          </table:table-cell>
          <table:table-cell table:style-name="ce349" table:formula="of:=IF([.U8]&gt;=85;&quot;م&quot;;IF(AND([.U8]&lt;85;[.U8]&gt;=65);&quot;ج.ج&quot;;IF(AND([.U8]&lt;65;[.U8]&gt;=50);&quot;ج&quot;;IF(AND([.U8]&lt;50; [.U8]&gt;=0);&quot;ض&quot;))))" office:value-type="string" office:string-value="م" calcext:value-type="string">
            <text:p>م</text:p>
          </table:table-cell>
          <table:table-cell table:style-name="ce349" table:formula="of:=SUM([.U8];[.Q8];[.M8];[.I8];[.E8])" office:value-type="float" office:value="494" calcext:value-type="float">
            <text:p>494</text:p>
          </table:table-cell>
          <table:table-cell table:style-name="ce349" office:value-type="string" calcext:value-type="string">
            <text:p>الثالث</text:p>
          </table:table-cell>
          <table:table-cell table:number-columns-repeated="16262"/>
        </table:table-row>
        <table:table-row table:style-name="ro24">
          <table:table-cell table:style-name="ce349" office:value-type="float" office:value="201" calcext:value-type="float">
            <text:p>201</text:p>
          </table:table-cell>
          <table:table-cell table:style-name="ce364" office:value-type="string" calcext:value-type="string">
            <text:p>آدم أشرف فوزى</text:p>
          </table:table-cell>
          <table:table-cell table:style-name="ce349" office:value-type="float" office:value="39" calcext:value-type="float">
            <text:p>39</text:p>
          </table:table-cell>
          <table:table-cell table:style-name="ce349" office:value-type="float" office:value="56" calcext:value-type="float">
            <text:p>56</text:p>
          </table:table-cell>
          <table:table-cell table:style-name="ce349" table:formula="of:=SUM([.C9:.D9])" office:value-type="float" office:value="95" calcext:value-type="float">
            <text:p>95</text:p>
          </table:table-cell>
          <table:table-cell table:style-name="ce349" table:formula="of:=IF([.E9]&gt;=85;&quot;م&quot;;IF(AND([.E9]&lt;85;[.E9]&gt;=65);&quot;ج.ج&quot;;IF(AND([.E9]&lt;65;[.E9]&gt;=50);&quot;ج&quot;;IF(AND([.E9]&lt;50; [.E9]&gt;=0);&quot;ض&quot;))))" office:value-type="string" office:string-value="م" calcext:value-type="string">
            <text:p>م</text:p>
          </table:table-cell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53" calcext:value-type="float">
            <text:p>53</text:p>
          </table:table-cell>
          <table:table-cell table:style-name="ce349" table:formula="of:=SUM([.G9:.H9])" office:value-type="float" office:value="93" calcext:value-type="float">
            <text:p>93</text:p>
          </table:table-cell>
          <table:table-cell table:style-name="ce349" table:formula="of:=IF([.I9]&gt;=85;&quot;م&quot;;IF(AND([.I9]&lt;85;[.I9]&gt;=65);&quot;ج.ج&quot;;IF(AND([.I9]&lt;65;[.I9]&gt;=50);&quot;ج&quot;;IF(AND([.I9]&lt;50; [.I9]&gt;=0);&quot;ض&quot;))))" office:value-type="string" office:string-value="م" calcext:value-type="string">
            <text:p>م</text:p>
          </table:table-cell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60" calcext:value-type="float">
            <text:p>60</text:p>
          </table:table-cell>
          <table:table-cell table:style-name="ce349" table:formula="of:=SUM([.K9:.L9])" office:value-type="float" office:value="100" calcext:value-type="float">
            <text:p>100</text:p>
          </table:table-cell>
          <table:table-cell table:style-name="ce349" table:formula="of:=IF([.M9]&gt;=85;&quot;م&quot;;IF(AND([.M9]&lt;85;[.M9]&gt;=65);&quot;ج.ج&quot;;IF(AND([.M9]&lt;65;[.M9]&gt;=50);&quot;ج&quot;;IF(AND([.M9]&lt;50; [.M9]&gt;=0);&quot;ض&quot;))))" office:value-type="string" office:string-value="م" calcext:value-type="string">
            <text:p>م</text:p>
          </table:table-cell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60" calcext:value-type="float">
            <text:p>60</text:p>
          </table:table-cell>
          <table:table-cell table:style-name="ce349" table:formula="of:=SUM([.O9:.P9])" office:value-type="float" office:value="100" calcext:value-type="float">
            <text:p>100</text:p>
          </table:table-cell>
          <table:table-cell table:style-name="ce349" table:formula="of:=IF([.Q9]&gt;=85;&quot;م&quot;;IF(AND([.Q9]&lt;85;[.Q9]&gt;=65);&quot;ج.ج&quot;;IF(AND([.Q9]&lt;65;[.Q9]&gt;=50);&quot;ج&quot;;IF(AND([.Q9]&lt;50; [.Q9]&gt;=0);&quot;ض&quot;))))" office:value-type="string" office:string-value="م" calcext:value-type="string">
            <text:p>م</text:p>
          </table:table-cell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60" calcext:value-type="float">
            <text:p>60</text:p>
          </table:table-cell>
          <table:table-cell table:style-name="ce349" table:formula="of:=SUM([.S9:.T9])" office:value-type="float" office:value="100" calcext:value-type="float">
            <text:p>100</text:p>
          </table:table-cell>
          <table:table-cell table:style-name="ce349" table:formula="of:=IF([.U9]&gt;=85;&quot;م&quot;;IF(AND([.U9]&lt;85;[.U9]&gt;=65);&quot;ج.ج&quot;;IF(AND([.U9]&lt;65;[.U9]&gt;=50);&quot;ج&quot;;IF(AND([.U9]&lt;50; [.U9]&gt;=0);&quot;ض&quot;))))" office:value-type="string" office:string-value="م" calcext:value-type="string">
            <text:p>م</text:p>
          </table:table-cell>
          <table:table-cell table:style-name="ce349" table:formula="of:=SUM([.U9];[.Q9];[.M9];[.I9];[.E9])" office:value-type="float" office:value="488" calcext:value-type="float">
            <text:p>488</text:p>
          </table:table-cell>
          <table:table-cell table:style-name="ce349" office:value-type="string" calcext:value-type="string">
            <text:p>الرابع</text:p>
          </table:table-cell>
          <table:table-cell table:number-columns-repeated="16262"/>
        </table:table-row>
        <table:table-row table:style-name="ro22">
          <table:table-cell table:style-name="ce349" office:value-type="float" office:value="210" calcext:value-type="float">
            <text:p>210</text:p>
          </table:table-cell>
          <table:table-cell table:style-name="ce364" office:value-type="string" calcext:value-type="string">
            <text:p>محمد محمود عبدالرحمن رياض محمود</text:p>
          </table:table-cell>
          <table:table-cell table:style-name="ce349" office:value-type="float" office:value="38.5" calcext:value-type="float">
            <text:p>38.5</text:p>
          </table:table-cell>
          <table:table-cell table:style-name="ce349" office:value-type="float" office:value="56" calcext:value-type="float">
            <text:p>56</text:p>
          </table:table-cell>
          <table:table-cell table:style-name="ce349" table:formula="of:=SUM([.C10:.D10])" office:value-type="float" office:value="94.5" calcext:value-type="float">
            <text:p>94.5</text:p>
          </table:table-cell>
          <table:table-cell table:style-name="ce349" table:formula="of:=IF([.E10]&gt;=85;&quot;م&quot;;IF(AND([.E10]&lt;85;[.E10]&gt;=65);&quot;ج.ج&quot;;IF(AND([.E10]&lt;65;[.E10]&gt;=50);&quot;ج&quot;;IF(AND([.E10]&lt;50; [.E10]&gt;=0);&quot;ض&quot;))))" office:value-type="string" office:string-value="م" calcext:value-type="string">
            <text:p>م</text:p>
          </table:table-cell>
          <table:table-cell table:style-name="ce349" office:value-type="float" office:value="39" calcext:value-type="float">
            <text:p>39</text:p>
          </table:table-cell>
          <table:table-cell table:style-name="ce349" office:value-type="float" office:value="56" calcext:value-type="float">
            <text:p>56</text:p>
          </table:table-cell>
          <table:table-cell table:style-name="ce349" table:formula="of:=SUM([.G10:.H10])" office:value-type="float" office:value="95" calcext:value-type="float">
            <text:p>95</text:p>
          </table:table-cell>
          <table:table-cell table:style-name="ce349" table:formula="of:=IF([.I10]&gt;=85;&quot;م&quot;;IF(AND([.I10]&lt;85;[.I10]&gt;=65);&quot;ج.ج&quot;;IF(AND([.I10]&lt;65;[.I10]&gt;=50);&quot;ج&quot;;IF(AND([.I10]&lt;50; [.I10]&gt;=0);&quot;ض&quot;))))" office:value-type="string" office:string-value="م" calcext:value-type="string">
            <text:p>م</text:p>
          </table:table-cell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60" calcext:value-type="float">
            <text:p>60</text:p>
          </table:table-cell>
          <table:table-cell table:style-name="ce349" table:formula="of:=SUM([.K10:.L10])" office:value-type="float" office:value="100" calcext:value-type="float">
            <text:p>100</text:p>
          </table:table-cell>
          <table:table-cell table:style-name="ce349" table:formula="of:=IF([.M10]&gt;=85;&quot;م&quot;;IF(AND([.M10]&lt;85;[.M10]&gt;=65);&quot;ج.ج&quot;;IF(AND([.M10]&lt;65;[.M10]&gt;=50);&quot;ج&quot;;IF(AND([.M10]&lt;50; [.M10]&gt;=0);&quot;ض&quot;))))" office:value-type="string" office:string-value="م" calcext:value-type="string">
            <text:p>م</text:p>
          </table:table-cell>
          <table:table-cell table:style-name="ce349" office:value-type="float" office:value="40" calcext:value-type="float">
            <text:p>40</text:p>
          </table:table-cell>
          <table:table-cell table:style-name="ce349" office:value-type="float" office:value="60" calcext:value-type="float">
            <text:p>60</text:p>
          </table:table-cell>
          <table:table-cell table:style-name="ce349" table:formula="of:=SUM([.O10:.P10])" office:value-type="float" office:value="100" calcext:value-type="float">
            <text:p>100</text:p>
          </table:table-cell>
          <table:table-cell table:style-name="ce349" table:formula="of:=IF([.Q10]&gt;=85;&quot;م&quot;;IF(AND([.Q10]&lt;85;[.Q10]&gt;=65);&quot;ج.ج&quot;;IF(AND([.Q10]&lt;65;[.Q10]&gt;=50);&quot;ج&quot;;IF(AND([.Q10]&lt;50; [.Q10]&gt;=0);&quot;ض&quot;))))" office:value-type="string" office:string-value="م" calcext:value-type="string">
            <text:p>م</text:p>
          </table:table-cell>
          <table:table-cell table:style-name="ce349" office:value-type="float" office:value="39" calcext:value-type="float">
            <text:p>39</text:p>
          </table:table-cell>
          <table:table-cell table:style-name="ce349" office:value-type="float" office:value="54" calcext:value-type="float">
            <text:p>54</text:p>
          </table:table-cell>
          <table:table-cell table:style-name="ce349" table:formula="of:=SUM([.S10:.T10])" office:value-type="float" office:value="93" calcext:value-type="float">
            <text:p>93</text:p>
          </table:table-cell>
          <table:table-cell table:style-name="ce349" table:formula="of:=IF([.U10]&gt;=85;&quot;م&quot;;IF(AND([.U10]&lt;85;[.U10]&gt;=65);&quot;ج.ج&quot;;IF(AND([.U10]&lt;65;[.U10]&gt;=50);&quot;ج&quot;;IF(AND([.U10]&lt;50; [.U10]&gt;=0);&quot;ض&quot;))))" office:value-type="string" office:string-value="م" calcext:value-type="string">
            <text:p>م</text:p>
          </table:table-cell>
          <table:table-cell table:style-name="ce349" table:formula="of:=SUM([.U10];[.Q10];[.M10];[.I10];[.E10])" office:value-type="float" office:value="482.5" calcext:value-type="float">
            <text:p>482.5</text:p>
          </table:table-cell>
          <table:table-cell table:style-name="ce349" office:value-type="string" calcext:value-type="string">
            <text:p>الخامس</text:p>
          </table:table-cell>
          <table:table-cell table:number-columns-repeated="16262"/>
        </table:table-row>
        <table:table-row table:style-name="ro21">
          <table:table-cell table:style-name="ce349" office:value-type="float" office:value="207" calcext:value-type="float">
            <text:p>207</text:p>
          </table:table-cell>
          <table:table-cell table:style-name="ce204" office:value-type="string" calcext:value-type="string">
            <text:p>مالك احمد عادل احمد ابو العطا</text:p>
          </table:table-cell>
          <table:table-cell table:style-name="ce207" office:value-type="float" office:value="39" calcext:value-type="float">
            <text:p>39</text:p>
          </table:table-cell>
          <table:table-cell table:style-name="ce207" office:value-type="float" office:value="55" calcext:value-type="float">
            <text:p>55</text:p>
          </table:table-cell>
          <table:table-cell table:style-name="ce207" table:formula="of:=SUM([.C11:.D11])" office:value-type="float" office:value="94" calcext:value-type="float">
            <text:p>94</text:p>
          </table:table-cell>
          <table:table-cell table:style-name="ce352" table:formula="of:=IF([.E11]&gt;=85;&quot;م&quot;;IF(AND([.E11]&lt;85;[.E11]&gt;=65);&quot;ج.ج&quot;;IF(AND([.E11]&lt;65;[.E11]&gt;=50);&quot;ج&quot;;IF(AND([.E11]&lt;50; [.E11]&gt;=0);&quot;ض&quot;))))" office:value-type="string" office:string-value="م" calcext:value-type="string">
            <text:p>م</text:p>
          </table:table-cell>
          <table:table-cell table:style-name="ce207" office:value-type="float" office:value="39.5" calcext:value-type="float">
            <text:p>39.5</text:p>
          </table:table-cell>
          <table:table-cell table:style-name="ce207" office:value-type="float" office:value="53" calcext:value-type="float">
            <text:p>53</text:p>
          </table:table-cell>
          <table:table-cell table:style-name="ce207" table:formula="of:=SUM([.G11:.H11])" office:value-type="float" office:value="92.5" calcext:value-type="float">
            <text:p>92.5</text:p>
          </table:table-cell>
          <table:table-cell table:style-name="ce352" table:formula="of:=IF([.I11]&gt;=85;&quot;م&quot;;IF(AND([.I11]&lt;85;[.I11]&gt;=65);&quot;ج.ج&quot;;IF(AND([.I11]&lt;65;[.I11]&gt;=50);&quot;ج&quot;;IF(AND([.I11]&lt;50; [.I11]&gt;=0);&quot;ض&quot;))))" office:value-type="string" office:string-value="م" calcext:value-type="string">
            <text:p>م</text:p>
          </table:table-cell>
          <table:table-cell table:style-name="ce207" office:value-type="float" office:value="37.5" calcext:value-type="float">
            <text:p>37.5</text:p>
          </table:table-cell>
          <table:table-cell table:style-name="ce207" office:value-type="float" office:value="58" calcext:value-type="float">
            <text:p>58</text:p>
          </table:table-cell>
          <table:table-cell table:style-name="ce207" table:formula="of:=SUM([.K11:.L11])" office:value-type="float" office:value="95.5" calcext:value-type="float">
            <text:p>95.5</text:p>
          </table:table-cell>
          <table:table-cell table:style-name="ce352" table:formula="of:=IF([.M11]&gt;=85;&quot;م&quot;;IF(AND([.M11]&lt;85;[.M11]&gt;=65);&quot;ج.ج&quot;;IF(AND([.M11]&lt;65;[.M11]&gt;=50);&quot;ج&quot;;IF(AND([.M11]&lt;50; [.M11]&gt;=0);&quot;ض&quot;))))" office:value-type="string" office:string-value="م" calcext:value-type="string">
            <text:p>م</text:p>
          </table:table-cell>
          <table:table-cell table:style-name="ce207" office:value-type="float" office:value="39" calcext:value-type="float">
            <text:p>39</text:p>
          </table:table-cell>
          <table:table-cell table:style-name="ce207" office:value-type="float" office:value="60" calcext:value-type="float">
            <text:p>60</text:p>
          </table:table-cell>
          <table:table-cell table:style-name="ce207" table:formula="of:=SUM([.O11:.P11])" office:value-type="float" office:value="99" calcext:value-type="float">
            <text:p>99</text:p>
          </table:table-cell>
          <table:table-cell table:style-name="ce352" table:formula="of:=IF([.Q11]&gt;=85;&quot;م&quot;;IF(AND([.Q11]&lt;85;[.Q11]&gt;=65);&quot;ج.ج&quot;;IF(AND([.Q11]&lt;65;[.Q11]&gt;=50);&quot;ج&quot;;IF(AND([.Q11]&lt;50; [.Q11]&gt;=0);&quot;ض&quot;))))" office:value-type="string" office:string-value="م" calcext:value-type="string">
            <text:p>م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office:value-type="float" office:value="60" calcext:value-type="float">
            <text:p>60</text:p>
          </table:table-cell>
          <table:table-cell table:style-name="ce207" table:formula="of:=SUM([.S11:.T11])" office:value-type="float" office:value="100" calcext:value-type="float">
            <text:p>100</text:p>
          </table:table-cell>
          <table:table-cell table:style-name="ce352" table:formula="of:=IF([.U11]&gt;=85;&quot;م&quot;;IF(AND([.U11]&lt;85;[.U11]&gt;=65);&quot;ج.ج&quot;;IF(AND([.U11]&lt;65;[.U11]&gt;=50);&quot;ج&quot;;IF(AND([.U11]&lt;50; [.U11]&gt;=0);&quot;ض&quot;))))" office:value-type="string" office:string-value="م" calcext:value-type="string">
            <text:p>م</text:p>
          </table:table-cell>
          <table:table-cell table:style-name="ce210" table:formula="of:=SUM([.U11];[.Q11];[.M11];[.I11];[.E11])" office:value-type="float" office:value="481" calcext:value-type="float">
            <text:p>481</text:p>
          </table:table-cell>
          <table:table-cell table:style-name="ce210"/>
          <table:table-cell table:number-columns-repeated="16262"/>
        </table:table-row>
        <table:table-row table:style-name="ro22">
          <table:table-cell table:style-name="ce349" office:value-type="float" office:value="212" calcext:value-type="float">
            <text:p>212</text:p>
          </table:table-cell>
          <table:table-cell table:style-name="ce204" office:value-type="string" calcext:value-type="string">
            <text:p>محمود محمد محمود عويس عبد الله</text:p>
          </table:table-cell>
          <table:table-cell table:style-name="ce207" office:value-type="float" office:value="38" calcext:value-type="float">
            <text:p>38</text:p>
          </table:table-cell>
          <table:table-cell table:style-name="ce207" office:value-type="float" office:value="52" calcext:value-type="float">
            <text:p>52</text:p>
          </table:table-cell>
          <table:table-cell table:style-name="ce207" table:formula="of:=SUM([.C12:.D12])" office:value-type="float" office:value="90" calcext:value-type="float">
            <text:p>90</text:p>
          </table:table-cell>
          <table:table-cell table:style-name="ce352" table:formula="of:=IF([.E12]&gt;=85;&quot;م&quot;;IF(AND([.E12]&lt;85;[.E12]&gt;=65);&quot;ج.ج&quot;;IF(AND([.E12]&lt;65;[.E12]&gt;=50);&quot;ج&quot;;IF(AND([.E12]&lt;50; [.E12]&gt;=0);&quot;ض&quot;))))" office:value-type="string" office:string-value="م" calcext:value-type="string">
            <text:p>م</text:p>
          </table:table-cell>
          <table:table-cell table:style-name="ce207" office:value-type="float" office:value="39" calcext:value-type="float">
            <text:p>39</text:p>
          </table:table-cell>
          <table:table-cell table:style-name="ce207" office:value-type="float" office:value="56" calcext:value-type="float">
            <text:p>56</text:p>
          </table:table-cell>
          <table:table-cell table:style-name="ce207" table:formula="of:=SUM([.G12:.H12])" office:value-type="float" office:value="95" calcext:value-type="float">
            <text:p>95</text:p>
          </table:table-cell>
          <table:table-cell table:style-name="ce352" table:formula="of:=IF([.I12]&gt;=85;&quot;م&quot;;IF(AND([.I12]&lt;85;[.I12]&gt;=65);&quot;ج.ج&quot;;IF(AND([.I12]&lt;65;[.I12]&gt;=50);&quot;ج&quot;;IF(AND([.I12]&lt;50; [.I12]&gt;=0);&quot;ض&quot;))))" office:value-type="string" office:string-value="م" calcext:value-type="string">
            <text:p>م</text:p>
          </table:table-cell>
          <table:table-cell table:style-name="ce207" office:value-type="float" office:value="39.5" calcext:value-type="float">
            <text:p>39.5</text:p>
          </table:table-cell>
          <table:table-cell table:style-name="ce207" office:value-type="float" office:value="60" calcext:value-type="float">
            <text:p>60</text:p>
          </table:table-cell>
          <table:table-cell table:style-name="ce207" table:formula="of:=SUM([.K12:.L12])" office:value-type="float" office:value="99.5" calcext:value-type="float">
            <text:p>99.5</text:p>
          </table:table-cell>
          <table:table-cell table:style-name="ce352" table:formula="of:=IF([.M12]&gt;=85;&quot;م&quot;;IF(AND([.M12]&lt;85;[.M12]&gt;=65);&quot;ج.ج&quot;;IF(AND([.M12]&lt;65;[.M12]&gt;=50);&quot;ج&quot;;IF(AND([.M12]&lt;50; [.M12]&gt;=0);&quot;ض&quot;))))" office:value-type="string" office:string-value="م" calcext:value-type="string">
            <text:p>م</text:p>
          </table:table-cell>
          <table:table-cell table:style-name="ce207" office:value-type="float" office:value="39" calcext:value-type="float">
            <text:p>39</text:p>
          </table:table-cell>
          <table:table-cell table:style-name="ce207" office:value-type="float" office:value="56" calcext:value-type="float">
            <text:p>56</text:p>
          </table:table-cell>
          <table:table-cell table:style-name="ce207" table:formula="of:=SUM([.O12:.P12])" office:value-type="float" office:value="95" calcext:value-type="float">
            <text:p>95</text:p>
          </table:table-cell>
          <table:table-cell table:style-name="ce352" table:formula="of:=IF([.Q12]&gt;=85;&quot;م&quot;;IF(AND([.Q12]&lt;85;[.Q12]&gt;=65);&quot;ج.ج&quot;;IF(AND([.Q12]&lt;65;[.Q12]&gt;=50);&quot;ج&quot;;IF(AND([.Q12]&lt;50; [.Q12]&gt;=0);&quot;ض&quot;))))" office:value-type="string" office:string-value="م" calcext:value-type="string">
            <text:p>م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office:value-type="float" office:value="58" calcext:value-type="float">
            <text:p>58</text:p>
          </table:table-cell>
          <table:table-cell table:style-name="ce207" table:formula="of:=SUM([.S12:.T12])" office:value-type="float" office:value="98" calcext:value-type="float">
            <text:p>98</text:p>
          </table:table-cell>
          <table:table-cell table:style-name="ce352" table:formula="of:=IF([.U12]&gt;=85;&quot;م&quot;;IF(AND([.U12]&lt;85;[.U12]&gt;=65);&quot;ج.ج&quot;;IF(AND([.U12]&lt;65;[.U12]&gt;=50);&quot;ج&quot;;IF(AND([.U12]&lt;50; [.U12]&gt;=0);&quot;ض&quot;))))" office:value-type="string" office:string-value="م" calcext:value-type="string">
            <text:p>م</text:p>
          </table:table-cell>
          <table:table-cell table:style-name="ce210" table:formula="of:=SUM([.U12];[.Q12];[.M12];[.I12];[.E12])" office:value-type="float" office:value="477.5" calcext:value-type="float">
            <text:p>477.5</text:p>
          </table:table-cell>
          <table:table-cell table:style-name="ce210"/>
          <table:table-cell table:number-columns-repeated="16262"/>
        </table:table-row>
        <table:table-row table:style-name="ro21">
          <table:table-cell table:style-name="ce349" office:value-type="float" office:value="217" calcext:value-type="float">
            <text:p>217</text:p>
          </table:table-cell>
          <table:table-cell table:style-name="ce204" office:value-type="string" calcext:value-type="string">
            <text:p>حلا سامح محمود احمد محمود</text:p>
          </table:table-cell>
          <table:table-cell table:style-name="ce207" office:value-type="float" office:value="38.5" calcext:value-type="float">
            <text:p>38.5</text:p>
          </table:table-cell>
          <table:table-cell table:style-name="ce207" office:value-type="float" office:value="55" calcext:value-type="float">
            <text:p>55</text:p>
          </table:table-cell>
          <table:table-cell table:style-name="ce207" table:formula="of:=SUM([.C13:.D13])" office:value-type="float" office:value="93.5" calcext:value-type="float">
            <text:p>93.5</text:p>
          </table:table-cell>
          <table:table-cell table:style-name="ce352" table:formula="of:=IF([.E13]&gt;=85;&quot;م&quot;;IF(AND([.E13]&lt;85;[.E13]&gt;=65);&quot;ج.ج&quot;;IF(AND([.E13]&lt;65;[.E13]&gt;=50);&quot;ج&quot;;IF(AND([.E13]&lt;50; [.E13]&gt;=0);&quot;ض&quot;))))" office:value-type="string" office:string-value="م" calcext:value-type="string">
            <text:p>م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office:value-type="float" office:value="39" calcext:value-type="float">
            <text:p>39</text:p>
          </table:table-cell>
          <table:table-cell table:style-name="ce207" table:formula="of:=SUM([.G13:.H13])" office:value-type="float" office:value="79" calcext:value-type="float">
            <text:p>79</text:p>
          </table:table-cell>
          <table:table-cell table:style-name="ce352" table:formula="of:=IF([.I13]&gt;=85;&quot;م&quot;;IF(AND([.I13]&lt;85;[.I13]&gt;=65);&quot;ج.ج&quot;;IF(AND([.I13]&lt;65;[.I13]&gt;=50);&quot;ج&quot;;IF(AND([.I13]&lt;50; [.I13]&gt;=0);&quot;ض&quot;))))" office:value-type="string" office:string-value="ج.ج" calcext:value-type="string">
            <text:p>ج.ج</text:p>
          </table:table-cell>
          <table:table-cell table:style-name="ce207" office:value-type="float" office:value="39.5" calcext:value-type="float">
            <text:p>39.5</text:p>
          </table:table-cell>
          <table:table-cell table:style-name="ce207" office:value-type="float" office:value="60" calcext:value-type="float">
            <text:p>60</text:p>
          </table:table-cell>
          <table:table-cell table:style-name="ce207" table:formula="of:=SUM([.K13:.L13])" office:value-type="float" office:value="99.5" calcext:value-type="float">
            <text:p>99.5</text:p>
          </table:table-cell>
          <table:table-cell table:style-name="ce352" table:formula="of:=IF([.M13]&gt;=85;&quot;م&quot;;IF(AND([.M13]&lt;85;[.M13]&gt;=65);&quot;ج.ج&quot;;IF(AND([.M13]&lt;65;[.M13]&gt;=50);&quot;ج&quot;;IF(AND([.M13]&lt;50; [.M13]&gt;=0);&quot;ض&quot;))))" office:value-type="string" office:string-value="م" calcext:value-type="string">
            <text:p>م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office:value-type="float" office:value="60" calcext:value-type="float">
            <text:p>60</text:p>
          </table:table-cell>
          <table:table-cell table:style-name="ce207" table:formula="of:=SUM([.O13:.P13])" office:value-type="float" office:value="100" calcext:value-type="float">
            <text:p>100</text:p>
          </table:table-cell>
          <table:table-cell table:style-name="ce352" table:formula="of:=IF([.Q13]&gt;=85;&quot;م&quot;;IF(AND([.Q13]&lt;85;[.Q13]&gt;=65);&quot;ج.ج&quot;;IF(AND([.Q13]&lt;65;[.Q13]&gt;=50);&quot;ج&quot;;IF(AND([.Q13]&lt;50; [.Q13]&gt;=0);&quot;ض&quot;))))" office:value-type="string" office:string-value="م" calcext:value-type="string">
            <text:p>م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office:value-type="float" office:value="60" calcext:value-type="float">
            <text:p>60</text:p>
          </table:table-cell>
          <table:table-cell table:style-name="ce207" table:formula="of:=SUM([.S13:.T13])" office:value-type="float" office:value="100" calcext:value-type="float">
            <text:p>100</text:p>
          </table:table-cell>
          <table:table-cell table:style-name="ce352" table:formula="of:=IF([.U13]&gt;=85;&quot;م&quot;;IF(AND([.U13]&lt;85;[.U13]&gt;=65);&quot;ج.ج&quot;;IF(AND([.U13]&lt;65;[.U13]&gt;=50);&quot;ج&quot;;IF(AND([.U13]&lt;50; [.U13]&gt;=0);&quot;ض&quot;))))" office:value-type="string" office:string-value="م" calcext:value-type="string">
            <text:p>م</text:p>
          </table:table-cell>
          <table:table-cell table:style-name="ce210" table:formula="of:=SUM([.U13];[.Q13];[.M13];[.I13];[.E13])" office:value-type="float" office:value="472" calcext:value-type="float">
            <text:p>472</text:p>
          </table:table-cell>
          <table:table-cell table:style-name="ce210"/>
          <table:table-cell table:number-columns-repeated="16262"/>
        </table:table-row>
        <table:table-row table:style-name="ro22">
          <table:table-cell table:style-name="ce349" office:value-type="float" office:value="221" calcext:value-type="float">
            <text:p>221</text:p>
          </table:table-cell>
          <table:table-cell table:style-name="ce204" office:value-type="string" calcext:value-type="string">
            <text:p>فيروز محمد انور عيد عليوه البلبيسى</text:p>
          </table:table-cell>
          <table:table-cell table:style-name="ce207" office:value-type="float" office:value="38.5" calcext:value-type="float">
            <text:p>38.5</text:p>
          </table:table-cell>
          <table:table-cell table:style-name="ce207" office:value-type="float" office:value="56" calcext:value-type="float">
            <text:p>56</text:p>
          </table:table-cell>
          <table:table-cell table:style-name="ce207" table:formula="of:=SUM([.C14:.D14])" office:value-type="float" office:value="94.5" calcext:value-type="float">
            <text:p>94.5</text:p>
          </table:table-cell>
          <table:table-cell table:style-name="ce352" table:formula="of:=IF([.E14]&gt;=85;&quot;م&quot;;IF(AND([.E14]&lt;85;[.E14]&gt;=65);&quot;ج.ج&quot;;IF(AND([.E14]&lt;65;[.E14]&gt;=50);&quot;ج&quot;;IF(AND([.E14]&lt;50; [.E14]&gt;=0);&quot;ض&quot;))))" office:value-type="string" office:string-value="م" calcext:value-type="string">
            <text:p>م</text:p>
          </table:table-cell>
          <table:table-cell table:style-name="ce207" office:value-type="float" office:value="39" calcext:value-type="float">
            <text:p>39</text:p>
          </table:table-cell>
          <table:table-cell table:style-name="ce207" office:value-type="float" office:value="42" calcext:value-type="float">
            <text:p>42</text:p>
          </table:table-cell>
          <table:table-cell table:style-name="ce207" table:formula="of:=SUM([.G14:.H14])" office:value-type="float" office:value="81" calcext:value-type="float">
            <text:p>81</text:p>
          </table:table-cell>
          <table:table-cell table:style-name="ce352" table:formula="of:=IF([.I14]&gt;=85;&quot;م&quot;;IF(AND([.I14]&lt;85;[.I14]&gt;=65);&quot;ج.ج&quot;;IF(AND([.I14]&lt;65;[.I14]&gt;=50);&quot;ج&quot;;IF(AND([.I14]&lt;50; [.I14]&gt;=0);&quot;ض&quot;))))" office:value-type="string" office:string-value="ج.ج" calcext:value-type="string">
            <text:p>ج.ج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office:value-type="float" office:value="60" calcext:value-type="float">
            <text:p>60</text:p>
          </table:table-cell>
          <table:table-cell table:style-name="ce207" table:formula="of:=SUM([.K14:.L14])" office:value-type="float" office:value="100" calcext:value-type="float">
            <text:p>100</text:p>
          </table:table-cell>
          <table:table-cell table:style-name="ce352" table:formula="of:=IF([.M14]&gt;=85;&quot;م&quot;;IF(AND([.M14]&lt;85;[.M14]&gt;=65);&quot;ج.ج&quot;;IF(AND([.M14]&lt;65;[.M14]&gt;=50);&quot;ج&quot;;IF(AND([.M14]&lt;50; [.M14]&gt;=0);&quot;ض&quot;))))" office:value-type="string" office:string-value="م" calcext:value-type="string">
            <text:p>م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office:value-type="float" office:value="52" calcext:value-type="float">
            <text:p>52</text:p>
          </table:table-cell>
          <table:table-cell table:style-name="ce207" table:formula="of:=SUM([.O14:.P14])" office:value-type="float" office:value="92" calcext:value-type="float">
            <text:p>92</text:p>
          </table:table-cell>
          <table:table-cell table:style-name="ce352" table:formula="of:=IF([.Q14]&gt;=85;&quot;م&quot;;IF(AND([.Q14]&lt;85;[.Q14]&gt;=65);&quot;ج.ج&quot;;IF(AND([.Q14]&lt;65;[.Q14]&gt;=50);&quot;ج&quot;;IF(AND([.Q14]&lt;50; [.Q14]&gt;=0);&quot;ض&quot;))))" office:value-type="string" office:string-value="م" calcext:value-type="string">
            <text:p>م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office:value-type="float" office:value="54" calcext:value-type="float">
            <text:p>54</text:p>
          </table:table-cell>
          <table:table-cell table:style-name="ce207" table:formula="of:=SUM([.S14:.T14])" office:value-type="float" office:value="94" calcext:value-type="float">
            <text:p>94</text:p>
          </table:table-cell>
          <table:table-cell table:style-name="ce352" table:formula="of:=IF([.U14]&gt;=85;&quot;م&quot;;IF(AND([.U14]&lt;85;[.U14]&gt;=65);&quot;ج.ج&quot;;IF(AND([.U14]&lt;65;[.U14]&gt;=50);&quot;ج&quot;;IF(AND([.U14]&lt;50; [.U14]&gt;=0);&quot;ض&quot;))))" office:value-type="string" office:string-value="م" calcext:value-type="string">
            <text:p>م</text:p>
          </table:table-cell>
          <table:table-cell table:style-name="ce210" table:formula="of:=SUM([.U14];[.Q14];[.M14];[.I14];[.E14])" office:value-type="float" office:value="461.5" calcext:value-type="float">
            <text:p>461.5</text:p>
          </table:table-cell>
          <table:table-cell table:style-name="ce210"/>
          <table:table-cell table:number-columns-repeated="16262"/>
        </table:table-row>
        <table:table-row table:style-name="ro22">
          <table:table-cell table:style-name="ce349" office:value-type="float" office:value="213" calcext:value-type="float">
            <text:p>213</text:p>
          </table:table-cell>
          <table:table-cell table:style-name="ce204" office:value-type="string" calcext:value-type="string">
            <text:p>ياسين احمد حسين اسماعيل عويضه</text:p>
          </table:table-cell>
          <table:table-cell table:style-name="ce207" office:value-type="float" office:value="37.5" calcext:value-type="float">
            <text:p>37.5</text:p>
          </table:table-cell>
          <table:table-cell table:style-name="ce207" office:value-type="float" office:value="51" calcext:value-type="float">
            <text:p>51</text:p>
          </table:table-cell>
          <table:table-cell table:style-name="ce207" table:formula="of:=SUM([.C15:.D15])" office:value-type="float" office:value="88.5" calcext:value-type="float">
            <text:p>88.5</text:p>
          </table:table-cell>
          <table:table-cell table:style-name="ce352" table:formula="of:=IF([.E15]&gt;=85;&quot;م&quot;;IF(AND([.E15]&lt;85;[.E15]&gt;=65);&quot;ج.ج&quot;;IF(AND([.E15]&lt;65;[.E15]&gt;=50);&quot;ج&quot;;IF(AND([.E15]&lt;50; [.E15]&gt;=0);&quot;ض&quot;))))" office:value-type="string" office:string-value="م" calcext:value-type="string">
            <text:p>م</text:p>
          </table:table-cell>
          <table:table-cell table:style-name="ce207" office:value-type="float" office:value="38" calcext:value-type="float">
            <text:p>38</text:p>
          </table:table-cell>
          <table:table-cell table:style-name="ce207" office:value-type="float" office:value="56" calcext:value-type="float">
            <text:p>56</text:p>
          </table:table-cell>
          <table:table-cell table:style-name="ce207" table:formula="of:=SUM([.G15:.H15])" office:value-type="float" office:value="94" calcext:value-type="float">
            <text:p>94</text:p>
          </table:table-cell>
          <table:table-cell table:style-name="ce352" table:formula="of:=IF([.I15]&gt;=85;&quot;م&quot;;IF(AND([.I15]&lt;85;[.I15]&gt;=65);&quot;ج.ج&quot;;IF(AND([.I15]&lt;65;[.I15]&gt;=50);&quot;ج&quot;;IF(AND([.I15]&lt;50; [.I15]&gt;=0);&quot;ض&quot;))))" office:value-type="string" office:string-value="م" calcext:value-type="string">
            <text:p>م</text:p>
          </table:table-cell>
          <table:table-cell table:style-name="ce207" office:value-type="float" office:value="37" calcext:value-type="float">
            <text:p>37</text:p>
          </table:table-cell>
          <table:table-cell table:style-name="ce207" office:value-type="float" office:value="58" calcext:value-type="float">
            <text:p>58</text:p>
          </table:table-cell>
          <table:table-cell table:style-name="ce207" table:formula="of:=SUM([.K15:.L15])" office:value-type="float" office:value="95" calcext:value-type="float">
            <text:p>95</text:p>
          </table:table-cell>
          <table:table-cell table:style-name="ce352" table:formula="of:=IF([.M15]&gt;=85;&quot;م&quot;;IF(AND([.M15]&lt;85;[.M15]&gt;=65);&quot;ج.ج&quot;;IF(AND([.M15]&lt;65;[.M15]&gt;=50);&quot;ج&quot;;IF(AND([.M15]&lt;50; [.M15]&gt;=0);&quot;ض&quot;))))" office:value-type="string" office:string-value="م" calcext:value-type="string">
            <text:p>م</text:p>
          </table:table-cell>
          <table:table-cell table:style-name="ce207" office:value-type="float" office:value="37" calcext:value-type="float">
            <text:p>37</text:p>
          </table:table-cell>
          <table:table-cell table:style-name="ce207" office:value-type="float" office:value="44" calcext:value-type="float">
            <text:p>44</text:p>
          </table:table-cell>
          <table:table-cell table:style-name="ce207" table:formula="of:=SUM([.O15:.P15])" office:value-type="float" office:value="81" calcext:value-type="float">
            <text:p>81</text:p>
          </table:table-cell>
          <table:table-cell table:style-name="ce352" table:formula="of:=IF([.Q15]&gt;=85;&quot;م&quot;;IF(AND([.Q15]&lt;85;[.Q15]&gt;=65);&quot;ج.ج&quot;;IF(AND([.Q15]&lt;65;[.Q15]&gt;=50);&quot;ج&quot;;IF(AND([.Q15]&lt;50; [.Q15]&gt;=0);&quot;ض&quot;))))" office:value-type="string" office:string-value="ج.ج" calcext:value-type="string">
            <text:p>ج.ج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office:value-type="float" office:value="60" calcext:value-type="float">
            <text:p>60</text:p>
          </table:table-cell>
          <table:table-cell table:style-name="ce207" table:formula="of:=SUM([.S15:.T15])" office:value-type="float" office:value="100" calcext:value-type="float">
            <text:p>100</text:p>
          </table:table-cell>
          <table:table-cell table:style-name="ce352" table:formula="of:=IF([.U15]&gt;=85;&quot;م&quot;;IF(AND([.U15]&lt;85;[.U15]&gt;=65);&quot;ج.ج&quot;;IF(AND([.U15]&lt;65;[.U15]&gt;=50);&quot;ج&quot;;IF(AND([.U15]&lt;50; [.U15]&gt;=0);&quot;ض&quot;))))" office:value-type="string" office:string-value="م" calcext:value-type="string">
            <text:p>م</text:p>
          </table:table-cell>
          <table:table-cell table:style-name="ce210" table:formula="of:=SUM([.U15];[.Q15];[.M15];[.I15];[.E15])" office:value-type="float" office:value="458.5" calcext:value-type="float">
            <text:p>458.5</text:p>
          </table:table-cell>
          <table:table-cell table:style-name="ce210"/>
          <table:table-cell table:number-columns-repeated="16262"/>
        </table:table-row>
        <table:table-row table:style-name="ro22">
          <table:table-cell table:style-name="ce349" office:value-type="float" office:value="216" calcext:value-type="float">
            <text:p>216</text:p>
          </table:table-cell>
          <table:table-cell table:style-name="ce204" office:value-type="string" calcext:value-type="string">
            <text:p>جويريه محمد عماد احمد شوق محمد توفيق</text:p>
          </table:table-cell>
          <table:table-cell table:style-name="ce207" office:value-type="float" office:value="39" calcext:value-type="float">
            <text:p>39</text:p>
          </table:table-cell>
          <table:table-cell table:style-name="ce207" office:value-type="float" office:value="52" calcext:value-type="float">
            <text:p>52</text:p>
          </table:table-cell>
          <table:table-cell table:style-name="ce207" table:formula="of:=SUM([.C16:.D16])" office:value-type="float" office:value="91" calcext:value-type="float">
            <text:p>91</text:p>
          </table:table-cell>
          <table:table-cell table:style-name="ce352" table:formula="of:=IF([.E16]&gt;=85;&quot;م&quot;;IF(AND([.E16]&lt;85;[.E16]&gt;=65);&quot;ج.ج&quot;;IF(AND([.E16]&lt;65;[.E16]&gt;=50);&quot;ج&quot;;IF(AND([.E16]&lt;50; [.E16]&gt;=0);&quot;ض&quot;))))" office:value-type="string" office:string-value="م" calcext:value-type="string">
            <text:p>م</text:p>
          </table:table-cell>
          <table:table-cell table:style-name="ce207" office:value-type="float" office:value="38" calcext:value-type="float">
            <text:p>38</text:p>
          </table:table-cell>
          <table:table-cell table:style-name="ce207" office:value-type="float" office:value="37" calcext:value-type="float">
            <text:p>37</text:p>
          </table:table-cell>
          <table:table-cell table:style-name="ce207" table:formula="of:=SUM([.G16:.H16])" office:value-type="float" office:value="75" calcext:value-type="float">
            <text:p>75</text:p>
          </table:table-cell>
          <table:table-cell table:style-name="ce352" table:formula="of:=IF([.I16]&gt;=85;&quot;م&quot;;IF(AND([.I16]&lt;85;[.I16]&gt;=65);&quot;ج.ج&quot;;IF(AND([.I16]&lt;65;[.I16]&gt;=50);&quot;ج&quot;;IF(AND([.I16]&lt;50; [.I16]&gt;=0);&quot;ض&quot;))))" office:value-type="string" office:string-value="ج.ج" calcext:value-type="string">
            <text:p>ج.ج</text:p>
          </table:table-cell>
          <table:table-cell table:style-name="ce207" office:value-type="float" office:value="39.5" calcext:value-type="float">
            <text:p>39.5</text:p>
          </table:table-cell>
          <table:table-cell table:style-name="ce207" office:value-type="float" office:value="60" calcext:value-type="float">
            <text:p>60</text:p>
          </table:table-cell>
          <table:table-cell table:style-name="ce207" table:formula="of:=SUM([.K16:.L16])" office:value-type="float" office:value="99.5" calcext:value-type="float">
            <text:p>99.5</text:p>
          </table:table-cell>
          <table:table-cell table:style-name="ce352" table:formula="of:=IF([.M16]&gt;=85;&quot;م&quot;;IF(AND([.M16]&lt;85;[.M16]&gt;=65);&quot;ج.ج&quot;;IF(AND([.M16]&lt;65;[.M16]&gt;=50);&quot;ج&quot;;IF(AND([.M16]&lt;50; [.M16]&gt;=0);&quot;ض&quot;))))" office:value-type="string" office:string-value="م" calcext:value-type="string">
            <text:p>م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office:value-type="float" office:value="54" calcext:value-type="float">
            <text:p>54</text:p>
          </table:table-cell>
          <table:table-cell table:style-name="ce207" table:formula="of:=SUM([.O16:.P16])" office:value-type="float" office:value="94" calcext:value-type="float">
            <text:p>94</text:p>
          </table:table-cell>
          <table:table-cell table:style-name="ce352" table:formula="of:=IF([.Q16]&gt;=85;&quot;م&quot;;IF(AND([.Q16]&lt;85;[.Q16]&gt;=65);&quot;ج.ج&quot;;IF(AND([.Q16]&lt;65;[.Q16]&gt;=50);&quot;ج&quot;;IF(AND([.Q16]&lt;50; [.Q16]&gt;=0);&quot;ض&quot;))))" office:value-type="string" office:string-value="م" calcext:value-type="string">
            <text:p>م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office:value-type="float" office:value="58" calcext:value-type="float">
            <text:p>58</text:p>
          </table:table-cell>
          <table:table-cell table:style-name="ce207" table:formula="of:=SUM([.S16:.T16])" office:value-type="float" office:value="98" calcext:value-type="float">
            <text:p>98</text:p>
          </table:table-cell>
          <table:table-cell table:style-name="ce352" table:formula="of:=IF([.U16]&gt;=85;&quot;م&quot;;IF(AND([.U16]&lt;85;[.U16]&gt;=65);&quot;ج.ج&quot;;IF(AND([.U16]&lt;65;[.U16]&gt;=50);&quot;ج&quot;;IF(AND([.U16]&lt;50; [.U16]&gt;=0);&quot;ض&quot;))))" office:value-type="string" office:string-value="م" calcext:value-type="string">
            <text:p>م</text:p>
          </table:table-cell>
          <table:table-cell table:style-name="ce210" table:formula="of:=SUM([.U16];[.Q16];[.M16];[.I16];[.E16])" office:value-type="float" office:value="457.5" calcext:value-type="float">
            <text:p>457.5</text:p>
          </table:table-cell>
          <table:table-cell table:style-name="ce210"/>
          <table:table-cell table:number-columns-repeated="16262"/>
        </table:table-row>
        <table:table-row table:style-name="ro21">
          <table:table-cell table:style-name="ce349" office:value-type="float" office:value="202" calcext:value-type="float">
            <text:p>202</text:p>
          </table:table-cell>
          <table:table-cell table:style-name="ce204" office:value-type="string" calcext:value-type="string">
            <text:p>احمد رمضان احمد محمد عثمان</text:p>
          </table:table-cell>
          <table:table-cell table:style-name="ce207" office:value-type="float" office:value="39" calcext:value-type="float">
            <text:p>39</text:p>
          </table:table-cell>
          <table:table-cell table:style-name="ce207" office:value-type="float" office:value="44" calcext:value-type="float">
            <text:p>44</text:p>
          </table:table-cell>
          <table:table-cell table:style-name="ce207" table:formula="of:=SUM([.C17:.D17])" office:value-type="float" office:value="83" calcext:value-type="float">
            <text:p>83</text:p>
          </table:table-cell>
          <table:table-cell table:style-name="ce352" table:formula="of:=IF([.E17]&gt;=85;&quot;م&quot;;IF(AND([.E17]&lt;85;[.E17]&gt;=65);&quot;ج.ج&quot;;IF(AND([.E17]&lt;65;[.E17]&gt;=50);&quot;ج&quot;;IF(AND([.E17]&lt;50; [.E17]&gt;=0);&quot;ض&quot;))))" office:value-type="string" office:string-value="ج.ج" calcext:value-type="string">
            <text:p>ج.ج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office:value-type="float" office:value="44" calcext:value-type="float">
            <text:p>44</text:p>
          </table:table-cell>
          <table:table-cell table:style-name="ce207" table:formula="of:=SUM([.G17:.H17])" office:value-type="float" office:value="84" calcext:value-type="float">
            <text:p>84</text:p>
          </table:table-cell>
          <table:table-cell table:style-name="ce352" table:formula="of:=IF([.I17]&gt;=85;&quot;م&quot;;IF(AND([.I17]&lt;85;[.I17]&gt;=65);&quot;ج.ج&quot;;IF(AND([.I17]&lt;65;[.I17]&gt;=50);&quot;ج&quot;;IF(AND([.I17]&lt;50; [.I17]&gt;=0);&quot;ض&quot;))))" office:value-type="string" office:string-value="ج.ج" calcext:value-type="string">
            <text:p>ج.ج</text:p>
          </table:table-cell>
          <table:table-cell table:style-name="ce207" office:value-type="float" office:value="38" calcext:value-type="float">
            <text:p>38</text:p>
          </table:table-cell>
          <table:table-cell table:style-name="ce207" office:value-type="float" office:value="60" calcext:value-type="float">
            <text:p>60</text:p>
          </table:table-cell>
          <table:table-cell table:style-name="ce207" table:formula="of:=SUM([.K17:.L17])" office:value-type="float" office:value="98" calcext:value-type="float">
            <text:p>98</text:p>
          </table:table-cell>
          <table:table-cell table:style-name="ce352" table:formula="of:=IF([.M17]&gt;=85;&quot;م&quot;;IF(AND([.M17]&lt;85;[.M17]&gt;=65);&quot;ج.ج&quot;;IF(AND([.M17]&lt;65;[.M17]&gt;=50);&quot;ج&quot;;IF(AND([.M17]&lt;50; [.M17]&gt;=0);&quot;ض&quot;))))" office:value-type="string" office:string-value="م" calcext:value-type="string">
            <text:p>م</text:p>
          </table:table-cell>
          <table:table-cell table:style-name="ce207" office:value-type="float" office:value="38" calcext:value-type="float">
            <text:p>38</text:p>
          </table:table-cell>
          <table:table-cell table:style-name="ce207" office:value-type="float" office:value="54" calcext:value-type="float">
            <text:p>54</text:p>
          </table:table-cell>
          <table:table-cell table:style-name="ce207" table:formula="of:=SUM([.O17:.P17])" office:value-type="float" office:value="92" calcext:value-type="float">
            <text:p>92</text:p>
          </table:table-cell>
          <table:table-cell table:style-name="ce352" table:formula="of:=IF([.Q17]&gt;=85;&quot;م&quot;;IF(AND([.Q17]&lt;85;[.Q17]&gt;=65);&quot;ج.ج&quot;;IF(AND([.Q17]&lt;65;[.Q17]&gt;=50);&quot;ج&quot;;IF(AND([.Q17]&lt;50; [.Q17]&gt;=0);&quot;ض&quot;))))" office:value-type="string" office:string-value="م" calcext:value-type="string">
            <text:p>م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office:value-type="float" office:value="58" calcext:value-type="float">
            <text:p>58</text:p>
          </table:table-cell>
          <table:table-cell table:style-name="ce207" table:formula="of:=SUM([.S17:.T17])" office:value-type="float" office:value="98" calcext:value-type="float">
            <text:p>98</text:p>
          </table:table-cell>
          <table:table-cell table:style-name="ce352" table:formula="of:=IF([.U17]&gt;=85;&quot;م&quot;;IF(AND([.U17]&lt;85;[.U17]&gt;=65);&quot;ج.ج&quot;;IF(AND([.U17]&lt;65;[.U17]&gt;=50);&quot;ج&quot;;IF(AND([.U17]&lt;50; [.U17]&gt;=0);&quot;ض&quot;))))" office:value-type="string" office:string-value="م" calcext:value-type="string">
            <text:p>م</text:p>
          </table:table-cell>
          <table:table-cell table:style-name="ce210" table:formula="of:=SUM([.U17];[.Q17];[.M17];[.I17];[.E17])" office:value-type="float" office:value="455" calcext:value-type="float">
            <text:p>455</text:p>
          </table:table-cell>
          <table:table-cell table:style-name="ce210"/>
          <table:table-cell table:number-columns-repeated="16262"/>
        </table:table-row>
        <table:table-row table:style-name="ro22">
          <table:table-cell table:style-name="ce349" office:value-type="float" office:value="219" calcext:value-type="float">
            <text:p>219</text:p>
          </table:table-cell>
          <table:table-cell table:style-name="ce204" office:value-type="string" calcext:value-type="string">
            <text:p>ساندرا عبد الرحمن احمد طه عطية</text:p>
          </table:table-cell>
          <table:table-cell table:style-name="ce207" office:value-type="float" office:value="36.5" calcext:value-type="float">
            <text:p>36.5</text:p>
          </table:table-cell>
          <table:table-cell table:style-name="ce207" office:value-type="float" office:value="48" calcext:value-type="float">
            <text:p>48</text:p>
          </table:table-cell>
          <table:table-cell table:style-name="ce207" table:formula="of:=SUM([.C18:.D18])" office:value-type="float" office:value="84.5" calcext:value-type="float">
            <text:p>84.5</text:p>
          </table:table-cell>
          <table:table-cell table:style-name="ce352" table:formula="of:=IF([.E18]&gt;=85;&quot;م&quot;;IF(AND([.E18]&lt;85;[.E18]&gt;=65);&quot;ج.ج&quot;;IF(AND([.E18]&lt;65;[.E18]&gt;=50);&quot;ج&quot;;IF(AND([.E18]&lt;50; [.E18]&gt;=0);&quot;ض&quot;))))" office:value-type="string" office:string-value="ج.ج" calcext:value-type="string">
            <text:p>ج.ج</text:p>
          </table:table-cell>
          <table:table-cell table:style-name="ce207" office:value-type="float" office:value="39.5" calcext:value-type="float">
            <text:p>39.5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table:formula="of:=SUM([.G18:.H18])" office:value-type="float" office:value="79.5" calcext:value-type="float">
            <text:p>79.5</text:p>
          </table:table-cell>
          <table:table-cell table:style-name="ce352" table:formula="of:=IF([.I18]&gt;=85;&quot;م&quot;;IF(AND([.I18]&lt;85;[.I18]&gt;=65);&quot;ج.ج&quot;;IF(AND([.I18]&lt;65;[.I18]&gt;=50);&quot;ج&quot;;IF(AND([.I18]&lt;50; [.I18]&gt;=0);&quot;ض&quot;))))" office:value-type="string" office:string-value="ج.ج" calcext:value-type="string">
            <text:p>ج.ج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office:value-type="float" office:value="57" calcext:value-type="float">
            <text:p>57</text:p>
          </table:table-cell>
          <table:table-cell table:style-name="ce207" table:formula="of:=SUM([.K18:.L18])" office:value-type="float" office:value="97" calcext:value-type="float">
            <text:p>97</text:p>
          </table:table-cell>
          <table:table-cell table:style-name="ce352" table:formula="of:=IF([.M18]&gt;=85;&quot;م&quot;;IF(AND([.M18]&lt;85;[.M18]&gt;=65);&quot;ج.ج&quot;;IF(AND([.M18]&lt;65;[.M18]&gt;=50);&quot;ج&quot;;IF(AND([.M18]&lt;50; [.M18]&gt;=0);&quot;ض&quot;))))" office:value-type="string" office:string-value="م" calcext:value-type="string">
            <text:p>م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office:value-type="float" office:value="52" calcext:value-type="float">
            <text:p>52</text:p>
          </table:table-cell>
          <table:table-cell table:style-name="ce207" table:formula="of:=SUM([.O18:.P18])" office:value-type="float" office:value="92" calcext:value-type="float">
            <text:p>92</text:p>
          </table:table-cell>
          <table:table-cell table:style-name="ce352" table:formula="of:=IF([.Q18]&gt;=85;&quot;م&quot;;IF(AND([.Q18]&lt;85;[.Q18]&gt;=65);&quot;ج.ج&quot;;IF(AND([.Q18]&lt;65;[.Q18]&gt;=50);&quot;ج&quot;;IF(AND([.Q18]&lt;50; [.Q18]&gt;=0);&quot;ض&quot;))))" office:value-type="string" office:string-value="م" calcext:value-type="string">
            <text:p>م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office:value-type="float" office:value="58" calcext:value-type="float">
            <text:p>58</text:p>
          </table:table-cell>
          <table:table-cell table:style-name="ce207" table:formula="of:=SUM([.S18:.T18])" office:value-type="float" office:value="98" calcext:value-type="float">
            <text:p>98</text:p>
          </table:table-cell>
          <table:table-cell table:style-name="ce352" table:formula="of:=IF([.U18]&gt;=85;&quot;م&quot;;IF(AND([.U18]&lt;85;[.U18]&gt;=65);&quot;ج.ج&quot;;IF(AND([.U18]&lt;65;[.U18]&gt;=50);&quot;ج&quot;;IF(AND([.U18]&lt;50; [.U18]&gt;=0);&quot;ض&quot;))))" office:value-type="string" office:string-value="م" calcext:value-type="string">
            <text:p>م</text:p>
          </table:table-cell>
          <table:table-cell table:style-name="ce210" table:formula="of:=SUM([.U18];[.Q18];[.M18];[.I18];[.E18])" office:value-type="float" office:value="451" calcext:value-type="float">
            <text:p>451</text:p>
          </table:table-cell>
          <table:table-cell table:style-name="ce210"/>
          <table:table-cell table:number-columns-repeated="16262"/>
        </table:table-row>
        <table:table-row table:style-name="ro21">
          <table:table-cell table:style-name="ce349" office:value-type="float" office:value="206" calcext:value-type="float">
            <text:p>206</text:p>
          </table:table-cell>
          <table:table-cell table:style-name="ce204" office:value-type="string" calcext:value-type="string">
            <text:p>عمر محمد على بيومى عرفه</text:p>
          </table:table-cell>
          <table:table-cell table:style-name="ce207" office:value-type="float" office:value="37.5" calcext:value-type="float">
            <text:p>37.5</text:p>
          </table:table-cell>
          <table:table-cell table:style-name="ce207" office:value-type="float" office:value="56" calcext:value-type="float">
            <text:p>56</text:p>
          </table:table-cell>
          <table:table-cell table:style-name="ce207" table:formula="of:=SUM([.C19:.D19])" office:value-type="float" office:value="93.5" calcext:value-type="float">
            <text:p>93.5</text:p>
          </table:table-cell>
          <table:table-cell table:style-name="ce352" table:formula="of:=IF([.E19]&gt;=85;&quot;م&quot;;IF(AND([.E19]&lt;85;[.E19]&gt;=65);&quot;ج.ج&quot;;IF(AND([.E19]&lt;65;[.E19]&gt;=50);&quot;ج&quot;;IF(AND([.E19]&lt;50; [.E19]&gt;=0);&quot;ض&quot;))))" office:value-type="string" office:string-value="م" calcext:value-type="string">
            <text:p>م</text:p>
          </table:table-cell>
          <table:table-cell table:style-name="ce207" office:value-type="float" office:value="38" calcext:value-type="float">
            <text:p>38</text:p>
          </table:table-cell>
          <table:table-cell table:style-name="ce207" office:value-type="float" office:value="34" calcext:value-type="float">
            <text:p>34</text:p>
          </table:table-cell>
          <table:table-cell table:style-name="ce207" table:formula="of:=SUM([.G19:.H19])" office:value-type="float" office:value="72" calcext:value-type="float">
            <text:p>72</text:p>
          </table:table-cell>
          <table:table-cell table:style-name="ce352" table:formula="of:=IF([.I19]&gt;=85;&quot;م&quot;;IF(AND([.I19]&lt;85;[.I19]&gt;=65);&quot;ج.ج&quot;;IF(AND([.I19]&lt;65;[.I19]&gt;=50);&quot;ج&quot;;IF(AND([.I19]&lt;50; [.I19]&gt;=0);&quot;ض&quot;))))" office:value-type="string" office:string-value="ج.ج" calcext:value-type="string">
            <text:p>ج.ج</text:p>
          </table:table-cell>
          <table:table-cell table:style-name="ce207" office:value-type="float" office:value="39" calcext:value-type="float">
            <text:p>39</text:p>
          </table:table-cell>
          <table:table-cell table:style-name="ce207" office:value-type="float" office:value="56" calcext:value-type="float">
            <text:p>56</text:p>
          </table:table-cell>
          <table:table-cell table:style-name="ce207" table:formula="of:=SUM([.K19:.L19])" office:value-type="float" office:value="95" calcext:value-type="float">
            <text:p>95</text:p>
          </table:table-cell>
          <table:table-cell table:style-name="ce352" table:formula="of:=IF([.M19]&gt;=85;&quot;م&quot;;IF(AND([.M19]&lt;85;[.M19]&gt;=65);&quot;ج.ج&quot;;IF(AND([.M19]&lt;65;[.M19]&gt;=50);&quot;ج&quot;;IF(AND([.M19]&lt;50; [.M19]&gt;=0);&quot;ض&quot;))))" office:value-type="string" office:string-value="م" calcext:value-type="string">
            <text:p>م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office:value-type="float" office:value="52" calcext:value-type="float">
            <text:p>52</text:p>
          </table:table-cell>
          <table:table-cell table:style-name="ce207" table:formula="of:=SUM([.O19:.P19])" office:value-type="float" office:value="92" calcext:value-type="float">
            <text:p>92</text:p>
          </table:table-cell>
          <table:table-cell table:style-name="ce352" table:formula="of:=IF([.Q19]&gt;=85;&quot;م&quot;;IF(AND([.Q19]&lt;85;[.Q19]&gt;=65);&quot;ج.ج&quot;;IF(AND([.Q19]&lt;65;[.Q19]&gt;=50);&quot;ج&quot;;IF(AND([.Q19]&lt;50; [.Q19]&gt;=0);&quot;ض&quot;))))" office:value-type="string" office:string-value="م" calcext:value-type="string">
            <text:p>م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office:value-type="float" office:value="57" calcext:value-type="float">
            <text:p>57</text:p>
          </table:table-cell>
          <table:table-cell table:style-name="ce207" table:formula="of:=SUM([.S19:.T19])" office:value-type="float" office:value="97" calcext:value-type="float">
            <text:p>97</text:p>
          </table:table-cell>
          <table:table-cell table:style-name="ce352" table:formula="of:=IF([.U19]&gt;=85;&quot;م&quot;;IF(AND([.U19]&lt;85;[.U19]&gt;=65);&quot;ج.ج&quot;;IF(AND([.U19]&lt;65;[.U19]&gt;=50);&quot;ج&quot;;IF(AND([.U19]&lt;50; [.U19]&gt;=0);&quot;ض&quot;))))" office:value-type="string" office:string-value="م" calcext:value-type="string">
            <text:p>م</text:p>
          </table:table-cell>
          <table:table-cell table:style-name="ce210" table:formula="of:=SUM([.U19];[.Q19];[.M19];[.I19];[.E19])" office:value-type="float" office:value="449.5" calcext:value-type="float">
            <text:p>449.5</text:p>
          </table:table-cell>
          <table:table-cell table:style-name="ce210"/>
          <table:table-cell table:number-columns-repeated="16262"/>
        </table:table-row>
        <table:table-row table:style-name="ro22">
          <table:table-cell table:style-name="ce349" office:value-type="float" office:value="223" calcext:value-type="float">
            <text:p>223</text:p>
          </table:table-cell>
          <table:table-cell table:style-name="ce204" office:value-type="string" calcext:value-type="string">
            <text:p>ملك محمد شريف محمد عبد الهادى شريف</text:p>
          </table:table-cell>
          <table:table-cell table:style-name="ce207" office:value-type="float" office:value="37.5" calcext:value-type="float">
            <text:p>37.5</text:p>
          </table:table-cell>
          <table:table-cell table:style-name="ce207" office:value-type="float" office:value="52" calcext:value-type="float">
            <text:p>52</text:p>
          </table:table-cell>
          <table:table-cell table:style-name="ce207" table:formula="of:=SUM([.C20:.D20])" office:value-type="float" office:value="89.5" calcext:value-type="float">
            <text:p>89.5</text:p>
          </table:table-cell>
          <table:table-cell table:style-name="ce352" table:formula="of:=IF([.E20]&gt;=85;&quot;م&quot;;IF(AND([.E20]&lt;85;[.E20]&gt;=65);&quot;ج.ج&quot;;IF(AND([.E20]&lt;65;[.E20]&gt;=50);&quot;ج&quot;;IF(AND([.E20]&lt;50; [.E20]&gt;=0);&quot;ض&quot;))))" office:value-type="string" office:string-value="م" calcext:value-type="string">
            <text:p>م</text:p>
          </table:table-cell>
          <table:table-cell table:style-name="ce207" office:value-type="float" office:value="38" calcext:value-type="float">
            <text:p>38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table:formula="of:=SUM([.G20:.H20])" office:value-type="float" office:value="78" calcext:value-type="float">
            <text:p>78</text:p>
          </table:table-cell>
          <table:table-cell table:style-name="ce352" table:formula="of:=IF([.I20]&gt;=85;&quot;م&quot;;IF(AND([.I20]&lt;85;[.I20]&gt;=65);&quot;ج.ج&quot;;IF(AND([.I20]&lt;65;[.I20]&gt;=50);&quot;ج&quot;;IF(AND([.I20]&lt;50; [.I20]&gt;=0);&quot;ض&quot;))))" office:value-type="string" office:string-value="ج.ج" calcext:value-type="string">
            <text:p>ج.ج</text:p>
          </table:table-cell>
          <table:table-cell table:style-name="ce207" office:value-type="float" office:value="38.5" calcext:value-type="float">
            <text:p>38.5</text:p>
          </table:table-cell>
          <table:table-cell table:style-name="ce207" office:value-type="float" office:value="59" calcext:value-type="float">
            <text:p>59</text:p>
          </table:table-cell>
          <table:table-cell table:style-name="ce207" table:formula="of:=SUM([.K20:.L20])" office:value-type="float" office:value="97.5" calcext:value-type="float">
            <text:p>97.5</text:p>
          </table:table-cell>
          <table:table-cell table:style-name="ce352" table:formula="of:=IF([.M20]&gt;=85;&quot;م&quot;;IF(AND([.M20]&lt;85;[.M20]&gt;=65);&quot;ج.ج&quot;;IF(AND([.M20]&lt;65;[.M20]&gt;=50);&quot;ج&quot;;IF(AND([.M20]&lt;50; [.M20]&gt;=0);&quot;ض&quot;))))" office:value-type="string" office:string-value="م" calcext:value-type="string">
            <text:p>م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office:value-type="float" office:value="48" calcext:value-type="float">
            <text:p>48</text:p>
          </table:table-cell>
          <table:table-cell table:style-name="ce207" table:formula="of:=SUM([.O20:.P20])" office:value-type="float" office:value="88" calcext:value-type="float">
            <text:p>88</text:p>
          </table:table-cell>
          <table:table-cell table:style-name="ce352" table:formula="of:=IF([.Q20]&gt;=85;&quot;م&quot;;IF(AND([.Q20]&lt;85;[.Q20]&gt;=65);&quot;ج.ج&quot;;IF(AND([.Q20]&lt;65;[.Q20]&gt;=50);&quot;ج&quot;;IF(AND([.Q20]&lt;50; [.Q20]&gt;=0);&quot;ض&quot;))))" office:value-type="string" office:string-value="م" calcext:value-type="string">
            <text:p>م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office:value-type="float" office:value="54" calcext:value-type="float">
            <text:p>54</text:p>
          </table:table-cell>
          <table:table-cell table:style-name="ce207" table:formula="of:=SUM([.S20:.T20])" office:value-type="float" office:value="94" calcext:value-type="float">
            <text:p>94</text:p>
          </table:table-cell>
          <table:table-cell table:style-name="ce352" table:formula="of:=IF([.U20]&gt;=85;&quot;م&quot;;IF(AND([.U20]&lt;85;[.U20]&gt;=65);&quot;ج.ج&quot;;IF(AND([.U20]&lt;65;[.U20]&gt;=50);&quot;ج&quot;;IF(AND([.U20]&lt;50; [.U20]&gt;=0);&quot;ض&quot;))))" office:value-type="string" office:string-value="م" calcext:value-type="string">
            <text:p>م</text:p>
          </table:table-cell>
          <table:table-cell table:style-name="ce210" table:formula="of:=SUM([.U20];[.Q20];[.M20];[.I20];[.E20])" office:value-type="float" office:value="447" calcext:value-type="float">
            <text:p>447</text:p>
          </table:table-cell>
          <table:table-cell table:style-name="ce210"/>
          <table:table-cell table:number-columns-repeated="16262"/>
        </table:table-row>
        <table:table-row table:style-name="ro22">
          <table:table-cell table:style-name="ce349" office:value-type="float" office:value="215" calcext:value-type="float">
            <text:p>215</text:p>
          </table:table-cell>
          <table:table-cell table:style-name="ce204" office:value-type="string" calcext:value-type="string">
            <text:p>تاليا وليد ماهر عبد المغنى احمد ابو حمره</text:p>
          </table:table-cell>
          <table:table-cell table:style-name="ce207" office:value-type="float" office:value="38.5" calcext:value-type="float">
            <text:p>38.5</text:p>
          </table:table-cell>
          <table:table-cell table:style-name="ce207" office:value-type="float" office:value="55" calcext:value-type="float">
            <text:p>55</text:p>
          </table:table-cell>
          <table:table-cell table:style-name="ce207" table:formula="of:=SUM([.C21:.D21])" office:value-type="float" office:value="93.5" calcext:value-type="float">
            <text:p>93.5</text:p>
          </table:table-cell>
          <table:table-cell table:style-name="ce352" table:formula="of:=IF([.E21]&gt;=85;&quot;م&quot;;IF(AND([.E21]&lt;85;[.E21]&gt;=65);&quot;ج.ج&quot;;IF(AND([.E21]&lt;65;[.E21]&gt;=50);&quot;ج&quot;;IF(AND([.E21]&lt;50; [.E21]&gt;=0);&quot;ض&quot;))))" office:value-type="string" office:string-value="م" calcext:value-type="string">
            <text:p>م</text:p>
          </table:table-cell>
          <table:table-cell table:style-name="ce207" office:value-type="float" office:value="38.5" calcext:value-type="float">
            <text:p>38.5</text:p>
          </table:table-cell>
          <table:table-cell table:style-name="ce207" office:value-type="float" office:value="42" calcext:value-type="float">
            <text:p>42</text:p>
          </table:table-cell>
          <table:table-cell table:style-name="ce207" table:formula="of:=SUM([.G21:.H21])" office:value-type="float" office:value="80.5" calcext:value-type="float">
            <text:p>80.5</text:p>
          </table:table-cell>
          <table:table-cell table:style-name="ce352" table:formula="of:=IF([.I21]&gt;=85;&quot;م&quot;;IF(AND([.I21]&lt;85;[.I21]&gt;=65);&quot;ج.ج&quot;;IF(AND([.I21]&lt;65;[.I21]&gt;=50);&quot;ج&quot;;IF(AND([.I21]&lt;50; [.I21]&gt;=0);&quot;ض&quot;))))" office:value-type="string" office:string-value="ج.ج" calcext:value-type="string">
            <text:p>ج.ج</text:p>
          </table:table-cell>
          <table:table-cell table:style-name="ce207" office:value-type="float" office:value="39.5" calcext:value-type="float">
            <text:p>39.5</text:p>
          </table:table-cell>
          <table:table-cell table:style-name="ce207" office:value-type="float" office:value="57" calcext:value-type="float">
            <text:p>57</text:p>
          </table:table-cell>
          <table:table-cell table:style-name="ce207" table:formula="of:=SUM([.K21:.L21])" office:value-type="float" office:value="96.5" calcext:value-type="float">
            <text:p>96.5</text:p>
          </table:table-cell>
          <table:table-cell table:style-name="ce352" table:formula="of:=IF([.M21]&gt;=85;&quot;م&quot;;IF(AND([.M21]&lt;85;[.M21]&gt;=65);&quot;ج.ج&quot;;IF(AND([.M21]&lt;65;[.M21]&gt;=50);&quot;ج&quot;;IF(AND([.M21]&lt;50; [.M21]&gt;=0);&quot;ض&quot;))))" office:value-type="string" office:string-value="م" calcext:value-type="string">
            <text:p>م</text:p>
          </table:table-cell>
          <table:table-cell table:style-name="ce207" office:value-type="float" office:value="39" calcext:value-type="float">
            <text:p>39</text:p>
          </table:table-cell>
          <table:table-cell table:style-name="ce207" office:value-type="float" office:value="42" calcext:value-type="float">
            <text:p>42</text:p>
          </table:table-cell>
          <table:table-cell table:style-name="ce207" table:formula="of:=SUM([.O21:.P21])" office:value-type="float" office:value="81" calcext:value-type="float">
            <text:p>81</text:p>
          </table:table-cell>
          <table:table-cell table:style-name="ce352" table:formula="of:=IF([.Q21]&gt;=85;&quot;م&quot;;IF(AND([.Q21]&lt;85;[.Q21]&gt;=65);&quot;ج.ج&quot;;IF(AND([.Q21]&lt;65;[.Q21]&gt;=50);&quot;ج&quot;;IF(AND([.Q21]&lt;50; [.Q21]&gt;=0);&quot;ض&quot;))))" office:value-type="string" office:string-value="ج.ج" calcext:value-type="string">
            <text:p>ج.ج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office:value-type="float" office:value="54" calcext:value-type="float">
            <text:p>54</text:p>
          </table:table-cell>
          <table:table-cell table:style-name="ce207" table:formula="of:=SUM([.S21:.T21])" office:value-type="float" office:value="94" calcext:value-type="float">
            <text:p>94</text:p>
          </table:table-cell>
          <table:table-cell table:style-name="ce352" table:formula="of:=IF([.U21]&gt;=85;&quot;م&quot;;IF(AND([.U21]&lt;85;[.U21]&gt;=65);&quot;ج.ج&quot;;IF(AND([.U21]&lt;65;[.U21]&gt;=50);&quot;ج&quot;;IF(AND([.U21]&lt;50; [.U21]&gt;=0);&quot;ض&quot;))))" office:value-type="string" office:string-value="م" calcext:value-type="string">
            <text:p>م</text:p>
          </table:table-cell>
          <table:table-cell table:style-name="ce210" table:formula="of:=SUM([.U21];[.Q21];[.M21];[.I21];[.E21])" office:value-type="float" office:value="445.5" calcext:value-type="float">
            <text:p>445.5</text:p>
          </table:table-cell>
          <table:table-cell table:style-name="ce210"/>
          <table:table-cell table:number-columns-repeated="16262"/>
        </table:table-row>
        <table:table-row table:style-name="ro21">
          <table:table-cell table:style-name="ce349" office:value-type="float" office:value="208" calcext:value-type="float">
            <text:p>208</text:p>
          </table:table-cell>
          <table:table-cell table:style-name="ce204" office:value-type="string" calcext:value-type="string">
            <text:p>مالك محمد محمد توفيق محمد</text:p>
          </table:table-cell>
          <table:table-cell table:style-name="ce207" office:value-type="float" office:value="38" calcext:value-type="float">
            <text:p>38</text:p>
          </table:table-cell>
          <table:table-cell table:style-name="ce207" office:value-type="float" office:value="58" calcext:value-type="float">
            <text:p>58</text:p>
          </table:table-cell>
          <table:table-cell table:style-name="ce207" table:formula="of:=SUM([.C22:.D22])" office:value-type="float" office:value="96" calcext:value-type="float">
            <text:p>96</text:p>
          </table:table-cell>
          <table:table-cell table:style-name="ce352" table:formula="of:=IF([.E22]&gt;=85;&quot;م&quot;;IF(AND([.E22]&lt;85;[.E22]&gt;=65);&quot;ج.ج&quot;;IF(AND([.E22]&lt;65;[.E22]&gt;=50);&quot;ج&quot;;IF(AND([.E22]&lt;50; [.E22]&gt;=0);&quot;ض&quot;))))" office:value-type="string" office:string-value="م" calcext:value-type="string">
            <text:p>م</text:p>
          </table:table-cell>
          <table:table-cell table:style-name="ce207" office:value-type="float" office:value="38.5" calcext:value-type="float">
            <text:p>38.5</text:p>
          </table:table-cell>
          <table:table-cell table:style-name="ce207" office:value-type="float" office:value="35" calcext:value-type="float">
            <text:p>35</text:p>
          </table:table-cell>
          <table:table-cell table:style-name="ce207" table:formula="of:=SUM([.G22:.H22])" office:value-type="float" office:value="73.5" calcext:value-type="float">
            <text:p>73.5</text:p>
          </table:table-cell>
          <table:table-cell table:style-name="ce352" table:formula="of:=IF([.I22]&gt;=85;&quot;م&quot;;IF(AND([.I22]&lt;85;[.I22]&gt;=65);&quot;ج.ج&quot;;IF(AND([.I22]&lt;65;[.I22]&gt;=50);&quot;ج&quot;;IF(AND([.I22]&lt;50; [.I22]&gt;=0);&quot;ض&quot;))))" office:value-type="string" office:string-value="ج.ج" calcext:value-type="string">
            <text:p>ج.ج</text:p>
          </table:table-cell>
          <table:table-cell table:style-name="ce207" office:value-type="float" office:value="36" calcext:value-type="float">
            <text:p>36</text:p>
          </table:table-cell>
          <table:table-cell table:style-name="ce207" office:value-type="float" office:value="56" calcext:value-type="float">
            <text:p>56</text:p>
          </table:table-cell>
          <table:table-cell table:style-name="ce207" table:formula="of:=SUM([.K22:.L22])" office:value-type="float" office:value="92" calcext:value-type="float">
            <text:p>92</text:p>
          </table:table-cell>
          <table:table-cell table:style-name="ce352" table:formula="of:=IF([.M22]&gt;=85;&quot;م&quot;;IF(AND([.M22]&lt;85;[.M22]&gt;=65);&quot;ج.ج&quot;;IF(AND([.M22]&lt;65;[.M22]&gt;=50);&quot;ج&quot;;IF(AND([.M22]&lt;50; [.M22]&gt;=0);&quot;ض&quot;))))" office:value-type="string" office:string-value="م" calcext:value-type="string">
            <text:p>م</text:p>
          </table:table-cell>
          <table:table-cell table:style-name="ce207" office:value-type="float" office:value="37" calcext:value-type="float">
            <text:p>37</text:p>
          </table:table-cell>
          <table:table-cell table:style-name="ce207" office:value-type="float" office:value="44" calcext:value-type="float">
            <text:p>44</text:p>
          </table:table-cell>
          <table:table-cell table:style-name="ce207" table:formula="of:=SUM([.O22:.P22])" office:value-type="float" office:value="81" calcext:value-type="float">
            <text:p>81</text:p>
          </table:table-cell>
          <table:table-cell table:style-name="ce352" table:formula="of:=IF([.Q22]&gt;=85;&quot;م&quot;;IF(AND([.Q22]&lt;85;[.Q22]&gt;=65);&quot;ج.ج&quot;;IF(AND([.Q22]&lt;65;[.Q22]&gt;=50);&quot;ج&quot;;IF(AND([.Q22]&lt;50; [.Q22]&gt;=0);&quot;ض&quot;))))" office:value-type="string" office:string-value="ج.ج" calcext:value-type="string">
            <text:p>ج.ج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office:value-type="float" office:value="60" calcext:value-type="float">
            <text:p>60</text:p>
          </table:table-cell>
          <table:table-cell table:style-name="ce207" table:formula="of:=SUM([.S22:.T22])" office:value-type="float" office:value="100" calcext:value-type="float">
            <text:p>100</text:p>
          </table:table-cell>
          <table:table-cell table:style-name="ce352" table:formula="of:=IF([.U22]&gt;=85;&quot;م&quot;;IF(AND([.U22]&lt;85;[.U22]&gt;=65);&quot;ج.ج&quot;;IF(AND([.U22]&lt;65;[.U22]&gt;=50);&quot;ج&quot;;IF(AND([.U22]&lt;50; [.U22]&gt;=0);&quot;ض&quot;))))" office:value-type="string" office:string-value="م" calcext:value-type="string">
            <text:p>م</text:p>
          </table:table-cell>
          <table:table-cell table:style-name="ce210" table:formula="of:=SUM([.U22];[.Q22];[.M22];[.I22];[.E22])" office:value-type="float" office:value="442.5" calcext:value-type="float">
            <text:p>442.5</text:p>
          </table:table-cell>
          <table:table-cell table:style-name="ce210"/>
          <table:table-cell table:number-columns-repeated="16262"/>
        </table:table-row>
        <table:table-row table:style-name="ro22">
          <table:table-cell table:style-name="ce349" office:value-type="float" office:value="209" calcext:value-type="float">
            <text:p>209</text:p>
          </table:table-cell>
          <table:table-cell table:style-name="ce204" office:value-type="string" calcext:value-type="string">
            <text:p>محمد خالد محمد شبل محمد حجازى</text:p>
          </table:table-cell>
          <table:table-cell table:style-name="ce207" office:value-type="float" office:value="37.5" calcext:value-type="float">
            <text:p>37.5</text:p>
          </table:table-cell>
          <table:table-cell table:style-name="ce207" office:value-type="float" office:value="54" calcext:value-type="float">
            <text:p>54</text:p>
          </table:table-cell>
          <table:table-cell table:style-name="ce207" table:formula="of:=SUM([.C23:.D23])" office:value-type="float" office:value="91.5" calcext:value-type="float">
            <text:p>91.5</text:p>
          </table:table-cell>
          <table:table-cell table:style-name="ce352" table:formula="of:=IF([.E23]&gt;=85;&quot;م&quot;;IF(AND([.E23]&lt;85;[.E23]&gt;=65);&quot;ج.ج&quot;;IF(AND([.E23]&lt;65;[.E23]&gt;=50);&quot;ج&quot;;IF(AND([.E23]&lt;50; [.E23]&gt;=0);&quot;ض&quot;))))" office:value-type="string" office:string-value="م" calcext:value-type="string">
            <text:p>م</text:p>
          </table:table-cell>
          <table:table-cell table:style-name="ce207" office:value-type="float" office:value="38" calcext:value-type="float">
            <text:p>38</text:p>
          </table:table-cell>
          <table:table-cell table:style-name="ce207" office:value-type="float" office:value="12" calcext:value-type="float">
            <text:p>12</text:p>
          </table:table-cell>
          <table:table-cell table:style-name="ce207" table:formula="of:=SUM([.G23:.H23])" office:value-type="float" office:value="50" calcext:value-type="float">
            <text:p>50</text:p>
          </table:table-cell>
          <table:table-cell table:style-name="ce352" table:formula="of:=IF([.I23]&gt;=85;&quot;م&quot;;IF(AND([.I23]&lt;85;[.I23]&gt;=65);&quot;ج.ج&quot;;IF(AND([.I23]&lt;65;[.I23]&gt;=50);&quot;ج&quot;;IF(AND([.I23]&lt;50; [.I23]&gt;=0);&quot;ض&quot;))))" office:value-type="string" office:string-value="ج" calcext:value-type="string">
            <text:p>ج</text:p>
          </table:table-cell>
          <table:table-cell table:style-name="ce207" office:value-type="float" office:value="39.5" calcext:value-type="float">
            <text:p>39.5</text:p>
          </table:table-cell>
          <table:table-cell table:style-name="ce207" office:value-type="float" office:value="56" calcext:value-type="float">
            <text:p>56</text:p>
          </table:table-cell>
          <table:table-cell table:style-name="ce207" table:formula="of:=SUM([.K23:.L23])" office:value-type="float" office:value="95.5" calcext:value-type="float">
            <text:p>95.5</text:p>
          </table:table-cell>
          <table:table-cell table:style-name="ce352" table:formula="of:=IF([.M23]&gt;=85;&quot;م&quot;;IF(AND([.M23]&lt;85;[.M23]&gt;=65);&quot;ج.ج&quot;;IF(AND([.M23]&lt;65;[.M23]&gt;=50);&quot;ج&quot;;IF(AND([.M23]&lt;50; [.M23]&gt;=0);&quot;ض&quot;))))" office:value-type="string" office:string-value="م" calcext:value-type="string">
            <text:p>م</text:p>
          </table:table-cell>
          <table:table-cell table:style-name="ce207" office:value-type="float" office:value="39" calcext:value-type="float">
            <text:p>39</text:p>
          </table:table-cell>
          <table:table-cell table:style-name="ce207" office:value-type="float" office:value="46" calcext:value-type="float">
            <text:p>46</text:p>
          </table:table-cell>
          <table:table-cell table:style-name="ce207" table:formula="of:=SUM([.O23:.P23])" office:value-type="float" office:value="85" calcext:value-type="float">
            <text:p>85</text:p>
          </table:table-cell>
          <table:table-cell table:style-name="ce352" table:formula="of:=IF([.Q23]&gt;=85;&quot;م&quot;;IF(AND([.Q23]&lt;85;[.Q23]&gt;=65);&quot;ج.ج&quot;;IF(AND([.Q23]&lt;65;[.Q23]&gt;=50);&quot;ج&quot;;IF(AND([.Q23]&lt;50; [.Q23]&gt;=0);&quot;ض&quot;))))" office:value-type="string" office:string-value="م" calcext:value-type="string">
            <text:p>م</text:p>
          </table:table-cell>
          <table:table-cell table:style-name="ce207" office:value-type="float" office:value="39" calcext:value-type="float">
            <text:p>39</text:p>
          </table:table-cell>
          <table:table-cell table:style-name="ce207" office:value-type="float" office:value="56" calcext:value-type="float">
            <text:p>56</text:p>
          </table:table-cell>
          <table:table-cell table:style-name="ce207" table:formula="of:=SUM([.S23:.T23])" office:value-type="float" office:value="95" calcext:value-type="float">
            <text:p>95</text:p>
          </table:table-cell>
          <table:table-cell table:style-name="ce352" table:formula="of:=IF([.U23]&gt;=85;&quot;م&quot;;IF(AND([.U23]&lt;85;[.U23]&gt;=65);&quot;ج.ج&quot;;IF(AND([.U23]&lt;65;[.U23]&gt;=50);&quot;ج&quot;;IF(AND([.U23]&lt;50; [.U23]&gt;=0);&quot;ض&quot;))))" office:value-type="string" office:string-value="م" calcext:value-type="string">
            <text:p>م</text:p>
          </table:table-cell>
          <table:table-cell table:style-name="ce210" table:formula="of:=SUM([.U23];[.Q23];[.M23];[.I23];[.E23])" office:value-type="float" office:value="417" calcext:value-type="float">
            <text:p>417</text:p>
          </table:table-cell>
          <table:table-cell table:style-name="ce210"/>
          <table:table-cell table:number-columns-repeated="16262"/>
        </table:table-row>
        <table:table-row table:style-name="ro21">
          <table:table-cell table:style-name="ce349" office:value-type="float" office:value="222" calcext:value-type="float">
            <text:p>222</text:p>
          </table:table-cell>
          <table:table-cell table:style-name="ce204" office:value-type="string" calcext:value-type="string">
            <text:p>لارا عاصم محمد مدبولى السيد</text:p>
          </table:table-cell>
          <table:table-cell table:style-name="ce207" office:value-type="float" office:value="37" calcext:value-type="float">
            <text:p>37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table:formula="of:=SUM([.C24:.D24])" office:value-type="float" office:value="77" calcext:value-type="float">
            <text:p>77</text:p>
          </table:table-cell>
          <table:table-cell table:style-name="ce352" table:formula="of:=IF([.E24]&gt;=85;&quot;م&quot;;IF(AND([.E24]&lt;85;[.E24]&gt;=65);&quot;ج.ج&quot;;IF(AND([.E24]&lt;65;[.E24]&gt;=50);&quot;ج&quot;;IF(AND([.E24]&lt;50; [.E24]&gt;=0);&quot;ض&quot;))))" office:value-type="string" office:string-value="ج.ج" calcext:value-type="string">
            <text:p>ج.ج</text:p>
          </table:table-cell>
          <table:table-cell table:style-name="ce207" office:value-type="float" office:value="39.5" calcext:value-type="float">
            <text:p>39.5</text:p>
          </table:table-cell>
          <table:table-cell table:style-name="ce207" office:value-type="float" office:value="38" calcext:value-type="float">
            <text:p>38</text:p>
          </table:table-cell>
          <table:table-cell table:style-name="ce207" table:formula="of:=SUM([.G24:.H24])" office:value-type="float" office:value="77.5" calcext:value-type="float">
            <text:p>77.5</text:p>
          </table:table-cell>
          <table:table-cell table:style-name="ce352" table:formula="of:=IF([.I24]&gt;=85;&quot;م&quot;;IF(AND([.I24]&lt;85;[.I24]&gt;=65);&quot;ج.ج&quot;;IF(AND([.I24]&lt;65;[.I24]&gt;=50);&quot;ج&quot;;IF(AND([.I24]&lt;50; [.I24]&gt;=0);&quot;ض&quot;))))" office:value-type="string" office:string-value="ج.ج" calcext:value-type="string">
            <text:p>ج.ج</text:p>
          </table:table-cell>
          <table:table-cell table:style-name="ce207" office:value-type="float" office:value="39.5" calcext:value-type="float">
            <text:p>39.5</text:p>
          </table:table-cell>
          <table:table-cell table:style-name="ce207" office:value-type="float" office:value="56" calcext:value-type="float">
            <text:p>56</text:p>
          </table:table-cell>
          <table:table-cell table:style-name="ce207" table:formula="of:=SUM([.K24:.L24])" office:value-type="float" office:value="95.5" calcext:value-type="float">
            <text:p>95.5</text:p>
          </table:table-cell>
          <table:table-cell table:style-name="ce352" table:formula="of:=IF([.M24]&gt;=85;&quot;م&quot;;IF(AND([.M24]&lt;85;[.M24]&gt;=65);&quot;ج.ج&quot;;IF(AND([.M24]&lt;65;[.M24]&gt;=50);&quot;ج&quot;;IF(AND([.M24]&lt;50; [.M24]&gt;=0);&quot;ض&quot;))))" office:value-type="string" office:string-value="م" calcext:value-type="string">
            <text:p>م</text:p>
          </table:table-cell>
          <table:table-cell table:style-name="ce207" office:value-type="float" office:value="37" calcext:value-type="float">
            <text:p>37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table:formula="of:=SUM([.O24:.P24])" office:value-type="float" office:value="77" calcext:value-type="float">
            <text:p>77</text:p>
          </table:table-cell>
          <table:table-cell table:style-name="ce352" table:formula="of:=IF([.Q24]&gt;=85;&quot;م&quot;;IF(AND([.Q24]&lt;85;[.Q24]&gt;=65);&quot;ج.ج&quot;;IF(AND([.Q24]&lt;65;[.Q24]&gt;=50);&quot;ج&quot;;IF(AND([.Q24]&lt;50; [.Q24]&gt;=0);&quot;ض&quot;))))" office:value-type="string" office:string-value="ج.ج" calcext:value-type="string">
            <text:p>ج.ج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office:value-type="float" office:value="48" calcext:value-type="float">
            <text:p>48</text:p>
          </table:table-cell>
          <table:table-cell table:style-name="ce207" table:formula="of:=SUM([.S24:.T24])" office:value-type="float" office:value="88" calcext:value-type="float">
            <text:p>88</text:p>
          </table:table-cell>
          <table:table-cell table:style-name="ce352" table:formula="of:=IF([.U24]&gt;=85;&quot;م&quot;;IF(AND([.U24]&lt;85;[.U24]&gt;=65);&quot;ج.ج&quot;;IF(AND([.U24]&lt;65;[.U24]&gt;=50);&quot;ج&quot;;IF(AND([.U24]&lt;50; [.U24]&gt;=0);&quot;ض&quot;))))" office:value-type="string" office:string-value="م" calcext:value-type="string">
            <text:p>م</text:p>
          </table:table-cell>
          <table:table-cell table:style-name="ce210" table:formula="of:=SUM([.U24];[.Q24];[.M24];[.I24];[.E24])" office:value-type="float" office:value="415" calcext:value-type="float">
            <text:p>415</text:p>
          </table:table-cell>
          <table:table-cell table:style-name="ce210"/>
          <table:table-cell table:number-columns-repeated="16262"/>
        </table:table-row>
        <table:table-row table:style-name="ro22">
          <table:table-cell table:style-name="ce349" office:value-type="float" office:value="205" calcext:value-type="float">
            <text:p>205</text:p>
          </table:table-cell>
          <table:table-cell table:style-name="ce204" office:value-type="string" calcext:value-type="string">
            <text:p>سليم محمود محمد محمود عبده امين</text:p>
          </table:table-cell>
          <table:table-cell table:style-name="ce207" office:value-type="float" office:value="37.5" calcext:value-type="float">
            <text:p>37.5</text:p>
          </table:table-cell>
          <table:table-cell table:style-name="ce207" office:value-type="float" office:value="45" calcext:value-type="float">
            <text:p>45</text:p>
          </table:table-cell>
          <table:table-cell table:style-name="ce207" table:formula="of:=SUM([.C25:.D25])" office:value-type="float" office:value="82.5" calcext:value-type="float">
            <text:p>82.5</text:p>
          </table:table-cell>
          <table:table-cell table:style-name="ce352" table:formula="of:=IF([.E25]&gt;=85;&quot;م&quot;;IF(AND([.E25]&lt;85;[.E25]&gt;=65);&quot;ج.ج&quot;;IF(AND([.E25]&lt;65;[.E25]&gt;=50);&quot;ج&quot;;IF(AND([.E25]&lt;50; [.E25]&gt;=0);&quot;ض&quot;))))" office:value-type="string" office:string-value="ج.ج" calcext:value-type="string">
            <text:p>ج.ج</text:p>
          </table:table-cell>
          <table:table-cell table:style-name="ce207" office:value-type="float" office:value="37.5" calcext:value-type="float">
            <text:p>37.5</text:p>
          </table:table-cell>
          <table:table-cell table:style-name="ce207" office:value-type="float" office:value="29" calcext:value-type="float">
            <text:p>29</text:p>
          </table:table-cell>
          <table:table-cell table:style-name="ce207" table:formula="of:=SUM([.G25:.H25])" office:value-type="float" office:value="66.5" calcext:value-type="float">
            <text:p>66.5</text:p>
          </table:table-cell>
          <table:table-cell table:style-name="ce352" table:formula="of:=IF([.I25]&gt;=85;&quot;م&quot;;IF(AND([.I25]&lt;85;[.I25]&gt;=65);&quot;ج.ج&quot;;IF(AND([.I25]&lt;65;[.I25]&gt;=50);&quot;ج&quot;;IF(AND([.I25]&lt;50; [.I25]&gt;=0);&quot;ض&quot;))))" office:value-type="string" office:string-value="ج.ج" calcext:value-type="string">
            <text:p>ج.ج</text:p>
          </table:table-cell>
          <table:table-cell table:style-name="ce207" office:value-type="float" office:value="38" calcext:value-type="float">
            <text:p>38</text:p>
          </table:table-cell>
          <table:table-cell table:style-name="ce207" office:value-type="float" office:value="46" calcext:value-type="float">
            <text:p>46</text:p>
          </table:table-cell>
          <table:table-cell table:style-name="ce207" table:formula="of:=SUM([.K25:.L25])" office:value-type="float" office:value="84" calcext:value-type="float">
            <text:p>84</text:p>
          </table:table-cell>
          <table:table-cell table:style-name="ce352" table:formula="of:=IF([.M25]&gt;=85;&quot;م&quot;;IF(AND([.M25]&lt;85;[.M25]&gt;=65);&quot;ج.ج&quot;;IF(AND([.M25]&lt;65;[.M25]&gt;=50);&quot;ج&quot;;IF(AND([.M25]&lt;50; [.M25]&gt;=0);&quot;ض&quot;))))" office:value-type="string" office:string-value="ج.ج" calcext:value-type="string">
            <text:p>ج.ج</text:p>
          </table:table-cell>
          <table:table-cell table:style-name="ce207" office:value-type="float" office:value="36" calcext:value-type="float">
            <text:p>36</text:p>
          </table:table-cell>
          <table:table-cell table:style-name="ce207" office:value-type="float" office:value="42" calcext:value-type="float">
            <text:p>42</text:p>
          </table:table-cell>
          <table:table-cell table:style-name="ce207" table:formula="of:=SUM([.O25:.P25])" office:value-type="float" office:value="78" calcext:value-type="float">
            <text:p>78</text:p>
          </table:table-cell>
          <table:table-cell table:style-name="ce352" table:formula="of:=IF([.Q25]&gt;=85;&quot;م&quot;;IF(AND([.Q25]&lt;85;[.Q25]&gt;=65);&quot;ج.ج&quot;;IF(AND([.Q25]&lt;65;[.Q25]&gt;=50);&quot;ج&quot;;IF(AND([.Q25]&lt;50; [.Q25]&gt;=0);&quot;ض&quot;))))" office:value-type="string" office:string-value="ج.ج" calcext:value-type="string">
            <text:p>ج.ج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office:value-type="float" office:value="58" calcext:value-type="float">
            <text:p>58</text:p>
          </table:table-cell>
          <table:table-cell table:style-name="ce207" table:formula="of:=SUM([.S25:.T25])" office:value-type="float" office:value="98" calcext:value-type="float">
            <text:p>98</text:p>
          </table:table-cell>
          <table:table-cell table:style-name="ce352" table:formula="of:=IF([.U25]&gt;=85;&quot;م&quot;;IF(AND([.U25]&lt;85;[.U25]&gt;=65);&quot;ج.ج&quot;;IF(AND([.U25]&lt;65;[.U25]&gt;=50);&quot;ج&quot;;IF(AND([.U25]&lt;50; [.U25]&gt;=0);&quot;ض&quot;))))" office:value-type="string" office:string-value="م" calcext:value-type="string">
            <text:p>م</text:p>
          </table:table-cell>
          <table:table-cell table:style-name="ce210" table:formula="of:=SUM([.U25];[.Q25];[.M25];[.I25];[.E25])" office:value-type="float" office:value="409" calcext:value-type="float">
            <text:p>409</text:p>
          </table:table-cell>
          <table:table-cell table:style-name="ce210"/>
          <table:table-cell table:number-columns-repeated="16262"/>
        </table:table-row>
        <table:table-row table:style-name="ro22">
          <table:table-cell table:style-name="ce349" office:value-type="float" office:value="211" calcext:value-type="float">
            <text:p>211</text:p>
          </table:table-cell>
          <table:table-cell table:style-name="ce204" office:value-type="string" calcext:value-type="string">
            <text:p>محمد محمود عمر مصطفى عبد الباقى</text:p>
          </table:table-cell>
          <table:table-cell table:style-name="ce207" office:value-type="float" office:value="36" calcext:value-type="float">
            <text:p>36</text:p>
          </table:table-cell>
          <table:table-cell table:style-name="ce207" office:value-type="float" office:value="38" calcext:value-type="float">
            <text:p>38</text:p>
          </table:table-cell>
          <table:table-cell table:style-name="ce207" table:formula="of:=SUM([.C26:.D26])" office:value-type="float" office:value="74" calcext:value-type="float">
            <text:p>74</text:p>
          </table:table-cell>
          <table:table-cell table:style-name="ce352" table:formula="of:=IF([.E26]&gt;=85;&quot;م&quot;;IF(AND([.E26]&lt;85;[.E26]&gt;=65);&quot;ج.ج&quot;;IF(AND([.E26]&lt;65;[.E26]&gt;=50);&quot;ج&quot;;IF(AND([.E26]&lt;50; [.E26]&gt;=0);&quot;ض&quot;))))" office:value-type="string" office:string-value="ج.ج" calcext:value-type="string">
            <text:p>ج.ج</text:p>
          </table:table-cell>
          <table:table-cell table:style-name="ce207" office:value-type="float" office:value="37" calcext:value-type="float">
            <text:p>37</text:p>
          </table:table-cell>
          <table:table-cell table:style-name="ce207" office:value-type="float" office:value="30" calcext:value-type="float">
            <text:p>30</text:p>
          </table:table-cell>
          <table:table-cell table:style-name="ce207" table:formula="of:=SUM([.G26:.H26])" office:value-type="float" office:value="67" calcext:value-type="float">
            <text:p>67</text:p>
          </table:table-cell>
          <table:table-cell table:style-name="ce352" table:formula="of:=IF([.I26]&gt;=85;&quot;م&quot;;IF(AND([.I26]&lt;85;[.I26]&gt;=65);&quot;ج.ج&quot;;IF(AND([.I26]&lt;65;[.I26]&gt;=50);&quot;ج&quot;;IF(AND([.I26]&lt;50; [.I26]&gt;=0);&quot;ض&quot;))))" office:value-type="string" office:string-value="ج.ج" calcext:value-type="string">
            <text:p>ج.ج</text:p>
          </table:table-cell>
          <table:table-cell table:style-name="ce207" office:value-type="float" office:value="35.5" calcext:value-type="float">
            <text:p>35.5</text:p>
          </table:table-cell>
          <table:table-cell table:style-name="ce207" office:value-type="float" office:value="35" calcext:value-type="float">
            <text:p>35</text:p>
          </table:table-cell>
          <table:table-cell table:style-name="ce207" table:formula="of:=SUM([.K26:.L26])" office:value-type="float" office:value="70.5" calcext:value-type="float">
            <text:p>70.5</text:p>
          </table:table-cell>
          <table:table-cell table:style-name="ce352" table:formula="of:=IF([.M26]&gt;=85;&quot;م&quot;;IF(AND([.M26]&lt;85;[.M26]&gt;=65);&quot;ج.ج&quot;;IF(AND([.M26]&lt;65;[.M26]&gt;=50);&quot;ج&quot;;IF(AND([.M26]&lt;50; [.M26]&gt;=0);&quot;ض&quot;))))" office:value-type="string" office:string-value="ج.ج" calcext:value-type="string">
            <text:p>ج.ج</text:p>
          </table:table-cell>
          <table:table-cell table:style-name="ce207" office:value-type="float" office:value="36" calcext:value-type="float">
            <text:p>36</text:p>
          </table:table-cell>
          <table:table-cell table:style-name="ce207" office:value-type="float" office:value="32" calcext:value-type="float">
            <text:p>32</text:p>
          </table:table-cell>
          <table:table-cell table:style-name="ce207" table:formula="of:=SUM([.O26:.P26])" office:value-type="float" office:value="68" calcext:value-type="float">
            <text:p>68</text:p>
          </table:table-cell>
          <table:table-cell table:style-name="ce352" table:formula="of:=IF([.Q26]&gt;=85;&quot;م&quot;;IF(AND([.Q26]&lt;85;[.Q26]&gt;=65);&quot;ج.ج&quot;;IF(AND([.Q26]&lt;65;[.Q26]&gt;=50);&quot;ج&quot;;IF(AND([.Q26]&lt;50; [.Q26]&gt;=0);&quot;ض&quot;))))" office:value-type="string" office:string-value="ج.ج" calcext:value-type="string">
            <text:p>ج.ج</text:p>
          </table:table-cell>
          <table:table-cell table:style-name="ce207" office:value-type="float" office:value="39" calcext:value-type="float">
            <text:p>39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table:formula="of:=SUM([.S26:.T26])" office:value-type="float" office:value="79" calcext:value-type="float">
            <text:p>79</text:p>
          </table:table-cell>
          <table:table-cell table:style-name="ce352" table:formula="of:=IF([.U26]&gt;=85;&quot;م&quot;;IF(AND([.U26]&lt;85;[.U26]&gt;=65);&quot;ج.ج&quot;;IF(AND([.U26]&lt;65;[.U26]&gt;=50);&quot;ج&quot;;IF(AND([.U26]&lt;50; [.U26]&gt;=0);&quot;ض&quot;))))" office:value-type="string" office:string-value="ج.ج" calcext:value-type="string">
            <text:p>ج.ج</text:p>
          </table:table-cell>
          <table:table-cell table:style-name="ce210" table:formula="of:=SUM([.U26];[.Q26];[.M26];[.I26];[.E26])" office:value-type="float" office:value="358.5" calcext:value-type="float">
            <text:p>358.5</text:p>
          </table:table-cell>
          <table:table-cell table:style-name="ce210"/>
          <table:table-cell table:number-columns-repeated="16262"/>
        </table:table-row>
        <table:table-row table:style-name="ro22">
          <table:table-cell table:style-name="ce349" office:value-type="float" office:value="218" calcext:value-type="float">
            <text:p>218</text:p>
          </table:table-cell>
          <table:table-cell table:style-name="ce204" office:value-type="string" calcext:value-type="string">
            <text:p>خديجة محمد رمضان عبد الحفيظ احمد</text:p>
          </table:table-cell>
          <table:table-cell table:style-name="ce207" office:value-type="float" office:value="32.5" calcext:value-type="float">
            <text:p>32.5</text:p>
          </table:table-cell>
          <table:table-cell table:style-name="ce207" office:value-type="float" office:value="35" calcext:value-type="float">
            <text:p>35</text:p>
          </table:table-cell>
          <table:table-cell table:style-name="ce207" table:formula="of:=SUM([.C27:.D27])" office:value-type="float" office:value="67.5" calcext:value-type="float">
            <text:p>67.5</text:p>
          </table:table-cell>
          <table:table-cell table:style-name="ce352" table:formula="of:=IF([.E27]&gt;=85;&quot;م&quot;;IF(AND([.E27]&lt;85;[.E27]&gt;=65);&quot;ج.ج&quot;;IF(AND([.E27]&lt;65;[.E27]&gt;=50);&quot;ج&quot;;IF(AND([.E27]&lt;50; [.E27]&gt;=0);&quot;ض&quot;))))" office:value-type="string" office:string-value="ج.ج" calcext:value-type="string">
            <text:p>ج.ج</text:p>
          </table:table-cell>
          <table:table-cell table:style-name="ce207" office:value-type="float" office:value="36" calcext:value-type="float">
            <text:p>36</text:p>
          </table:table-cell>
          <table:table-cell table:style-name="ce207" office:value-type="float" office:value="21" calcext:value-type="float">
            <text:p>21</text:p>
          </table:table-cell>
          <table:table-cell table:style-name="ce207" table:formula="of:=SUM([.G27:.H27])" office:value-type="float" office:value="57" calcext:value-type="float">
            <text:p>57</text:p>
          </table:table-cell>
          <table:table-cell table:style-name="ce352" table:formula="of:=IF([.I27]&gt;=85;&quot;م&quot;;IF(AND([.I27]&lt;85;[.I27]&gt;=65);&quot;ج.ج&quot;;IF(AND([.I27]&lt;65;[.I27]&gt;=50);&quot;ج&quot;;IF(AND([.I27]&lt;50; [.I27]&gt;=0);&quot;ض&quot;))))" office:value-type="string" office:string-value="ج" calcext:value-type="string">
            <text:p>ج</text:p>
          </table:table-cell>
          <table:table-cell table:style-name="ce207" office:value-type="float" office:value="37" calcext:value-type="float">
            <text:p>37</text:p>
          </table:table-cell>
          <table:table-cell table:style-name="ce207" office:value-type="float" office:value="38" calcext:value-type="float">
            <text:p>38</text:p>
          </table:table-cell>
          <table:table-cell table:style-name="ce207" table:formula="of:=SUM([.K27:.L27])" office:value-type="float" office:value="75" calcext:value-type="float">
            <text:p>75</text:p>
          </table:table-cell>
          <table:table-cell table:style-name="ce352" table:formula="of:=IF([.M27]&gt;=85;&quot;م&quot;;IF(AND([.M27]&lt;85;[.M27]&gt;=65);&quot;ج.ج&quot;;IF(AND([.M27]&lt;65;[.M27]&gt;=50);&quot;ج&quot;;IF(AND([.M27]&lt;50; [.M27]&gt;=0);&quot;ض&quot;))))" office:value-type="string" office:string-value="ج.ج" calcext:value-type="string">
            <text:p>ج.ج</text:p>
          </table:table-cell>
          <table:table-cell table:style-name="ce207" office:value-type="float" office:value="33" calcext:value-type="float">
            <text:p>33</text:p>
          </table:table-cell>
          <table:table-cell table:style-name="ce207" office:value-type="float" office:value="24" calcext:value-type="float">
            <text:p>24</text:p>
          </table:table-cell>
          <table:table-cell table:style-name="ce207" table:formula="of:=SUM([.O27:.P27])" office:value-type="float" office:value="57" calcext:value-type="float">
            <text:p>57</text:p>
          </table:table-cell>
          <table:table-cell table:style-name="ce352" table:formula="of:=IF([.Q27]&gt;=85;&quot;م&quot;;IF(AND([.Q27]&lt;85;[.Q27]&gt;=65);&quot;ج.ج&quot;;IF(AND([.Q27]&lt;65;[.Q27]&gt;=50);&quot;ج&quot;;IF(AND([.Q27]&lt;50; [.Q27]&gt;=0);&quot;ض&quot;))))" office:value-type="string" office:string-value="ج" calcext:value-type="string">
            <text:p>ج</text:p>
          </table:table-cell>
          <table:table-cell table:style-name="ce207" office:value-type="float" office:value="38" calcext:value-type="float">
            <text:p>38</text:p>
          </table:table-cell>
          <table:table-cell table:style-name="ce207" office:value-type="float" office:value="52" calcext:value-type="float">
            <text:p>52</text:p>
          </table:table-cell>
          <table:table-cell table:style-name="ce207" table:formula="of:=SUM([.S27:.T27])" office:value-type="float" office:value="90" calcext:value-type="float">
            <text:p>90</text:p>
          </table:table-cell>
          <table:table-cell table:style-name="ce352" table:formula="of:=IF([.U27]&gt;=85;&quot;م&quot;;IF(AND([.U27]&lt;85;[.U27]&gt;=65);&quot;ج.ج&quot;;IF(AND([.U27]&lt;65;[.U27]&gt;=50);&quot;ج&quot;;IF(AND([.U27]&lt;50; [.U27]&gt;=0);&quot;ض&quot;))))" office:value-type="string" office:string-value="م" calcext:value-type="string">
            <text:p>م</text:p>
          </table:table-cell>
          <table:table-cell table:style-name="ce210" table:formula="of:=SUM([.U27];[.Q27];[.M27];[.I27];[.E27])" office:value-type="float" office:value="346.5" calcext:value-type="float">
            <text:p>346.5</text:p>
          </table:table-cell>
          <table:table-cell table:style-name="ce210"/>
          <table:table-cell table:number-columns-repeated="16262"/>
        </table:table-row>
        <table:table-row table:style-name="ro21">
          <table:table-cell table:style-name="ce349" office:value-type="float" office:value="24" calcext:value-type="float">
            <text:p>24</text:p>
          </table:table-cell>
          <table:table-cell table:style-name="ce204"/>
          <table:table-cell table:style-name="ce207" table:number-columns-repeated="3"/>
          <table:table-cell table:style-name="ce210"/>
          <table:table-cell table:style-name="ce207" table:number-columns-repeated="3"/>
          <table:table-cell table:style-name="ce210"/>
          <table:table-cell table:style-name="ce207" table:number-columns-repeated="3"/>
          <table:table-cell table:style-name="ce210"/>
          <table:table-cell table:style-name="ce207" table:number-columns-repeated="3"/>
          <table:table-cell table:style-name="ce210"/>
          <table:table-cell table:style-name="ce207" table:number-columns-repeated="3"/>
          <table:table-cell table:style-name="ce210" table:number-columns-repeated="3"/>
          <table:table-cell table:number-columns-repeated="16262"/>
        </table:table-row>
        <table:table-row table:style-name="ro21">
          <table:table-cell table:style-name="ce349" office:value-type="float" office:value="25" calcext:value-type="float">
            <text:p>25</text:p>
          </table:table-cell>
          <table:table-cell table:style-name="ce204"/>
          <table:table-cell table:style-name="ce207" table:number-columns-repeated="3"/>
          <table:table-cell table:style-name="ce210"/>
          <table:table-cell table:style-name="ce207" table:number-columns-repeated="3"/>
          <table:table-cell table:style-name="ce210"/>
          <table:table-cell table:style-name="ce207" table:number-columns-repeated="3"/>
          <table:table-cell table:style-name="ce210"/>
          <table:table-cell table:style-name="ce207" table:number-columns-repeated="3"/>
          <table:table-cell table:style-name="ce210"/>
          <table:table-cell table:style-name="ce207" table:number-columns-repeated="3"/>
          <table:table-cell table:style-name="ce210" table:number-columns-repeated="3"/>
          <table:table-cell table:number-columns-repeated="16262"/>
        </table:table-row>
        <table:table-row table:style-name="ro21">
          <table:table-cell table:number-columns-repeated="16286"/>
        </table:table-row>
        <table:table-row table:style-name="ro25">
          <table:table-cell table:style-name="ce202"/>
          <table:table-cell table:style-name="ce206"/>
          <table:table-cell table:number-columns-repeated="3"/>
          <table:table-cell table:style-name="ce212" office:value-type="string" calcext:value-type="string">
            <text:p>كتبة</text:p>
          </table:table-cell>
          <table:table-cell table:style-name="ce213" table:number-columns-repeated="4"/>
          <table:table-cell table:number-columns-repeated="4"/>
          <table:table-cell table:style-name="ce61" table:number-columns-repeated="2"/>
          <table:table-cell table:style-name="ce196" office:value-type="string" calcext:value-type="string" table:number-columns-spanned="2" table:number-rows-spanned="1">
            <text:p>أملى الدرجات </text:p>
          </table:table-cell>
          <table:covered-table-cell table:style-name="ce196"/>
          <table:table-cell table:style-name="ce64" table:number-columns-repeated="3"/>
          <table:table-cell table:style-name="ce64" office:value-type="string" calcext:value-type="string">
            <text:p>راجع الكتابة</text:p>
          </table:table-cell>
          <table:table-cell table:style-name="ce202" table:number-columns-repeated="2"/>
          <table:table-cell table:number-columns-repeated="16262"/>
        </table:table-row>
        <table:table-row table:style-name="ro25">
          <table:table-cell table:style-name="ce202"/>
          <table:table-cell table:style-name="ce206"/>
          <table:table-cell table:number-columns-repeated="3"/>
          <table:table-cell table:style-name="ce212" office:value-type="string" calcext:value-type="string">
            <text:p>املاه</text:p>
          </table:table-cell>
          <table:table-cell table:style-name="ce213" table:number-columns-repeated="4"/>
          <table:table-cell table:number-columns-repeated="4"/>
          <table:table-cell table:style-name="ce62" table:number-columns-repeated="2"/>
          <table:table-cell table:style-name="ce151"/>
          <table:table-cell table:style-name="ce153"/>
          <table:table-cell table:style-name="ce159" table:number-columns-repeated="2"/>
          <table:table-cell table:style-name="ce161"/>
          <table:table-cell table:style-name="ce151"/>
          <table:table-cell table:style-name="ce202" table:number-columns-repeated="2"/>
          <table:table-cell table:number-columns-repeated="16262"/>
        </table:table-row>
        <table:table-row table:style-name="ro25">
          <table:table-cell table:style-name="ce202"/>
          <table:table-cell table:style-name="ce206"/>
          <table:table-cell table:number-columns-repeated="3"/>
          <table:table-cell table:style-name="ce212" office:value-type="string" calcext:value-type="string">
            <text:p>راجع الإملاء</text:p>
          </table:table-cell>
          <table:table-cell table:style-name="ce213" table:number-columns-repeated="4"/>
          <table:table-cell table:number-columns-repeated="4"/>
          <table:table-cell table:style-name="ce63" table:number-columns-repeated="2"/>
          <table:table-cell table:style-name="ce152"/>
          <table:table-cell table:style-name="ce154" table:number-columns-repeated="3"/>
          <table:table-cell table:style-name="ce156"/>
          <table:table-cell table:style-name="ce152"/>
          <table:table-cell table:style-name="ce202" table:number-columns-repeated="2"/>
          <table:table-cell table:number-columns-repeated="16262"/>
        </table:table-row>
        <table:table-row table:style-name="ro21">
          <table:table-cell table:style-name="ce202"/>
          <table:table-cell table:style-name="ce206"/>
          <table:table-cell table:number-columns-repeated="3"/>
          <table:table-cell table:style-name="ce212" office:value-type="string" calcext:value-type="string">
            <text:p>راجع الكتابة</text:p>
          </table:table-cell>
          <table:table-cell table:style-name="ce213" table:number-columns-repeated="4"/>
          <table:table-cell table:number-columns-repeated="4"/>
          <table:table-cell table:style-name="ce214" table:number-columns-repeated="3"/>
          <table:table-cell table:style-name="ce215"/>
          <table:table-cell table:style-name="ce214" table:number-columns-repeated="3"/>
          <table:table-cell table:style-name="ce215" table:number-columns-repeated="3"/>
          <table:table-cell table:number-columns-repeated="16262"/>
        </table:table-row>
        <table:table-row table:style-name="ro18" table:number-rows-repeated="1048541">
          <table:table-cell table:number-columns-repeated="16286"/>
        </table:table-row>
        <table:table-row table:style-name="ro12">
          <table:table-cell table:number-columns-repeated="16286"/>
        </table:table-row>
      </table:table>
      <table:table table:name="الخامس" table:style-name="ta5" table:print-ranges="الخامس.A1:الخامس.S8">
        <office:forms form:automatic-focus="false" form:apply-design-mode="false"/>
        <table:table-column table:style-name="co21" table:default-cell-style-name="ce192"/>
        <table:table-column table:style-name="co28" table:default-cell-style-name="ce192"/>
        <table:table-column table:style-name="co5" table:visibility="collapse" table:number-columns-repeated="2" table:default-cell-style-name="ce195"/>
        <table:table-column table:style-name="co29" table:visibility="collapse" table:default-cell-style-name="ce195"/>
        <table:table-column table:style-name="co5" table:visibility="collapse" table:number-columns-repeated="2" table:default-cell-style-name="ce195"/>
        <table:table-column table:style-name="co30" table:visibility="collapse" table:default-cell-style-name="ce195"/>
        <table:table-column table:style-name="co5" table:visibility="collapse" table:number-columns-repeated="2" table:default-cell-style-name="ce195"/>
        <table:table-column table:style-name="co31" table:visibility="collapse" table:default-cell-style-name="ce195"/>
        <table:table-column table:style-name="co5" table:visibility="collapse" table:number-columns-repeated="2" table:default-cell-style-name="ce195"/>
        <table:table-column table:style-name="co32" table:visibility="collapse" table:default-cell-style-name="ce195"/>
        <table:table-column table:style-name="co5" table:visibility="collapse" table:number-columns-repeated="2" table:default-cell-style-name="ce195"/>
        <table:table-column table:style-name="co33" table:visibility="collapse" table:default-cell-style-name="ce195"/>
        <table:table-column table:style-name="co34" table:default-cell-style-name="ce197"/>
        <table:table-column table:style-name="co35" table:default-cell-style-name="ce192"/>
        <table:table-column table:style-name="co4" table:number-columns-repeated="16262" table:default-cell-style-name="ce192"/>
        <table:table-row table:style-name="ro21">
          <table:table-cell table:style-name="ce220" office:value-type="string" calcext:value-type="string" table:number-columns-spanned="19" table:number-rows-spanned="1">
            <text:p>أوائل الصف الخامس</text:p>
          </table:table-cell>
          <table:covered-table-cell table:style-name="ce349"/>
          <table:covered-table-cell table:number-columns-repeated="15" table:style-name="ce390"/>
          <table:covered-table-cell table:style-name="ce394"/>
          <table:covered-table-cell table:style-name="ce358"/>
          <table:table-cell table:style-name="ce195" table:number-columns-repeated="16262"/>
        </table:table-row>
        <table:table-row table:style-name="ro26">
          <table:table-cell table:style-name="ce358" office:value-type="string" calcext:value-type="string">
            <text:p>رقم الجلوس</text:p>
          </table:table-cell>
          <table:table-cell table:style-name="ce349" office:value-type="string" calcext:value-type="string">
            <text:p>اسم الطالب</text:p>
          </table:table-cell>
          <table:table-cell table:style-name="ce390" office:value-type="string" calcext:value-type="string">
            <text:p>اللغة العربية والخط</text:p>
          </table:table-cell>
          <table:table-cell table:style-name="ce390" table:number-columns-repeated="2"/>
          <table:table-cell table:style-name="ce390" office:value-type="string" calcext:value-type="string">
            <text:p>الرياضيات</text:p>
          </table:table-cell>
          <table:table-cell table:style-name="ce390" table:number-columns-repeated="2"/>
          <table:table-cell table:style-name="ce390" office:value-type="string" calcext:value-type="string">
            <text:p>اللغة الإنجليزية</text:p>
          </table:table-cell>
          <table:table-cell table:style-name="ce390" table:number-columns-repeated="2"/>
          <table:table-cell table:style-name="ce390" office:value-type="string" calcext:value-type="string">
            <text:p>العلوم</text:p>
          </table:table-cell>
          <table:table-cell table:style-name="ce390" table:number-columns-repeated="2"/>
          <table:table-cell table:style-name="ce390" office:value-type="string" calcext:value-type="string">
            <text:p>الدراسات الاجتماعية</text:p>
          </table:table-cell>
          <table:table-cell table:style-name="ce390" table:number-columns-repeated="2"/>
          <table:table-cell table:style-name="ce394" office:value-type="string" calcext:value-type="string">
            <text:p>مجموع المواد الاساسية</text:p>
          </table:table-cell>
          <table:table-cell table:style-name="ce358" office:value-type="string" calcext:value-type="string">
            <text:p>ترتيب</text:p>
          </table:table-cell>
          <table:table-cell table:style-name="ce195" table:number-columns-repeated="16262"/>
        </table:table-row>
        <table:table-row table:style-name="ro21">
          <table:table-cell table:style-name="ce358"/>
          <table:table-cell table:style-name="ce349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office:value-type="float" office:value="100" calcext:value-type="float">
            <text:p>100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office:value-type="float" office:value="100" calcext:value-type="float">
            <text:p>100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office:value-type="float" office:value="100" calcext:value-type="float">
            <text:p>100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office:value-type="float" office:value="100" calcext:value-type="float">
            <text:p>100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office:value-type="float" office:value="100" calcext:value-type="float">
            <text:p>100</text:p>
          </table:table-cell>
          <table:table-cell table:style-name="ce226" office:value-type="float" office:value="500" calcext:value-type="float">
            <text:p>500</text:p>
          </table:table-cell>
          <table:table-cell table:style-name="ce358"/>
          <table:table-cell table:style-name="ce199" table:number-columns-repeated="16262"/>
        </table:table-row>
        <table:table-row table:style-name="ro23">
          <table:table-cell table:style-name="ce349" office:value-type="float" office:value="303" calcext:value-type="float">
            <text:p>303</text:p>
          </table:table-cell>
          <table:table-cell table:style-name="ce349" office:value-type="string" calcext:value-type="string">
            <text:p>احمد محمد كرم الدين عبدالله احمد</text:p>
          </table:table-cell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C4:.D4])" office:value-type="float" office:value="99" calcext:value-type="float">
            <text:p>99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6" calcext:value-type="float">
            <text:p>56</text:p>
          </table:table-cell>
          <table:table-cell table:style-name="ce352" table:formula="of:=SUM([.F4:.G4])" office:value-type="float" office:value="96" calcext:value-type="float">
            <text:p>96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I4:.J4])" office:value-type="float" office:value="100" calcext:value-type="float">
            <text:p>100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L4:.M4])" office:value-type="float" office:value="100" calcext:value-type="float">
            <text:p>100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O4:.P4])" office:value-type="float" office:value="100" calcext:value-type="float">
            <text:p>100</text:p>
          </table:table-cell>
          <table:table-cell table:style-name="ce227" table:formula="of:=SUM([.Q4];[.N4];[.K4];[.H4];[.E4])" office:value-type="float" office:value="495" calcext:value-type="float">
            <text:p>495</text:p>
          </table:table-cell>
          <table:table-cell table:style-name="ce349" office:value-type="string" calcext:value-type="string">
            <text:p>أول</text:p>
          </table:table-cell>
          <table:table-cell table:number-columns-repeated="16262"/>
        </table:table-row>
        <table:table-row table:style-name="ro23">
          <table:table-cell table:style-name="ce349" office:value-type="float" office:value="310" calcext:value-type="float">
            <text:p>310</text:p>
          </table:table-cell>
          <table:table-cell table:style-name="ce349" office:value-type="string" calcext:value-type="string">
            <text:p>عمر احمد ابراهيم السيدالقاضى</text:p>
          </table:table-cell>
          <table:table-cell table:style-name="ce352" office:value-type="float" office:value="38.5" calcext:value-type="float">
            <text:p>38.5</text:p>
          </table:table-cell>
          <table:table-cell table:style-name="ce352" office:value-type="float" office:value="58" calcext:value-type="float">
            <text:p>58</text:p>
          </table:table-cell>
          <table:table-cell table:style-name="ce352" table:formula="of:=SUM([.C5:.D5])" office:value-type="float" office:value="96.5" calcext:value-type="float">
            <text:p>96.5</text:p>
          </table:table-cell>
          <table:table-cell table:style-name="ce352" office:value-type="float" office:value="37.5" calcext:value-type="float">
            <text:p>37.5</text:p>
          </table:table-cell>
          <table:table-cell table:style-name="ce352" office:value-type="float" office:value="58" calcext:value-type="float">
            <text:p>58</text:p>
          </table:table-cell>
          <table:table-cell table:style-name="ce352" table:formula="of:=SUM([.F5:.G5])" office:value-type="float" office:value="95.5" calcext:value-type="float">
            <text:p>95.5</text:p>
          </table:table-cell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I5:.J5])" office:value-type="float" office:value="99" calcext:value-type="float">
            <text:p>99</text:p>
          </table:table-cell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L5:.M5])" office:value-type="float" office:value="99" calcext:value-type="float">
            <text:p>99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9" calcext:value-type="float">
            <text:p>59</text:p>
          </table:table-cell>
          <table:table-cell table:style-name="ce352" table:formula="of:=SUM([.O5:.P5])" office:value-type="float" office:value="99" calcext:value-type="float">
            <text:p>99</text:p>
          </table:table-cell>
          <table:table-cell table:style-name="ce227" table:formula="of:=SUM([.Q5];[.N5];[.K5];[.H5];[.E5])" office:value-type="float" office:value="489" calcext:value-type="float">
            <text:p>489</text:p>
          </table:table-cell>
          <table:table-cell table:style-name="ce349" office:value-type="string" calcext:value-type="string">
            <text:p>ثانى</text:p>
          </table:table-cell>
          <table:table-cell table:number-columns-repeated="16262"/>
        </table:table-row>
        <table:table-row table:style-name="ro23">
          <table:table-cell table:style-name="ce349" office:value-type="float" office:value="305" calcext:value-type="float">
            <text:p>305</text:p>
          </table:table-cell>
          <table:table-cell table:style-name="ce349" office:value-type="string" calcext:value-type="string">
            <text:p>اشرف وائل حلمى طه السيد</text:p>
          </table:table-cell>
          <table:table-cell table:style-name="ce352" office:value-type="float" office:value="39.5" calcext:value-type="float">
            <text:p>39.5</text:p>
          </table:table-cell>
          <table:table-cell table:style-name="ce352" office:value-type="float" office:value="58" calcext:value-type="float">
            <text:p>58</text:p>
          </table:table-cell>
          <table:table-cell table:style-name="ce352" table:formula="of:=SUM([.C6:.D6])" office:value-type="float" office:value="97.5" calcext:value-type="float">
            <text:p>97.5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F6:.G6])" office:value-type="float" office:value="100" calcext:value-type="float">
            <text:p>100</text:p>
          </table:table-cell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56" calcext:value-type="float">
            <text:p>56</text:p>
          </table:table-cell>
          <table:table-cell table:style-name="ce352" table:formula="of:=SUM([.I6:.J6])" office:value-type="float" office:value="95" calcext:value-type="float">
            <text:p>95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6" calcext:value-type="float">
            <text:p>56</text:p>
          </table:table-cell>
          <table:table-cell table:style-name="ce352" table:formula="of:=SUM([.L6:.M6])" office:value-type="float" office:value="96" calcext:value-type="float">
            <text:p>96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O6:.P6])" office:value-type="float" office:value="100" calcext:value-type="float">
            <text:p>100</text:p>
          </table:table-cell>
          <table:table-cell table:style-name="ce227" table:formula="of:=SUM([.Q6];[.N6];[.K6];[.H6];[.E6])" office:value-type="float" office:value="488.5" calcext:value-type="float">
            <text:p>488.5</text:p>
          </table:table-cell>
          <table:table-cell table:style-name="ce349" office:value-type="string" calcext:value-type="string">
            <text:p>ثالث</text:p>
          </table:table-cell>
          <table:table-cell table:number-columns-repeated="16262"/>
        </table:table-row>
        <table:table-row table:style-name="ro23">
          <table:table-cell table:style-name="ce349" office:value-type="float" office:value="309" calcext:value-type="float">
            <text:p>309</text:p>
          </table:table-cell>
          <table:table-cell table:style-name="ce349" office:value-type="string" calcext:value-type="string">
            <text:p>سليم هشام انور عبد العزيز محمود</text:p>
          </table:table-cell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58" calcext:value-type="float">
            <text:p>58</text:p>
          </table:table-cell>
          <table:table-cell table:style-name="ce352" table:formula="of:=SUM([.C7:.D7])" office:value-type="float" office:value="97" calcext:value-type="float">
            <text:p>97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F7:.G7])" office:value-type="float" office:value="100" calcext:value-type="float">
            <text:p>100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I7:.J7])" office:value-type="float" office:value="100" calcext:value-type="float">
            <text:p>100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6" calcext:value-type="float">
            <text:p>56</text:p>
          </table:table-cell>
          <table:table-cell table:style-name="ce352" table:formula="of:=SUM([.L7:.M7])" office:value-type="float" office:value="96" calcext:value-type="float">
            <text:p>96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5" calcext:value-type="float">
            <text:p>55</text:p>
          </table:table-cell>
          <table:table-cell table:style-name="ce352" table:formula="of:=SUM([.O7:.P7])" office:value-type="float" office:value="95" calcext:value-type="float">
            <text:p>95</text:p>
          </table:table-cell>
          <table:table-cell table:style-name="ce227" table:formula="of:=SUM([.Q7];[.N7];[.K7];[.H7];[.E7])" office:value-type="float" office:value="488" calcext:value-type="float">
            <text:p>488</text:p>
          </table:table-cell>
          <table:table-cell table:style-name="ce349" office:value-type="string" calcext:value-type="string">
            <text:p>رابع</text:p>
          </table:table-cell>
          <table:table-cell table:number-columns-repeated="16262"/>
        </table:table-row>
        <table:table-row table:style-name="ro23">
          <table:table-cell table:style-name="ce386"/>
          <table:table-cell table:style-name="ce386" office:value-type="string" calcext:value-type="string">
            <text:p>حمزة احمد عثمان</text:p>
          </table:table-cell>
          <table:table-cell table:style-name="ce389" table:number-columns-repeated="15"/>
          <table:table-cell table:style-name="ce395" table:formula="of:=38.5+39+40+40+39.5+56+51+60+60+60" office:value-type="float" office:value="484" calcext:value-type="float">
            <text:p>484</text:p>
          </table:table-cell>
          <table:table-cell table:style-name="ce386" office:value-type="string" calcext:value-type="string">
            <text:p>الخامس</text:p>
          </table:table-cell>
          <table:table-cell table:number-columns-repeated="16262"/>
        </table:table-row>
        <table:table-row table:style-name="ro23">
          <table:table-cell table:style-name="ce349" office:value-type="float" office:value="321" calcext:value-type="float">
            <text:p>321</text:p>
          </table:table-cell>
          <table:table-cell table:style-name="ce349" office:value-type="string" calcext:value-type="string">
            <text:p>مريم عادل سعد حسن فهيم سلامه</text:p>
          </table:table-cell>
          <table:table-cell table:style-name="ce352" office:value-type="float" office:value="39.5" calcext:value-type="float">
            <text:p>39.5</text:p>
          </table:table-cell>
          <table:table-cell table:style-name="ce352" office:value-type="float" office:value="55" calcext:value-type="float">
            <text:p>55</text:p>
          </table:table-cell>
          <table:table-cell table:style-name="ce352" table:formula="of:=SUM([.C9:.D9])" office:value-type="float" office:value="94.5" calcext:value-type="float">
            <text:p>94.5</text:p>
          </table:table-cell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54" calcext:value-type="float">
            <text:p>54</text:p>
          </table:table-cell>
          <table:table-cell table:style-name="ce352" table:formula="of:=SUM([.F9:.G9])" office:value-type="float" office:value="93" calcext:value-type="float">
            <text:p>93</text:p>
          </table:table-cell>
          <table:table-cell table:style-name="ce352" office:value-type="float" office:value="39.5" calcext:value-type="float">
            <text:p>39.5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I9:.J9])" office:value-type="float" office:value="99.5" calcext:value-type="float">
            <text:p>99.5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8" calcext:value-type="float">
            <text:p>58</text:p>
          </table:table-cell>
          <table:table-cell table:style-name="ce352" table:formula="of:=SUM([.L9:.M9])" office:value-type="float" office:value="98" calcext:value-type="float">
            <text:p>98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8" calcext:value-type="float">
            <text:p>58</text:p>
          </table:table-cell>
          <table:table-cell table:style-name="ce352" table:formula="of:=SUM([.O9:.P9])" office:value-type="float" office:value="98" calcext:value-type="float">
            <text:p>98</text:p>
          </table:table-cell>
          <table:table-cell table:style-name="ce227" table:formula="of:=SUM([.Q9];[.N9];[.K9];[.H9];[.E9])" office:value-type="float" office:value="483" calcext:value-type="float">
            <text:p>483</text:p>
          </table:table-cell>
          <table:table-cell table:style-name="ce349" office:value-type="string" calcext:value-type="string">
            <text:p>خامس</text:p>
          </table:table-cell>
          <table:table-cell table:number-columns-repeated="16262"/>
        </table:table-row>
        <table:table-row table:style-name="ro21">
          <table:table-cell table:style-name="ce349" office:value-type="float" office:value="301" calcext:value-type="float">
            <text:p>301</text:p>
          </table:table-cell>
          <table:table-cell table:style-name="ce349" office:value-type="string" calcext:value-type="string">
            <text:p>آسر محمود محمد محمود كامل</text:p>
          </table:table-cell>
          <table:table-cell table:style-name="ce352" office:value-type="float" office:value="38.5" calcext:value-type="float">
            <text:p>38.5</text:p>
          </table:table-cell>
          <table:table-cell table:style-name="ce352" office:value-type="float" office:value="52" calcext:value-type="float">
            <text:p>52</text:p>
          </table:table-cell>
          <table:table-cell table:style-name="ce352" table:formula="of:=SUM([.C10:.D10])" office:value-type="float" office:value="90.5" calcext:value-type="float">
            <text:p>90.5</text:p>
          </table:table-cell>
          <table:table-cell table:style-name="ce352" office:value-type="float" office:value="39.5" calcext:value-type="float">
            <text:p>39.5</text:p>
          </table:table-cell>
          <table:table-cell table:style-name="ce352" office:value-type="float" office:value="53" calcext:value-type="float">
            <text:p>53</text:p>
          </table:table-cell>
          <table:table-cell table:style-name="ce352" table:formula="of:=SUM([.F10:.G10])" office:value-type="float" office:value="92.5" calcext:value-type="float">
            <text:p>92.5</text:p>
          </table:table-cell>
          <table:table-cell table:style-name="ce352" office:value-type="float" office:value="39.5" calcext:value-type="float">
            <text:p>39.5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I10:.J10])" office:value-type="float" office:value="99.5" calcext:value-type="float">
            <text:p>99.5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2" calcext:value-type="float">
            <text:p>52</text:p>
          </table:table-cell>
          <table:table-cell table:style-name="ce352" table:formula="of:=SUM([.L10:.M10])" office:value-type="float" office:value="92" calcext:value-type="float">
            <text:p>92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O10:.P10])" office:value-type="float" office:value="100" calcext:value-type="float">
            <text:p>100</text:p>
          </table:table-cell>
          <table:table-cell table:style-name="ce227" table:formula="of:=SUM([.Q10];[.N10];[.K10];[.H10];[.E10])" office:value-type="float" office:value="474.5" calcext:value-type="float">
            <text:p>474.5</text:p>
          </table:table-cell>
          <table:table-cell table:style-name="ce349"/>
          <table:table-cell table:number-columns-repeated="16262"/>
        </table:table-row>
        <table:table-row table:style-name="ro21">
          <table:table-cell table:style-name="ce349" office:value-type="float" office:value="312" calcext:value-type="float">
            <text:p>312</text:p>
          </table:table-cell>
          <table:table-cell table:style-name="ce349" office:value-type="string" calcext:value-type="string">
            <text:p>مجدى محمد مجدى محمد محمد سلام</text:p>
          </table:table-cell>
          <table:table-cell table:style-name="ce352" office:value-type="float" office:value="38.5" calcext:value-type="float">
            <text:p>38.5</text:p>
          </table:table-cell>
          <table:table-cell table:style-name="ce352" office:value-type="float" office:value="54" calcext:value-type="float">
            <text:p>54</text:p>
          </table:table-cell>
          <table:table-cell table:style-name="ce352" table:formula="of:=SUM([.C11:.D11])" office:value-type="float" office:value="92.5" calcext:value-type="float">
            <text:p>92.5</text:p>
          </table:table-cell>
          <table:table-cell table:style-name="ce352" office:value-type="float" office:value="39.5" calcext:value-type="float">
            <text:p>39.5</text:p>
          </table:table-cell>
          <table:table-cell table:style-name="ce352" office:value-type="float" office:value="55" calcext:value-type="float">
            <text:p>55</text:p>
          </table:table-cell>
          <table:table-cell table:style-name="ce352" table:formula="of:=SUM([.F11:.G11])" office:value-type="float" office:value="94.5" calcext:value-type="float">
            <text:p>94.5</text:p>
          </table:table-cell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59" calcext:value-type="float">
            <text:p>59</text:p>
          </table:table-cell>
          <table:table-cell table:style-name="ce352" table:formula="of:=SUM([.I11:.J11])" office:value-type="float" office:value="98" calcext:value-type="float">
            <text:p>98</text:p>
          </table:table-cell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54" calcext:value-type="float">
            <text:p>54</text:p>
          </table:table-cell>
          <table:table-cell table:style-name="ce352" table:formula="of:=SUM([.L11:.M11])" office:value-type="float" office:value="93" calcext:value-type="float">
            <text:p>93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4" calcext:value-type="float">
            <text:p>54</text:p>
          </table:table-cell>
          <table:table-cell table:style-name="ce352" table:formula="of:=SUM([.O11:.P11])" office:value-type="float" office:value="94" calcext:value-type="float">
            <text:p>94</text:p>
          </table:table-cell>
          <table:table-cell table:style-name="ce227" table:formula="of:=SUM([.Q11];[.N11];[.K11];[.H11];[.E11])" office:value-type="float" office:value="472" calcext:value-type="float">
            <text:p>472</text:p>
          </table:table-cell>
          <table:table-cell table:style-name="ce349"/>
          <table:table-cell table:number-columns-repeated="16262"/>
        </table:table-row>
        <table:table-row table:style-name="ro21">
          <table:table-cell table:style-name="ce349" office:value-type="float" office:value="322" calcext:value-type="float">
            <text:p>322</text:p>
          </table:table-cell>
          <table:table-cell table:style-name="ce349" office:value-type="string" calcext:value-type="string">
            <text:p>منه خالد السعيد سالمان</text:p>
          </table:table-cell>
          <table:table-cell table:style-name="ce352" office:value-type="float" office:value="38.5" calcext:value-type="float">
            <text:p>38.5</text:p>
          </table:table-cell>
          <table:table-cell table:style-name="ce352" office:value-type="float" office:value="56" calcext:value-type="float">
            <text:p>56</text:p>
          </table:table-cell>
          <table:table-cell table:style-name="ce352" table:formula="of:=SUM([.C12:.D12])" office:value-type="float" office:value="94.5" calcext:value-type="float">
            <text:p>94.5</text:p>
          </table:table-cell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47" calcext:value-type="float">
            <text:p>47</text:p>
          </table:table-cell>
          <table:table-cell table:style-name="ce352" table:formula="of:=SUM([.F12:.G12])" office:value-type="float" office:value="86" calcext:value-type="float">
            <text:p>86</text:p>
          </table:table-cell>
          <table:table-cell table:style-name="ce352" office:value-type="float" office:value="38" calcext:value-type="float">
            <text:p>38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I12:.J12])" office:value-type="float" office:value="98" calcext:value-type="float">
            <text:p>98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6" calcext:value-type="float">
            <text:p>56</text:p>
          </table:table-cell>
          <table:table-cell table:style-name="ce352" table:formula="of:=SUM([.L12:.M12])" office:value-type="float" office:value="96" calcext:value-type="float">
            <text:p>96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49" calcext:value-type="float">
            <text:p>49</text:p>
          </table:table-cell>
          <table:table-cell table:style-name="ce352" table:formula="of:=SUM([.O12:.P12])" office:value-type="float" office:value="89" calcext:value-type="float">
            <text:p>89</text:p>
          </table:table-cell>
          <table:table-cell table:style-name="ce227" table:formula="of:=SUM([.Q12];[.N12];[.K12];[.H12];[.E12])" office:value-type="float" office:value="463.5" calcext:value-type="float">
            <text:p>463.5</text:p>
          </table:table-cell>
          <table:table-cell table:style-name="ce349"/>
          <table:table-cell table:number-columns-repeated="16262"/>
        </table:table-row>
        <table:table-row table:style-name="ro21">
          <table:table-cell table:style-name="ce349" office:value-type="float" office:value="315" calcext:value-type="float">
            <text:p>315</text:p>
          </table:table-cell>
          <table:table-cell table:style-name="ce349" office:value-type="string" calcext:value-type="string">
            <text:p>يوسف احمد ابراهيم السيد السيد</text:p>
          </table:table-cell>
          <table:table-cell table:style-name="ce352" office:value-type="float" office:value="37.5" calcext:value-type="float">
            <text:p>37.5</text:p>
          </table:table-cell>
          <table:table-cell table:style-name="ce352" office:value-type="float" office:value="53" calcext:value-type="float">
            <text:p>53</text:p>
          </table:table-cell>
          <table:table-cell table:style-name="ce352" table:formula="of:=SUM([.C13:.D13])" office:value-type="float" office:value="90.5" calcext:value-type="float">
            <text:p>90.5</text:p>
          </table:table-cell>
          <table:table-cell table:style-name="ce352" office:value-type="float" office:value="38" calcext:value-type="float">
            <text:p>38</text:p>
          </table:table-cell>
          <table:table-cell table:style-name="ce352" office:value-type="float" office:value="57" calcext:value-type="float">
            <text:p>57</text:p>
          </table:table-cell>
          <table:table-cell table:style-name="ce352" table:formula="of:=SUM([.F13:.G13])" office:value-type="float" office:value="95" calcext:value-type="float">
            <text:p>95</text:p>
          </table:table-cell>
          <table:table-cell table:style-name="ce352" office:value-type="float" office:value="38.5" calcext:value-type="float">
            <text:p>38.5</text:p>
          </table:table-cell>
          <table:table-cell table:style-name="ce352" office:value-type="float" office:value="56" calcext:value-type="float">
            <text:p>56</text:p>
          </table:table-cell>
          <table:table-cell table:style-name="ce352" table:formula="of:=SUM([.I13:.J13])" office:value-type="float" office:value="94.5" calcext:value-type="float">
            <text:p>94.5</text:p>
          </table:table-cell>
          <table:table-cell table:style-name="ce352" office:value-type="float" office:value="38" calcext:value-type="float">
            <text:p>38</text:p>
          </table:table-cell>
          <table:table-cell table:style-name="ce352" office:value-type="float" office:value="48" calcext:value-type="float">
            <text:p>48</text:p>
          </table:table-cell>
          <table:table-cell table:style-name="ce352" table:formula="of:=SUM([.L13:.M13])" office:value-type="float" office:value="86" calcext:value-type="float">
            <text:p>86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7" calcext:value-type="float">
            <text:p>57</text:p>
          </table:table-cell>
          <table:table-cell table:style-name="ce352" table:formula="of:=SUM([.O13:.P13])" office:value-type="float" office:value="97" calcext:value-type="float">
            <text:p>97</text:p>
          </table:table-cell>
          <table:table-cell table:style-name="ce227" table:formula="of:=SUM([.Q13];[.N13];[.K13];[.H13];[.E13])" office:value-type="float" office:value="463" calcext:value-type="float">
            <text:p>463</text:p>
          </table:table-cell>
          <table:table-cell table:style-name="ce349"/>
          <table:table-cell table:number-columns-repeated="16262"/>
        </table:table-row>
        <table:table-row table:style-name="ro21">
          <table:table-cell table:style-name="ce349" office:value-type="float" office:value="311" calcext:value-type="float">
            <text:p>311</text:p>
          </table:table-cell>
          <table:table-cell table:style-name="ce349" office:value-type="string" calcext:value-type="string">
            <text:p>مالك محمد عبد الرحمن عزت عبد الرحمن</text:p>
          </table:table-cell>
          <table:table-cell table:style-name="ce352" office:value-type="float" office:value="38.5" calcext:value-type="float">
            <text:p>38.5</text:p>
          </table:table-cell>
          <table:table-cell table:style-name="ce352" office:value-type="float" office:value="47" calcext:value-type="float">
            <text:p>47</text:p>
          </table:table-cell>
          <table:table-cell table:style-name="ce352" table:formula="of:=SUM([.C14:.D14])" office:value-type="float" office:value="85.5" calcext:value-type="float">
            <text:p>85.5</text:p>
          </table:table-cell>
          <table:table-cell table:style-name="ce352" office:value-type="float" office:value="39.5" calcext:value-type="float">
            <text:p>39.5</text:p>
          </table:table-cell>
          <table:table-cell table:style-name="ce352" office:value-type="float" office:value="56" calcext:value-type="float">
            <text:p>56</text:p>
          </table:table-cell>
          <table:table-cell table:style-name="ce352" table:formula="of:=SUM([.F14:.G14])" office:value-type="float" office:value="95.5" calcext:value-type="float">
            <text:p>95.5</text:p>
          </table:table-cell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55" calcext:value-type="float">
            <text:p>55</text:p>
          </table:table-cell>
          <table:table-cell table:style-name="ce352" table:formula="of:=SUM([.I14:.J14])" office:value-type="float" office:value="94" calcext:value-type="float">
            <text:p>94</text:p>
          </table:table-cell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44" calcext:value-type="float">
            <text:p>44</text:p>
          </table:table-cell>
          <table:table-cell table:style-name="ce352" table:formula="of:=SUM([.L14:.M14])" office:value-type="float" office:value="83" calcext:value-type="float">
            <text:p>83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O14:.P14])" office:value-type="float" office:value="100" calcext:value-type="float">
            <text:p>100</text:p>
          </table:table-cell>
          <table:table-cell table:style-name="ce227" table:formula="of:=SUM([.Q14];[.N14];[.K14];[.H14];[.E14])" office:value-type="float" office:value="458" calcext:value-type="float">
            <text:p>458</text:p>
          </table:table-cell>
          <table:table-cell table:style-name="ce349"/>
          <table:table-cell table:number-columns-repeated="16262"/>
        </table:table-row>
        <table:table-row table:style-name="ro21">
          <table:table-cell table:style-name="ce349" office:value-type="float" office:value="314" calcext:value-type="float">
            <text:p>314</text:p>
          </table:table-cell>
          <table:table-cell table:style-name="ce349" office:value-type="string" calcext:value-type="string">
            <text:p>ياسين باسم بهاء الدين سليمان الروبى</text:p>
          </table:table-cell>
          <table:table-cell table:style-name="ce352" office:value-type="float" office:value="37.5" calcext:value-type="float">
            <text:p>37.5</text:p>
          </table:table-cell>
          <table:table-cell table:style-name="ce352" office:value-type="float" office:value="50" calcext:value-type="float">
            <text:p>50</text:p>
          </table:table-cell>
          <table:table-cell table:style-name="ce352" table:formula="of:=SUM([.C15:.D15])" office:value-type="float" office:value="87.5" calcext:value-type="float">
            <text:p>87.5</text:p>
          </table:table-cell>
          <table:table-cell table:style-name="ce352" office:value-type="float" office:value="37.5" calcext:value-type="float">
            <text:p>37.5</text:p>
          </table:table-cell>
          <table:table-cell table:style-name="ce352" office:value-type="float" office:value="47" calcext:value-type="float">
            <text:p>47</text:p>
          </table:table-cell>
          <table:table-cell table:style-name="ce352" table:formula="of:=SUM([.F15:.G15])" office:value-type="float" office:value="84.5" calcext:value-type="float">
            <text:p>84.5</text:p>
          </table:table-cell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56" calcext:value-type="float">
            <text:p>56</text:p>
          </table:table-cell>
          <table:table-cell table:style-name="ce352" table:formula="of:=SUM([.I15:.J15])" office:value-type="float" office:value="95" calcext:value-type="float">
            <text:p>95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2" calcext:value-type="float">
            <text:p>52</text:p>
          </table:table-cell>
          <table:table-cell table:style-name="ce352" table:formula="of:=SUM([.L15:.M15])" office:value-type="float" office:value="92" calcext:value-type="float">
            <text:p>92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8" calcext:value-type="float">
            <text:p>58</text:p>
          </table:table-cell>
          <table:table-cell table:style-name="ce352" table:formula="of:=SUM([.O15:.P15])" office:value-type="float" office:value="98" calcext:value-type="float">
            <text:p>98</text:p>
          </table:table-cell>
          <table:table-cell table:style-name="ce227" table:formula="of:=SUM([.Q15];[.N15];[.K15];[.H15];[.E15])" office:value-type="float" office:value="457" calcext:value-type="float">
            <text:p>457</text:p>
          </table:table-cell>
          <table:table-cell table:style-name="ce349"/>
          <table:table-cell table:number-columns-repeated="16262"/>
        </table:table-row>
        <table:table-row table:style-name="ro21">
          <table:table-cell table:style-name="ce349" office:value-type="float" office:value="304" calcext:value-type="float">
            <text:p>304</text:p>
          </table:table-cell>
          <table:table-cell table:style-name="ce349" office:value-type="string" calcext:value-type="string">
            <text:p>ادم رامى جاد بباوى عوض</text:p>
          </table:table-cell>
          <table:table-cell table:style-name="ce352" office:value-type="float" office:value="38" calcext:value-type="float">
            <text:p>38</text:p>
          </table:table-cell>
          <table:table-cell table:style-name="ce352" office:value-type="float" office:value="58" calcext:value-type="float">
            <text:p>58</text:p>
          </table:table-cell>
          <table:table-cell table:style-name="ce352" table:formula="of:=SUM([.C16:.D16])" office:value-type="float" office:value="96" calcext:value-type="float">
            <text:p>96</text:p>
          </table:table-cell>
          <table:table-cell table:style-name="ce352" office:value-type="float" office:value="38" calcext:value-type="float">
            <text:p>38</text:p>
          </table:table-cell>
          <table:table-cell table:style-name="ce352" office:value-type="float" office:value="42" calcext:value-type="float">
            <text:p>42</text:p>
          </table:table-cell>
          <table:table-cell table:style-name="ce352" table:formula="of:=SUM([.F16:.G16])" office:value-type="float" office:value="80" calcext:value-type="float">
            <text:p>80</text:p>
          </table:table-cell>
          <table:table-cell table:style-name="ce352" office:value-type="float" office:value="38.5" calcext:value-type="float">
            <text:p>38.5</text:p>
          </table:table-cell>
          <table:table-cell table:style-name="ce352" office:value-type="float" office:value="56" calcext:value-type="float">
            <text:p>56</text:p>
          </table:table-cell>
          <table:table-cell table:style-name="ce352" table:formula="of:=SUM([.I16:.J16])" office:value-type="float" office:value="94.5" calcext:value-type="float">
            <text:p>94.5</text:p>
          </table:table-cell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52" calcext:value-type="float">
            <text:p>52</text:p>
          </table:table-cell>
          <table:table-cell table:style-name="ce352" table:formula="of:=SUM([.L16:.M16])" office:value-type="float" office:value="91" calcext:value-type="float">
            <text:p>91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3" calcext:value-type="float">
            <text:p>53</text:p>
          </table:table-cell>
          <table:table-cell table:style-name="ce352" table:formula="of:=SUM([.O16:.P16])" office:value-type="float" office:value="93" calcext:value-type="float">
            <text:p>93</text:p>
          </table:table-cell>
          <table:table-cell table:style-name="ce227" table:formula="of:=SUM([.Q16];[.N16];[.K16];[.H16];[.E16])" office:value-type="float" office:value="454.5" calcext:value-type="float">
            <text:p>454.5</text:p>
          </table:table-cell>
          <table:table-cell table:style-name="ce349"/>
          <table:table-cell table:number-columns-repeated="16262"/>
        </table:table-row>
        <table:table-row table:style-name="ro21">
          <table:table-cell table:style-name="ce349" office:value-type="float" office:value="318" calcext:value-type="float">
            <text:p>318</text:p>
          </table:table-cell>
          <table:table-cell table:style-name="ce349" office:value-type="string" calcext:value-type="string">
            <text:p>كادي احمد ادم رياض دام</text:p>
          </table:table-cell>
          <table:table-cell table:style-name="ce352" office:value-type="float" office:value="36.5" calcext:value-type="float">
            <text:p>36.5</text:p>
          </table:table-cell>
          <table:table-cell table:style-name="ce352" office:value-type="float" office:value="50" calcext:value-type="float">
            <text:p>50</text:p>
          </table:table-cell>
          <table:table-cell table:style-name="ce352" table:formula="of:=SUM([.C17:.D17])" office:value-type="float" office:value="86.5" calcext:value-type="float">
            <text:p>86.5</text:p>
          </table:table-cell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54" calcext:value-type="float">
            <text:p>54</text:p>
          </table:table-cell>
          <table:table-cell table:style-name="ce352" table:formula="of:=SUM([.F17:.G17])" office:value-type="float" office:value="93" calcext:value-type="float">
            <text:p>93</text:p>
          </table:table-cell>
          <table:table-cell table:style-name="ce352" office:value-type="float" office:value="39.5" calcext:value-type="float">
            <text:p>39.5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I17:.J17])" office:value-type="float" office:value="99.5" calcext:value-type="float">
            <text:p>99.5</text:p>
          </table:table-cell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54" calcext:value-type="float">
            <text:p>54</text:p>
          </table:table-cell>
          <table:table-cell table:style-name="ce352" table:formula="of:=SUM([.L17:.M17])" office:value-type="float" office:value="93" calcext:value-type="float">
            <text:p>93</text:p>
          </table:table-cell>
          <table:table-cell table:number-columns-repeated="2" table:style-name="ce352" office:value-type="float" office:value="40" calcext:value-type="float">
            <text:p>40</text:p>
          </table:table-cell>
          <table:table-cell table:style-name="ce352" table:formula="of:=SUM([.O17:.P17])" office:value-type="float" office:value="80" calcext:value-type="float">
            <text:p>80</text:p>
          </table:table-cell>
          <table:table-cell table:style-name="ce227" table:formula="of:=SUM([.Q17];[.N17];[.K17];[.H17];[.E17])" office:value-type="float" office:value="452" calcext:value-type="float">
            <text:p>452</text:p>
          </table:table-cell>
          <table:table-cell table:style-name="ce349"/>
          <table:table-cell table:number-columns-repeated="16262"/>
        </table:table-row>
        <table:table-row table:style-name="ro21">
          <table:table-cell table:style-name="ce349" office:value-type="float" office:value="307" calcext:value-type="float">
            <text:p>307</text:p>
          </table:table-cell>
          <table:table-cell table:style-name="ce349" office:value-type="string" calcext:value-type="string">
            <text:p>حمزة احمد عبد الباسط محمد سلامه</text:p>
          </table:table-cell>
          <table:table-cell table:style-name="ce352" office:value-type="float" office:value="38.5" calcext:value-type="float">
            <text:p>38.5</text:p>
          </table:table-cell>
          <table:table-cell table:style-name="ce352" office:value-type="float" office:value="54" calcext:value-type="float">
            <text:p>54</text:p>
          </table:table-cell>
          <table:table-cell table:style-name="ce352" table:formula="of:=SUM([.C18:.D18])" office:value-type="float" office:value="92.5" calcext:value-type="float">
            <text:p>92.5</text:p>
          </table:table-cell>
          <table:table-cell table:style-name="ce352" office:value-type="float" office:value="38" calcext:value-type="float">
            <text:p>38</text:p>
          </table:table-cell>
          <table:table-cell table:style-name="ce352" office:value-type="float" office:value="47" calcext:value-type="float">
            <text:p>47</text:p>
          </table:table-cell>
          <table:table-cell table:style-name="ce352" table:formula="of:=SUM([.F18:.G18])" office:value-type="float" office:value="85" calcext:value-type="float">
            <text:p>85</text:p>
          </table:table-cell>
          <table:table-cell table:style-name="ce352" office:value-type="float" office:value="39.5" calcext:value-type="float">
            <text:p>39.5</text:p>
          </table:table-cell>
          <table:table-cell table:style-name="ce352" office:value-type="float" office:value="54" calcext:value-type="float">
            <text:p>54</text:p>
          </table:table-cell>
          <table:table-cell table:style-name="ce352" table:formula="of:=SUM([.I18:.J18])" office:value-type="float" office:value="93.5" calcext:value-type="float">
            <text:p>93.5</text:p>
          </table:table-cell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50" calcext:value-type="float">
            <text:p>50</text:p>
          </table:table-cell>
          <table:table-cell table:style-name="ce352" table:formula="of:=SUM([.L18:.M18])" office:value-type="float" office:value="89" calcext:value-type="float">
            <text:p>89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43" calcext:value-type="float">
            <text:p>43</text:p>
          </table:table-cell>
          <table:table-cell table:style-name="ce352" table:formula="of:=SUM([.O18:.P18])" office:value-type="float" office:value="83" calcext:value-type="float">
            <text:p>83</text:p>
          </table:table-cell>
          <table:table-cell table:style-name="ce227" table:formula="of:=SUM([.Q18];[.N18];[.K18];[.H18];[.E18])" office:value-type="float" office:value="443" calcext:value-type="float">
            <text:p>443</text:p>
          </table:table-cell>
          <table:table-cell table:style-name="ce349"/>
          <table:table-cell table:number-columns-repeated="16262"/>
        </table:table-row>
        <table:table-row table:style-name="ro21">
          <table:table-cell table:style-name="ce349" office:value-type="float" office:value="317" calcext:value-type="float">
            <text:p>317</text:p>
          </table:table-cell>
          <table:table-cell table:style-name="ce349" office:value-type="string" calcext:value-type="string">
            <text:p>سلسبيل محمد سعيد يوسف عباس</text:p>
          </table:table-cell>
          <table:table-cell table:style-name="ce352" office:value-type="float" office:value="36" calcext:value-type="float">
            <text:p>36</text:p>
          </table:table-cell>
          <table:table-cell table:style-name="ce352" office:value-type="float" office:value="48" calcext:value-type="float">
            <text:p>48</text:p>
          </table:table-cell>
          <table:table-cell table:style-name="ce352" table:formula="of:=SUM([.C19:.D19])" office:value-type="float" office:value="84" calcext:value-type="float">
            <text:p>84</text:p>
          </table:table-cell>
          <table:table-cell table:style-name="ce352" office:value-type="float" office:value="37.5" calcext:value-type="float">
            <text:p>37.5</text:p>
          </table:table-cell>
          <table:table-cell table:style-name="ce352" office:value-type="float" office:value="36" calcext:value-type="float">
            <text:p>36</text:p>
          </table:table-cell>
          <table:table-cell table:style-name="ce352" table:formula="of:=SUM([.F19:.G19])" office:value-type="float" office:value="73.5" calcext:value-type="float">
            <text:p>73.5</text:p>
          </table:table-cell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56" calcext:value-type="float">
            <text:p>56</text:p>
          </table:table-cell>
          <table:table-cell table:style-name="ce352" table:formula="of:=SUM([.I19:.J19])" office:value-type="float" office:value="95" calcext:value-type="float">
            <text:p>95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2" calcext:value-type="float">
            <text:p>52</text:p>
          </table:table-cell>
          <table:table-cell table:style-name="ce352" table:formula="of:=SUM([.L19:.M19])" office:value-type="float" office:value="92" calcext:value-type="float">
            <text:p>92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3" calcext:value-type="float">
            <text:p>53</text:p>
          </table:table-cell>
          <table:table-cell table:style-name="ce352" table:formula="of:=SUM([.O19:.P19])" office:value-type="float" office:value="93" calcext:value-type="float">
            <text:p>93</text:p>
          </table:table-cell>
          <table:table-cell table:style-name="ce227" table:formula="of:=SUM([.Q19];[.N19];[.K19];[.H19];[.E19])" office:value-type="float" office:value="437.5" calcext:value-type="float">
            <text:p>437.5</text:p>
          </table:table-cell>
          <table:table-cell table:style-name="ce349"/>
          <table:table-cell table:number-columns-repeated="16262"/>
        </table:table-row>
        <table:table-row table:style-name="ro21">
          <table:table-cell table:style-name="ce349" office:value-type="float" office:value="319" calcext:value-type="float">
            <text:p>319</text:p>
          </table:table-cell>
          <table:table-cell table:style-name="ce349" office:value-type="string" calcext:value-type="string">
            <text:p>كارما محمد حسن محمد الشيخ</text:p>
          </table:table-cell>
          <table:table-cell table:style-name="ce352" office:value-type="float" office:value="38.5" calcext:value-type="float">
            <text:p>38.5</text:p>
          </table:table-cell>
          <table:table-cell table:style-name="ce352" office:value-type="float" office:value="52" calcext:value-type="float">
            <text:p>52</text:p>
          </table:table-cell>
          <table:table-cell table:style-name="ce352" table:formula="of:=SUM([.C20:.D20])" office:value-type="float" office:value="90.5" calcext:value-type="float">
            <text:p>90.5</text:p>
          </table:table-cell>
          <table:table-cell table:style-name="ce352" office:value-type="float" office:value="38" calcext:value-type="float">
            <text:p>38</text:p>
          </table:table-cell>
          <table:table-cell table:style-name="ce352" office:value-type="float" office:value="39" calcext:value-type="float">
            <text:p>39</text:p>
          </table:table-cell>
          <table:table-cell table:style-name="ce352" table:formula="of:=SUM([.F20:.G20])" office:value-type="float" office:value="77" calcext:value-type="float">
            <text:p>77</text:p>
          </table:table-cell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54" calcext:value-type="float">
            <text:p>54</text:p>
          </table:table-cell>
          <table:table-cell table:style-name="ce352" table:formula="of:=SUM([.I20:.J20])" office:value-type="float" office:value="93" calcext:value-type="float">
            <text:p>93</text:p>
          </table:table-cell>
          <table:table-cell table:style-name="ce352" office:value-type="float" office:value="36" calcext:value-type="float">
            <text:p>36</text:p>
          </table:table-cell>
          <table:table-cell table:style-name="ce352" office:value-type="float" office:value="46" calcext:value-type="float">
            <text:p>46</text:p>
          </table:table-cell>
          <table:table-cell table:style-name="ce352" table:formula="of:=SUM([.L20:.M20])" office:value-type="float" office:value="82" calcext:value-type="float">
            <text:p>82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49" calcext:value-type="float">
            <text:p>49</text:p>
          </table:table-cell>
          <table:table-cell table:style-name="ce352" table:formula="of:=SUM([.O20:.P20])" office:value-type="float" office:value="89" calcext:value-type="float">
            <text:p>89</text:p>
          </table:table-cell>
          <table:table-cell table:style-name="ce227" table:formula="of:=SUM([.Q20];[.N20];[.K20];[.H20];[.E20])" office:value-type="float" office:value="431.5" calcext:value-type="float">
            <text:p>431.5</text:p>
          </table:table-cell>
          <table:table-cell table:style-name="ce349"/>
          <table:table-cell table:number-columns-repeated="16262"/>
        </table:table-row>
        <table:table-row table:style-name="ro21">
          <table:table-cell table:style-name="ce349" office:value-type="float" office:value="316" calcext:value-type="float">
            <text:p>316</text:p>
          </table:table-cell>
          <table:table-cell table:style-name="ce349" office:value-type="string" calcext:value-type="string">
            <text:p>ريناد محمد عاطف عبد الوهاب جاد حماد</text:p>
          </table:table-cell>
          <table:table-cell table:style-name="ce352" office:value-type="float" office:value="38.5" calcext:value-type="float">
            <text:p>38.5</text:p>
          </table:table-cell>
          <table:table-cell table:style-name="ce352" office:value-type="float" office:value="55" calcext:value-type="float">
            <text:p>55</text:p>
          </table:table-cell>
          <table:table-cell table:style-name="ce352" table:formula="of:=SUM([.C21:.D21])" office:value-type="float" office:value="93.5" calcext:value-type="float">
            <text:p>93.5</text:p>
          </table:table-cell>
          <table:table-cell table:style-name="ce352" office:value-type="float" office:value="36.5" calcext:value-type="float">
            <text:p>36.5</text:p>
          </table:table-cell>
          <table:table-cell table:style-name="ce352" office:value-type="float" office:value="32" calcext:value-type="float">
            <text:p>32</text:p>
          </table:table-cell>
          <table:table-cell table:style-name="ce352" table:formula="of:=SUM([.F21:.G21])" office:value-type="float" office:value="68.5" calcext:value-type="float">
            <text:p>68.5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I21:.J21])" office:value-type="float" office:value="100" calcext:value-type="float">
            <text:p>100</text:p>
          </table:table-cell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table:formula="of:=SUM([.L21:.M21])" office:value-type="float" office:value="79" calcext:value-type="float">
            <text:p>79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42" calcext:value-type="float">
            <text:p>42</text:p>
          </table:table-cell>
          <table:table-cell table:style-name="ce352" table:formula="of:=SUM([.O21:.P21])" office:value-type="float" office:value="82" calcext:value-type="float">
            <text:p>82</text:p>
          </table:table-cell>
          <table:table-cell table:style-name="ce227" table:formula="of:=SUM([.Q21];[.N21];[.K21];[.H21];[.E21])" office:value-type="float" office:value="423" calcext:value-type="float">
            <text:p>423</text:p>
          </table:table-cell>
          <table:table-cell table:style-name="ce349"/>
          <table:table-cell table:number-columns-repeated="16262"/>
        </table:table-row>
        <table:table-row table:style-name="ro21">
          <table:table-cell table:style-name="ce349" office:value-type="float" office:value="306" calcext:value-type="float">
            <text:p>306</text:p>
          </table:table-cell>
          <table:table-cell table:style-name="ce349" office:value-type="string" calcext:value-type="string">
            <text:p>حمزة احمد صابر على على حسين الشيخ</text:p>
          </table:table-cell>
          <table:table-cell table:style-name="ce352" office:value-type="float" office:value="37.5" calcext:value-type="float">
            <text:p>37.5</text:p>
          </table:table-cell>
          <table:table-cell table:style-name="ce352" office:value-type="float" office:value="41" calcext:value-type="float">
            <text:p>41</text:p>
          </table:table-cell>
          <table:table-cell table:style-name="ce352" table:formula="of:=SUM([.C22:.D22])" office:value-type="float" office:value="78.5" calcext:value-type="float">
            <text:p>78.5</text:p>
          </table:table-cell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45" calcext:value-type="float">
            <text:p>45</text:p>
          </table:table-cell>
          <table:table-cell table:style-name="ce352" table:formula="of:=SUM([.F22:.G22])" office:value-type="float" office:value="84" calcext:value-type="float">
            <text:p>84</text:p>
          </table:table-cell>
          <table:table-cell table:style-name="ce352" office:value-type="float" office:value="37.5" calcext:value-type="float">
            <text:p>37.5</text:p>
          </table:table-cell>
          <table:table-cell table:style-name="ce352" office:value-type="float" office:value="47" calcext:value-type="float">
            <text:p>47</text:p>
          </table:table-cell>
          <table:table-cell table:style-name="ce352" table:formula="of:=SUM([.I22:.J22])" office:value-type="float" office:value="84.5" calcext:value-type="float">
            <text:p>84.5</text:p>
          </table:table-cell>
          <table:table-cell table:style-name="ce352" office:value-type="float" office:value="36" calcext:value-type="float">
            <text:p>36</text:p>
          </table:table-cell>
          <table:table-cell table:style-name="ce352" office:value-type="float" office:value="30" calcext:value-type="float">
            <text:p>30</text:p>
          </table:table-cell>
          <table:table-cell table:style-name="ce352" table:formula="of:=SUM([.L22:.M22])" office:value-type="float" office:value="66" calcext:value-type="float">
            <text:p>66</text:p>
          </table:table-cell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57" calcext:value-type="float">
            <text:p>57</text:p>
          </table:table-cell>
          <table:table-cell table:style-name="ce352" table:formula="of:=SUM([.O22:.P22])" office:value-type="float" office:value="96" calcext:value-type="float">
            <text:p>96</text:p>
          </table:table-cell>
          <table:table-cell table:style-name="ce227" table:formula="of:=SUM([.Q22];[.N22];[.K22];[.H22];[.E22])" office:value-type="float" office:value="409" calcext:value-type="float">
            <text:p>409</text:p>
          </table:table-cell>
          <table:table-cell table:style-name="ce349"/>
          <table:table-cell table:number-columns-repeated="16262"/>
        </table:table-row>
        <table:table-row table:style-name="ro21">
          <table:table-cell table:style-name="ce349" office:value-type="float" office:value="320" calcext:value-type="float">
            <text:p>320</text:p>
          </table:table-cell>
          <table:table-cell table:style-name="ce349" office:value-type="string" calcext:value-type="string">
            <text:p>ليليان محمود كمال الدين محمود عبدالحميد</text:p>
          </table:table-cell>
          <table:table-cell table:style-name="ce352" office:value-type="float" office:value="35" calcext:value-type="float">
            <text:p>35</text:p>
          </table:table-cell>
          <table:table-cell table:style-name="ce352" office:value-type="float" office:value="36" calcext:value-type="float">
            <text:p>36</text:p>
          </table:table-cell>
          <table:table-cell table:style-name="ce352" table:formula="of:=SUM([.C23:.D23])" office:value-type="float" office:value="71" calcext:value-type="float">
            <text:p>71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42" calcext:value-type="float">
            <text:p>42</text:p>
          </table:table-cell>
          <table:table-cell table:style-name="ce352" table:formula="of:=SUM([.F23:.G23])" office:value-type="float" office:value="82" calcext:value-type="float">
            <text:p>82</text:p>
          </table:table-cell>
          <table:table-cell table:style-name="ce352" office:value-type="float" office:value="37" calcext:value-type="float">
            <text:p>37</text:p>
          </table:table-cell>
          <table:table-cell table:style-name="ce352" office:value-type="float" office:value="54" calcext:value-type="float">
            <text:p>54</text:p>
          </table:table-cell>
          <table:table-cell table:style-name="ce352" table:formula="of:=SUM([.I23:.J23])" office:value-type="float" office:value="91" calcext:value-type="float">
            <text:p>91</text:p>
          </table:table-cell>
          <table:table-cell table:style-name="ce352" office:value-type="float" office:value="35" calcext:value-type="float">
            <text:p>35</text:p>
          </table:table-cell>
          <table:table-cell table:style-name="ce352" office:value-type="float" office:value="32" calcext:value-type="float">
            <text:p>32</text:p>
          </table:table-cell>
          <table:table-cell table:style-name="ce352" table:formula="of:=SUM([.L23:.M23])" office:value-type="float" office:value="67" calcext:value-type="float">
            <text:p>67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30" calcext:value-type="float">
            <text:p>30</text:p>
          </table:table-cell>
          <table:table-cell table:style-name="ce352" table:formula="of:=SUM([.O23:.P23])" office:value-type="float" office:value="70" calcext:value-type="float">
            <text:p>70</text:p>
          </table:table-cell>
          <table:table-cell table:style-name="ce227" table:formula="of:=SUM([.Q23];[.N23];[.K23];[.H23];[.E23])" office:value-type="float" office:value="381" calcext:value-type="float">
            <text:p>381</text:p>
          </table:table-cell>
          <table:table-cell table:style-name="ce349"/>
          <table:table-cell table:number-columns-repeated="16262"/>
        </table:table-row>
        <table:table-row table:style-name="ro21">
          <table:table-cell table:style-name="ce349" office:value-type="float" office:value="313" calcext:value-type="float">
            <text:p>313</text:p>
          </table:table-cell>
          <table:table-cell table:style-name="ce349" office:value-type="string" calcext:value-type="string">
            <text:p>محمد كريم سمير فوزى عبدالقادر شاتيلا</text:p>
          </table:table-cell>
          <table:table-cell table:style-name="ce352" office:value-type="float" office:value="33.5" calcext:value-type="float">
            <text:p>33.5</text:p>
          </table:table-cell>
          <table:table-cell table:style-name="ce352" office:value-type="float" office:value="33" calcext:value-type="float">
            <text:p>33</text:p>
          </table:table-cell>
          <table:table-cell table:style-name="ce352" table:formula="of:=SUM([.C24:.D24])" office:value-type="float" office:value="66.5" calcext:value-type="float">
            <text:p>66.5</text:p>
          </table:table-cell>
          <table:table-cell table:style-name="ce352" office:value-type="float" office:value="37" calcext:value-type="float">
            <text:p>37</text:p>
          </table:table-cell>
          <table:table-cell table:style-name="ce352" office:value-type="float" office:value="42" calcext:value-type="float">
            <text:p>42</text:p>
          </table:table-cell>
          <table:table-cell table:style-name="ce352" table:formula="of:=SUM([.F24:.G24])" office:value-type="float" office:value="79" calcext:value-type="float">
            <text:p>79</text:p>
          </table:table-cell>
          <table:table-cell table:style-name="ce352" office:value-type="float" office:value="37.5" calcext:value-type="float">
            <text:p>37.5</text:p>
          </table:table-cell>
          <table:table-cell table:style-name="ce352" office:value-type="float" office:value="55" calcext:value-type="float">
            <text:p>55</text:p>
          </table:table-cell>
          <table:table-cell table:style-name="ce352" table:formula="of:=SUM([.I24:.J24])" office:value-type="float" office:value="92.5" calcext:value-type="float">
            <text:p>92.5</text:p>
          </table:table-cell>
          <table:table-cell table:style-name="ce352" office:value-type="float" office:value="38" calcext:value-type="float">
            <text:p>38</text:p>
          </table:table-cell>
          <table:table-cell table:style-name="ce352" office:value-type="float" office:value="32" calcext:value-type="float">
            <text:p>32</text:p>
          </table:table-cell>
          <table:table-cell table:style-name="ce352" table:formula="of:=SUM([.L24:.M24])" office:value-type="float" office:value="70" calcext:value-type="float">
            <text:p>70</text:p>
          </table:table-cell>
          <table:table-cell table:style-name="ce352" office:value-type="float" office:value="38" calcext:value-type="float">
            <text:p>38</text:p>
          </table:table-cell>
          <table:table-cell table:style-name="ce352" office:value-type="float" office:value="27" calcext:value-type="float">
            <text:p>27</text:p>
          </table:table-cell>
          <table:table-cell table:style-name="ce352" table:formula="of:=SUM([.O24:.P24])" office:value-type="float" office:value="65" calcext:value-type="float">
            <text:p>65</text:p>
          </table:table-cell>
          <table:table-cell table:style-name="ce227" table:formula="of:=SUM([.Q24];[.N24];[.K24];[.H24];[.E24])" office:value-type="float" office:value="373" calcext:value-type="float">
            <text:p>373</text:p>
          </table:table-cell>
          <table:table-cell table:style-name="ce349"/>
          <table:table-cell table:number-columns-repeated="16262"/>
        </table:table-row>
        <table:table-row table:style-name="ro21">
          <table:table-cell table:style-name="ce349" office:value-type="float" office:value="308" calcext:value-type="float">
            <text:p>308</text:p>
          </table:table-cell>
          <table:table-cell table:style-name="ce349" office:value-type="string" calcext:value-type="string">
            <text:p>خالد محمد ابراهيم عبدالعظيم ابراهيم</text:p>
          </table:table-cell>
          <table:table-cell table:style-name="ce352" office:value-type="float" office:value="33" calcext:value-type="float">
            <text:p>33</text:p>
          </table:table-cell>
          <table:table-cell table:style-name="ce352" office:value-type="float" office:value="30" calcext:value-type="float">
            <text:p>30</text:p>
          </table:table-cell>
          <table:table-cell table:style-name="ce352" table:formula="of:=SUM([.C25:.D25])" office:value-type="float" office:value="63" calcext:value-type="float">
            <text:p>63</text:p>
          </table:table-cell>
          <table:table-cell table:style-name="ce352" office:value-type="float" office:value="36" calcext:value-type="float">
            <text:p>36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table:formula="of:=SUM([.F25:.G25])" office:value-type="float" office:value="76" calcext:value-type="float">
            <text:p>76</text:p>
          </table:table-cell>
          <table:table-cell table:style-name="ce352" office:value-type="float" office:value="37" calcext:value-type="float">
            <text:p>37</text:p>
          </table:table-cell>
          <table:table-cell table:style-name="ce352" office:value-type="float" office:value="30" calcext:value-type="float">
            <text:p>30</text:p>
          </table:table-cell>
          <table:table-cell table:style-name="ce352" table:formula="of:=SUM([.I25:.J25])" office:value-type="float" office:value="67" calcext:value-type="float">
            <text:p>67</text:p>
          </table:table-cell>
          <table:table-cell table:style-name="ce352" office:value-type="float" office:value="35" calcext:value-type="float">
            <text:p>35</text:p>
          </table:table-cell>
          <table:table-cell table:style-name="ce352" office:value-type="float" office:value="16" calcext:value-type="float">
            <text:p>16</text:p>
          </table:table-cell>
          <table:table-cell table:style-name="ce352" table:formula="of:=SUM([.L25:.M25])" office:value-type="float" office:value="51" calcext:value-type="float">
            <text:p>51</text:p>
          </table:table-cell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30" calcext:value-type="float">
            <text:p>30</text:p>
          </table:table-cell>
          <table:table-cell table:style-name="ce352" table:formula="of:=SUM([.O25:.P25])" office:value-type="float" office:value="69" calcext:value-type="float">
            <text:p>69</text:p>
          </table:table-cell>
          <table:table-cell table:style-name="ce227" table:formula="of:=SUM([.Q25];[.N25];[.K25];[.H25];[.E25])" office:value-type="float" office:value="326" calcext:value-type="float">
            <text:p>326</text:p>
          </table:table-cell>
          <table:table-cell table:style-name="ce349"/>
          <table:table-cell table:number-columns-repeated="16262"/>
        </table:table-row>
        <table:table-row table:style-name="ro21">
          <table:table-cell table:style-name="ce349" office:value-type="float" office:value="302" calcext:value-type="float">
            <text:p>302</text:p>
          </table:table-cell>
          <table:table-cell table:style-name="ce349" office:value-type="string" calcext:value-type="string">
            <text:p>احمد عمرو عبد العزيز عمران</text:p>
          </table:table-cell>
          <table:table-cell table:number-columns-repeated="3" table:style-name="ce352" office:value-type="string" calcext:value-type="string">
            <text:p>غ</text:p>
          </table:table-cell>
          <table:table-cell table:style-name="ce352" office:value-type="float" office:value="34" calcext:value-type="float">
            <text:p>34</text:p>
          </table:table-cell>
          <table:table-cell table:style-name="ce352" office:value-type="float" office:value="26" calcext:value-type="float">
            <text:p>26</text:p>
          </table:table-cell>
          <table:table-cell table:style-name="ce352" table:formula="of:=SUM([.F26:.G26])" office:value-type="float" office:value="60" calcext:value-type="float">
            <text:p>60</text:p>
          </table:table-cell>
          <table:table-cell table:style-name="ce352" office:value-type="float" office:value="38.5" calcext:value-type="float">
            <text:p>38.5</text:p>
          </table:table-cell>
          <table:table-cell table:style-name="ce352" office:value-type="float" office:value="48" calcext:value-type="float">
            <text:p>48</text:p>
          </table:table-cell>
          <table:table-cell table:style-name="ce352" table:formula="of:=SUM([.I26:.J26])" office:value-type="float" office:value="86.5" calcext:value-type="float">
            <text:p>86.5</text:p>
          </table:table-cell>
          <table:table-cell table:style-name="ce352" office:value-type="float" office:value="38" calcext:value-type="float">
            <text:p>38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table:formula="of:=SUM([.L26:.M26])" office:value-type="float" office:value="78" calcext:value-type="float">
            <text:p>78</text:p>
          </table:table-cell>
          <table:table-cell table:number-columns-repeated="3" table:style-name="ce352" office:value-type="string" calcext:value-type="string">
            <text:p>غ</text:p>
          </table:table-cell>
          <table:table-cell table:style-name="ce227" table:formula="of:=SUM([.Q26];[.N26];[.K26];[.H26];[.E26])" office:value-type="float" office:value="224.5" calcext:value-type="float">
            <text:p>224.5</text:p>
          </table:table-cell>
          <table:table-cell table:style-name="ce349"/>
          <table:table-cell table:number-columns-repeated="16262"/>
        </table:table-row>
        <table:table-row table:style-name="ro21">
          <table:table-cell table:style-name="ce349" office:value-type="float" office:value="323" calcext:value-type="float">
            <text:p>323</text:p>
          </table:table-cell>
          <table:table-cell table:style-name="ce349"/>
          <table:table-cell table:style-name="ce352" table:number-columns-repeated="15"/>
          <table:table-cell table:style-name="ce227"/>
          <table:table-cell table:style-name="ce349"/>
          <table:table-cell table:number-columns-repeated="16262"/>
        </table:table-row>
        <table:table-row table:style-name="ro21">
          <table:table-cell table:style-name="ce349" office:value-type="float" office:value="24" calcext:value-type="float">
            <text:p>24</text:p>
          </table:table-cell>
          <table:table-cell table:style-name="ce349"/>
          <table:table-cell table:style-name="ce352" table:number-columns-repeated="15"/>
          <table:table-cell table:style-name="ce227"/>
          <table:table-cell table:style-name="ce349"/>
          <table:table-cell table:number-columns-repeated="16262"/>
        </table:table-row>
        <table:table-row table:style-name="ro21">
          <table:table-cell table:style-name="ce349" office:value-type="float" office:value="25" calcext:value-type="float">
            <text:p>25</text:p>
          </table:table-cell>
          <table:table-cell table:style-name="ce349"/>
          <table:table-cell table:style-name="ce352" table:number-columns-repeated="15"/>
          <table:table-cell table:style-name="ce227"/>
          <table:table-cell table:style-name="ce349"/>
          <table:table-cell table:number-columns-repeated="16262"/>
        </table:table-row>
        <table:table-row table:style-name="ro21">
          <table:table-cell table:number-columns-repeated="16281"/>
        </table:table-row>
        <table:table-row table:style-name="ro25">
          <table:table-cell table:style-name="ce221" table:number-columns-repeated="2"/>
          <table:table-cell table:number-columns-repeated="3"/>
          <table:table-cell table:style-name="ce223" table:number-columns-repeated="3"/>
          <table:table-cell table:number-columns-repeated="3"/>
          <table:table-cell table:style-name="ce185" table:number-columns-repeated="2"/>
          <table:table-cell table:style-name="ce196" office:value-type="string" calcext:value-type="string">
            <text:p>أملى الدرجات </text:p>
          </table:table-cell>
          <table:table-cell table:style-name="ce196" table:number-columns-repeated="3"/>
          <table:table-cell table:style-name="ce221"/>
          <table:table-cell table:number-columns-repeated="16263"/>
        </table:table-row>
        <table:table-row table:style-name="ro25">
          <table:table-cell table:style-name="ce221" table:number-columns-repeated="2"/>
          <table:table-cell table:number-columns-repeated="3"/>
          <table:table-cell table:style-name="ce223" table:number-columns-repeated="3"/>
          <table:table-cell table:number-columns-repeated="3"/>
          <table:table-cell table:style-name="ce186" table:number-columns-repeated="2"/>
          <table:table-cell table:style-name="ce151"/>
          <table:table-cell table:style-name="ce159" table:number-columns-repeated="2"/>
          <table:table-cell table:style-name="ce161"/>
          <table:table-cell table:style-name="ce221"/>
          <table:table-cell table:number-columns-repeated="16263"/>
        </table:table-row>
        <table:table-row table:style-name="ro25">
          <table:table-cell table:style-name="ce221" table:number-columns-repeated="2"/>
          <table:table-cell table:number-columns-repeated="3"/>
          <table:table-cell table:style-name="ce223" table:number-columns-repeated="3"/>
          <table:table-cell table:number-columns-repeated="3"/>
          <table:table-cell table:style-name="ce189" table:number-columns-repeated="2"/>
          <table:table-cell table:style-name="ce152"/>
          <table:table-cell table:style-name="ce154" table:number-columns-repeated="2"/>
          <table:table-cell table:style-name="ce156"/>
          <table:table-cell table:style-name="ce221"/>
          <table:table-cell table:number-columns-repeated="16263"/>
        </table:table-row>
        <table:table-row table:style-name="ro21">
          <table:table-cell table:style-name="ce221" table:number-columns-repeated="2"/>
          <table:table-cell table:number-columns-repeated="3"/>
          <table:table-cell table:style-name="ce223" table:number-columns-repeated="3"/>
          <table:table-cell table:number-columns-repeated="3"/>
          <table:table-cell table:style-name="ce224" table:number-columns-repeated="6"/>
          <table:table-cell table:style-name="ce228"/>
          <table:table-cell table:number-columns-repeated="16263"/>
        </table:table-row>
        <table:table-row table:style-name="ro18" table:number-rows-repeated="1048541">
          <table:table-cell table:number-columns-repeated="16281"/>
        </table:table-row>
        <table:table-row table:style-name="ro12">
          <table:table-cell table:number-columns-repeated="16281"/>
        </table:table-row>
      </table:table>
      <table:table table:name="السادس" table:style-name="ta6" table:print-ranges="السادس.A1:السادس.BR7">
        <office:forms form:automatic-focus="false" form:apply-design-mode="false"/>
        <table:table-column table:style-name="co21" table:default-cell-style-name="ce192"/>
        <table:table-column table:style-name="co36" table:default-cell-style-name="ce192"/>
        <table:table-column table:style-name="co37" table:visibility="collapse" table:number-columns-repeated="3" table:default-cell-style-name="ce192"/>
        <table:table-column table:style-name="co5" table:visibility="collapse" table:number-columns-repeated="3" table:default-cell-style-name="ce195"/>
        <table:table-column table:style-name="co24" table:visibility="collapse" table:default-cell-style-name="ce197"/>
        <table:table-column table:style-name="co5" table:visibility="collapse" table:number-columns-repeated="3" table:default-cell-style-name="ce195"/>
        <table:table-column table:style-name="co24" table:visibility="collapse" table:default-cell-style-name="ce197"/>
        <table:table-column table:style-name="co5" table:visibility="collapse" table:number-columns-repeated="2" table:default-cell-style-name="ce195"/>
        <table:table-column table:style-name="co24" table:visibility="collapse" table:default-cell-style-name="ce197"/>
        <table:table-column table:style-name="co5" table:visibility="collapse" table:number-columns-repeated="3" table:default-cell-style-name="ce195"/>
        <table:table-column table:style-name="co24" table:visibility="collapse" table:default-cell-style-name="ce197"/>
        <table:table-column table:style-name="co5" table:visibility="collapse" table:number-columns-repeated="3" table:default-cell-style-name="ce195"/>
        <table:table-column table:style-name="co24" table:visibility="collapse" table:default-cell-style-name="ce197"/>
        <table:table-column table:style-name="co5" table:visibility="collapse" table:number-columns-repeated="2" table:default-cell-style-name="ce195"/>
        <table:table-column table:style-name="co24" table:visibility="collapse" table:default-cell-style-name="ce197"/>
        <table:table-column table:style-name="co5" table:visibility="collapse" table:number-columns-repeated="3" table:default-cell-style-name="ce195"/>
        <table:table-column table:style-name="co24" table:visibility="collapse" table:default-cell-style-name="ce197"/>
        <table:table-column table:style-name="co5" table:visibility="collapse" table:number-columns-repeated="3" table:default-cell-style-name="ce195"/>
        <table:table-column table:style-name="co24" table:visibility="collapse" table:default-cell-style-name="ce197"/>
        <table:table-column table:style-name="co5" table:visibility="collapse" table:number-columns-repeated="2" table:default-cell-style-name="ce195"/>
        <table:table-column table:style-name="co24" table:visibility="collapse" table:default-cell-style-name="ce197"/>
        <table:table-column table:style-name="co5" table:visibility="collapse" table:number-columns-repeated="3" table:default-cell-style-name="ce195"/>
        <table:table-column table:style-name="co24" table:visibility="collapse" table:default-cell-style-name="ce197"/>
        <table:table-column table:style-name="co5" table:visibility="collapse" table:number-columns-repeated="3" table:default-cell-style-name="ce195"/>
        <table:table-column table:style-name="co24" table:visibility="collapse" table:default-cell-style-name="ce197"/>
        <table:table-column table:style-name="co5" table:visibility="collapse" table:number-columns-repeated="2" table:default-cell-style-name="ce195"/>
        <table:table-column table:style-name="co24" table:visibility="collapse" table:default-cell-style-name="ce197"/>
        <table:table-column table:style-name="co5" table:visibility="collapse" table:number-columns-repeated="3" table:default-cell-style-name="ce195"/>
        <table:table-column table:style-name="co24" table:visibility="collapse" table:default-cell-style-name="ce197"/>
        <table:table-column table:style-name="co5" table:visibility="collapse" table:number-columns-repeated="3" table:default-cell-style-name="ce195"/>
        <table:table-column table:style-name="co24" table:visibility="collapse" table:default-cell-style-name="ce197"/>
        <table:table-column table:style-name="co5" table:visibility="collapse" table:number-columns-repeated="2" table:default-cell-style-name="ce195"/>
        <table:table-column table:style-name="co24" table:visibility="collapse" table:default-cell-style-name="ce197"/>
        <table:table-column table:style-name="co4" table:visibility="collapse" table:default-cell-style-name="ce197"/>
        <table:table-column table:style-name="co5" table:visibility="collapse" table:number-columns-repeated="3" table:default-cell-style-name="ce195"/>
        <table:table-column table:style-name="co24" table:visibility="collapse" table:default-cell-style-name="ce197"/>
        <table:table-column table:style-name="co5" table:visibility="collapse" table:number-columns-repeated="2" table:default-cell-style-name="ce195"/>
        <table:table-column table:style-name="co24" table:visibility="collapse" table:default-cell-style-name="ce197"/>
        <table:table-column table:style-name="co38" table:default-cell-style-name="ce197"/>
        <table:table-column table:style-name="co3" table:default-cell-style-name="ce192"/>
        <table:table-column table:style-name="co4" table:number-columns-repeated="53" table:default-cell-style-name="ce413"/>
        <table:table-column table:style-name="co4" table:number-columns-repeated="16209" table:default-cell-style-name="ce192"/>
        <table:table-column table:style-name="co20" table:number-columns-repeated="52" table:default-cell-style-name="ce192"/>
        <table:table-row table:style-name="ro21">
          <table:table-cell table:style-name="ce200" office:value-type="string" calcext:value-type="string" table:number-columns-spanned="70" table:number-rows-spanned="1">
            <text:p>أوائل الصف السادس</text:p>
          </table:table-cell>
          <table:covered-table-cell table:style-name="ce349"/>
          <table:covered-table-cell table:number-columns-repeated="3" table:style-name="ce401"/>
          <table:covered-table-cell table:number-columns-repeated="55" table:style-name="ce352"/>
          <table:covered-table-cell table:style-name="ce403"/>
          <table:covered-table-cell table:number-columns-repeated="8" table:style-name="ce390"/>
          <table:covered-table-cell table:style-name="ce358"/>
          <table:table-cell table:number-columns-repeated="53"/>
          <table:table-cell table:style-name="ce195" table:number-columns-repeated="16261"/>
        </table:table-row>
        <table:table-header-rows>
          <table:table-row table:style-name="ro27">
            <table:table-cell table:style-name="ce358" office:value-type="string" calcext:value-type="string">
              <text:p>رقم الجلوس</text:p>
            </table:table-cell>
            <table:table-cell table:style-name="ce349" office:value-type="string" calcext:value-type="string">
              <text:p>اسم الطالب</text:p>
            </table:table-cell>
            <table:table-cell table:style-name="ce401" office:value-type="string" calcext:value-type="string">
              <text:p>رقم السرى (2)</text:p>
            </table:table-cell>
            <table:table-cell table:style-name="ce401" office:value-type="string" calcext:value-type="string">
              <text:p>رقم السرى (1)</text:p>
            </table:table-cell>
            <table:table-cell table:style-name="ce401" office:value-type="string" calcext:value-type="string">
              <text:p>رقم السرى (2)</text:p>
            </table:table-cell>
            <table:table-cell table:style-name="ce352" office:value-type="string" calcext:value-type="string" table:number-columns-spanned="11" table:number-rows-spanned="1">
              <text:p>اللغة العربية والخط</text:p>
            </table:table-cell>
            <table:covered-table-cell table:number-columns-repeated="10" table:style-name="ce352"/>
            <table:table-cell table:style-name="ce352" office:value-type="string" calcext:value-type="string" table:number-columns-spanned="11" table:number-rows-spanned="1">
              <text:p>الرياضيات</text:p>
            </table:table-cell>
            <table:covered-table-cell table:number-columns-repeated="10" table:style-name="ce352"/>
            <table:table-cell table:style-name="ce352" office:value-type="string" calcext:value-type="string" table:number-columns-spanned="11" table:number-rows-spanned="1">
              <text:p>اللغة الإنجليزية</text:p>
            </table:table-cell>
            <table:covered-table-cell table:number-columns-repeated="10" table:style-name="ce352"/>
            <table:table-cell table:style-name="ce352" office:value-type="string" calcext:value-type="string" table:number-columns-spanned="11" table:number-rows-spanned="1">
              <text:p>العلوم</text:p>
            </table:table-cell>
            <table:covered-table-cell table:number-columns-repeated="10" table:style-name="ce352"/>
            <table:table-cell table:style-name="ce352" office:value-type="string" calcext:value-type="string" table:number-columns-spanned="11" table:number-rows-spanned="1">
              <text:p>الدراسات الاجتماعية</text:p>
            </table:table-cell>
            <table:covered-table-cell table:number-columns-repeated="10" table:style-name="ce352"/>
            <table:table-cell table:style-name="ce403" office:value-type="string" calcext:value-type="string">
              <text:p>مجموع المواد الاساسية</text:p>
            </table:table-cell>
            <table:table-cell table:style-name="ce390" table:number-columns-repeated="7"/>
            <table:table-cell table:style-name="ce390" office:value-type="string" calcext:value-type="string">
              <text:p>المجموع</text:p>
            </table:table-cell>
            <table:table-cell table:style-name="ce358" office:value-type="string" calcext:value-type="string">
              <text:p>الترتيب</text:p>
            </table:table-cell>
            <table:table-cell table:number-columns-repeated="53"/>
            <table:table-cell table:style-name="ce195" table:number-columns-repeated="16261"/>
          </table:table-row>
        </table:table-header-rows>
        <table:table-row table:style-name="ro28">
          <table:table-cell table:style-name="ce349" office:value-type="float" office:value="413" calcext:value-type="float">
            <text:p>413</text:p>
          </table:table-cell>
          <table:table-cell table:style-name="ce409" office:value-type="string" calcext:value-type="string">
            <text:p>ياسين ايهاب محمد محمود السيد عوض</text:p>
          </table:table-cell>
          <table:table-cell table:style-name="ce349" table:number-columns-repeated="3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9" calcext:value-type="float">
            <text:p>59</text:p>
          </table:table-cell>
          <table:table-cell table:style-name="ce352" table:formula="of:=SUM([.F3:.G3])" office:value-type="float" office:value="99" calcext:value-type="float">
            <text:p>99</text:p>
          </table:table-cell>
          <table:table-cell table:style-name="ce352" table:formula="of:=IF([.H3]&gt;=85;&quot;م&quot;;IF(AND([.H3]&lt;85;[.H3]&gt;=65);&quot;ج.ج&quot;;IF(AND([.H3]&lt;65;[.H3]&gt;=50);&quot;ج&quot;;IF(AND([.H3]&lt;50; [.H3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Q3:.R3])" office:value-type="float" office:value="100" calcext:value-type="float">
            <text:p>100</text:p>
          </table:table-cell>
          <table:table-cell table:style-name="ce352" table:formula="of:=IF([.S3]&gt;=85;&quot;م&quot;;IF(AND([.S3]&lt;85;[.S3]&gt;=65);&quot;ج.ج&quot;;IF(AND([.S3]&lt;65;[.S3]&gt;=50);&quot;ج&quot;;IF(AND([.S3]&lt;50; [.S3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AB3:.AC3])" office:value-type="float" office:value="100" calcext:value-type="float">
            <text:p>100</text:p>
          </table:table-cell>
          <table:table-cell table:style-name="ce352" table:formula="of:=IF([.AD3]&gt;=85;&quot;م&quot;;IF(AND([.AD3]&lt;85;[.AD3]&gt;=65);&quot;ج.ج&quot;;IF(AND([.AD3]&lt;65;[.AD3]&gt;=50);&quot;ج&quot;;IF(AND([.AD3]&lt;50; [.AD3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.5" calcext:value-type="float">
            <text:p>39.5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AM3:.AN3])" office:value-type="float" office:value="99.5" calcext:value-type="float">
            <text:p>99.5</text:p>
          </table:table-cell>
          <table:table-cell table:style-name="ce352" table:formula="of:=IF([.AO3]&gt;=85;&quot;م&quot;;IF(AND([.AO3]&lt;85;[.AO3]&gt;=65);&quot;ج.ج&quot;;IF(AND([.AO3]&lt;65;[.AO3]&gt;=50);&quot;ج&quot;;IF(AND([.AO3]&lt;50; [.AO3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AX3:.AY3])" office:value-type="float" office:value="100" calcext:value-type="float">
            <text:p>100</text:p>
          </table:table-cell>
          <table:table-cell table:style-name="ce352" table:formula="of:=IF([.AZ3]&gt;=85;&quot;م&quot;;IF(AND([.AZ3]&lt;85;[.AZ3]&gt;=65);&quot;ج.ج&quot;;IF(AND([.AZ3]&lt;65;[.AZ3]&gt;=50);&quot;ج&quot;;IF(AND([.AZ3]&lt;50; [.AZ3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 table:number-columns-repeated="2"/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227" table:formula="of:=SUM([.AZ3];[.AO3];[.AD3];[.S3];[.H3])" office:value-type="float" office:value="498.5" calcext:value-type="float">
            <text:p>498.5</text:p>
          </table:table-cell>
          <table:table-cell table:style-name="ce349" office:value-type="string" calcext:value-type="string">
            <text:p>الأول</text:p>
          </table:table-cell>
          <table:table-cell table:number-columns-repeated="16314"/>
        </table:table-row>
        <table:table-row table:style-name="ro28">
          <table:table-cell table:style-name="ce349" office:value-type="float" office:value="405" calcext:value-type="float">
            <text:p>405</text:p>
          </table:table-cell>
          <table:table-cell table:style-name="ce409" office:value-type="string" calcext:value-type="string">
            <text:p>عمار اشرف ناصر عبد الحميد عتابى سالم</text:p>
          </table:table-cell>
          <table:table-cell table:style-name="ce349" table:number-columns-repeated="3"/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56" calcext:value-type="float">
            <text:p>56</text:p>
          </table:table-cell>
          <table:table-cell table:style-name="ce352" table:formula="of:=SUM([.F4:.G4])" office:value-type="float" office:value="95" calcext:value-type="float">
            <text:p>95</text:p>
          </table:table-cell>
          <table:table-cell table:style-name="ce352" table:formula="of:=IF([.H4]&gt;=85;&quot;م&quot;;IF(AND([.H4]&lt;85;[.H4]&gt;=65);&quot;ج.ج&quot;;IF(AND([.H4]&lt;65;[.H4]&gt;=50);&quot;ج&quot;;IF(AND([.H4]&lt;50; [.H4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.5" calcext:value-type="float">
            <text:p>39.5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Q4:.R4])" office:value-type="float" office:value="99.5" calcext:value-type="float">
            <text:p>99.5</text:p>
          </table:table-cell>
          <table:table-cell table:style-name="ce352" table:formula="of:=IF([.S4]&gt;=85;&quot;م&quot;;IF(AND([.S4]&lt;85;[.S4]&gt;=65);&quot;ج.ج&quot;;IF(AND([.S4]&lt;65;[.S4]&gt;=50);&quot;ج&quot;;IF(AND([.S4]&lt;50; [.S4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.5" calcext:value-type="float">
            <text:p>39.5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AB4:.AC4])" office:value-type="float" office:value="99.5" calcext:value-type="float">
            <text:p>99.5</text:p>
          </table:table-cell>
          <table:table-cell table:style-name="ce352" table:formula="of:=IF([.AD4]&gt;=85;&quot;م&quot;;IF(AND([.AD4]&lt;85;[.AD4]&gt;=65);&quot;ج.ج&quot;;IF(AND([.AD4]&lt;65;[.AD4]&gt;=50);&quot;ج&quot;;IF(AND([.AD4]&lt;50; [.AD4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AM4:.AN4])" office:value-type="float" office:value="100" calcext:value-type="float">
            <text:p>100</text:p>
          </table:table-cell>
          <table:table-cell table:style-name="ce352" table:formula="of:=IF([.AO4]&gt;=85;&quot;م&quot;;IF(AND([.AO4]&lt;85;[.AO4]&gt;=65);&quot;ج.ج&quot;;IF(AND([.AO4]&lt;65;[.AO4]&gt;=50);&quot;ج&quot;;IF(AND([.AO4]&lt;50; [.AO4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AX4:.AY4])" office:value-type="float" office:value="100" calcext:value-type="float">
            <text:p>100</text:p>
          </table:table-cell>
          <table:table-cell table:style-name="ce352" table:formula="of:=IF([.AZ4]&gt;=85;&quot;م&quot;;IF(AND([.AZ4]&lt;85;[.AZ4]&gt;=65);&quot;ج.ج&quot;;IF(AND([.AZ4]&lt;65;[.AZ4]&gt;=50);&quot;ج&quot;;IF(AND([.AZ4]&lt;50; [.AZ4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 table:number-columns-repeated="2"/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227" table:formula="of:=SUM([.AZ4];[.AO4];[.AD4];[.S4];[.H4])" office:value-type="float" office:value="494" calcext:value-type="float">
            <text:p>494</text:p>
          </table:table-cell>
          <table:table-cell table:style-name="ce349" office:value-type="string" calcext:value-type="string">
            <text:p>الثانى</text:p>
          </table:table-cell>
          <table:table-cell table:number-columns-repeated="16314"/>
        </table:table-row>
        <table:table-row table:style-name="ro28">
          <table:table-cell table:style-name="ce349" office:value-type="float" office:value="402" calcext:value-type="float">
            <text:p>402</text:p>
          </table:table-cell>
          <table:table-cell table:style-name="ce409" office:value-type="string" calcext:value-type="string">
            <text:p>اسر هيثم محمد ابراهيم زكى السماع</text:p>
          </table:table-cell>
          <table:table-cell table:style-name="ce349" table:number-columns-repeated="3"/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56" calcext:value-type="float">
            <text:p>56</text:p>
          </table:table-cell>
          <table:table-cell table:style-name="ce352" table:formula="of:=SUM([.F5:.G5])" office:value-type="float" office:value="95" calcext:value-type="float">
            <text:p>95</text:p>
          </table:table-cell>
          <table:table-cell table:style-name="ce352" table:formula="of:=IF([.H5]&gt;=85;&quot;م&quot;;IF(AND([.H5]&lt;85;[.H5]&gt;=65);&quot;ج.ج&quot;;IF(AND([.H5]&lt;65;[.H5]&gt;=50);&quot;ج&quot;;IF(AND([.H5]&lt;50; [.H5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8.5" calcext:value-type="float">
            <text:p>38.5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Q5:.R5])" office:value-type="float" office:value="98.5" calcext:value-type="float">
            <text:p>98.5</text:p>
          </table:table-cell>
          <table:table-cell table:style-name="ce352" table:formula="of:=IF([.S5]&gt;=85;&quot;م&quot;;IF(AND([.S5]&lt;85;[.S5]&gt;=65);&quot;ج.ج&quot;;IF(AND([.S5]&lt;65;[.S5]&gt;=50);&quot;ج&quot;;IF(AND([.S5]&lt;50; [.S5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AB5:.AC5])" office:value-type="float" office:value="100" calcext:value-type="float">
            <text:p>100</text:p>
          </table:table-cell>
          <table:table-cell table:style-name="ce352" table:formula="of:=IF([.AD5]&gt;=85;&quot;م&quot;;IF(AND([.AD5]&lt;85;[.AD5]&gt;=65);&quot;ج.ج&quot;;IF(AND([.AD5]&lt;65;[.AD5]&gt;=50);&quot;ج&quot;;IF(AND([.AD5]&lt;50; [.AD5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AM5:.AN5])" office:value-type="float" office:value="100" calcext:value-type="float">
            <text:p>100</text:p>
          </table:table-cell>
          <table:table-cell table:style-name="ce352" table:formula="of:=IF([.AO5]&gt;=85;&quot;م&quot;;IF(AND([.AO5]&lt;85;[.AO5]&gt;=65);&quot;ج.ج&quot;;IF(AND([.AO5]&lt;65;[.AO5]&gt;=50);&quot;ج&quot;;IF(AND([.AO5]&lt;50; [.AO5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AX5:.AY5])" office:value-type="float" office:value="100" calcext:value-type="float">
            <text:p>100</text:p>
          </table:table-cell>
          <table:table-cell table:style-name="ce352" table:formula="of:=IF([.AZ5]&gt;=85;&quot;م&quot;;IF(AND([.AZ5]&lt;85;[.AZ5]&gt;=65);&quot;ج.ج&quot;;IF(AND([.AZ5]&lt;65;[.AZ5]&gt;=50);&quot;ج&quot;;IF(AND([.AZ5]&lt;50; [.AZ5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 table:number-columns-repeated="2"/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227" table:formula="of:=SUM([.AZ5];[.AO5];[.AD5];[.S5];[.H5])" office:value-type="float" office:value="493.5" calcext:value-type="float">
            <text:p>493.5</text:p>
          </table:table-cell>
          <table:table-cell table:style-name="ce349" office:value-type="string" calcext:value-type="string">
            <text:p>الثالث</text:p>
          </table:table-cell>
          <table:table-cell table:number-columns-repeated="16314"/>
        </table:table-row>
        <table:table-row table:style-name="ro28">
          <table:table-cell table:style-name="ce349" office:value-type="float" office:value="403" calcext:value-type="float">
            <text:p>403</text:p>
          </table:table-cell>
          <table:table-cell table:style-name="ce409" office:value-type="string" calcext:value-type="string">
            <text:p>انس وائل احمد راضى يونس</text:p>
          </table:table-cell>
          <table:table-cell table:style-name="ce349" table:number-columns-repeated="3"/>
          <table:table-cell table:style-name="ce352" office:value-type="float" office:value="38" calcext:value-type="float">
            <text:p>38</text:p>
          </table:table-cell>
          <table:table-cell table:style-name="ce352" office:value-type="float" office:value="55" calcext:value-type="float">
            <text:p>55</text:p>
          </table:table-cell>
          <table:table-cell table:style-name="ce352" table:formula="of:=SUM([.F6:.G6])" office:value-type="float" office:value="93" calcext:value-type="float">
            <text:p>93</text:p>
          </table:table-cell>
          <table:table-cell table:style-name="ce352" table:formula="of:=IF([.H6]&gt;=85;&quot;م&quot;;IF(AND([.H6]&lt;85;[.H6]&gt;=65);&quot;ج.ج&quot;;IF(AND([.H6]&lt;65;[.H6]&gt;=50);&quot;ج&quot;;IF(AND([.H6]&lt;50; [.H6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8" calcext:value-type="float">
            <text:p>38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Q6:.R6])" office:value-type="float" office:value="98" calcext:value-type="float">
            <text:p>98</text:p>
          </table:table-cell>
          <table:table-cell table:style-name="ce352" table:formula="of:=IF([.S6]&gt;=85;&quot;م&quot;;IF(AND([.S6]&lt;85;[.S6]&gt;=65);&quot;ج.ج&quot;;IF(AND([.S6]&lt;65;[.S6]&gt;=50);&quot;ج&quot;;IF(AND([.S6]&lt;50; [.S6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AB6:.AC6])" office:value-type="float" office:value="99" calcext:value-type="float">
            <text:p>99</text:p>
          </table:table-cell>
          <table:table-cell table:style-name="ce352" table:formula="of:=IF([.AD6]&gt;=85;&quot;م&quot;;IF(AND([.AD6]&lt;85;[.AD6]&gt;=65);&quot;ج.ج&quot;;IF(AND([.AD6]&lt;65;[.AD6]&gt;=50);&quot;ج&quot;;IF(AND([.AD6]&lt;50; [.AD6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AM6:.AN6])" office:value-type="float" office:value="100" calcext:value-type="float">
            <text:p>100</text:p>
          </table:table-cell>
          <table:table-cell table:style-name="ce352" table:formula="of:=IF([.AO6]&gt;=85;&quot;م&quot;;IF(AND([.AO6]&lt;85;[.AO6]&gt;=65);&quot;ج.ج&quot;;IF(AND([.AO6]&lt;65;[.AO6]&gt;=50);&quot;ج&quot;;IF(AND([.AO6]&lt;50; [.AO6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AX6:.AY6])" office:value-type="float" office:value="99" calcext:value-type="float">
            <text:p>99</text:p>
          </table:table-cell>
          <table:table-cell table:style-name="ce352" table:formula="of:=IF([.AZ6]&gt;=85;&quot;م&quot;;IF(AND([.AZ6]&lt;85;[.AZ6]&gt;=65);&quot;ج.ج&quot;;IF(AND([.AZ6]&lt;65;[.AZ6]&gt;=50);&quot;ج&quot;;IF(AND([.AZ6]&lt;50; [.AZ6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 table:number-columns-repeated="2"/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227" table:formula="of:=SUM([.AZ6];[.AO6];[.AD6];[.S6];[.H6])" office:value-type="float" office:value="489" calcext:value-type="float">
            <text:p>489</text:p>
          </table:table-cell>
          <table:table-cell table:style-name="ce349" office:value-type="string" calcext:value-type="string">
            <text:p>الرابع</text:p>
          </table:table-cell>
          <table:table-cell table:number-columns-repeated="16314"/>
        </table:table-row>
        <table:table-row table:style-name="ro28">
          <table:table-cell table:style-name="ce349" office:value-type="float" office:value="421" calcext:value-type="float">
            <text:p>421</text:p>
          </table:table-cell>
          <table:table-cell table:style-name="ce409" office:value-type="string" calcext:value-type="string">
            <text:p>فريده محمد عماد احمد شوقى محمد توفيق</text:p>
          </table:table-cell>
          <table:table-cell table:style-name="ce349" table:number-columns-repeated="3"/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59.5" calcext:value-type="float">
            <text:p>59.5</text:p>
          </table:table-cell>
          <table:table-cell table:style-name="ce352" table:formula="of:=SUM([.F7:.G7])" office:value-type="float" office:value="98.5" calcext:value-type="float">
            <text:p>98.5</text:p>
          </table:table-cell>
          <table:table-cell table:style-name="ce352" table:formula="of:=IF([.H7]&gt;=85;&quot;م&quot;;IF(AND([.H7]&lt;85;[.H7]&gt;=65);&quot;ج.ج&quot;;IF(AND([.H7]&lt;65;[.H7]&gt;=50);&quot;ج&quot;;IF(AND([.H7]&lt;50; [.H7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58" calcext:value-type="float">
            <text:p>58</text:p>
          </table:table-cell>
          <table:table-cell table:style-name="ce352" table:formula="of:=SUM([.Q7:.R7])" office:value-type="float" office:value="97" calcext:value-type="float">
            <text:p>97</text:p>
          </table:table-cell>
          <table:table-cell table:style-name="ce352" table:formula="of:=IF([.S7]&gt;=85;&quot;م&quot;;IF(AND([.S7]&lt;85;[.S7]&gt;=65);&quot;ج.ج&quot;;IF(AND([.S7]&lt;65;[.S7]&gt;=50);&quot;ج&quot;;IF(AND([.S7]&lt;50; [.S7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8.5" calcext:value-type="float">
            <text:p>38.5</text:p>
          </table:table-cell>
          <table:table-cell table:style-name="ce352" office:value-type="float" office:value="59" calcext:value-type="float">
            <text:p>59</text:p>
          </table:table-cell>
          <table:table-cell table:style-name="ce352" table:formula="of:=SUM([.AB7:.AC7])" office:value-type="float" office:value="97.5" calcext:value-type="float">
            <text:p>97.5</text:p>
          </table:table-cell>
          <table:table-cell table:style-name="ce352" table:formula="of:=IF([.AD7]&gt;=85;&quot;م&quot;;IF(AND([.AD7]&lt;85;[.AD7]&gt;=65);&quot;ج.ج&quot;;IF(AND([.AD7]&lt;65;[.AD7]&gt;=50);&quot;ج&quot;;IF(AND([.AD7]&lt;50; [.AD7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6" calcext:value-type="float">
            <text:p>56</text:p>
          </table:table-cell>
          <table:table-cell table:style-name="ce352" table:formula="of:=SUM([.AM7:.AN7])" office:value-type="float" office:value="96" calcext:value-type="float">
            <text:p>96</text:p>
          </table:table-cell>
          <table:table-cell table:style-name="ce352" table:formula="of:=IF([.AO7]&gt;=85;&quot;م&quot;;IF(AND([.AO7]&lt;85;[.AO7]&gt;=65);&quot;ج.ج&quot;;IF(AND([.AO7]&lt;65;[.AO7]&gt;=50);&quot;ج&quot;;IF(AND([.AO7]&lt;50; [.AO7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AX7:.AY7])" office:value-type="float" office:value="100" calcext:value-type="float">
            <text:p>100</text:p>
          </table:table-cell>
          <table:table-cell table:style-name="ce352" table:formula="of:=IF([.AZ7]&gt;=85;&quot;م&quot;;IF(AND([.AZ7]&lt;85;[.AZ7]&gt;=65);&quot;ج.ج&quot;;IF(AND([.AZ7]&lt;65;[.AZ7]&gt;=50);&quot;ج&quot;;IF(AND([.AZ7]&lt;50; [.AZ7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 table:number-columns-repeated="2"/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227" table:formula="of:=SUM([.AZ7];[.AO7];[.AD7];[.S7];[.H7])" office:value-type="float" office:value="489" calcext:value-type="float">
            <text:p>489</text:p>
          </table:table-cell>
          <table:table-cell table:style-name="ce349" office:value-type="string" calcext:value-type="string">
            <text:p>الخامس</text:p>
          </table:table-cell>
          <table:table-cell table:number-columns-repeated="16314"/>
        </table:table-row>
        <table:table-row table:style-name="ro28">
          <table:table-cell table:style-name="ce349" office:value-type="float" office:value="410" calcext:value-type="float">
            <text:p>410</text:p>
          </table:table-cell>
          <table:table-cell table:style-name="ce409" office:value-type="string" calcext:value-type="string">
            <text:p>كريم حسين محمد حسين ابراهيم</text:p>
          </table:table-cell>
          <table:table-cell table:style-name="ce349" table:number-columns-repeated="3"/>
          <table:table-cell table:style-name="ce352" office:value-type="float" office:value="38" calcext:value-type="float">
            <text:p>38</text:p>
          </table:table-cell>
          <table:table-cell table:style-name="ce352" office:value-type="float" office:value="52" calcext:value-type="float">
            <text:p>52</text:p>
          </table:table-cell>
          <table:table-cell table:style-name="ce352" table:formula="of:=SUM([.F8:.G8])" office:value-type="float" office:value="90" calcext:value-type="float">
            <text:p>90</text:p>
          </table:table-cell>
          <table:table-cell table:style-name="ce352" table:formula="of:=IF([.H8]&gt;=85;&quot;م&quot;;IF(AND([.H8]&lt;85;[.H8]&gt;=65);&quot;ج.ج&quot;;IF(AND([.H8]&lt;65;[.H8]&gt;=50);&quot;ج&quot;;IF(AND([.H8]&lt;50; [.H8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Q8:.R8])" office:value-type="float" office:value="99" calcext:value-type="float">
            <text:p>99</text:p>
          </table:table-cell>
          <table:table-cell table:style-name="ce352" table:formula="of:=IF([.S8]&gt;=85;&quot;م&quot;;IF(AND([.S8]&lt;85;[.S8]&gt;=65);&quot;ج.ج&quot;;IF(AND([.S8]&lt;65;[.S8]&gt;=50);&quot;ج&quot;;IF(AND([.S8]&lt;50; [.S8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AB8:.AC8])" office:value-type="float" office:value="100" calcext:value-type="float">
            <text:p>100</text:p>
          </table:table-cell>
          <table:table-cell table:style-name="ce352" table:formula="of:=IF([.AD8]&gt;=85;&quot;م&quot;;IF(AND([.AD8]&lt;85;[.AD8]&gt;=65);&quot;ج.ج&quot;;IF(AND([.AD8]&lt;65;[.AD8]&gt;=50);&quot;ج&quot;;IF(AND([.AD8]&lt;50; [.AD8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AM8:.AN8])" office:value-type="float" office:value="100" calcext:value-type="float">
            <text:p>100</text:p>
          </table:table-cell>
          <table:table-cell table:style-name="ce352" table:formula="of:=IF([.AO8]&gt;=85;&quot;م&quot;;IF(AND([.AO8]&lt;85;[.AO8]&gt;=65);&quot;ج.ج&quot;;IF(AND([.AO8]&lt;65;[.AO8]&gt;=50);&quot;ج&quot;;IF(AND([.AO8]&lt;50; [.AO8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8" calcext:value-type="float">
            <text:p>58</text:p>
          </table:table-cell>
          <table:table-cell table:style-name="ce352" table:formula="of:=SUM([.AX8:.AY8])" office:value-type="float" office:value="98" calcext:value-type="float">
            <text:p>98</text:p>
          </table:table-cell>
          <table:table-cell table:style-name="ce352" table:formula="of:=IF([.AZ8]&gt;=85;&quot;م&quot;;IF(AND([.AZ8]&lt;85;[.AZ8]&gt;=65);&quot;ج.ج&quot;;IF(AND([.AZ8]&lt;65;[.AZ8]&gt;=50);&quot;ج&quot;;IF(AND([.AZ8]&lt;50; [.AZ8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 table:number-columns-repeated="2"/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227" table:formula="of:=SUM([.AZ8];[.AO8];[.AD8];[.S8];[.H8])" office:value-type="float" office:value="487" calcext:value-type="float">
            <text:p>487</text:p>
          </table:table-cell>
          <table:table-cell table:style-name="ce349" office:value-type="string" calcext:value-type="string">
            <text:p>الخامس</text:p>
          </table:table-cell>
          <table:table-cell table:number-columns-repeated="16314"/>
        </table:table-row>
        <table:table-row table:style-name="ro28">
          <table:table-cell table:style-name="ce349" office:value-type="float" office:value="407" calcext:value-type="float">
            <text:p>407</text:p>
          </table:table-cell>
          <table:table-cell table:style-name="ce390" office:value-type="string" calcext:value-type="string">
            <text:p>عمرو محمد عوض الشربينى على</text:p>
          </table:table-cell>
          <table:table-cell table:style-name="ce349" table:number-columns-repeated="3"/>
          <table:table-cell table:style-name="ce352" office:value-type="float" office:value="37" calcext:value-type="float">
            <text:p>37</text:p>
          </table:table-cell>
          <table:table-cell table:style-name="ce352" office:value-type="float" office:value="54" calcext:value-type="float">
            <text:p>54</text:p>
          </table:table-cell>
          <table:table-cell table:style-name="ce352" table:formula="of:=SUM([.F9:.G9])" office:value-type="float" office:value="91" calcext:value-type="float">
            <text:p>91</text:p>
          </table:table-cell>
          <table:table-cell table:style-name="ce352" table:formula="of:=IF([.H9]&gt;=85;&quot;م&quot;;IF(AND([.H9]&lt;85;[.H9]&gt;=65);&quot;ج.ج&quot;;IF(AND([.H9]&lt;65;[.H9]&gt;=50);&quot;ج&quot;;IF(AND([.H9]&lt;50; [.H9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Q9:.R9])" office:value-type="float" office:value="100" calcext:value-type="float">
            <text:p>100</text:p>
          </table:table-cell>
          <table:table-cell table:style-name="ce352" table:formula="of:=IF([.S9]&gt;=85;&quot;م&quot;;IF(AND([.S9]&lt;85;[.S9]&gt;=65);&quot;ج.ج&quot;;IF(AND([.S9]&lt;65;[.S9]&gt;=50);&quot;ج&quot;;IF(AND([.S9]&lt;50; [.S9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AB9:.AC9])" office:value-type="float" office:value="99" calcext:value-type="float">
            <text:p>99</text:p>
          </table:table-cell>
          <table:table-cell table:style-name="ce352" table:formula="of:=IF([.AD9]&gt;=85;&quot;م&quot;;IF(AND([.AD9]&lt;85;[.AD9]&gt;=65);&quot;ج.ج&quot;;IF(AND([.AD9]&lt;65;[.AD9]&gt;=50);&quot;ج&quot;;IF(AND([.AD9]&lt;50; [.AD9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.5" calcext:value-type="float">
            <text:p>39.5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AM9:.AN9])" office:value-type="float" office:value="99.5" calcext:value-type="float">
            <text:p>99.5</text:p>
          </table:table-cell>
          <table:table-cell table:style-name="ce352" table:formula="of:=IF([.AO9]&gt;=85;&quot;م&quot;;IF(AND([.AO9]&lt;85;[.AO9]&gt;=65);&quot;ج.ج&quot;;IF(AND([.AO9]&lt;65;[.AO9]&gt;=50);&quot;ج&quot;;IF(AND([.AO9]&lt;50; [.AO9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4" calcext:value-type="float">
            <text:p>54</text:p>
          </table:table-cell>
          <table:table-cell table:style-name="ce352" table:formula="of:=SUM([.AX9:.AY9])" office:value-type="float" office:value="94" calcext:value-type="float">
            <text:p>94</text:p>
          </table:table-cell>
          <table:table-cell table:style-name="ce352" table:formula="of:=IF([.AZ9]&gt;=85;&quot;م&quot;;IF(AND([.AZ9]&lt;85;[.AZ9]&gt;=65);&quot;ج.ج&quot;;IF(AND([.AZ9]&lt;65;[.AZ9]&gt;=50);&quot;ج&quot;;IF(AND([.AZ9]&lt;50; [.AZ9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 table:number-columns-repeated="2"/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227" table:formula="of:=SUM([.AZ9];[.AO9];[.AD9];[.S9];[.H9])" office:value-type="float" office:value="483.5" calcext:value-type="float">
            <text:p>483.5</text:p>
          </table:table-cell>
          <table:table-cell table:style-name="ce349"/>
          <table:table-cell table:number-columns-repeated="16314"/>
        </table:table-row>
        <table:table-row table:style-name="ro28">
          <table:table-cell table:style-name="ce349" office:value-type="float" office:value="422" calcext:value-type="float">
            <text:p>422</text:p>
          </table:table-cell>
          <table:table-cell table:style-name="ce390" office:value-type="string" calcext:value-type="string">
            <text:p>مرام السيد مجدي درويش</text:p>
          </table:table-cell>
          <table:table-cell table:style-name="ce349" table:number-columns-repeated="3"/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55" calcext:value-type="float">
            <text:p>55</text:p>
          </table:table-cell>
          <table:table-cell table:style-name="ce352" table:formula="of:=SUM([.F10:.G10])" office:value-type="float" office:value="94" calcext:value-type="float">
            <text:p>94</text:p>
          </table:table-cell>
          <table:table-cell table:style-name="ce352" table:formula="of:=IF([.H10]&gt;=85;&quot;م&quot;;IF(AND([.H10]&lt;85;[.H10]&gt;=65);&quot;ج.ج&quot;;IF(AND([.H10]&lt;65;[.H10]&gt;=50);&quot;ج&quot;;IF(AND([.H10]&lt;50; [.H10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.5" calcext:value-type="float">
            <text:p>39.5</text:p>
          </table:table-cell>
          <table:table-cell table:style-name="ce352" office:value-type="float" office:value="56" calcext:value-type="float">
            <text:p>56</text:p>
          </table:table-cell>
          <table:table-cell table:style-name="ce352" table:formula="of:=SUM([.Q10:.R10])" office:value-type="float" office:value="95.5" calcext:value-type="float">
            <text:p>95.5</text:p>
          </table:table-cell>
          <table:table-cell table:style-name="ce352" table:formula="of:=IF([.S10]&gt;=85;&quot;م&quot;;IF(AND([.S10]&lt;85;[.S10]&gt;=65);&quot;ج.ج&quot;;IF(AND([.S10]&lt;65;[.S10]&gt;=50);&quot;ج&quot;;IF(AND([.S10]&lt;50; [.S10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8" calcext:value-type="float">
            <text:p>58</text:p>
          </table:table-cell>
          <table:table-cell table:style-name="ce352" table:formula="of:=SUM([.AB10:.AC10])" office:value-type="float" office:value="98" calcext:value-type="float">
            <text:p>98</text:p>
          </table:table-cell>
          <table:table-cell table:style-name="ce352" table:formula="of:=IF([.AD10]&gt;=85;&quot;م&quot;;IF(AND([.AD10]&lt;85;[.AD10]&gt;=65);&quot;ج.ج&quot;;IF(AND([.AD10]&lt;65;[.AD10]&gt;=50);&quot;ج&quot;;IF(AND([.AD10]&lt;50; [.AD10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56" calcext:value-type="float">
            <text:p>56</text:p>
          </table:table-cell>
          <table:table-cell table:style-name="ce352" table:formula="of:=SUM([.AM10:.AN10])" office:value-type="float" office:value="95" calcext:value-type="float">
            <text:p>95</text:p>
          </table:table-cell>
          <table:table-cell table:style-name="ce352" table:formula="of:=IF([.AO10]&gt;=85;&quot;م&quot;;IF(AND([.AO10]&lt;85;[.AO10]&gt;=65);&quot;ج.ج&quot;;IF(AND([.AO10]&lt;65;[.AO10]&gt;=50);&quot;ج&quot;;IF(AND([.AO10]&lt;50; [.AO10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6" calcext:value-type="float">
            <text:p>56</text:p>
          </table:table-cell>
          <table:table-cell table:style-name="ce352" table:formula="of:=SUM([.AX10:.AY10])" office:value-type="float" office:value="96" calcext:value-type="float">
            <text:p>96</text:p>
          </table:table-cell>
          <table:table-cell table:style-name="ce352" table:formula="of:=IF([.AZ10]&gt;=85;&quot;م&quot;;IF(AND([.AZ10]&lt;85;[.AZ10]&gt;=65);&quot;ج.ج&quot;;IF(AND([.AZ10]&lt;65;[.AZ10]&gt;=50);&quot;ج&quot;;IF(AND([.AZ10]&lt;50; [.AZ10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 table:number-columns-repeated="2"/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227" table:formula="of:=SUM([.AZ10];[.AO10];[.AD10];[.S10];[.H10])" office:value-type="float" office:value="478.5" calcext:value-type="float">
            <text:p>478.5</text:p>
          </table:table-cell>
          <table:table-cell table:style-name="ce349"/>
          <table:table-cell table:number-columns-repeated="16314"/>
        </table:table-row>
        <table:table-row table:style-name="ro28">
          <table:table-cell table:style-name="ce349" office:value-type="float" office:value="417" calcext:value-type="float">
            <text:p>417</text:p>
          </table:table-cell>
          <table:table-cell table:style-name="ce390" office:value-type="string" calcext:value-type="string">
            <text:p>انجيلا اشرف شكر فهمى اسطفانوس</text:p>
          </table:table-cell>
          <table:table-cell table:style-name="ce349" table:number-columns-repeated="3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5" calcext:value-type="float">
            <text:p>55</text:p>
          </table:table-cell>
          <table:table-cell table:style-name="ce352" table:formula="of:=SUM([.F11:.G11])" office:value-type="float" office:value="95" calcext:value-type="float">
            <text:p>95</text:p>
          </table:table-cell>
          <table:table-cell table:style-name="ce352" table:formula="of:=IF([.H11]&gt;=85;&quot;م&quot;;IF(AND([.H11]&lt;85;[.H11]&gt;=65);&quot;ج.ج&quot;;IF(AND([.H11]&lt;65;[.H11]&gt;=50);&quot;ج&quot;;IF(AND([.H11]&lt;50; [.H11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.5" calcext:value-type="float">
            <text:p>39.5</text:p>
          </table:table-cell>
          <table:table-cell table:style-name="ce352" office:value-type="float" office:value="56" calcext:value-type="float">
            <text:p>56</text:p>
          </table:table-cell>
          <table:table-cell table:style-name="ce352" table:formula="of:=SUM([.Q11:.R11])" office:value-type="float" office:value="95.5" calcext:value-type="float">
            <text:p>95.5</text:p>
          </table:table-cell>
          <table:table-cell table:style-name="ce352" table:formula="of:=IF([.S11]&gt;=85;&quot;م&quot;;IF(AND([.S11]&lt;85;[.S11]&gt;=65);&quot;ج.ج&quot;;IF(AND([.S11]&lt;65;[.S11]&gt;=50);&quot;ج&quot;;IF(AND([.S11]&lt;50; [.S11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.5" calcext:value-type="float">
            <text:p>39.5</text:p>
          </table:table-cell>
          <table:table-cell table:style-name="ce352" office:value-type="float" office:value="59" calcext:value-type="float">
            <text:p>59</text:p>
          </table:table-cell>
          <table:table-cell table:style-name="ce352" table:formula="of:=SUM([.AB11:.AC11])" office:value-type="float" office:value="98.5" calcext:value-type="float">
            <text:p>98.5</text:p>
          </table:table-cell>
          <table:table-cell table:style-name="ce352" table:formula="of:=IF([.AD11]&gt;=85;&quot;م&quot;;IF(AND([.AD11]&lt;85;[.AD11]&gt;=65);&quot;ج.ج&quot;;IF(AND([.AD11]&lt;65;[.AD11]&gt;=50);&quot;ج&quot;;IF(AND([.AD11]&lt;50; [.AD11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0" calcext:value-type="float">
            <text:p>50</text:p>
          </table:table-cell>
          <table:table-cell table:style-name="ce352" table:formula="of:=SUM([.AM11:.AN11])" office:value-type="float" office:value="90" calcext:value-type="float">
            <text:p>90</text:p>
          </table:table-cell>
          <table:table-cell table:style-name="ce352" table:formula="of:=IF([.AO11]&gt;=85;&quot;م&quot;;IF(AND([.AO11]&lt;85;[.AO11]&gt;=65);&quot;ج.ج&quot;;IF(AND([.AO11]&lt;65;[.AO11]&gt;=50);&quot;ج&quot;;IF(AND([.AO11]&lt;50; [.AO11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6" calcext:value-type="float">
            <text:p>56</text:p>
          </table:table-cell>
          <table:table-cell table:style-name="ce352" table:formula="of:=SUM([.AX11:.AY11])" office:value-type="float" office:value="96" calcext:value-type="float">
            <text:p>96</text:p>
          </table:table-cell>
          <table:table-cell table:style-name="ce352" table:formula="of:=IF([.AZ11]&gt;=85;&quot;م&quot;;IF(AND([.AZ11]&lt;85;[.AZ11]&gt;=65);&quot;ج.ج&quot;;IF(AND([.AZ11]&lt;65;[.AZ11]&gt;=50);&quot;ج&quot;;IF(AND([.AZ11]&lt;50; [.AZ11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 table:number-columns-repeated="2"/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227" table:formula="of:=SUM([.AZ11];[.AO11];[.AD11];[.S11];[.H11])" office:value-type="float" office:value="475" calcext:value-type="float">
            <text:p>475</text:p>
          </table:table-cell>
          <table:table-cell table:style-name="ce349"/>
          <table:table-cell table:number-columns-repeated="16314"/>
        </table:table-row>
        <table:table-row table:style-name="ro28">
          <table:table-cell table:style-name="ce349" office:value-type="float" office:value="415" calcext:value-type="float">
            <text:p>415</text:p>
          </table:table-cell>
          <table:table-cell table:style-name="ce390" office:value-type="string" calcext:value-type="string">
            <text:p>يامن عبد الرحمن احمد عطية</text:p>
          </table:table-cell>
          <table:table-cell table:style-name="ce349" table:number-columns-repeated="3"/>
          <table:table-cell table:style-name="ce352" office:value-type="float" office:value="37" calcext:value-type="float">
            <text:p>37</text:p>
          </table:table-cell>
          <table:table-cell table:style-name="ce352" office:value-type="float" office:value="56" calcext:value-type="float">
            <text:p>56</text:p>
          </table:table-cell>
          <table:table-cell table:style-name="ce352" table:formula="of:=SUM([.F12:.G12])" office:value-type="float" office:value="93" calcext:value-type="float">
            <text:p>93</text:p>
          </table:table-cell>
          <table:table-cell table:style-name="ce352" table:formula="of:=IF([.H12]&gt;=85;&quot;م&quot;;IF(AND([.H12]&lt;85;[.H12]&gt;=65);&quot;ج.ج&quot;;IF(AND([.H12]&lt;65;[.H12]&gt;=50);&quot;ج&quot;;IF(AND([.H12]&lt;50; [.H12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58" calcext:value-type="float">
            <text:p>58</text:p>
          </table:table-cell>
          <table:table-cell table:style-name="ce352" table:formula="of:=SUM([.Q12:.R12])" office:value-type="float" office:value="97" calcext:value-type="float">
            <text:p>97</text:p>
          </table:table-cell>
          <table:table-cell table:style-name="ce352" table:formula="of:=IF([.S12]&gt;=85;&quot;م&quot;;IF(AND([.S12]&lt;85;[.S12]&gt;=65);&quot;ج.ج&quot;;IF(AND([.S12]&lt;65;[.S12]&gt;=50);&quot;ج&quot;;IF(AND([.S12]&lt;50; [.S12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8.5" calcext:value-type="float">
            <text:p>38.5</text:p>
          </table:table-cell>
          <table:table-cell table:style-name="ce352" office:value-type="float" office:value="56" calcext:value-type="float">
            <text:p>56</text:p>
          </table:table-cell>
          <table:table-cell table:style-name="ce352" table:formula="of:=SUM([.AB12:.AC12])" office:value-type="float" office:value="94.5" calcext:value-type="float">
            <text:p>94.5</text:p>
          </table:table-cell>
          <table:table-cell table:style-name="ce352" table:formula="of:=IF([.AD12]&gt;=85;&quot;م&quot;;IF(AND([.AD12]&lt;85;[.AD12]&gt;=65);&quot;ج.ج&quot;;IF(AND([.AD12]&lt;65;[.AD12]&gt;=50);&quot;ج&quot;;IF(AND([.AD12]&lt;50; [.AD12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8.5" calcext:value-type="float">
            <text:p>38.5</text:p>
          </table:table-cell>
          <table:table-cell table:style-name="ce352" office:value-type="float" office:value="48" calcext:value-type="float">
            <text:p>48</text:p>
          </table:table-cell>
          <table:table-cell table:style-name="ce352" table:formula="of:=SUM([.AM12:.AN12])" office:value-type="float" office:value="86.5" calcext:value-type="float">
            <text:p>86.5</text:p>
          </table:table-cell>
          <table:table-cell table:style-name="ce352" table:formula="of:=IF([.AO12]&gt;=85;&quot;م&quot;;IF(AND([.AO12]&lt;85;[.AO12]&gt;=65);&quot;ج.ج&quot;;IF(AND([.AO12]&lt;65;[.AO12]&gt;=50);&quot;ج&quot;;IF(AND([.AO12]&lt;50; [.AO12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8" calcext:value-type="float">
            <text:p>58</text:p>
          </table:table-cell>
          <table:table-cell table:style-name="ce352" table:formula="of:=SUM([.AX12:.AY12])" office:value-type="float" office:value="98" calcext:value-type="float">
            <text:p>98</text:p>
          </table:table-cell>
          <table:table-cell table:style-name="ce352" table:formula="of:=IF([.AZ12]&gt;=85;&quot;م&quot;;IF(AND([.AZ12]&lt;85;[.AZ12]&gt;=65);&quot;ج.ج&quot;;IF(AND([.AZ12]&lt;65;[.AZ12]&gt;=50);&quot;ج&quot;;IF(AND([.AZ12]&lt;50; [.AZ12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 table:number-columns-repeated="2"/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227" table:formula="of:=SUM([.AZ12];[.AO12];[.AD12];[.S12];[.H12])" office:value-type="float" office:value="469" calcext:value-type="float">
            <text:p>469</text:p>
          </table:table-cell>
          <table:table-cell table:style-name="ce349"/>
          <table:table-cell table:number-columns-repeated="16314"/>
        </table:table-row>
        <table:table-row table:style-name="ro28">
          <table:table-cell table:style-name="ce349" office:value-type="float" office:value="423" calcext:value-type="float">
            <text:p>423</text:p>
          </table:table-cell>
          <table:table-cell table:style-name="ce390" office:value-type="string" calcext:value-type="string">
            <text:p>ملك محمد احمد عبداللطيف احمد</text:p>
          </table:table-cell>
          <table:table-cell table:style-name="ce349" table:number-columns-repeated="3"/>
          <table:table-cell table:style-name="ce352" office:value-type="float" office:value="37" calcext:value-type="float">
            <text:p>37</text:p>
          </table:table-cell>
          <table:table-cell table:style-name="ce352" office:value-type="float" office:value="56" calcext:value-type="float">
            <text:p>56</text:p>
          </table:table-cell>
          <table:table-cell table:style-name="ce352" table:formula="of:=SUM([.F13:.G13])" office:value-type="float" office:value="93" calcext:value-type="float">
            <text:p>93</text:p>
          </table:table-cell>
          <table:table-cell table:style-name="ce352" table:formula="of:=IF([.H13]&gt;=85;&quot;م&quot;;IF(AND([.H13]&lt;85;[.H13]&gt;=65);&quot;ج.ج&quot;;IF(AND([.H13]&lt;65;[.H13]&gt;=50);&quot;ج&quot;;IF(AND([.H13]&lt;50; [.H13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50" calcext:value-type="float">
            <text:p>50</text:p>
          </table:table-cell>
          <table:table-cell table:style-name="ce352" table:formula="of:=SUM([.Q13:.R13])" office:value-type="float" office:value="89" calcext:value-type="float">
            <text:p>89</text:p>
          </table:table-cell>
          <table:table-cell table:style-name="ce352" table:formula="of:=IF([.S13]&gt;=85;&quot;م&quot;;IF(AND([.S13]&lt;85;[.S13]&gt;=65);&quot;ج.ج&quot;;IF(AND([.S13]&lt;65;[.S13]&gt;=50);&quot;ج&quot;;IF(AND([.S13]&lt;50; [.S13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6" calcext:value-type="float">
            <text:p>56</text:p>
          </table:table-cell>
          <table:table-cell table:style-name="ce352" table:formula="of:=SUM([.AB13:.AC13])" office:value-type="float" office:value="96" calcext:value-type="float">
            <text:p>96</text:p>
          </table:table-cell>
          <table:table-cell table:style-name="ce352" table:formula="of:=IF([.AD13]&gt;=85;&quot;م&quot;;IF(AND([.AD13]&lt;85;[.AD13]&gt;=65);&quot;ج.ج&quot;;IF(AND([.AD13]&lt;65;[.AD13]&gt;=50);&quot;ج&quot;;IF(AND([.AD13]&lt;50; [.AD13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.5" calcext:value-type="float">
            <text:p>39.5</text:p>
          </table:table-cell>
          <table:table-cell table:style-name="ce352" office:value-type="float" office:value="58" calcext:value-type="float">
            <text:p>58</text:p>
          </table:table-cell>
          <table:table-cell table:style-name="ce352" table:formula="of:=SUM([.AM13:.AN13])" office:value-type="float" office:value="97.5" calcext:value-type="float">
            <text:p>97.5</text:p>
          </table:table-cell>
          <table:table-cell table:style-name="ce352" table:formula="of:=IF([.AO13]&gt;=85;&quot;م&quot;;IF(AND([.AO13]&lt;85;[.AO13]&gt;=65);&quot;ج.ج&quot;;IF(AND([.AO13]&lt;65;[.AO13]&gt;=50);&quot;ج&quot;;IF(AND([.AO13]&lt;50; [.AO13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0" calcext:value-type="float">
            <text:p>50</text:p>
          </table:table-cell>
          <table:table-cell table:style-name="ce352" table:formula="of:=SUM([.AX13:.AY13])" office:value-type="float" office:value="90" calcext:value-type="float">
            <text:p>90</text:p>
          </table:table-cell>
          <table:table-cell table:style-name="ce352" table:formula="of:=IF([.AZ13]&gt;=85;&quot;م&quot;;IF(AND([.AZ13]&lt;85;[.AZ13]&gt;=65);&quot;ج.ج&quot;;IF(AND([.AZ13]&lt;65;[.AZ13]&gt;=50);&quot;ج&quot;;IF(AND([.AZ13]&lt;50; [.AZ13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 table:number-columns-repeated="2"/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227" table:formula="of:=SUM([.AZ13];[.AO13];[.AD13];[.S13];[.H13])" office:value-type="float" office:value="465.5" calcext:value-type="float">
            <text:p>465.5</text:p>
          </table:table-cell>
          <table:table-cell table:style-name="ce349"/>
          <table:table-cell table:number-columns-repeated="16314"/>
        </table:table-row>
        <table:table-row table:style-name="ro28">
          <table:table-cell table:style-name="ce349" office:value-type="float" office:value="408" calcext:value-type="float">
            <text:p>408</text:p>
          </table:table-cell>
          <table:table-cell table:style-name="ce390" office:value-type="string" calcext:value-type="string">
            <text:p>فارس احمد السيد جوده عبد المجيد</text:p>
          </table:table-cell>
          <table:table-cell table:style-name="ce349" table:number-columns-repeated="3"/>
          <table:table-cell table:style-name="ce352" office:value-type="float" office:value="37" calcext:value-type="float">
            <text:p>37</text:p>
          </table:table-cell>
          <table:table-cell table:style-name="ce352" office:value-type="float" office:value="48" calcext:value-type="float">
            <text:p>48</text:p>
          </table:table-cell>
          <table:table-cell table:style-name="ce352" table:formula="of:=SUM([.F14:.G14])" office:value-type="float" office:value="85" calcext:value-type="float">
            <text:p>85</text:p>
          </table:table-cell>
          <table:table-cell table:style-name="ce352" table:formula="of:=IF([.H14]&gt;=85;&quot;م&quot;;IF(AND([.H14]&lt;85;[.H14]&gt;=65);&quot;ج.ج&quot;;IF(AND([.H14]&lt;65;[.H14]&gt;=50);&quot;ج&quot;;IF(AND([.H14]&lt;50; [.H14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Q14:.R14])" office:value-type="float" office:value="99" calcext:value-type="float">
            <text:p>99</text:p>
          </table:table-cell>
          <table:table-cell table:style-name="ce352" table:formula="of:=IF([.S14]&gt;=85;&quot;م&quot;;IF(AND([.S14]&lt;85;[.S14]&gt;=65);&quot;ج.ج&quot;;IF(AND([.S14]&lt;65;[.S14]&gt;=50);&quot;ج&quot;;IF(AND([.S14]&lt;50; [.S14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AB14:.AC14])" office:value-type="float" office:value="99" calcext:value-type="float">
            <text:p>99</text:p>
          </table:table-cell>
          <table:table-cell table:style-name="ce352" table:formula="of:=IF([.AD14]&gt;=85;&quot;م&quot;;IF(AND([.AD14]&lt;85;[.AD14]&gt;=65);&quot;ج.ج&quot;;IF(AND([.AD14]&lt;65;[.AD14]&gt;=50);&quot;ج&quot;;IF(AND([.AD14]&lt;50; [.AD14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8.5" calcext:value-type="float">
            <text:p>38.5</text:p>
          </table:table-cell>
          <table:table-cell table:style-name="ce352" office:value-type="float" office:value="50" calcext:value-type="float">
            <text:p>50</text:p>
          </table:table-cell>
          <table:table-cell table:style-name="ce352" table:formula="of:=SUM([.AM14:.AN14])" office:value-type="float" office:value="88.5" calcext:value-type="float">
            <text:p>88.5</text:p>
          </table:table-cell>
          <table:table-cell table:style-name="ce352" table:formula="of:=IF([.AO14]&gt;=85;&quot;م&quot;;IF(AND([.AO14]&lt;85;[.AO14]&gt;=65);&quot;ج.ج&quot;;IF(AND([.AO14]&lt;65;[.AO14]&gt;=50);&quot;ج&quot;;IF(AND([.AO14]&lt;50; [.AO14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54" calcext:value-type="float">
            <text:p>54</text:p>
          </table:table-cell>
          <table:table-cell table:style-name="ce352" table:formula="of:=SUM([.AX14:.AY14])" office:value-type="float" office:value="93" calcext:value-type="float">
            <text:p>93</text:p>
          </table:table-cell>
          <table:table-cell table:style-name="ce352" table:formula="of:=IF([.AZ14]&gt;=85;&quot;م&quot;;IF(AND([.AZ14]&lt;85;[.AZ14]&gt;=65);&quot;ج.ج&quot;;IF(AND([.AZ14]&lt;65;[.AZ14]&gt;=50);&quot;ج&quot;;IF(AND([.AZ14]&lt;50; [.AZ14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 table:number-columns-repeated="2"/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227" table:formula="of:=SUM([.AZ14];[.AO14];[.AD14];[.S14];[.H14])" office:value-type="float" office:value="464.5" calcext:value-type="float">
            <text:p>464.5</text:p>
          </table:table-cell>
          <table:table-cell table:style-name="ce349"/>
          <table:table-cell table:number-columns-repeated="16314"/>
        </table:table-row>
        <table:table-row table:style-name="ro28">
          <table:table-cell table:style-name="ce349" office:value-type="float" office:value="424" calcext:value-type="float">
            <text:p>424</text:p>
          </table:table-cell>
          <table:table-cell table:style-name="ce390" office:value-type="string" calcext:value-type="string">
            <text:p>يارا كريم ميسور محمد اسماعيل اسماعيل</text:p>
          </table:table-cell>
          <table:table-cell table:style-name="ce349" table:number-columns-repeated="3"/>
          <table:table-cell table:style-name="ce352" office:value-type="float" office:value="38" calcext:value-type="float">
            <text:p>38</text:p>
          </table:table-cell>
          <table:table-cell table:style-name="ce352" office:value-type="float" office:value="50" calcext:value-type="float">
            <text:p>50</text:p>
          </table:table-cell>
          <table:table-cell table:style-name="ce352" table:formula="of:=SUM([.F15:.G15])" office:value-type="float" office:value="88" calcext:value-type="float">
            <text:p>88</text:p>
          </table:table-cell>
          <table:table-cell table:style-name="ce352" table:formula="of:=IF([.H15]&gt;=85;&quot;م&quot;;IF(AND([.H15]&lt;85;[.H15]&gt;=65);&quot;ج.ج&quot;;IF(AND([.H15]&lt;65;[.H15]&gt;=50);&quot;ج&quot;;IF(AND([.H15]&lt;50; [.H15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.5" calcext:value-type="float">
            <text:p>39.5</text:p>
          </table:table-cell>
          <table:table-cell table:style-name="ce352" office:value-type="float" office:value="55" calcext:value-type="float">
            <text:p>55</text:p>
          </table:table-cell>
          <table:table-cell table:style-name="ce352" table:formula="of:=SUM([.Q15:.R15])" office:value-type="float" office:value="94.5" calcext:value-type="float">
            <text:p>94.5</text:p>
          </table:table-cell>
          <table:table-cell table:style-name="ce352" table:formula="of:=IF([.S15]&gt;=85;&quot;م&quot;;IF(AND([.S15]&lt;85;[.S15]&gt;=65);&quot;ج.ج&quot;;IF(AND([.S15]&lt;65;[.S15]&gt;=50);&quot;ج&quot;;IF(AND([.S15]&lt;50; [.S15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.5" calcext:value-type="float">
            <text:p>39.5</text:p>
          </table:table-cell>
          <table:table-cell table:style-name="ce352" office:value-type="float" office:value="51" calcext:value-type="float">
            <text:p>51</text:p>
          </table:table-cell>
          <table:table-cell table:style-name="ce352" table:formula="of:=SUM([.AB15:.AC15])" office:value-type="float" office:value="90.5" calcext:value-type="float">
            <text:p>90.5</text:p>
          </table:table-cell>
          <table:table-cell table:style-name="ce352" table:formula="of:=IF([.AD15]&gt;=85;&quot;م&quot;;IF(AND([.AD15]&lt;85;[.AD15]&gt;=65);&quot;ج.ج&quot;;IF(AND([.AD15]&lt;65;[.AD15]&gt;=50);&quot;ج&quot;;IF(AND([.AD15]&lt;50; [.AD15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8.5" calcext:value-type="float">
            <text:p>38.5</text:p>
          </table:table-cell>
          <table:table-cell table:style-name="ce352" office:value-type="float" office:value="50" calcext:value-type="float">
            <text:p>50</text:p>
          </table:table-cell>
          <table:table-cell table:style-name="ce352" table:formula="of:=SUM([.AM15:.AN15])" office:value-type="float" office:value="88.5" calcext:value-type="float">
            <text:p>88.5</text:p>
          </table:table-cell>
          <table:table-cell table:style-name="ce352" table:formula="of:=IF([.AO15]&gt;=85;&quot;م&quot;;IF(AND([.AO15]&lt;85;[.AO15]&gt;=65);&quot;ج.ج&quot;;IF(AND([.AO15]&lt;65;[.AO15]&gt;=50);&quot;ج&quot;;IF(AND([.AO15]&lt;50; [.AO15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8" calcext:value-type="float">
            <text:p>58</text:p>
          </table:table-cell>
          <table:table-cell table:style-name="ce352" table:formula="of:=SUM([.AX15:.AY15])" office:value-type="float" office:value="98" calcext:value-type="float">
            <text:p>98</text:p>
          </table:table-cell>
          <table:table-cell table:style-name="ce352" table:formula="of:=IF([.AZ15]&gt;=85;&quot;م&quot;;IF(AND([.AZ15]&lt;85;[.AZ15]&gt;=65);&quot;ج.ج&quot;;IF(AND([.AZ15]&lt;65;[.AZ15]&gt;=50);&quot;ج&quot;;IF(AND([.AZ15]&lt;50; [.AZ15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 table:number-columns-repeated="2"/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227" table:formula="of:=SUM([.AZ15];[.AO15];[.AD15];[.S15];[.H15])" office:value-type="float" office:value="459.5" calcext:value-type="float">
            <text:p>459.5</text:p>
          </table:table-cell>
          <table:table-cell table:style-name="ce349"/>
          <table:table-cell table:number-columns-repeated="16314"/>
        </table:table-row>
        <table:table-row table:style-name="ro28">
          <table:table-cell table:style-name="ce349" office:value-type="float" office:value="418" calcext:value-type="float">
            <text:p>418</text:p>
          </table:table-cell>
          <table:table-cell table:style-name="ce390" office:value-type="string" calcext:value-type="string">
            <text:p>تايا هيثم فاروق السيد محمد حسن</text:p>
          </table:table-cell>
          <table:table-cell table:style-name="ce349" table:number-columns-repeated="3"/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52" calcext:value-type="float">
            <text:p>52</text:p>
          </table:table-cell>
          <table:table-cell table:style-name="ce352" table:formula="of:=SUM([.F16:.G16])" office:value-type="float" office:value="91" calcext:value-type="float">
            <text:p>91</text:p>
          </table:table-cell>
          <table:table-cell table:style-name="ce352" table:formula="of:=IF([.H16]&gt;=85;&quot;م&quot;;IF(AND([.H16]&lt;85;[.H16]&gt;=65);&quot;ج.ج&quot;;IF(AND([.H16]&lt;65;[.H16]&gt;=50);&quot;ج&quot;;IF(AND([.H16]&lt;50; [.H16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8.5" calcext:value-type="float">
            <text:p>38.5</text:p>
          </table:table-cell>
          <table:table-cell table:style-name="ce352" office:value-type="float" office:value="41" calcext:value-type="float">
            <text:p>41</text:p>
          </table:table-cell>
          <table:table-cell table:style-name="ce352" table:formula="of:=SUM([.Q16:.R16])" office:value-type="float" office:value="79.5" calcext:value-type="float">
            <text:p>79.5</text:p>
          </table:table-cell>
          <table:table-cell table:style-name="ce352" table:formula="of:=IF([.S16]&gt;=85;&quot;م&quot;;IF(AND([.S16]&lt;85;[.S16]&gt;=65);&quot;ج.ج&quot;;IF(AND([.S16]&lt;65;[.S16]&gt;=50);&quot;ج&quot;;IF(AND([.S16]&lt;50; [.S16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.5" calcext:value-type="float">
            <text:p>39.5</text:p>
          </table:table-cell>
          <table:table-cell table:style-name="ce352" office:value-type="float" office:value="59" calcext:value-type="float">
            <text:p>59</text:p>
          </table:table-cell>
          <table:table-cell table:style-name="ce352" table:formula="of:=SUM([.AB16:.AC16])" office:value-type="float" office:value="98.5" calcext:value-type="float">
            <text:p>98.5</text:p>
          </table:table-cell>
          <table:table-cell table:style-name="ce352" table:formula="of:=IF([.AD16]&gt;=85;&quot;م&quot;;IF(AND([.AD16]&lt;85;[.AD16]&gt;=65);&quot;ج.ج&quot;;IF(AND([.AD16]&lt;65;[.AD16]&gt;=50);&quot;ج&quot;;IF(AND([.AD16]&lt;50; [.AD16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4" calcext:value-type="float">
            <text:p>54</text:p>
          </table:table-cell>
          <table:table-cell table:style-name="ce352" table:formula="of:=SUM([.AM16:.AN16])" office:value-type="float" office:value="94" calcext:value-type="float">
            <text:p>94</text:p>
          </table:table-cell>
          <table:table-cell table:style-name="ce352" table:formula="of:=IF([.AO16]&gt;=85;&quot;م&quot;;IF(AND([.AO16]&lt;85;[.AO16]&gt;=65);&quot;ج.ج&quot;;IF(AND([.AO16]&lt;65;[.AO16]&gt;=50);&quot;ج&quot;;IF(AND([.AO16]&lt;50; [.AO16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2" calcext:value-type="float">
            <text:p>52</text:p>
          </table:table-cell>
          <table:table-cell table:style-name="ce352" table:formula="of:=SUM([.AX16:.AY16])" office:value-type="float" office:value="92" calcext:value-type="float">
            <text:p>92</text:p>
          </table:table-cell>
          <table:table-cell table:style-name="ce352" table:formula="of:=IF([.AZ16]&gt;=85;&quot;م&quot;;IF(AND([.AZ16]&lt;85;[.AZ16]&gt;=65);&quot;ج.ج&quot;;IF(AND([.AZ16]&lt;65;[.AZ16]&gt;=50);&quot;ج&quot;;IF(AND([.AZ16]&lt;50; [.AZ16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 table:number-columns-repeated="2"/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227" table:formula="of:=SUM([.AZ16];[.AO16];[.AD16];[.S16];[.H16])" office:value-type="float" office:value="455" calcext:value-type="float">
            <text:p>455</text:p>
          </table:table-cell>
          <table:table-cell table:style-name="ce349"/>
          <table:table-cell table:number-columns-repeated="16314"/>
        </table:table-row>
        <table:table-row table:style-name="ro28">
          <table:table-cell table:style-name="ce349" office:value-type="float" office:value="406" calcext:value-type="float">
            <text:p>406</text:p>
          </table:table-cell>
          <table:table-cell table:style-name="ce390" office:value-type="string" calcext:value-type="string">
            <text:p>عمر حسام عوض الشربينى على</text:p>
          </table:table-cell>
          <table:table-cell table:style-name="ce349" table:number-columns-repeated="3"/>
          <table:table-cell table:style-name="ce352" office:value-type="float" office:value="38" calcext:value-type="float">
            <text:p>38</text:p>
          </table:table-cell>
          <table:table-cell table:style-name="ce352" office:value-type="float" office:value="50" calcext:value-type="float">
            <text:p>50</text:p>
          </table:table-cell>
          <table:table-cell table:style-name="ce352" table:formula="of:=SUM([.F17:.G17])" office:value-type="float" office:value="88" calcext:value-type="float">
            <text:p>88</text:p>
          </table:table-cell>
          <table:table-cell table:style-name="ce352" table:formula="of:=IF([.H17]&gt;=85;&quot;م&quot;;IF(AND([.H17]&lt;85;[.H17]&gt;=65);&quot;ج.ج&quot;;IF(AND([.H17]&lt;65;[.H17]&gt;=50);&quot;ج&quot;;IF(AND([.H17]&lt;50; [.H17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.5" calcext:value-type="float">
            <text:p>39.5</text:p>
          </table:table-cell>
          <table:table-cell table:style-name="ce352" office:value-type="float" office:value="53" calcext:value-type="float">
            <text:p>53</text:p>
          </table:table-cell>
          <table:table-cell table:style-name="ce352" table:formula="of:=SUM([.Q17:.R17])" office:value-type="float" office:value="92.5" calcext:value-type="float">
            <text:p>92.5</text:p>
          </table:table-cell>
          <table:table-cell table:style-name="ce352" table:formula="of:=IF([.S17]&gt;=85;&quot;م&quot;;IF(AND([.S17]&lt;85;[.S17]&gt;=65);&quot;ج.ج&quot;;IF(AND([.S17]&lt;65;[.S17]&gt;=50);&quot;ج&quot;;IF(AND([.S17]&lt;50; [.S17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8.5" calcext:value-type="float">
            <text:p>38.5</text:p>
          </table:table-cell>
          <table:table-cell table:style-name="ce352" office:value-type="float" office:value="49" calcext:value-type="float">
            <text:p>49</text:p>
          </table:table-cell>
          <table:table-cell table:style-name="ce352" table:formula="of:=SUM([.AB17:.AC17])" office:value-type="float" office:value="87.5" calcext:value-type="float">
            <text:p>87.5</text:p>
          </table:table-cell>
          <table:table-cell table:style-name="ce352" table:formula="of:=IF([.AD17]&gt;=85;&quot;م&quot;;IF(AND([.AD17]&lt;85;[.AD17]&gt;=65);&quot;ج.ج&quot;;IF(AND([.AD17]&lt;65;[.AD17]&gt;=50);&quot;ج&quot;;IF(AND([.AD17]&lt;50; [.AD17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54" calcext:value-type="float">
            <text:p>54</text:p>
          </table:table-cell>
          <table:table-cell table:style-name="ce352" table:formula="of:=SUM([.AM17:.AN17])" office:value-type="float" office:value="93" calcext:value-type="float">
            <text:p>93</text:p>
          </table:table-cell>
          <table:table-cell table:style-name="ce352" table:formula="of:=IF([.AO17]&gt;=85;&quot;م&quot;;IF(AND([.AO17]&lt;85;[.AO17]&gt;=65);&quot;ج.ج&quot;;IF(AND([.AO17]&lt;65;[.AO17]&gt;=50);&quot;ج&quot;;IF(AND([.AO17]&lt;50; [.AO17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44" calcext:value-type="float">
            <text:p>44</text:p>
          </table:table-cell>
          <table:table-cell table:style-name="ce352" table:formula="of:=SUM([.AX17:.AY17])" office:value-type="float" office:value="83" calcext:value-type="float">
            <text:p>83</text:p>
          </table:table-cell>
          <table:table-cell table:style-name="ce352" table:formula="of:=IF([.AZ17]&gt;=85;&quot;م&quot;;IF(AND([.AZ17]&lt;85;[.AZ17]&gt;=65);&quot;ج.ج&quot;;IF(AND([.AZ17]&lt;65;[.AZ17]&gt;=50);&quot;ج&quot;;IF(AND([.AZ17]&lt;50; [.AZ17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 table:number-columns-repeated="2"/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227" table:formula="of:=SUM([.AZ17];[.AO17];[.AD17];[.S17];[.H17])" office:value-type="float" office:value="444" calcext:value-type="float">
            <text:p>444</text:p>
          </table:table-cell>
          <table:table-cell table:style-name="ce349"/>
          <table:table-cell table:number-columns-repeated="16314"/>
        </table:table-row>
        <table:table-row table:style-name="ro28">
          <table:table-cell table:style-name="ce349" office:value-type="float" office:value="414" calcext:value-type="float">
            <text:p>414</text:p>
          </table:table-cell>
          <table:table-cell table:style-name="ce390" office:value-type="string" calcext:value-type="string">
            <text:p>ياسين خالد محمد شبل محمد حجازى</text:p>
          </table:table-cell>
          <table:table-cell table:style-name="ce349" table:number-columns-repeated="3"/>
          <table:table-cell table:style-name="ce352" office:value-type="float" office:value="35" calcext:value-type="float">
            <text:p>35</text:p>
          </table:table-cell>
          <table:table-cell table:style-name="ce352" office:value-type="float" office:value="41" calcext:value-type="float">
            <text:p>41</text:p>
          </table:table-cell>
          <table:table-cell table:style-name="ce352" table:formula="of:=SUM([.F18:.G18])" office:value-type="float" office:value="76" calcext:value-type="float">
            <text:p>76</text:p>
          </table:table-cell>
          <table:table-cell table:style-name="ce352" table:formula="of:=IF([.H18]&gt;=85;&quot;م&quot;;IF(AND([.H18]&lt;85;[.H18]&gt;=65);&quot;ج.ج&quot;;IF(AND([.H18]&lt;65;[.H18]&gt;=50);&quot;ج&quot;;IF(AND([.H18]&lt;50; [.H18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7.5" calcext:value-type="float">
            <text:p>37.5</text:p>
          </table:table-cell>
          <table:table-cell table:style-name="ce352" office:value-type="float" office:value="33" calcext:value-type="float">
            <text:p>33</text:p>
          </table:table-cell>
          <table:table-cell table:style-name="ce352" table:formula="of:=SUM([.Q18:.R18])" office:value-type="float" office:value="70.5" calcext:value-type="float">
            <text:p>70.5</text:p>
          </table:table-cell>
          <table:table-cell table:style-name="ce352" table:formula="of:=IF([.S18]&gt;=85;&quot;م&quot;;IF(AND([.S18]&lt;85;[.S18]&gt;=65);&quot;ج.ج&quot;;IF(AND([.S18]&lt;65;[.S18]&gt;=50);&quot;ج&quot;;IF(AND([.S18]&lt;50; [.S18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.5" calcext:value-type="float">
            <text:p>39.5</text:p>
          </table:table-cell>
          <table:table-cell table:style-name="ce352" office:value-type="float" office:value="58" calcext:value-type="float">
            <text:p>58</text:p>
          </table:table-cell>
          <table:table-cell table:style-name="ce352" table:formula="of:=SUM([.AB18:.AC18])" office:value-type="float" office:value="97.5" calcext:value-type="float">
            <text:p>97.5</text:p>
          </table:table-cell>
          <table:table-cell table:style-name="ce352" table:formula="of:=IF([.AD18]&gt;=85;&quot;م&quot;;IF(AND([.AD18]&lt;85;[.AD18]&gt;=65);&quot;ج.ج&quot;;IF(AND([.AD18]&lt;65;[.AD18]&gt;=50);&quot;ج&quot;;IF(AND([.AD18]&lt;50; [.AD18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8" calcext:value-type="float">
            <text:p>58</text:p>
          </table:table-cell>
          <table:table-cell table:style-name="ce352" table:formula="of:=SUM([.AM18:.AN18])" office:value-type="float" office:value="98" calcext:value-type="float">
            <text:p>98</text:p>
          </table:table-cell>
          <table:table-cell table:style-name="ce352" table:formula="of:=IF([.AO18]&gt;=85;&quot;م&quot;;IF(AND([.AO18]&lt;85;[.AO18]&gt;=65);&quot;ج.ج&quot;;IF(AND([.AO18]&lt;65;[.AO18]&gt;=50);&quot;ج&quot;;IF(AND([.AO18]&lt;50; [.AO18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8" calcext:value-type="float">
            <text:p>58</text:p>
          </table:table-cell>
          <table:table-cell table:style-name="ce352" table:formula="of:=SUM([.AX18:.AY18])" office:value-type="float" office:value="98" calcext:value-type="float">
            <text:p>98</text:p>
          </table:table-cell>
          <table:table-cell table:style-name="ce352" table:formula="of:=IF([.AZ18]&gt;=85;&quot;م&quot;;IF(AND([.AZ18]&lt;85;[.AZ18]&gt;=65);&quot;ج.ج&quot;;IF(AND([.AZ18]&lt;65;[.AZ18]&gt;=50);&quot;ج&quot;;IF(AND([.AZ18]&lt;50; [.AZ18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 table:number-columns-repeated="2"/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227" table:formula="of:=SUM([.AZ18];[.AO18];[.AD18];[.S18];[.H18])" office:value-type="float" office:value="440" calcext:value-type="float">
            <text:p>440</text:p>
          </table:table-cell>
          <table:table-cell table:style-name="ce349"/>
          <table:table-cell table:number-columns-repeated="16314"/>
        </table:table-row>
        <table:table-row table:style-name="ro28">
          <table:table-cell table:style-name="ce349" office:value-type="float" office:value="416" calcext:value-type="float">
            <text:p>416</text:p>
          </table:table-cell>
          <table:table-cell table:style-name="ce390" office:value-type="string" calcext:value-type="string">
            <text:p>يوسف محمد رمضان عبد الحفيظ احمد</text:p>
          </table:table-cell>
          <table:table-cell table:style-name="ce349" table:number-columns-repeated="3"/>
          <table:table-cell table:style-name="ce352" office:value-type="float" office:value="34" calcext:value-type="float">
            <text:p>34</text:p>
          </table:table-cell>
          <table:table-cell table:style-name="ce352" office:value-type="float" office:value="41" calcext:value-type="float">
            <text:p>41</text:p>
          </table:table-cell>
          <table:table-cell table:style-name="ce352" table:formula="of:=SUM([.F19:.G19])" office:value-type="float" office:value="75" calcext:value-type="float">
            <text:p>75</text:p>
          </table:table-cell>
          <table:table-cell table:style-name="ce352" table:formula="of:=IF([.H19]&gt;=85;&quot;م&quot;;IF(AND([.H19]&lt;85;[.H19]&gt;=65);&quot;ج.ج&quot;;IF(AND([.H19]&lt;65;[.H19]&gt;=50);&quot;ج&quot;;IF(AND([.H19]&lt;50; [.H19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8.5" calcext:value-type="float">
            <text:p>38.5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table:formula="of:=SUM([.Q19:.R19])" office:value-type="float" office:value="98.5" calcext:value-type="float">
            <text:p>98.5</text:p>
          </table:table-cell>
          <table:table-cell table:style-name="ce352" table:formula="of:=IF([.S19]&gt;=85;&quot;م&quot;;IF(AND([.S19]&lt;85;[.S19]&gt;=65);&quot;ج.ج&quot;;IF(AND([.S19]&lt;65;[.S19]&gt;=50);&quot;ج&quot;;IF(AND([.S19]&lt;50; [.S19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8" calcext:value-type="float">
            <text:p>38</text:p>
          </table:table-cell>
          <table:table-cell table:style-name="ce352" office:value-type="float" office:value="54" calcext:value-type="float">
            <text:p>54</text:p>
          </table:table-cell>
          <table:table-cell table:style-name="ce352" table:formula="of:=SUM([.AB19:.AC19])" office:value-type="float" office:value="92" calcext:value-type="float">
            <text:p>92</text:p>
          </table:table-cell>
          <table:table-cell table:style-name="ce352" table:formula="of:=IF([.AD19]&gt;=85;&quot;م&quot;;IF(AND([.AD19]&lt;85;[.AD19]&gt;=65);&quot;ج.ج&quot;;IF(AND([.AD19]&lt;65;[.AD19]&gt;=50);&quot;ج&quot;;IF(AND([.AD19]&lt;50; [.AD19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8.5" calcext:value-type="float">
            <text:p>38.5</text:p>
          </table:table-cell>
          <table:table-cell table:style-name="ce352" office:value-type="float" office:value="56" calcext:value-type="float">
            <text:p>56</text:p>
          </table:table-cell>
          <table:table-cell table:style-name="ce352" table:formula="of:=SUM([.AM19:.AN19])" office:value-type="float" office:value="94.5" calcext:value-type="float">
            <text:p>94.5</text:p>
          </table:table-cell>
          <table:table-cell table:style-name="ce352" table:formula="of:=IF([.AO19]&gt;=85;&quot;م&quot;;IF(AND([.AO19]&lt;85;[.AO19]&gt;=65);&quot;ج.ج&quot;;IF(AND([.AO19]&lt;65;[.AO19]&gt;=50);&quot;ج&quot;;IF(AND([.AO19]&lt;50; [.AO19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number-columns-repeated="2" table:style-name="ce352" office:value-type="float" office:value="40" calcext:value-type="float">
            <text:p>40</text:p>
          </table:table-cell>
          <table:table-cell table:style-name="ce352" table:formula="of:=SUM([.AX19:.AY19])" office:value-type="float" office:value="80" calcext:value-type="float">
            <text:p>80</text:p>
          </table:table-cell>
          <table:table-cell table:style-name="ce352" table:formula="of:=IF([.AZ19]&gt;=85;&quot;م&quot;;IF(AND([.AZ19]&lt;85;[.AZ19]&gt;=65);&quot;ج.ج&quot;;IF(AND([.AZ19]&lt;65;[.AZ19]&gt;=50);&quot;ج&quot;;IF(AND([.AZ19]&lt;50; [.AZ19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 table:number-columns-repeated="2"/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227" table:formula="of:=SUM([.AZ19];[.AO19];[.AD19];[.S19];[.H19])" office:value-type="float" office:value="440" calcext:value-type="float">
            <text:p>440</text:p>
          </table:table-cell>
          <table:table-cell table:style-name="ce349"/>
          <table:table-cell table:number-columns-repeated="16314"/>
        </table:table-row>
        <table:table-row table:style-name="ro28">
          <table:table-cell table:style-name="ce349" office:value-type="float" office:value="401" calcext:value-type="float">
            <text:p>401</text:p>
          </table:table-cell>
          <table:table-cell table:style-name="ce390" office:value-type="string" calcext:value-type="string">
            <text:p>اسر محمود اسماعيل زكاريا محمود</text:p>
          </table:table-cell>
          <table:table-cell table:style-name="ce349" table:number-columns-repeated="3"/>
          <table:table-cell table:style-name="ce352" office:value-type="float" office:value="36" calcext:value-type="float">
            <text:p>36</text:p>
          </table:table-cell>
          <table:table-cell table:style-name="ce352" office:value-type="float" office:value="42" calcext:value-type="float">
            <text:p>42</text:p>
          </table:table-cell>
          <table:table-cell table:style-name="ce352" table:formula="of:=SUM([.F20:.G20])" office:value-type="float" office:value="78" calcext:value-type="float">
            <text:p>78</text:p>
          </table:table-cell>
          <table:table-cell table:style-name="ce352" table:formula="of:=IF([.H20]&gt;=85;&quot;م&quot;;IF(AND([.H20]&lt;85;[.H20]&gt;=65);&quot;ج.ج&quot;;IF(AND([.H20]&lt;65;[.H20]&gt;=50);&quot;ج&quot;;IF(AND([.H20]&lt;50; [.H20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.5" calcext:value-type="float">
            <text:p>39.5</text:p>
          </table:table-cell>
          <table:table-cell table:style-name="ce352" office:value-type="float" office:value="42" calcext:value-type="float">
            <text:p>42</text:p>
          </table:table-cell>
          <table:table-cell table:style-name="ce352" table:formula="of:=SUM([.Q20:.R20])" office:value-type="float" office:value="81.5" calcext:value-type="float">
            <text:p>81.5</text:p>
          </table:table-cell>
          <table:table-cell table:style-name="ce352" table:formula="of:=IF([.S20]&gt;=85;&quot;م&quot;;IF(AND([.S20]&lt;85;[.S20]&gt;=65);&quot;ج.ج&quot;;IF(AND([.S20]&lt;65;[.S20]&gt;=50);&quot;ج&quot;;IF(AND([.S20]&lt;50; [.S20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47.5" calcext:value-type="float">
            <text:p>47.5</text:p>
          </table:table-cell>
          <table:table-cell table:style-name="ce352" table:formula="of:=SUM([.AB20:.AC20])" office:value-type="float" office:value="87.5" calcext:value-type="float">
            <text:p>87.5</text:p>
          </table:table-cell>
          <table:table-cell table:style-name="ce352" table:formula="of:=IF([.AD20]&gt;=85;&quot;م&quot;;IF(AND([.AD20]&lt;85;[.AD20]&gt;=65);&quot;ج.ج&quot;;IF(AND([.AD20]&lt;65;[.AD20]&gt;=50);&quot;ج&quot;;IF(AND([.AD20]&lt;50; [.AD20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.5" calcext:value-type="float">
            <text:p>39.5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table:formula="of:=SUM([.AM20:.AN20])" office:value-type="float" office:value="79.5" calcext:value-type="float">
            <text:p>79.5</text:p>
          </table:table-cell>
          <table:table-cell table:style-name="ce352" table:formula="of:=IF([.AO20]&gt;=85;&quot;م&quot;;IF(AND([.AO20]&lt;85;[.AO20]&gt;=65);&quot;ج.ج&quot;;IF(AND([.AO20]&lt;65;[.AO20]&gt;=50);&quot;ج&quot;;IF(AND([.AO20]&lt;50; [.AO20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2" calcext:value-type="float">
            <text:p>52</text:p>
          </table:table-cell>
          <table:table-cell table:style-name="ce352" table:formula="of:=SUM([.AX20:.AY20])" office:value-type="float" office:value="92" calcext:value-type="float">
            <text:p>92</text:p>
          </table:table-cell>
          <table:table-cell table:style-name="ce352" table:formula="of:=IF([.AZ20]&gt;=85;&quot;م&quot;;IF(AND([.AZ20]&lt;85;[.AZ20]&gt;=65);&quot;ج.ج&quot;;IF(AND([.AZ20]&lt;65;[.AZ20]&gt;=50);&quot;ج&quot;;IF(AND([.AZ20]&lt;50; [.AZ20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 table:number-columns-repeated="2"/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227" table:formula="of:=SUM([.AZ20];[.AO20];[.AD20];[.S20];[.H20])" office:value-type="float" office:value="418.5" calcext:value-type="float">
            <text:p>418.5</text:p>
          </table:table-cell>
          <table:table-cell table:style-name="ce349"/>
          <table:table-cell table:number-columns-repeated="16314"/>
        </table:table-row>
        <table:table-row table:style-name="ro28">
          <table:table-cell table:style-name="ce349" office:value-type="float" office:value="409" calcext:value-type="float">
            <text:p>409</text:p>
          </table:table-cell>
          <table:table-cell table:style-name="ce390" office:value-type="string" calcext:value-type="string">
            <text:p>فهد محمد ابراهيم محمد السيد شاهين</text:p>
          </table:table-cell>
          <table:table-cell table:style-name="ce349" table:number-columns-repeated="3"/>
          <table:table-cell table:style-name="ce352" office:value-type="float" office:value="30" calcext:value-type="float">
            <text:p>30</text:p>
          </table:table-cell>
          <table:table-cell table:style-name="ce352" office:value-type="float" office:value="38" calcext:value-type="float">
            <text:p>38</text:p>
          </table:table-cell>
          <table:table-cell table:style-name="ce352" table:formula="of:=SUM([.F21:.G21])" office:value-type="float" office:value="68" calcext:value-type="float">
            <text:p>68</text:p>
          </table:table-cell>
          <table:table-cell table:style-name="ce352" table:formula="of:=IF([.H21]&gt;=85;&quot;م&quot;;IF(AND([.H21]&lt;85;[.H21]&gt;=65);&quot;ج.ج&quot;;IF(AND([.H21]&lt;65;[.H21]&gt;=50);&quot;ج&quot;;IF(AND([.H21]&lt;50; [.H21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6" calcext:value-type="float">
            <text:p>36</text:p>
          </table:table-cell>
          <table:table-cell table:style-name="ce352" office:value-type="float" office:value="38" calcext:value-type="float">
            <text:p>38</text:p>
          </table:table-cell>
          <table:table-cell table:style-name="ce352" table:formula="of:=SUM([.Q21:.R21])" office:value-type="float" office:value="74" calcext:value-type="float">
            <text:p>74</text:p>
          </table:table-cell>
          <table:table-cell table:style-name="ce352" table:formula="of:=IF([.S21]&gt;=85;&quot;م&quot;;IF(AND([.S21]&lt;85;[.S21]&gt;=65);&quot;ج.ج&quot;;IF(AND([.S21]&lt;65;[.S21]&gt;=50);&quot;ج&quot;;IF(AND([.S21]&lt;50; [.S21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7" calcext:value-type="float">
            <text:p>37</text:p>
          </table:table-cell>
          <table:table-cell table:style-name="ce352" office:value-type="float" office:value="48" calcext:value-type="float">
            <text:p>48</text:p>
          </table:table-cell>
          <table:table-cell table:style-name="ce352" table:formula="of:=SUM([.AB21:.AC21])" office:value-type="float" office:value="85" calcext:value-type="float">
            <text:p>85</text:p>
          </table:table-cell>
          <table:table-cell table:style-name="ce352" table:formula="of:=IF([.AD21]&gt;=85;&quot;م&quot;;IF(AND([.AD21]&lt;85;[.AD21]&gt;=65);&quot;ج.ج&quot;;IF(AND([.AD21]&lt;65;[.AD21]&gt;=50);&quot;ج&quot;;IF(AND([.AD21]&lt;50; [.AD21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8.5" calcext:value-type="float">
            <text:p>38.5</text:p>
          </table:table-cell>
          <table:table-cell table:style-name="ce352" office:value-type="float" office:value="58" calcext:value-type="float">
            <text:p>58</text:p>
          </table:table-cell>
          <table:table-cell table:style-name="ce352" table:formula="of:=SUM([.AM21:.AN21])" office:value-type="float" office:value="96.5" calcext:value-type="float">
            <text:p>96.5</text:p>
          </table:table-cell>
          <table:table-cell table:style-name="ce352" table:formula="of:=IF([.AO21]&gt;=85;&quot;م&quot;;IF(AND([.AO21]&lt;85;[.AO21]&gt;=65);&quot;ج.ج&quot;;IF(AND([.AO21]&lt;65;[.AO21]&gt;=50);&quot;ج&quot;;IF(AND([.AO21]&lt;50; [.AO21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54" calcext:value-type="float">
            <text:p>54</text:p>
          </table:table-cell>
          <table:table-cell table:style-name="ce352" table:formula="of:=SUM([.AX21:.AY21])" office:value-type="float" office:value="94" calcext:value-type="float">
            <text:p>94</text:p>
          </table:table-cell>
          <table:table-cell table:style-name="ce352" table:formula="of:=IF([.AZ21]&gt;=85;&quot;م&quot;;IF(AND([.AZ21]&lt;85;[.AZ21]&gt;=65);&quot;ج.ج&quot;;IF(AND([.AZ21]&lt;65;[.AZ21]&gt;=50);&quot;ج&quot;;IF(AND([.AZ21]&lt;50; [.AZ21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 table:number-columns-repeated="2"/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227" table:formula="of:=SUM([.AZ21];[.AO21];[.AD21];[.S21];[.H21])" office:value-type="float" office:value="417.5" calcext:value-type="float">
            <text:p>417.5</text:p>
          </table:table-cell>
          <table:table-cell table:style-name="ce349"/>
          <table:table-cell table:number-columns-repeated="16314"/>
        </table:table-row>
        <table:table-row table:style-name="ro28">
          <table:table-cell table:style-name="ce349" office:value-type="float" office:value="419" calcext:value-type="float">
            <text:p>419</text:p>
          </table:table-cell>
          <table:table-cell table:style-name="ce390" office:value-type="string" calcext:value-type="string">
            <text:p>جودى احمد حسين اسماعيل عويضه</text:p>
          </table:table-cell>
          <table:table-cell table:style-name="ce349" table:number-columns-repeated="3"/>
          <table:table-cell table:style-name="ce352" office:value-type="float" office:value="34" calcext:value-type="float">
            <text:p>34</text:p>
          </table:table-cell>
          <table:table-cell table:style-name="ce352" office:value-type="float" office:value="49" calcext:value-type="float">
            <text:p>49</text:p>
          </table:table-cell>
          <table:table-cell table:style-name="ce352" table:formula="of:=SUM([.F22:.G22])" office:value-type="float" office:value="83" calcext:value-type="float">
            <text:p>83</text:p>
          </table:table-cell>
          <table:table-cell table:style-name="ce352" table:formula="of:=IF([.H22]&gt;=85;&quot;م&quot;;IF(AND([.H22]&lt;85;[.H22]&gt;=65);&quot;ج.ج&quot;;IF(AND([.H22]&lt;65;[.H22]&gt;=50);&quot;ج&quot;;IF(AND([.H22]&lt;50; [.H22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8" calcext:value-type="float">
            <text:p>38</text:p>
          </table:table-cell>
          <table:table-cell table:style-name="ce352" office:value-type="float" office:value="36" calcext:value-type="float">
            <text:p>36</text:p>
          </table:table-cell>
          <table:table-cell table:style-name="ce352" table:formula="of:=SUM([.Q22:.R22])" office:value-type="float" office:value="74" calcext:value-type="float">
            <text:p>74</text:p>
          </table:table-cell>
          <table:table-cell table:style-name="ce352" table:formula="of:=IF([.S22]&gt;=85;&quot;م&quot;;IF(AND([.S22]&lt;85;[.S22]&gt;=65);&quot;ج.ج&quot;;IF(AND([.S22]&lt;65;[.S22]&gt;=50);&quot;ج&quot;;IF(AND([.S22]&lt;50; [.S22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7.5" calcext:value-type="float">
            <text:p>37.5</text:p>
          </table:table-cell>
          <table:table-cell table:style-name="ce352" office:value-type="float" office:value="57" calcext:value-type="float">
            <text:p>57</text:p>
          </table:table-cell>
          <table:table-cell table:style-name="ce352" table:formula="of:=SUM([.AB22:.AC22])" office:value-type="float" office:value="94.5" calcext:value-type="float">
            <text:p>94.5</text:p>
          </table:table-cell>
          <table:table-cell table:style-name="ce352" table:formula="of:=IF([.AD22]&gt;=85;&quot;م&quot;;IF(AND([.AD22]&lt;85;[.AD22]&gt;=65);&quot;ج.ج&quot;;IF(AND([.AD22]&lt;65;[.AD22]&gt;=50);&quot;ج&quot;;IF(AND([.AD22]&lt;50; [.AD22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8.5" calcext:value-type="float">
            <text:p>38.5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table:formula="of:=SUM([.AM22:.AN22])" office:value-type="float" office:value="78.5" calcext:value-type="float">
            <text:p>78.5</text:p>
          </table:table-cell>
          <table:table-cell table:style-name="ce352" table:formula="of:=IF([.AO22]&gt;=85;&quot;م&quot;;IF(AND([.AO22]&lt;85;[.AO22]&gt;=65);&quot;ج.ج&quot;;IF(AND([.AO22]&lt;65;[.AO22]&gt;=50);&quot;ج&quot;;IF(AND([.AO22]&lt;50; [.AO22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44" calcext:value-type="float">
            <text:p>44</text:p>
          </table:table-cell>
          <table:table-cell table:style-name="ce352" table:formula="of:=SUM([.AX22:.AY22])" office:value-type="float" office:value="83" calcext:value-type="float">
            <text:p>83</text:p>
          </table:table-cell>
          <table:table-cell table:style-name="ce352" table:formula="of:=IF([.AZ22]&gt;=85;&quot;م&quot;;IF(AND([.AZ22]&lt;85;[.AZ22]&gt;=65);&quot;ج.ج&quot;;IF(AND([.AZ22]&lt;65;[.AZ22]&gt;=50);&quot;ج&quot;;IF(AND([.AZ22]&lt;50; [.AZ22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 table:number-columns-repeated="2"/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227" table:formula="of:=SUM([.AZ22];[.AO22];[.AD22];[.S22];[.H22])" office:value-type="float" office:value="413" calcext:value-type="float">
            <text:p>413</text:p>
          </table:table-cell>
          <table:table-cell table:style-name="ce349"/>
          <table:table-cell table:number-columns-repeated="16314"/>
        </table:table-row>
        <table:table-row table:style-name="ro28">
          <table:table-cell table:style-name="ce349" office:value-type="float" office:value="404" calcext:value-type="float">
            <text:p>404</text:p>
          </table:table-cell>
          <table:table-cell table:style-name="ce390" office:value-type="string" calcext:value-type="string">
            <text:p>شهاب اشرف عبد النبى عبدالمنعم عامر شهاب</text:p>
          </table:table-cell>
          <table:table-cell table:style-name="ce349" table:number-columns-repeated="3"/>
          <table:table-cell table:style-name="ce352" office:value-type="float" office:value="34" calcext:value-type="float">
            <text:p>34</text:p>
          </table:table-cell>
          <table:table-cell table:style-name="ce352" office:value-type="float" office:value="30" calcext:value-type="float">
            <text:p>30</text:p>
          </table:table-cell>
          <table:table-cell table:style-name="ce352" table:formula="of:=SUM([.F23:.G23])" office:value-type="float" office:value="64" calcext:value-type="float">
            <text:p>64</text:p>
          </table:table-cell>
          <table:table-cell table:style-name="ce352" table:formula="of:=IF([.H23]&gt;=85;&quot;م&quot;;IF(AND([.H23]&lt;85;[.H23]&gt;=65);&quot;ج.ج&quot;;IF(AND([.H23]&lt;65;[.H23]&gt;=50);&quot;ج&quot;;IF(AND([.H23]&lt;50; [.H23]&gt;=0);&quot;ض&quot;))))" office:value-type="string" office:string-value="ج" calcext:value-type="string">
            <text:p>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8" calcext:value-type="float">
            <text:p>38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table:formula="of:=SUM([.Q23:.R23])" office:value-type="float" office:value="78" calcext:value-type="float">
            <text:p>78</text:p>
          </table:table-cell>
          <table:table-cell table:style-name="ce352" table:formula="of:=IF([.S23]&gt;=85;&quot;م&quot;;IF(AND([.S23]&lt;85;[.S23]&gt;=65);&quot;ج.ج&quot;;IF(AND([.S23]&lt;65;[.S23]&gt;=50);&quot;ج&quot;;IF(AND([.S23]&lt;50; [.S23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48" calcext:value-type="float">
            <text:p>48</text:p>
          </table:table-cell>
          <table:table-cell table:style-name="ce352" table:formula="of:=SUM([.AB23:.AC23])" office:value-type="float" office:value="88" calcext:value-type="float">
            <text:p>88</text:p>
          </table:table-cell>
          <table:table-cell table:style-name="ce352" table:formula="of:=IF([.AD23]&gt;=85;&quot;م&quot;;IF(AND([.AD23]&lt;85;[.AD23]&gt;=65);&quot;ج.ج&quot;;IF(AND([.AD23]&lt;65;[.AD23]&gt;=50);&quot;ج&quot;;IF(AND([.AD23]&lt;50; [.AD23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7.5" calcext:value-type="float">
            <text:p>37.5</text:p>
          </table:table-cell>
          <table:table-cell table:style-name="ce352" office:value-type="float" office:value="46" calcext:value-type="float">
            <text:p>46</text:p>
          </table:table-cell>
          <table:table-cell table:style-name="ce352" table:formula="of:=SUM([.AM23:.AN23])" office:value-type="float" office:value="83.5" calcext:value-type="float">
            <text:p>83.5</text:p>
          </table:table-cell>
          <table:table-cell table:style-name="ce352" table:formula="of:=IF([.AO23]&gt;=85;&quot;م&quot;;IF(AND([.AO23]&lt;85;[.AO23]&gt;=65);&quot;ج.ج&quot;;IF(AND([.AO23]&lt;65;[.AO23]&gt;=50);&quot;ج&quot;;IF(AND([.AO23]&lt;50; [.AO23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52" calcext:value-type="float">
            <text:p>52</text:p>
          </table:table-cell>
          <table:table-cell table:style-name="ce352" table:formula="of:=SUM([.AX23:.AY23])" office:value-type="float" office:value="91" calcext:value-type="float">
            <text:p>91</text:p>
          </table:table-cell>
          <table:table-cell table:style-name="ce352" table:formula="of:=IF([.AZ23]&gt;=85;&quot;م&quot;;IF(AND([.AZ23]&lt;85;[.AZ23]&gt;=65);&quot;ج.ج&quot;;IF(AND([.AZ23]&lt;65;[.AZ23]&gt;=50);&quot;ج&quot;;IF(AND([.AZ23]&lt;50; [.AZ23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 table:number-columns-repeated="2"/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227" table:formula="of:=SUM([.AZ23];[.AO23];[.AD23];[.S23];[.H23])" office:value-type="float" office:value="404.5" calcext:value-type="float">
            <text:p>404.5</text:p>
          </table:table-cell>
          <table:table-cell table:style-name="ce349"/>
          <table:table-cell table:number-columns-repeated="16314"/>
        </table:table-row>
        <table:table-row table:style-name="ro28">
          <table:table-cell table:style-name="ce349" office:value-type="float" office:value="411" calcext:value-type="float">
            <text:p>411</text:p>
          </table:table-cell>
          <table:table-cell table:style-name="ce390" office:value-type="string" calcext:value-type="string">
            <text:p>محمد احمد عبد الستار احمد عبدالخالق</text:p>
          </table:table-cell>
          <table:table-cell table:style-name="ce349" table:number-columns-repeated="3"/>
          <table:table-cell table:style-name="ce352" office:value-type="float" office:value="33" calcext:value-type="float">
            <text:p>33</text:p>
          </table:table-cell>
          <table:table-cell table:style-name="ce352" office:value-type="float" office:value="42" calcext:value-type="float">
            <text:p>42</text:p>
          </table:table-cell>
          <table:table-cell table:style-name="ce352" table:formula="of:=SUM([.F24:.G24])" office:value-type="float" office:value="75" calcext:value-type="float">
            <text:p>75</text:p>
          </table:table-cell>
          <table:table-cell table:style-name="ce352" table:formula="of:=IF([.H24]&gt;=85;&quot;م&quot;;IF(AND([.H24]&lt;85;[.H24]&gt;=65);&quot;ج.ج&quot;;IF(AND([.H24]&lt;65;[.H24]&gt;=50);&quot;ج&quot;;IF(AND([.H24]&lt;50; [.H24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.5" calcext:value-type="float">
            <text:p>39.5</text:p>
          </table:table-cell>
          <table:table-cell table:style-name="ce352" office:value-type="float" office:value="44" calcext:value-type="float">
            <text:p>44</text:p>
          </table:table-cell>
          <table:table-cell table:style-name="ce352" table:formula="of:=SUM([.Q24:.R24])" office:value-type="float" office:value="83.5" calcext:value-type="float">
            <text:p>83.5</text:p>
          </table:table-cell>
          <table:table-cell table:style-name="ce352" table:formula="of:=IF([.S24]&gt;=85;&quot;م&quot;;IF(AND([.S24]&lt;85;[.S24]&gt;=65);&quot;ج.ج&quot;;IF(AND([.S24]&lt;65;[.S24]&gt;=50);&quot;ج&quot;;IF(AND([.S24]&lt;50; [.S24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8.5" calcext:value-type="float">
            <text:p>38.5</text:p>
          </table:table-cell>
          <table:table-cell table:style-name="ce352" office:value-type="float" office:value="45" calcext:value-type="float">
            <text:p>45</text:p>
          </table:table-cell>
          <table:table-cell table:style-name="ce352" table:formula="of:=SUM([.AB24:.AC24])" office:value-type="float" office:value="83.5" calcext:value-type="float">
            <text:p>83.5</text:p>
          </table:table-cell>
          <table:table-cell table:style-name="ce352" table:formula="of:=IF([.AD24]&gt;=85;&quot;م&quot;;IF(AND([.AD24]&lt;85;[.AD24]&gt;=65);&quot;ج.ج&quot;;IF(AND([.AD24]&lt;65;[.AD24]&gt;=50);&quot;ج&quot;;IF(AND([.AD24]&lt;50; [.AD24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30" calcext:value-type="float">
            <text:p>30</text:p>
          </table:table-cell>
          <table:table-cell table:style-name="ce352" table:formula="of:=SUM([.AM24:.AN24])" office:value-type="float" office:value="69" calcext:value-type="float">
            <text:p>69</text:p>
          </table:table-cell>
          <table:table-cell table:style-name="ce352" table:formula="of:=IF([.AO24]&gt;=85;&quot;م&quot;;IF(AND([.AO24]&lt;85;[.AO24]&gt;=65);&quot;ج.ج&quot;;IF(AND([.AO24]&lt;65;[.AO24]&gt;=50);&quot;ج&quot;;IF(AND([.AO24]&lt;50; [.AO24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52" calcext:value-type="float">
            <text:p>52</text:p>
          </table:table-cell>
          <table:table-cell table:style-name="ce352" table:formula="of:=SUM([.AX24:.AY24])" office:value-type="float" office:value="91" calcext:value-type="float">
            <text:p>91</text:p>
          </table:table-cell>
          <table:table-cell table:style-name="ce352" table:formula="of:=IF([.AZ24]&gt;=85;&quot;م&quot;;IF(AND([.AZ24]&lt;85;[.AZ24]&gt;=65);&quot;ج.ج&quot;;IF(AND([.AZ24]&lt;65;[.AZ24]&gt;=50);&quot;ج&quot;;IF(AND([.AZ24]&lt;50; [.AZ24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 table:number-columns-repeated="2"/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227" table:formula="of:=SUM([.AZ24];[.AO24];[.AD24];[.S24];[.H24])" office:value-type="float" office:value="402" calcext:value-type="float">
            <text:p>402</text:p>
          </table:table-cell>
          <table:table-cell table:style-name="ce349"/>
          <table:table-cell table:number-columns-repeated="16314"/>
        </table:table-row>
        <table:table-row table:style-name="ro28">
          <table:table-cell table:style-name="ce349" office:value-type="float" office:value="412" calcext:value-type="float">
            <text:p>412</text:p>
          </table:table-cell>
          <table:table-cell table:style-name="ce390" office:value-type="string" calcext:value-type="string">
            <text:p>محمد احمد عبد المحسن محمد محمد</text:p>
          </table:table-cell>
          <table:table-cell table:style-name="ce349" table:number-columns-repeated="3"/>
          <table:table-cell table:style-name="ce352" office:value-type="float" office:value="33" calcext:value-type="float">
            <text:p>33</text:p>
          </table:table-cell>
          <table:table-cell table:style-name="ce352" office:value-type="float" office:value="44" calcext:value-type="float">
            <text:p>44</text:p>
          </table:table-cell>
          <table:table-cell table:style-name="ce352" table:formula="of:=SUM([.F25:.G25])" office:value-type="float" office:value="77" calcext:value-type="float">
            <text:p>77</text:p>
          </table:table-cell>
          <table:table-cell table:style-name="ce352" table:formula="of:=IF([.H25]&gt;=85;&quot;م&quot;;IF(AND([.H25]&lt;85;[.H25]&gt;=65);&quot;ج.ج&quot;;IF(AND([.H25]&lt;65;[.H25]&gt;=50);&quot;ج&quot;;IF(AND([.H25]&lt;50; [.H25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7.5" calcext:value-type="float">
            <text:p>37.5</text:p>
          </table:table-cell>
          <table:table-cell table:style-name="ce352" office:value-type="float" office:value="49" calcext:value-type="float">
            <text:p>49</text:p>
          </table:table-cell>
          <table:table-cell table:style-name="ce352" table:formula="of:=SUM([.Q25:.R25])" office:value-type="float" office:value="86.5" calcext:value-type="float">
            <text:p>86.5</text:p>
          </table:table-cell>
          <table:table-cell table:style-name="ce352" table:formula="of:=IF([.S25]&gt;=85;&quot;م&quot;;IF(AND([.S25]&lt;85;[.S25]&gt;=65);&quot;ج.ج&quot;;IF(AND([.S25]&lt;65;[.S25]&gt;=50);&quot;ج&quot;;IF(AND([.S25]&lt;50; [.S25]&gt;=0);&quot;ض&quot;))))" office:value-type="string" office:string-value="م" calcext:value-type="string">
            <text:p>م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6.5" calcext:value-type="float">
            <text:p>36.5</text:p>
          </table:table-cell>
          <table:table-cell table:style-name="ce352" office:value-type="float" office:value="46" calcext:value-type="float">
            <text:p>46</text:p>
          </table:table-cell>
          <table:table-cell table:style-name="ce352" table:formula="of:=SUM([.AB25:.AC25])" office:value-type="float" office:value="82.5" calcext:value-type="float">
            <text:p>82.5</text:p>
          </table:table-cell>
          <table:table-cell table:style-name="ce352" table:formula="of:=IF([.AD25]&gt;=85;&quot;م&quot;;IF(AND([.AD25]&lt;85;[.AD25]&gt;=65);&quot;ج.ج&quot;;IF(AND([.AD25]&lt;65;[.AD25]&gt;=50);&quot;ج&quot;;IF(AND([.AD25]&lt;50; [.AD25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6.5" calcext:value-type="float">
            <text:p>36.5</text:p>
          </table:table-cell>
          <table:table-cell table:style-name="ce352" office:value-type="float" office:value="30" calcext:value-type="float">
            <text:p>30</text:p>
          </table:table-cell>
          <table:table-cell table:style-name="ce352" table:formula="of:=SUM([.AM25:.AN25])" office:value-type="float" office:value="66.5" calcext:value-type="float">
            <text:p>66.5</text:p>
          </table:table-cell>
          <table:table-cell table:style-name="ce352" table:formula="of:=IF([.AO25]&gt;=85;&quot;م&quot;;IF(AND([.AO25]&lt;85;[.AO25]&gt;=65);&quot;ج.ج&quot;;IF(AND([.AO25]&lt;65;[.AO25]&gt;=50);&quot;ج&quot;;IF(AND([.AO25]&lt;50; [.AO25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9" calcext:value-type="float">
            <text:p>39</text:p>
          </table:table-cell>
          <table:table-cell table:style-name="ce352" office:value-type="float" office:value="41" calcext:value-type="float">
            <text:p>41</text:p>
          </table:table-cell>
          <table:table-cell table:style-name="ce352" table:formula="of:=SUM([.AX25:.AY25])" office:value-type="float" office:value="80" calcext:value-type="float">
            <text:p>80</text:p>
          </table:table-cell>
          <table:table-cell table:style-name="ce352" table:formula="of:=IF([.AZ25]&gt;=85;&quot;م&quot;;IF(AND([.AZ25]&lt;85;[.AZ25]&gt;=65);&quot;ج.ج&quot;;IF(AND([.AZ25]&lt;65;[.AZ25]&gt;=50);&quot;ج&quot;;IF(AND([.AZ25]&lt;50; [.AZ25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 table:number-columns-repeated="2"/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227" table:formula="of:=SUM([.AZ25];[.AO25];[.AD25];[.S25];[.H25])" office:value-type="float" office:value="392.5" calcext:value-type="float">
            <text:p>392.5</text:p>
          </table:table-cell>
          <table:table-cell table:style-name="ce349"/>
          <table:table-cell table:number-columns-repeated="16314"/>
        </table:table-row>
        <table:table-row table:style-name="ro28">
          <table:table-cell table:style-name="ce349" office:value-type="float" office:value="420" calcext:value-type="float">
            <text:p>420</text:p>
          </table:table-cell>
          <table:table-cell table:style-name="ce390" office:value-type="string" calcext:value-type="string">
            <text:p>ديمه اشرف على عبدالسلام ادريس</text:p>
          </table:table-cell>
          <table:table-cell table:style-name="ce349" table:number-columns-repeated="3"/>
          <table:table-cell table:style-name="ce352" office:value-type="float" office:value="34" calcext:value-type="float">
            <text:p>34</text:p>
          </table:table-cell>
          <table:table-cell table:style-name="ce352" office:value-type="float" office:value="46" calcext:value-type="float">
            <text:p>46</text:p>
          </table:table-cell>
          <table:table-cell table:style-name="ce352" table:formula="of:=SUM([.F26:.G26])" office:value-type="float" office:value="80" calcext:value-type="float">
            <text:p>80</text:p>
          </table:table-cell>
          <table:table-cell table:style-name="ce352" table:formula="of:=IF([.H26]&gt;=85;&quot;م&quot;;IF(AND([.H26]&lt;85;[.H26]&gt;=65);&quot;ج.ج&quot;;IF(AND([.H26]&lt;65;[.H26]&gt;=50);&quot;ج&quot;;IF(AND([.H26]&lt;50; [.H26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7.5" calcext:value-type="float">
            <text:p>37.5</text:p>
          </table:table-cell>
          <table:table-cell table:style-name="ce352" office:value-type="float" office:value="22" calcext:value-type="float">
            <text:p>22</text:p>
          </table:table-cell>
          <table:table-cell table:style-name="ce352" table:formula="of:=SUM([.Q26:.R26])" office:value-type="float" office:value="59.5" calcext:value-type="float">
            <text:p>59.5</text:p>
          </table:table-cell>
          <table:table-cell table:style-name="ce352" table:formula="of:=IF([.S26]&gt;=85;&quot;م&quot;;IF(AND([.S26]&lt;85;[.S26]&gt;=65);&quot;ج.ج&quot;;IF(AND([.S26]&lt;65;[.S26]&gt;=50);&quot;ج&quot;;IF(AND([.S26]&lt;50; [.S26]&gt;=0);&quot;ض&quot;))))" office:value-type="string" office:string-value="ج" calcext:value-type="string">
            <text:p>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5.5" calcext:value-type="float">
            <text:p>35.5</text:p>
          </table:table-cell>
          <table:table-cell table:style-name="ce352" office:value-type="float" office:value="44" calcext:value-type="float">
            <text:p>44</text:p>
          </table:table-cell>
          <table:table-cell table:style-name="ce352" table:formula="of:=SUM([.AB26:.AC26])" office:value-type="float" office:value="79.5" calcext:value-type="float">
            <text:p>79.5</text:p>
          </table:table-cell>
          <table:table-cell table:style-name="ce352" table:formula="of:=IF([.AD26]&gt;=85;&quot;م&quot;;IF(AND([.AD26]&lt;85;[.AD26]&gt;=65);&quot;ج.ج&quot;;IF(AND([.AD26]&lt;65;[.AD26]&gt;=50);&quot;ج&quot;;IF(AND([.AD26]&lt;50; [.AD26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36" calcext:value-type="float">
            <text:p>36</text:p>
          </table:table-cell>
          <table:table-cell table:style-name="ce352" office:value-type="float" office:value="30" calcext:value-type="float">
            <text:p>30</text:p>
          </table:table-cell>
          <table:table-cell table:style-name="ce352" table:formula="of:=SUM([.AM26:.AN26])" office:value-type="float" office:value="66" calcext:value-type="float">
            <text:p>66</text:p>
          </table:table-cell>
          <table:table-cell table:style-name="ce352" table:formula="of:=IF([.AO26]&gt;=85;&quot;م&quot;;IF(AND([.AO26]&lt;85;[.AO26]&gt;=65);&quot;ج.ج&quot;;IF(AND([.AO26]&lt;65;[.AO26]&gt;=50);&quot;ج&quot;;IF(AND([.AO26]&lt;50; [.AO26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36" calcext:value-type="float">
            <text:p>36</text:p>
          </table:table-cell>
          <table:table-cell table:style-name="ce352" table:formula="of:=SUM([.AX26:.AY26])" office:value-type="float" office:value="76" calcext:value-type="float">
            <text:p>76</text:p>
          </table:table-cell>
          <table:table-cell table:style-name="ce352" table:formula="of:=IF([.AZ26]&gt;=85;&quot;م&quot;;IF(AND([.AZ26]&lt;85;[.AZ26]&gt;=65);&quot;ج.ج&quot;;IF(AND([.AZ26]&lt;65;[.AZ26]&gt;=50);&quot;ج&quot;;IF(AND([.AZ26]&lt;50; [.AZ26]&gt;=0);&quot;ض&quot;))))" office:value-type="string" office:string-value="ج.ج" calcext:value-type="string">
            <text:p>ج.ج</text:p>
          </table:table-cell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 table:number-columns-repeated="2"/>
          <table:table-cell table:style-name="ce352" table:number-columns-repeated="3"/>
          <table:table-cell table:style-name="ce227"/>
          <table:table-cell table:style-name="ce352" table:number-columns-repeated="2"/>
          <table:table-cell table:style-name="ce227"/>
          <table:table-cell table:style-name="ce227" table:formula="of:=SUM([.AZ26];[.AO26];[.AD26];[.S26];[.H26])" office:value-type="float" office:value="361" calcext:value-type="float">
            <text:p>361</text:p>
          </table:table-cell>
          <table:table-cell table:style-name="ce349"/>
          <table:table-cell table:number-columns-repeated="16314"/>
        </table:table-row>
        <table:table-row table:style-name="ro28">
          <table:table-cell table:number-columns-repeated="16384"/>
        </table:table-row>
        <table:table-row table:style-name="ro28">
          <table:table-cell table:style-name="ce221" table:number-columns-repeated="2"/>
          <table:table-cell table:number-columns-repeated="6"/>
          <table:table-cell table:style-name="ce402" office:value-type="string" calcext:value-type="string" table:number-columns-spanned="4" table:number-rows-spanned="1">
            <text:p>كتبة</text:p>
          </table:table-cell>
          <table:covered-table-cell table:number-columns-repeated="3" table:style-name="ce402"/>
          <table:table-cell table:style-name="ce223" table:number-columns-spanned="10" table:number-rows-spanned="1"/>
          <table:covered-table-cell table:number-columns-repeated="9" table:style-name="ce223"/>
          <table:table-cell table:number-columns-repeated="13"/>
          <table:table-cell table:style-name="ce185" table:number-columns-spanned="5" table:number-rows-spanned="1"/>
          <table:covered-table-cell table:number-columns-repeated="4" table:style-name="ce185"/>
          <table:table-cell table:style-name="ce196" office:value-type="string" calcext:value-type="string" table:number-columns-spanned="4" table:number-rows-spanned="1">
            <text:p>أملى الدرجات </text:p>
          </table:table-cell>
          <table:covered-table-cell table:number-columns-repeated="3" table:style-name="ce196"/>
          <table:table-cell table:style-name="ce196" office:value-type="string" calcext:value-type="string" table:number-columns-spanned="4" table:number-rows-spanned="1">
            <text:p>كتب الدرجات </text:p>
          </table:table-cell>
          <table:covered-table-cell table:number-columns-repeated="3" table:style-name="ce196"/>
          <table:table-cell table:style-name="ce196" office:value-type="string" calcext:value-type="string" table:number-columns-spanned="4" table:number-rows-spanned="1">
            <text:p>راجع الاملاء</text:p>
          </table:table-cell>
          <table:covered-table-cell table:number-columns-repeated="3" table:style-name="ce196"/>
          <table:table-cell table:style-name="ce196" office:value-type="string" calcext:value-type="string" table:number-columns-spanned="4" table:number-rows-spanned="1">
            <text:p>راجع الكتابة</text:p>
          </table:table-cell>
          <table:covered-table-cell table:number-columns-repeated="3" table:style-name="ce196"/>
          <table:table-cell table:style-name="ce236" office:value-type="string" calcext:value-type="string" table:number-columns-spanned="4" table:number-rows-spanned="1">
            <text:p>جمع الدرجات</text:p>
          </table:table-cell>
          <table:covered-table-cell table:number-columns-repeated="3" table:style-name="ce236"/>
          <table:table-cell table:style-name="ce221"/>
          <table:table-cell table:style-name="ce258" table:number-columns-spanned="4" table:number-rows-spanned="1"/>
          <table:covered-table-cell table:number-columns-repeated="3" table:style-name="ce258"/>
          <table:table-cell table:style-name="ce192" table:number-columns-repeated="4"/>
          <table:table-cell table:number-columns-repeated="16315"/>
        </table:table-row>
        <table:table-row table:style-name="ro28">
          <table:table-cell table:style-name="ce221" table:number-columns-repeated="2"/>
          <table:table-cell table:number-columns-repeated="6"/>
          <table:table-cell table:style-name="ce402" office:value-type="string" calcext:value-type="string" table:number-columns-spanned="4" table:number-rows-spanned="1">
            <text:p>املاه</text:p>
          </table:table-cell>
          <table:covered-table-cell table:number-columns-repeated="3" table:style-name="ce402"/>
          <table:table-cell table:style-name="ce223" table:number-columns-spanned="10" table:number-rows-spanned="1"/>
          <table:covered-table-cell table:number-columns-repeated="9" table:style-name="ce223"/>
          <table:table-cell table:number-columns-repeated="13"/>
          <table:table-cell table:style-name="ce186" office:value-type="string" calcext:value-type="string" table:number-columns-spanned="5" table:number-rows-spanned="1">
            <text:p>نصف العام</text:p>
          </table:table-cell>
          <table:covered-table-cell table:number-columns-repeated="4" table:style-name="ce186"/>
          <table:table-cell table:style-name="ce151"/>
          <table:table-cell table:style-name="ce153" table:number-columns-repeated="2"/>
          <table:table-cell table:style-name="ce155"/>
          <table:table-cell table:style-name="ce157"/>
          <table:table-cell table:style-name="ce159" table:number-columns-repeated="2"/>
          <table:table-cell table:style-name="ce161"/>
          <table:table-cell table:style-name="ce157"/>
          <table:table-cell table:style-name="ce159" table:number-columns-repeated="2"/>
          <table:table-cell table:style-name="ce161"/>
          <table:table-cell table:style-name="ce151"/>
          <table:table-cell table:style-name="ce153" table:number-columns-repeated="2"/>
          <table:table-cell table:style-name="ce155"/>
          <table:table-cell table:style-name="ce237" table:number-columns-spanned="4" table:number-rows-spanned="1"/>
          <table:covered-table-cell table:number-columns-repeated="3" table:style-name="ce237"/>
          <table:table-cell table:style-name="ce221"/>
          <table:table-cell table:style-name="ce258" table:number-columns-spanned="4" table:number-rows-spanned="1"/>
          <table:covered-table-cell table:number-columns-repeated="3" table:style-name="ce258"/>
          <table:table-cell table:style-name="ce192" table:number-columns-repeated="4"/>
          <table:table-cell table:number-columns-repeated="16315"/>
        </table:table-row>
        <table:table-row table:style-name="ro28">
          <table:table-cell table:style-name="ce221" table:number-columns-repeated="2"/>
          <table:table-cell table:number-columns-repeated="6"/>
          <table:table-cell table:style-name="ce402" office:value-type="string" calcext:value-type="string" table:number-columns-spanned="4" table:number-rows-spanned="1">
            <text:p>راجع الإملاء</text:p>
          </table:table-cell>
          <table:covered-table-cell table:number-columns-repeated="3" table:style-name="ce402"/>
          <table:table-cell table:style-name="ce223" table:number-columns-spanned="10" table:number-rows-spanned="1"/>
          <table:covered-table-cell table:number-columns-repeated="9" table:style-name="ce223"/>
          <table:table-cell table:number-columns-repeated="13"/>
          <table:table-cell table:style-name="ce189" office:value-type="string" calcext:value-type="string" table:number-columns-spanned="5" table:number-rows-spanned="1">
            <text:p>آخر العام</text:p>
          </table:table-cell>
          <table:covered-table-cell table:number-columns-repeated="4" table:style-name="ce189"/>
          <table:table-cell table:style-name="ce152"/>
          <table:table-cell table:style-name="ce154" table:number-columns-repeated="2"/>
          <table:table-cell table:style-name="ce156"/>
          <table:table-cell table:style-name="ce158"/>
          <table:table-cell table:style-name="ce160" table:number-columns-repeated="2"/>
          <table:table-cell table:style-name="ce162"/>
          <table:table-cell table:style-name="ce152"/>
          <table:table-cell table:style-name="ce154" table:number-columns-repeated="2"/>
          <table:table-cell table:style-name="ce156"/>
          <table:table-cell table:style-name="ce152"/>
          <table:table-cell table:style-name="ce154" table:number-columns-repeated="2"/>
          <table:table-cell table:style-name="ce156"/>
          <table:table-cell table:style-name="ce238" table:number-columns-spanned="4" table:number-rows-spanned="1"/>
          <table:covered-table-cell table:number-columns-repeated="3" table:style-name="ce238"/>
          <table:table-cell table:style-name="ce221"/>
          <table:table-cell table:style-name="ce258" table:number-columns-spanned="4" table:number-rows-spanned="1"/>
          <table:covered-table-cell table:number-columns-repeated="3" table:style-name="ce258"/>
          <table:table-cell table:style-name="ce192" table:number-columns-repeated="4"/>
          <table:table-cell table:number-columns-repeated="16315"/>
        </table:table-row>
        <table:table-row table:style-name="ro28" table:number-rows-repeated="1048545">
          <table:table-cell table:number-columns-repeated="16384"/>
        </table:table-row>
        <table:table-row table:style-name="ro28">
          <table:table-cell table:number-columns-repeated="16384"/>
        </table:table-row>
        <table:named-expressions>
          <table:named-range table:name="_xlnm.Print_Titles" table:base-cell-address="$الاول.$A$1" table:cell-range-address="$السادس.$2:.$2" table:range-usable-as="repeat-column repeat-row"/>
        </table:named-expressions>
      </table:table>
      <table:named-expressions/>
      <table:database-ranges>
        <table:database-range table:name="__Anonymous_Sheet_DB__2" table:target-range-address="الثالث.A6:الثالث.R36" table:contains-header="false">
          <table:sort>
            <table:sort-by table:field-number="17" table:order="descending" table:data-type="automatic"/>
          </table:sort>
        </table:database-range>
        <table:database-range table:name="__Anonymous_Sheet_DB__3" table:target-range-address="الرابع.A5:الرابع.W29" table:contains-header="false">
          <table:sort>
            <table:sort-by table:field-number="22" table:order="descending" table:data-type="automatic"/>
          </table:sort>
        </table:database-range>
        <table:database-range table:name="__Anonymous_Sheet_DB__4" table:target-range-address="الخامس.A4:الخامس.S26" table:contains-header="false">
          <table:sort>
            <table:sort-by table:field-number="17" table:order="descending" table:data-type="automatic"/>
          </table:sort>
        </table:database-range>
        <table:database-range table:name="__Anonymous_Sheet_DB__5" table:target-range-address="السادس.A3:السادس.BR26" table:contains-header="false">
          <table:sort>
            <table:sort-by table:field-number="6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T Bold Heading" svg:font-family="'PT Bold Heading'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Tahoma1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1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text>ج.م.‏ </number:text>
      <number:number number:decimal-places="2" number:min-decimal-places="2" number:min-integer-digits="1" number:grouping="true"/>
      <number:text loext:blank-width-char="-"> </number:text>
    </number:number-style>
    <number:number-style style:name="N134">
      <style:text-properties fo:color="#ff0000"/>
      <number:text>ج.م.‏ </number:text>
      <number:number number:decimal-places="2" number:min-decimal-places="2" number:min-integer-digits="1" number:grouping="true"/>
      <number:text>-</number:text>
      <style:map style:condition="value()&gt;=0" style:apply-style-name="N134P0"/>
    </number:number-style>
    <number:number-style style:name="N136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currency-style style:name="N14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currency-style style:name="N14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4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currency-style style:name="N14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day/>
      <number:text>-</number:text>
      <number:month number:textual="true"/>
      <number:text>-</number:text>
      <number:year/>
    </number:date-style>
    <number:date-style style:name="N147">
      <number:day/>
      <number:text>-</number:text>
      <number:month number:textual="true"/>
    </number:date-style>
    <number:date-style style:name="N148">
      <number:month number:textual="true"/>
      <number:text>-</number:text>
      <number:year/>
    </number:date-style>
    <number:time-style style:name="N149">
      <number:hours/>
      <number:text>:</number:text>
      <number:minute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>
      <number:hours/>
      <number:text>:</number:text>
      <number:minutes number:style="long"/>
    </number:time-style>
    <number:time-style style:name="N152">
      <number:hours/>
      <number:text>:</number:text>
      <number:minutes number:style="long"/>
      <number:text>:</number:text>
      <number:seconds number:style="long"/>
    </number:time-style>
    <number:date-style style:name="N15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5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1P2" style:volatile="true">
      <number:text loext:blank-width-char="("> </number:text>
      <number:fill-character> </number:fill-character>
      <number:text>- _)</number:text>
    </number:number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6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65">
      <number:text loext:blank-width-char="("> </number:text>
      <number:text-content/>
      <number:text loext:blank-width-char=")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9">
      <number:text loext:blank-width-char="("> </number:text>
      <number:text-content/>
      <number:text loext:blank-width-char=")"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7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73">
      <number:text loext:blank-width-char="("> </number:text>
      <number:text-content/>
      <number:text loext:blank-width-char=")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79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79">
      <number:text-content/>
      <style:map style:condition="value()&lt;=1.7976931348623157E+308" style:apply-style-name="N179P0"/>
    </number:text-style>
    <style:style style:name="Default" style:family="table-cell">
      <style:table-cell-properties style:rotation-align="none" style:vertical-align="middle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ckground" style:family="table-cell" style:parent-style-name="Default" style:data-style-name="N0">
      <style:table-cell-properties fo:background-color="#33333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c0c0c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Blue" style:family="table-cell" style:parent-style-name="Default" style:data-style-name="N0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family="Arial" style:font-family-generic="swiss" fo:font-size="2pt" fo:font-style="normal" fo:text-shadow="none" style:text-underline-style="none" fo:font-weight="normal" style:font-size-asian="2pt" style:font-style-asian="normal" style:font-weight-asian="normal" style:font-name-complex="Arial" style:font-family-complex="Arial" style:font-family-generic-complex="swiss" style:font-size-complex="2pt" style:font-style-complex="normal" style:font-weight-complex="normal"/>
    </style:style>
    <style:style style:name="Calculation_20_2" style:display-name="Calculation 2" style:family="table-cell" style:parent-style-name="Default" style:data-style-name="N0">
      <style:table-cell-properties fo:background-color="#c0c0c0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99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ard" style:family="table-cell" style:parent-style-name="Default" style:data-style-name="N0">
      <style:table-cell-properties fo:background-color="#cccc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B" style:display-name="Card B" style:family="table-cell" style:parent-style-name="Default" style:data-style-name="N0">
      <style:table-cell-properties fo:border-bottom="0.06pt solid #4c1900" fo:background-color="#cc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BL" style:display-name="Card BL" style:family="table-cell" style:parent-style-name="Default" style:data-style-name="N0">
      <style:table-cell-properties fo:border-bottom="0.06pt solid #4c1900" fo:background-color="#cccc00" style:diagonal-bl-tr="none" style:diagonal-tl-br="none" style:text-align-source="fix" style:repeat-content="false" fo:wrap-option="no-wrap" fo:border-left="0.06pt solid #4c19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BR" style:display-name="Card BR" style:family="table-cell" style:parent-style-name="Default" style:data-style-name="N0">
      <style:table-cell-properties fo:border-bottom="0.06pt solid #4c1900" fo:background-color="#cccc00" style:diagonal-bl-tr="none" style:diagonal-tl-br="none" style:text-align-source="fix" style:repeat-content="false" fo:wrap-option="no-wrap" fo:border-left="none" style:direction="ltr" fo:border-right="0.06pt solid #4c19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L" style:display-name="Card L" style:family="table-cell" style:parent-style-name="Default" style:data-style-name="N0">
      <style:table-cell-properties fo:border-bottom="none" fo:background-color="#cccc00" style:diagonal-bl-tr="none" style:diagonal-tl-br="none" style:text-align-source="fix" style:repeat-content="false" fo:wrap-option="no-wrap" fo:border-left="0.06pt solid #4c19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R" style:display-name="Card R" style:family="table-cell" style:parent-style-name="Default" style:data-style-name="N0">
      <style:table-cell-properties fo:border-bottom="none" fo:background-color="#cccc00" style:diagonal-bl-tr="none" style:diagonal-tl-br="none" style:text-align-source="fix" style:repeat-content="false" fo:wrap-option="no-wrap" fo:border-left="none" style:direction="ltr" fo:border-right="0.06pt solid #4c19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T" style:display-name="Card T" style:family="table-cell" style:parent-style-name="Default" style:data-style-name="N0">
      <style:table-cell-properties fo:border-bottom="none" fo:background-color="#cc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c19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TL" style:display-name="Card TL" style:family="table-cell" style:parent-style-name="Default" style:data-style-name="N0">
      <style:table-cell-properties fo:border-bottom="none" fo:background-color="#cccc00" style:diagonal-bl-tr="none" style:diagonal-tl-br="none" style:text-align-source="fix" style:repeat-content="false" fo:wrap-option="no-wrap" fo:border-left="0.06pt solid #4c1900" style:direction="ltr" fo:border-right="none" style:rotation-angle="0" style:rotation-align="none" style:shrink-to-fit="false" fo:border-top="0.06pt solid #4c19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TR" style:display-name="Card TR" style:family="table-cell" style:parent-style-name="Default" style:data-style-name="N0">
      <style:table-cell-properties fo:border-bottom="none" fo:background-color="#cccc00" style:diagonal-bl-tr="none" style:diagonal-tl-br="none" style:text-align-source="fix" style:repeat-content="false" fo:wrap-option="no-wrap" fo:border-left="none" style:direction="ltr" fo:border-right="0.06pt solid #4c1900" style:rotation-angle="0" style:rotation-align="none" style:shrink-to-fit="false" fo:border-top="0.06pt solid #4c19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heck_20_Cell_20_2" style:display-name="Check Cell 2" style:family="table-cell" style:parent-style-name="Default" style:data-style-name="N0">
      <style:table-cell-properties fo:background-color="#969696" style:diagonal-bl-tr="none" style:diagonal-tl-br="none" style:text-align-source="value-type" style:repeat-content="false" fo:wrap-option="no-wrap" fo:border="1.76pt double-thin #333333" style:border-line-width="0.0071in 0.0102in 0.0071in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lumn_20_Header" style:display-name="Column Header" style:family="table-cell" style:parent-style-name="Default" style:data-style-name="N0">
      <style:table-cell-properties fo:background-color="#cccc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mma_20_2" style:display-name="Comma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Comma_20_3" style:display-name="Comma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Comma_20_4" style:display-name="Comma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Comma_20_5" style:display-name="Comma 5" style:family="table-cell" style:parent-style-name="Default" style:data-style-name="N13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Currency_20_2" style:display-name="Currency 2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Green" style:family="table-cell" style:parent-style-name="Default" style:data-style-name="N0">
      <style:table-cell-properties fo:background-color="#008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8000" style:text-outline="false" style:text-line-through-style="none" style:text-line-through-type="none" style:font-name="Arial" fo:font-family="Arial" style:font-family-generic="swiss" fo:font-size="6pt" fo:font-style="normal" fo:text-shadow="none" style:text-underline-style="none" fo:font-weight="normal" style:font-size-asian="6pt" style:font-style-asian="normal" style:font-weight-asian="normal" style:font-name-complex="Arial" style:font-family-complex="Arial" style:font-family-generic-complex="swiss" style:font-size-complex="6pt" style:font-style-complex="normal" style:font-weight-complex="normal"/>
    </style:style>
    <style:style style:name="Heading_20_2_20_2" style:display-name="Heading 2 2" style:family="table-cell" style:parent-style-name="Default" style:data-style-name="N0">
      <style:table-cell-properties fo:border-bottom="2.49pt solid #adcdea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>
        <loext:border-bottom-complex-color loext:theme-type="accent1" loext:color-type="theme">
          <loext:transformation loext:type="lummod" loext:value="5001"/>
          <loext:transformation loext:type="lumoff" loext:value="4999"/>
        </loext:border-bottom-complex-color>
      </style:table-cell-properties>
      <style:paragraph-properties css3t:text-justify="auto" fo:margin-left="0in" style:writing-mode="page"/>
      <style:text-properties fo:color="#44546a" style:text-outline="false" style:text-line-through-style="none" style:text-line-through-type="none" style:font-name="Arial" fo:font-family="Arial" style:font-family-generic="swiss" fo:font-size="13pt" fo:font-style="normal" fo:text-shadow="none" style:text-underline-style="none" fo:font-weight="bold" style:font-size-asian="13pt" style:font-style-asian="normal" style:font-weight-asian="bold" style:font-name-complex="Arial" style:font-family-complex="Arial" style:font-family-generic-complex="swiss" style:font-size-complex="13pt" style:font-style-complex="normal" style:font-weight-complex="bold">
        <loext:char-complex-color loext:theme-type="dark2" loext:color-type="theme"/>
      </style:text-properties>
    </style:style>
    <style:style style:name="Heading_20_2_20_4" style:display-name="Heading 2 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595959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>
        <loext:char-complex-color loext:theme-type="dark1" loext:color-type="theme">
          <loext:transformation loext:type="lummod" loext:value="6501"/>
          <loext:transformation loext:type="lumoff" loext:value="3499"/>
        </loext:char-complex-color>
      </style:text-properties>
    </style:style>
    <style:style style:name="Heading_20_3_20_2" style:display-name="Heading 3 2" style:family="table-cell" style:parent-style-name="Default" style:data-style-name="N0">
      <style:table-cell-properties fo:border-bottom="1.76pt solid #0066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3366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Hyperlink_20_2" style:display-name="Hyperlink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nput" style:family="table-cell" style:parent-style-name="Default" style:data-style-name="N138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nput_20_2" style:display-name="Input 2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99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2_20_2" style:display-name="Normal 1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>
        <loext:char-complex-color loext:theme-type="dark1" loext:color-type="theme"/>
      </style:text-properties>
    </style:style>
    <style:style style:name="Normal_20_14" style:display-name="Normal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4" style:display-name="Normal 2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_20_3_20_2" style:display-name="Normal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4_20_2" style:display-name="Normal 2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_20_7" style:display-name="Normal 2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2_20_8" style:display-name="Normal 2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_5f_Copy_20_of_20_Main" style:display-name="Normal 2_Copy of Mai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3_20_10" style:display-name="Normal 3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11" style:display-name="Normal 3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12" style:display-name="Normal 3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13" style:display-name="Normal 3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14" style:display-name="Normal 3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15" style:display-name="Normal 3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16" style:display-name="Normal 3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17" style:display-name="Normal 3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18" style:display-name="Normal 3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19" style:display-name="Normal 3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2_20_3" style:display-name="Normal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2_20_4" style:display-name="Normal 3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3_20_2" style:display-name="Normal 3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4" style:display-name="Normal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7" style:display-name="Normal 3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8" style:display-name="Normal 3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9" style:display-name="Normal 3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2" style:display-name="Normal 4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4_20_2_20_2_20_2" style:display-name="Normal 4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3" style:display-name="Normal 4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4_20_2_20_3_20_2" style:display-name="Normal 4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4_20_2_20_4" style:display-name="Normal 4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5_20_2" style:display-name="Normal 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5_20_2_20_2" style:display-name="Normal 5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5_20_3" style:display-name="Normal 5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_20_3_20_2" style:display-name="Normal 5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5_20_4" style:display-name="Normal 5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2_20_2" style:display-name="Normal 6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4" style:display-name="Normal 6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7_20_10" style:display-name="Normal 7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11" style:display-name="Normal 7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12" style:display-name="Normal 7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13" style:display-name="Normal 7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14" style:display-name="Normal 7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15" style:display-name="Normal 7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16" style:display-name="Normal 7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17" style:display-name="Normal 7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18" style:display-name="Normal 7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19" style:display-name="Normal 7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7_20_2_20_2" style:display-name="Normal 7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3" style:display-name="Normal 7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3_20_2" style:display-name="Normal 7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7_20_4" style:display-name="Normal 7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5" style:display-name="Normal 7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6" style:display-name="Normal 7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7" style:display-name="Normal 7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8" style:display-name="Normal 7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9" style:display-name="Normal 7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8_20_2" style:display-name="Normal 8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8_20_3" style:display-name="Normal 8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9" style:display-name="Normal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9_20_2" style:display-name="Normal 9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9_20_3" style:display-name="Normal 9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te_20_2" style:display-name="Note 2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te_20_3" style:display-name="Note 3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Output_20_2" style:display-name="Output 2" style:family="table-cell" style:parent-style-name="Default" style:data-style-name="N0">
      <style:table-cell-properties fo:background-color="#c0c0c0" style:diagonal-bl-tr="none" style:diagonal-tl-br="none" style:text-align-source="value-type" style:repeat-content="false" fo:wrap-option="no-wrap" fo:border="0.74pt solid #33333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Percent_20_2" style:display-name="Percent 2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Percent_20_2_20_2" style:display-name="Percent 2 2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Percent_20_2_20_3" style:display-name="Percent 2 3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Percent_20_3" style:display-name="Percent 3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Percent_20_4" style:display-name="Percent 4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Red" style:family="table-cell" style:parent-style-name="Default" style:data-style-name="N0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Result2" style:family="table-cell" style:parent-style-name="Default" style:data-style-name="N136">
      <style:table-cell-properties fo:background-color="#ffff6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otal_20_2" style:display-name="Total 2" style:family="table-cell" style:parent-style-name="Default" style:data-style-name="N0">
      <style:table-cell-properties fo:border-bottom="1.76pt double-thin #333399" style:border-line-width-bottom="0.0071in 0.0102in 0.0071in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333399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Yellow" style:family="table-cell" style:parent-style-name="Default" style:data-style-name="N0">
      <style:table-cell-properties fo:background-color="#ffd7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d7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إدخال_20_2" style:display-name="إدخال 2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إدخال_20_2_20_2" style:display-name="إدخال 2 2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إدخال_20_2_20_3" style:display-name="إدخال 2 3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عادي_20_2" style:display-name="عادي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عنوان_20_5" style:display-name="عنوان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4546a" style:text-outline="false" style:text-line-through-style="none" style:text-line-through-type="none" style:font-name="Times New Roman1" fo:font-family="'Times New Roman'" style:font-family-generic="swiss" fo:font-size="26pt" fo:font-style="normal" fo:text-shadow="none" style:text-underline-style="none" fo:font-weight="bold" style:font-size-asian="26pt" style:font-style-asian="normal" style:font-weight-asian="bold" style:font-name-complex="Times New Roman1" style:font-family-complex="'Times New Roman'" style:font-family-generic-complex="swiss" style:font-size-complex="26pt" style:font-style-complex="normal" style:font-weight-complex="bold">
        <loext:char-complex-color loext:theme-type="dark2" loext:color-type="theme"/>
      </style:text-properties>
    </style:style>
    <style:style style:name="نمط_20_1" style:display-name="نمط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6.5354in" fo:page-height="11.6929in" style:num-format="1" style:print-orientation="landscape" fo:margin-top="0.3543in" fo:margin-bottom="0.3543in" fo:margin-left="0.1457in" fo:margin-right="0.4583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2799in" fo:margin-bottom="0.2799in" fo:margin-left="0.2799in" fo:margin-right="0.2799in" style:print-page-order="ttb" style:first-page-number="continue" style:scale-to="91%" style:table-centering="horizontal" style:writing-mode="rl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6.5354in" fo:page-height="11.6929in" style:num-format="1" style:print-orientation="landscape" fo:margin-top="0.5in" fo:margin-bottom="0.5417in" fo:margin-left="0.2811in" fo:margin-right="0.375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table-centering="horizontal" style:writing-mode="rl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7">
      <style:page-layout-properties fo:page-width="8.2681in" fo:page-height="11.6929in" style:num-format="1" style:print-orientation="portrait" fo:margin-top="0.2201in" fo:margin-bottom="0.2201in" fo:margin-left="0.1598in" fo:margin-right="0.1598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8">
      <style:page-layout-properties fo:page-width="8.2681in" fo:page-height="11.6929in" style:num-format="1" style:print-orientation="portrait" fo:margin-top="0.2201in" fo:margin-bottom="0.2201in" fo:margin-left="0.2201in" fo:margin-right="0.2201in" style:print-page-order="ttb" style:first-page-number="continue" style:scale-to="100%" style:table-centering="horizontal" style:writing-mode="rl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09:18:32.7056975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ثانى" style:display-name="PageStyle_الثانى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ثالث" style:display-name="PageStyle_الثالث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اول" style:display-name="PageStyle_الاول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خامس" style:display-name="PageStyle_الخامس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سادس" style:display-name="PageStyle_السادس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رابع" style:display-name="PageStyle_الرابع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dc:language>en-US</dc:language>
    <meta:print-date>2025-01-26T09:20:18.593348524</meta:print-date>
    <dc:date>2025-01-26T09:28:22.583116346</dc:date>
    <meta:editing-cycles>40</meta:editing-cycles>
    <meta:editing-duration>PT7H21M47S</meta:editing-duration>
    <meta:generator>LibreOffice/24.2.7.2$Linux_X86_64 LibreOffice_project/420$Build-2</meta:generator>
    <meta:document-statistic meta:table-count="6" meta:cell-count="2656" meta:object-count="0"/>
    <meta:user-defined meta:name="AppVersion">15.0000</meta:user-defined>
  </office:meta>
</office:document-meta>
</file>